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draw:auto-grow-height="true" fo:min-height="1.7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draw:textarea-vertical-align="top" fo:min-height="14.37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subtitle">
      <style:graphic-properties draw:fill-color="#ffffff" draw:textarea-vertical-align="top" fo:min-height="12.2cm"/>
    </style:style>
    <style:style style:name="pr10" style:family="presentation" style:parent-style-name="Default-title">
      <style:graphic-properties draw:auto-grow-height="true" fo:min-height="2cm"/>
    </style:style>
    <style:style style:name="pr11" style:family="presentation" style:parent-style-name="Default-subtitle">
      <style:graphic-properties draw:fill-color="#ffffff" draw:textarea-vertical-align="top" fo:min-height="12.8cm"/>
    </style:style>
    <style:style style:name="pr12" style:family="presentation" style:parent-style-name="Default-title">
      <style:graphic-properties draw:textarea-vertical-align="top" draw:auto-grow-height="true" fo:min-height="14.373cm"/>
    </style:style>
    <style:style style:name="pr13" style:family="presentation" style:parent-style-name="Default-title">
      <style:graphic-properties fo:min-height="1.573cm"/>
    </style:style>
    <style:style style:name="pr14" style:family="presentation" style:parent-style-name="Default-subtitle">
      <style:graphic-properties draw:fill-color="#ffffff" draw:textarea-vertical-align="top" fo:min-height="12.4cm"/>
    </style:style>
    <style:style style:name="pr15" style:family="presentation" style:parent-style-name="Default-title">
      <style:graphic-properties draw:textarea-vertical-align="top" draw:auto-grow-height="true" fo:min-height="14.173cm"/>
    </style:style>
    <style:style style:name="pr16" style:family="presentation" style:parent-style-name="Default-title">
      <style:graphic-properties draw:textarea-vertical-align="top" draw:auto-grow-height="true" fo:min-height="13.192cm"/>
    </style:style>
    <style:style style:name="pr17" style:family="presentation" style:parent-style-name="Default-title">
      <style:graphic-properties draw:textarea-vertical-align="top" fo:min-height="14.173cm"/>
    </style:style>
    <style:style style:name="pr18" style:family="presentation" style:parent-style-name="Default-title">
      <style:graphic-properties draw:textarea-vertical-align="top" fo:min-height="14.573cm"/>
    </style:style>
    <style:style style:name="pr19" style:family="presentation" style:parent-style-name="Default-title">
      <style:graphic-properties draw:textarea-vertical-align="top" fo:min-height="14.755cm"/>
    </style:style>
    <style:style style:name="pr20" style:family="presentation" style:parent-style-name="Default-title">
      <style:graphic-properties fo:min-height="2.629cm"/>
    </style:style>
    <style:style style:name="co1" style:family="table-column">
      <style:table-column-properties style:column-width="2.876cm" style:use-optimal-column-width="false"/>
    </style:style>
    <style:style style:name="co2" style:family="table-column">
      <style:table-column-properties style:column-width="8.062cm" style:use-optimal-column-width="false"/>
    </style:style>
    <style:style style:name="co3" style:family="table-column">
      <style:table-column-properties style:column-width="8.061cm" style:use-optimal-column-width="false"/>
    </style:style>
    <style:style style:name="ro1" style:family="table-row">
      <style:table-row-properties style:row-height="2.158cm"/>
    </style:style>
    <style:style style:name="ro2" style:family="table-row">
      <style:table-row-properties style:row-height="1.53cm"/>
    </style:style>
    <style:style style:name="ro3" style:family="table-row">
      <style:table-row-properties style:row-height="1.633cm"/>
    </style:style>
    <style:style style:name="ro4" style:family="table-row">
      <style:table-row-properties style:row-height="2.163cm"/>
    </style:style>
    <style:style style:name="ro5" style:family="table-row">
      <style:table-row-properties style:row-height="2.053cm"/>
    </style:style>
    <style:style style:name="ro6" style:family="table-row">
      <style:table-row-properties style:row-height="1.871cm"/>
    </style:style>
    <style:style style:name="ro7" style:family="table-row">
      <style:table-row-properties style:row-height="1.872cm"/>
    </style:style>
    <style:style style:name="ro8" style:family="table-row">
      <style:table-row-properties style:row-height="2.769cm"/>
    </style:style>
    <style:style style:name="ro9" style:family="table-row">
      <style:table-row-properties style:row-height="2.273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3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solid" draw:fill-color="#ffffff"/>
      <style:text-properties fo:font-weight="bold"/>
    </style:style>
    <style:style style:name="P17" style:family="paragraph">
      <loext:graphic-properties draw:fill="solid" draw:fill-color="#000000"/>
      <style:text-properties fo:font-weight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20" style:family="paragraph">
      <style:paragraph-properties fo:text-align="start"/>
      <style:text-properties style:font-name="Liberation Serif"/>
    </style:style>
    <style:style style:name="P21" style:family="paragraph"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font-size-asian="40pt" style:font-size-complex="40pt"/>
    </style:style>
    <style:style style:name="T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32pt" style:font-size-asian="32pt" style:font-size-complex="32pt"/>
    </style:style>
    <style:style style:name="T12" style:family="text">
      <style:text-properties style:font-name="Liberation Seri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3" style:family="text">
      <style:text-properties style:font-name="Liberation Serif" fo:font-size="28pt" style:font-size-asian="28pt" style:font-size-complex="28pt"/>
    </style:style>
    <style:style style:name="T14" style:family="text">
      <style:text-properties style:font-name="Liberation Serif" fo:font-size="14pt" style:font-size-asian="14pt" style:font-size-complex="14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8pt" style:font-size-asian="18pt" style:font-size-complex="18pt"/>
    </style:style>
    <style:style style:name="T17" style:family="text">
      <style:text-properties style:font-name="Liberation Serif" fo:font-size="20pt" style:font-size-asian="20pt" style:font-size-complex="20pt"/>
    </style:style>
    <style:style style:name="T18" style:family="text">
      <style:text-properties style:font-name="Liberation Serif" fo:font-size="36pt" style:font-size-asian="36pt" style:font-size-complex="36pt"/>
    </style:style>
    <style:style style:name="T19" style:family="text">
      <style:text-properties style:font-name="Liberation Serif" fo:font-size="44pt" style:font-size-asian="44pt" style:font-size-complex="44pt"/>
    </style:style>
    <style:style style:name="T20" style:family="text">
      <style:text-properties style:font-name="Liberation Serif" fo:font-size="16pt" style:font-size-asian="16pt" style:font-size-complex="16pt"/>
    </style:style>
    <style:style style:name="T2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2" style:family="text">
      <style:text-properties style:font-name="Liberation Serif" fo:font-size="10pt" style:font-size-asian="10pt" style:font-size-complex="10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24pt" style:font-size-asian="24pt" style:font-size-complex="24pt"/>
    </style:style>
    <style:style style:name="T27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S</text:span><text:span text:style-name="T1"><text:line-break/></text:span><text:span text:style-name="T1">C</text:span><text:span text:style-name="T1">A</text:span><text:span text:style-name="T1">L</text:span><text:span text:style-name="T1">C</text:span><text:span text:style-name="T1">U</text:span><text:span text:style-name="T1">L</text:span><text:span text:style-name="T1">U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11.476cm" draw:transform="skewX (-4.8802805855701E-017) rotate (0.496371639267187) translate (-0.345cm 9.326cm)" presentation:class="title" presentation:user-transformed="true">
          <draw:text-box>
            <text:p xml:id="id1" text:id="id1"><text:span text:style-name="T1">Derivatives of Composite functions.</text:span><text:span text:style-name="T1"><text:line-break/></text:span><text:span text:style-name="T1">Part -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1.773cm" svg:x="1.398cm" svg:y="0.627cm" presentation:class="title" presentation:user-transformed="true">
          <draw:text-box>
            <text:p><text:span text:style-name="T2">D</text:span><text:span text:style-name="T2">e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v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s</text:span><text:span text:style-name="T2">i</text:span><text:span text:style-name="T2">t</text:span><text:span text:style-name="T2">e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text:span text:style-name="T2">.</text:span></text:p>
          </draw:text-box>
        </draw:frame>
        <draw:frame presentation:style-name="pr5" draw:text-style-name="P5" draw:layer="layout" svg:width="26.4cm" svg:height="12.2cm" svg:x="0.7cm" svg:y="2.8cm" presentation:class="outline" presentation:user-transformed="true">
          <draw:text-box>
            <text:p text:style-name="P4"><text:span text:style-name="T3"><text:s text:c="4"/></text:span><text:span text:style-name="T4">Points to remember :</text:span></text:p>
            <text:p text:style-name="P4"><text:span text:style-name="T5"><text:s text:c="6"/></text:span><text:span text:style-name="T5">If <text:s/></text:span><text:span text:style-name="T6"><text:s text:c="14"/></text:span><text:span text:style-name="T5">is the given function then the </text:span><text:span text:style-name="T7">derivative of</text:span></text:p>
            <text:p text:style-name="P4"><text:span text:style-name="T3"><text:s text:c="29"/></text:span><text:span text:style-name="T8">is given by</text:span><text:span text:style-name="T3"> <text:s/></text:span><text:span text:style-name="T9"><text:s/></text:span></text:p>
            <text:p text:style-name="P4"><text:span text:style-name="T9"><text:s text:c="3"/></text:span></text:p>
            <text:p text:style-name="P4"><text:span text:style-name="T9"><text:s text:c="4"/></text:span></text:p>
            <text:p text:style-name="P4"><text:span text:style-name="T9"><text:s text:c="4"/></text:span></text:p>
          </draw:text-box>
        </draw:frame>
        <draw:g>
          <svg:title>TexMaths</svg:title>
          <svg:desc>28§display§y = f(x)§svg§600§FALSE§</svg:desc>
          <draw:polygon draw:style-name="gr2" draw:text-style-name="P6" draw:layer="layout" svg:width="3.55cm" svg:height="0.886cm" svg:x="3.22cm" svg:y="4.861cm" svg:viewBox="0 0 3551 887" draw:points="1776,887 0,887 0,0 3551,0 3551,887">
            <text:p/>
          </draw:polygon>
          <draw:path draw:style-name="gr3" draw:text-style-name="P7" draw:layer="layout" svg:width="0.456cm" svg:height="0.638cm" svg:x="3.2cm" svg:y="5.1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4.018cm" svg:y="5.1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5.053cm" svg:y="4.8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5.687cm" svg:y="4.8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6cm" svg:y="5.1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6.589cm" svg:y="4.8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x) .\  w.\ r.\ t.\ x.§svg§600§FALSE§</svg:desc>
          <draw:polygon draw:style-name="gr2" draw:text-style-name="P6" draw:layer="layout" svg:width="6.477cm" svg:height="0.886cm" svg:x="2.101cm" svg:y="6.561cm" svg:viewBox="0 0 6478 887" draw:points="3239,887 0,887 0,0 6478,0 6478,887">
            <text:p/>
          </draw:polygon>
          <draw:path draw:style-name="gr3" draw:text-style-name="P7" draw:layer="layout" svg:width="0.492cm" svg:height="0.898cm" svg:x="2.103cm" svg:y="6.557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2.737cm" svg:y="6.5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3.051cm" svg:y="6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3.64cm" svg:y="6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107cm" svg:height="0.107cm" svg:x="4.052cm" svg:y="7.146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4.597cm" svg:y="6.815cm" svg:viewBox="0 0 654 448" svg:d="M428 101c4-20 13-58 13-63 0-18-13-27-27-27-13 0-29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385cm" svg:y="7.146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5.929cm" svg:y="6.815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402cm" svg:y="7.146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6.942cm" svg:y="6.633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2-31 5-47z">
            <text:p/>
          </draw:path>
          <draw:path draw:style-name="gr3" draw:text-style-name="P7" draw:layer="layout" svg:width="0.107cm" svg:height="0.107cm" svg:x="7.359cm" svg:y="7.146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7.905cm" svg:y="6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107cm" svg:height="0.107cm" svg:x="8.523cm" svg:y="7.146cm" svg:viewBox="0 0 108 108" svg:d="M108 54c0-29-25-54-54-54s-54 25-54 54 25 54 54 54 54-25 54-54z">
            <text:p/>
          </draw:path>
        </draw:g>
        <draw:g>
          <svg:title>TexMaths</svg:title>
          <svg:desc>28§display§\frac{dy}{dx} = f'(x) = \lim_{{h}\rightarrow 0}\left[ \frac{ f( x + h ) - f( x ) }{ h } \right]§svg§600§FALSE§</svg:desc>
          <draw:polygon draw:style-name="gr2" draw:text-style-name="P6" draw:layer="layout" svg:width="15.544cm" svg:height="2.263cm" svg:x="2.149cm" svg:y="8.063cm" svg:viewBox="0 0 15545 2264" draw:points="7773,2264 0,2264 0,0 15545,0 15545,2264">
            <text:p/>
          </draw:polygon>
          <draw:path draw:style-name="gr3" draw:text-style-name="P7" draw:layer="layout" svg:width="0.469cm" svg:height="0.696cm" svg:x="2.163cm" svg:y="8.09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662cm" svg:y="8.34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2.1cm" svg:y="9.174cm" svg:viewBox="0 0 1077 43" draw:points="538,43 0,43 0,0 1077,0 1077,43">
            <text:p/>
          </draw:polygon>
          <draw:path draw:style-name="gr3" draw:text-style-name="P7" draw:layer="layout" svg:width="0.469cm" svg:height="0.696cm" svg:x="2.14cm" svg:y="9.432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64cm" svg:y="9.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621cm" svg:y="9.0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4.658cm" svg:y="8.74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7" draw:layer="layout" svg:width="0.174cm" svg:height="0.357cm" svg:x="5.225cm" svg:y="8.65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5cm" svg:x="5.565cm" svg:y="8.70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5.879cm" svg:y="9.0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6.47cm" svg:y="8.70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232cm" svg:x="7.124cm" svg:y="9.0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276cm" svg:y="8.75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212cm" svg:height="0.66cm" svg:x="8.549cm" svg:y="8.78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77cm" svg:height="0.436cm" svg:x="8.822cm" svg:y="9.006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78cm" svg:height="0.487cm" svg:x="8.159cm" svg:y="9.604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3" draw:text-style-name="P7" draw:layer="layout" svg:width="0.68cm" svg:height="0.364cm" svg:x="8.623cm" svg:y="9.73cm" svg:viewBox="0 0 681 365" svg:d="M582 199c-87 65-98 155-98 155 0 11 7 11 16 11 13 0 15 0 17-11 5-18 16-63 52-101 40-42 76-51 105-60 2-3 7-7 7-9 0-7-5-9-13-12-101-31-135-103-151-163-2-9-6-9-17-9-9 0-16 0-16 11 0 0 7 47 40 94 16 25 36 45 58 61h-555c-11 0-27 0-27 15 0 18 16 18 27 18z">
            <text:p/>
          </draw:path>
          <draw:path draw:style-name="gr3" draw:text-style-name="P7" draw:layer="layout" svg:width="0.322cm" svg:height="0.472cm" svg:x="9.389cm" svg:y="9.627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olygon draw:style-name="gr3" draw:text-style-name="P7" draw:layer="layout" svg:width="0.261cm" svg:height="2.362cm" svg:x="10.155cm" svg:y="8.014cm" svg:viewBox="0 0 262 2363" draw:points="0,2363 262,2363 262,2309 54,2309 54,54 262,54 262,0 0,0">
            <text:p/>
          </draw:polygon>
          <draw:path draw:style-name="gr3" draw:text-style-name="P7" draw:layer="layout" svg:width="0.492cm" svg:height="0.897cm" svg:x="10.601cm" svg:y="8.08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7" draw:layer="layout" svg:width="0.23cm" svg:height="0.985cm" svg:x="11.232cm" svg:y="8.03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1.546cm" svg:y="8.3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55cm" svg:height="0.658cm" svg:x="12.355cm" svg:y="8.20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85cm" svg:height="0.696cm" svg:x="13.338cm" svg:y="8.092cm" svg:viewBox="0 0 486 697" svg:d="M228 11c0-2 0-11-11-11-22 0-96 9-121 9-9 2-20 2-20 20 0 14 9 14 25 14 47 0 49 6 49 15l-2 20-144 569c-4 14-4 16-4 20 0 25 20 30 29 30 16 0 31-14 36-27l20-74 20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3" draw:text-style-name="P7" draw:layer="layout" svg:width="0.23cm" svg:height="0.985cm" svg:x="13.907cm" svg:y="8.03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02cm" svg:height="0.042cm" svg:x="14.534cm" svg:y="8.509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15.488cm" svg:y="8.08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7" draw:layer="layout" svg:width="0.23cm" svg:height="0.985cm" svg:x="16.12cm" svg:y="8.03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6.434cm" svg:y="8.3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5cm" svg:x="17.025cm" svg:y="8.03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6.804cm" svg:height="0.042cm" svg:x="10.547cm" svg:y="9.174cm" svg:viewBox="0 0 6805 43" draw:points="3403,43 0,43 0,0 6805,0 6805,43">
            <text:p/>
          </draw:polygon>
          <draw:path draw:style-name="gr3" draw:text-style-name="P7" draw:layer="layout" svg:width="0.485cm" svg:height="0.696cm" svg:x="13.721cm" svg:y="9.432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olygon draw:style-name="gr3" draw:text-style-name="P7" draw:layer="layout" svg:width="0.261cm" svg:height="2.362cm" svg:x="17.482cm" svg:y="8.014cm" svg:viewBox="0 0 262 2363" draw:points="206,2309 0,2309 0,2363 262,2363 262,0 0,0 0,54 206,54">
            <text:p/>
          </draw:polygon>
        </draw:g>
        <draw:g>
          <svg:title>TexMaths</svg:title>
          <svg:desc>28§display§\left( \frac{dy}{dx} \right)_{x = a} = f'(a) = \lim_{{h}\rightarrow 0}\left[ \frac{ f( a + h ) - f( a ) }{ h } \right]§svg§600§FALSE§</svg:desc>
          <draw:polygon draw:style-name="gr2" draw:text-style-name="P6" draw:layer="layout" svg:width="18.511cm" svg:height="2.32cm" svg:x="1.9cm" svg:y="12.364cm" svg:viewBox="0 0 18512 2321" draw:points="9256,2321 0,2321 0,0 18512,0 18512,2321">
            <text:p/>
          </draw:polygon>
          <draw:path draw:style-name="gr3" draw:text-style-name="P7" draw:layer="layout" svg:width="0.485cm" svg:height="2.363cm" svg:x="2.055cm" svg:y="12.315cm" svg:viewBox="0 0 486 2364" svg:d="M486 2355c0-5-2-7-4-9-36-38-103-103-168-211-159-253-231-573-231-952 0-267 36-607 197-901 78-141 159-222 204-264 2-2 2-5 2-9 0-9-7-9-20-9s-16 0-31 16c-332 300-435 750-435 1165 0 387 90 777 341 1073 20 22 56 63 98 99 11 11 14 11 27 11s20 0 20-9z">
            <text:p/>
          </draw:path>
          <draw:path draw:style-name="gr3" draw:text-style-name="P7" draw:layer="layout" svg:width="0.469cm" svg:height="0.696cm" svg:x="2.756cm" svg:y="12.39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7" draw:layer="layout" svg:width="0.456cm" svg:height="0.638cm" svg:x="3.255cm" svg:y="12.642cm" svg:viewBox="0 0 457 639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7cm" svg:height="0.042cm" svg:x="2.693cm" svg:y="13.476cm" svg:viewBox="0 0 1078 43" draw:points="538,43 0,43 0,0 1078,0 1078,43">
            <text:p/>
          </draw:polygon>
          <draw:path draw:style-name="gr3" draw:text-style-name="P7" draw:layer="layout" svg:width="0.469cm" svg:height="0.696cm" svg:x="2.733cm" svg:y="13.73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7" draw:layer="layout" svg:width="0.492cm" svg:height="0.447cm" svg:x="3.235cm" svg:y="13.9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485cm" svg:height="2.363cm" svg:x="3.921cm" svg:y="12.315cm" svg:viewBox="0 0 486 2364" svg:d="M486 1183c0-388-89-777-340-1073-21-23-56-63-97-99-13-11-15-11-29-11-11 0-20 0-20 9 0 4 4 9 7 11 33 36 101 101 165 209 160 253 233 573 233 952 0 266-35 607-199 900-78 142-161 222-202 265-2 2-4 4-4 9 0 9 9 9 20 9 14 0 16 0 32-16 331-300 434-751 434-1165z">
            <text:p/>
          </draw:path>
          <draw:path draw:style-name="gr3" draw:text-style-name="P7" draw:layer="layout" svg:width="0.371cm" svg:height="0.313cm" svg:x="4.644cm" svg:y="14.423cm" svg:viewBox="0 0 372 314" svg:d="M139 233c-7 22-29 61-65 61-2 0-22 0-38-9 29-9 31-34 31-39 0-15-11-26-27-26-20 0-40 17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508cm" svg:height="0.187cm" svg:x="5.106cm" svg:y="14.461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7" draw:layer="layout" svg:width="0.353cm" svg:height="0.313cm" svg:x="5.704cm" svg:y="14.423cm" svg:viewBox="0 0 354 314" svg:d="M251 40c-16-22-38-40-72-40-89 0-179 99-179 197 0 67 45 117 105 117 36 0 70-23 99-50 13 43 51 50 72 50 24 0 40-16 53-38 16-27 25-65 25-70 0-9-9-9-11-9-9 0-11 5-16 23-9 33-20 74-49 74-20 0-25-16-25-34 0-11 7-38 11-56 5-18 12-47 16-63l13-51c5-18 14-52 14-54 0-16-14-23-25-23s-27 9-31 27zM206 220c-4 20-20 33-36 47-6 4-33 27-62 27-27 0-52-18-52-68 0-36 20-114 36-141 31-56 67-65 87-65 49 0 61 52 61 61 0 2 0 6-3 9z">
            <text:p/>
          </draw:path>
          <draw:path draw:style-name="gr3" draw:text-style-name="P7" draw:layer="layout" svg:width="0.655cm" svg:height="0.232cm" svg:x="6.465cm" svg:y="13.3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7cm" svg:x="7.5cm" svg:y="13.048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174cm" svg:height="0.357cm" svg:x="8.069cm" svg:y="12.951cm" svg:viewBox="0 0 175 358" svg:d="M168 60c7-11 7-17 7-22 0-22-18-38-41-38-26 0-35 22-38 34l-92 300c-2 0-4 9-4 9 0 9 22 15 27 15 4 0 7 0 11-11z">
            <text:p/>
          </draw:path>
          <draw:path draw:style-name="gr3" draw:text-style-name="P7" draw:layer="layout" svg:width="0.23cm" svg:height="0.985cm" svg:x="8.41cm" svg:y="13.00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2cm" svg:height="0.447cm" svg:x="8.735cm" svg:y="13.308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49 32-173 56-217 30-59 74-95 115-95 65 0 78 81 78 88 0 4-2 11-4 15z">
            <text:p/>
          </draw:path>
          <draw:path draw:style-name="gr3" draw:text-style-name="P7" draw:layer="layout" svg:width="0.23cm" svg:height="0.985cm" svg:x="9.272cm" svg:y="13.00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7" draw:layer="layout" svg:width="0.655cm" svg:height="0.232cm" svg:x="9.926cm" svg:y="13.38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11.078cm" svg:y="13.059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212cm" svg:height="0.66cm" svg:x="11.351cm" svg:y="13.08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77cm" svg:height="0.436cm" svg:x="11.624cm" svg:y="13.308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7" draw:layer="layout" svg:width="0.378cm" svg:height="0.487cm" svg:x="10.964cm" svg:y="13.906cm" svg:viewBox="0 0 379 488" svg:d="M166 20c0 0 2-9 2-11s-2-9-11-9c-14 0-72 4-90 7-4 0-13 2-13 15 0 12 9 12 18 12 31 0 31 4 31 9 0 4 0 9-2 15l-97 392c-4 12-4 14-4 16 0 9 9 22 25 22 6 0 20-4 27-20 2-2 8-29 11-42l18-61c2-11 9-38 11-47 7-27 7-29 20-49 22-36 56-74 110-74 40 0 42 31 42 47 0 43-31 119-42 148-7 20-9 27-9 38 0 36 29 60 65 60 69 0 101-96 101-107 0-9-9-9-12-9-11 0-11 4-13 11-16 56-47 85-74 85-16 0-18-9-18-24 0-16 5-25 16-56 9-23 38-94 38-135 0-11 0-40-27-58-11-11-31-20-63-20-51 0-87 29-114 58z">
            <text:p/>
          </draw:path>
          <draw:path draw:style-name="gr3" draw:text-style-name="P7" draw:layer="layout" svg:width="0.68cm" svg:height="0.364cm" svg:x="11.425cm" svg:y="14.031cm" svg:viewBox="0 0 681 365" svg:d="M582 199c-87 65-98 155-98 155 0 11 7 11 16 11 13 0 15 0 17-11 5-18 16-63 52-101 40-42 76-51 105-60 3-3 7-7 7-9 0-7-4-9-13-11-101-32-135-104-151-164-2-9-6-9-17-9-9 0-16 0-16 11 0 0 7 47 40 94 16 25 36 45 58 61h-555c-11 0-27 0-27 15 0 18 16 18 27 18z">
            <text:p/>
          </draw:path>
          <draw:path draw:style-name="gr3" draw:text-style-name="P7" draw:layer="layout" svg:width="0.322cm" svg:height="0.472cm" svg:x="12.191cm" svg:y="13.928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olygon draw:style-name="gr3" draw:text-style-name="P7" draw:layer="layout" svg:width="0.261cm" svg:height="2.363cm" svg:x="12.96cm" svg:y="12.315cm" svg:viewBox="0 0 262 2364" draw:points="0,2364 262,2364 262,2310 54,2310 54,54 262,54 262,0 0,0">
            <text:p/>
          </draw:polygon>
          <draw:path draw:style-name="gr3" draw:text-style-name="P7" draw:layer="layout" svg:width="0.492cm" svg:height="0.897cm" svg:x="13.403cm" svg:y="12.382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23cm" svg:height="0.985cm" svg:x="14.035cm" svg:y="12.3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2cm" svg:height="0.447cm" svg:x="14.36cm" svg:y="12.64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655cm" svg:height="0.658cm" svg:x="15.115cm" svg:y="12.50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85cm" svg:height="0.696cm" svg:x="16.098cm" svg:y="12.393cm" svg:viewBox="0 0 486 697" svg:d="M228 11c0-2 0-11-11-11-22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3" draw:text-style-name="P7" draw:layer="layout" svg:width="0.23cm" svg:height="0.985cm" svg:x="16.667cm" svg:y="12.3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7" draw:layer="layout" svg:width="0.602cm" svg:height="0.042cm" svg:x="17.294cm" svg:y="12.81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897cm" svg:x="18.249cm" svg:y="12.382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ath draw:style-name="gr3" draw:text-style-name="P7" draw:layer="layout" svg:width="0.23cm" svg:height="0.985cm" svg:x="18.882cm" svg:y="12.3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52cm" svg:height="0.447cm" svg:x="19.205cm" svg:y="12.642cm" svg:viewBox="0 0 453 448" svg:d="M329 63c-18-36-47-63-92-63-114 0-237 146-237 289 0 94 54 159 132 159 20 0 70-4 128-74 9 40 42 74 89 74 36 0 59-22 74-54 16-36 30-96 30-98 0-9-9-9-12-9-11 0-11 2-13 18-18 62-36 121-76 121-27 0-29-25-29-45 0-23 2-29 13-74 11-40 11-52 20-87l36-139c7-29 7-29 7-34 0-18-11-27-27-27-25 0-40 23-43 43zM264 320c-4 18-4 18-20 36-42 54-83 70-110 70-49 0-65-54-65-92 0-49 32-173 56-217 30-59 74-95 115-95 65 0 78 81 78 88 0 4-2 11-4 15z">
            <text:p/>
          </draw:path>
          <draw:path draw:style-name="gr3" draw:text-style-name="P7" draw:layer="layout" svg:width="0.23cm" svg:height="0.985cm" svg:x="19.743cm" svg:y="12.3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7" draw:layer="layout" svg:width="6.722cm" svg:height="0.042cm" svg:x="13.349cm" svg:y="13.476cm" svg:viewBox="0 0 6723 43" draw:points="3360,43 0,43 0,0 6723,0 6723,43">
            <text:p/>
          </draw:polygon>
          <draw:path draw:style-name="gr3" draw:text-style-name="P7" draw:layer="layout" svg:width="0.485cm" svg:height="0.696cm" svg:x="16.481cm" svg:y="13.733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3 0-11-9-11-13-11-9 0-9 5-14 18-15 54-47 123-101 123-17 0-24-9-24-33 0-25 9-47 18-70 15-42 60-159 60-217 0-63-40-105-114-105-63 0-110 31-146 76z">
            <text:p/>
          </draw:path>
          <draw:polygon draw:style-name="gr3" draw:text-style-name="P7" draw:layer="layout" svg:width="0.261cm" svg:height="2.363cm" svg:x="20.202cm" svg:y="12.315cm" svg:viewBox="0 0 262 2364" draw:points="206,2310 0,2310 0,2364 262,2364 262,0 0,0 0,54 206,54">
            <text:p/>
          </draw:polygon>
        </draw:g>
        <draw:g>
          <svg:title>TexMaths</svg:title>
          <svg:desc>28§display§\text { The derivative of }f(x) \ \text { at }\ x = a, \ \text { is given by.} §svg§600§FALSE§</svg:desc>
          <draw:polygon draw:style-name="gr2" draw:text-style-name="P6" draw:layer="layout" svg:width="19.853cm" svg:height="0.886cm" svg:x="2.015cm" svg:y="10.861cm" svg:viewBox="0 0 19854 887" draw:points="9927,887 0,887 0,0 19854,0 19854,887">
            <text:p/>
          </draw:polygon>
          <draw:path draw:style-name="gr3" draw:text-style-name="P7" draw:layer="layout" svg:width="0.64cm" svg:height="0.667cm" svg:x="2.002cm" svg:y="10.884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7" draw:layer="layout" svg:width="0.496cm" svg:height="0.685cm" svg:x="2.708cm" svg:y="10.868cm" svg:viewBox="0 0 497 686" svg:d="M76 610c0 44-9 44-76 44v32c34-3 85-3 112-3 25 0 76 0 110 3v-32c-65 0-76 0-76-44v-182c0-103 69-157 132-157 62 0 74 54 74 110v229c0 44-12 44-76 44v32c33-3 85-3 111-3 25 0 77 0 110 3v-32c-51 0-76 0-76-29v-188c0-85 0-117-31-152-14-16-47-36-103-36-85 0-128 60-144 96v-345l-143 11v32c69 0 76 6 76 53z">
            <text:p/>
          </draw:path>
          <draw:path draw:style-name="gr3" draw:text-style-name="P7" draw:layer="layout" svg:width="0.382cm" svg:height="0.454cm" svg:x="3.252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87cm" svg:height="0.696cm" svg:x="4.022cm" svg:y="10.868cm" svg:viewBox="0 0 488 697" svg:d="M343 632v65l145-11v-32c-69 0-78-6-78-53v-601l-141 11v32c67 0 76 6 76 53v213c-29-33-72-60-125-60-117 0-220 96-220 224 0 125 96 224 211 224 62 0 107-34 132-65zM343 368v201c0 18 0 20-12 36-29 47-73 70-116 70-45 0-81-25-105-63-25-41-27-97-27-137 0-38 2-96 29-141 22-31 58-63 112-63 36 0 76 14 107 58 12 18 12 21 12 39z">
            <text:p/>
          </draw:path>
          <draw:path draw:style-name="gr3" draw:text-style-name="P7" draw:layer="layout" svg:width="0.382cm" svg:height="0.454cm" svg:x="4.562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33cm" svg:height="0.436cm" svg:x="5.001cm" svg:y="11.11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7" draw:layer="layout" svg:width="0.212cm" svg:height="0.66cm" svg:x="5.391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5.651cm" svg:y="11.1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445cm" svg:height="0.454cm" svg:x="6.137cm" svg:y="11.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1cm" svg:height="0.617cm" svg:x="6.607cm" svg:y="10.9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7.004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7.263cm" svg:y="11.1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7.763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38cm" svg:height="0.454cm" svg:x="8.529cm" svg:y="11.1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9cm" svg:height="0.696cm" svg:x="9.026cm" svg:y="10.857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7" draw:layer="layout" svg:width="0.492cm" svg:height="0.898cm" svg:x="9.673cm" svg:y="10.857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0.307cm" svg:y="10.8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0.621cm" svg:y="11.1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11.212cm" svg:y="10.8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445cm" svg:height="0.454cm" svg:x="12.236cm" svg:y="11.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31cm" svg:height="0.617cm" svg:x="12.704cm" svg:y="10.94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492cm" svg:height="0.447cm" svg:x="13.752cm" svg:y="11.1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14.615cm" svg:y="11.1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51cm" svg:height="0.447cm" svg:x="15.638cm" svg:y="11.115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115cm" svg:height="0.295cm" svg:x="16.203cm" svg:y="11.4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3" draw:text-style-name="P7" draw:layer="layout" svg:width="0.212cm" svg:height="0.66cm" svg:x="17.244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324cm" svg:height="0.454cm" svg:x="17.517cm" svg:y="11.1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51cm" svg:height="0.651cm" svg:x="18.23cm" svg:y="11.103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7 0 197 86 0 51-71 100-167 100z">
            <text:p/>
          </draw:path>
          <draw:path draw:style-name="gr3" draw:text-style-name="P7" draw:layer="layout" svg:width="0.212cm" svg:height="0.66cm" svg:x="18.727cm" svg:y="10.8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83cm" svg:height="0.436cm" svg:x="18.987cm" svg:y="11.126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7" draw:layer="layout" svg:width="0.382cm" svg:height="0.454cm" svg:x="19.486cm" svg:y="11.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496cm" svg:height="0.436cm" svg:x="19.928cm" svg:y="11.11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87cm" svg:height="0.696cm" svg:x="20.799cm" svg:y="10.868cm" svg:viewBox="0 0 488 697" svg:d="M143 314v-314l-143 11v32c69 0 76 6 76 53v590h25c2-3 9-16 36-61 15 23 56 72 130 72 118 0 221-96 221-224 0-126-98-224-210-224-76 0-119 47-135 65zM146 574v-204c0-20 0-20 11-36 38-56 92-63 116-63 45 0 81 25 103 63 27 40 29 96 29 137 0 38-2 96-31 141-20 29-58 63-112 63-42 0-78-25-103-61-13-20-13-22-13-40z">
            <text:p/>
          </draw:path>
          <draw:path draw:style-name="gr3" draw:text-style-name="P7" draw:layer="layout" svg:width="0.483cm" svg:height="0.626cm" svg:x="21.31cm" svg:y="11.126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107cm" svg:height="0.107cm" svg:x="21.813cm" svg:y="11.446cm" svg:viewBox="0 0 108 108" svg:d="M108 54c0-29-25-54-54-54s-54 25-54 54 25 54 54 54 54-25 54-54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text:style-name="P4"><text:span text:style-name="T10"><text:tab/></text:span><text:span text:style-name="T10"><text:tab/></text:span><text:span text:style-name="T11"><text:line-break/>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2">L</text:span><text:span text:style-name="T12">e</text:span><text:span text:style-name="T12">t</text:span><text:span text:style-name="T12"> </text:span><text:span text:style-name="T12">u</text:span><text:span text:style-name="T12">s</text:span><text:span text:style-name="T12"> </text:span><text:span text:style-name="T12">r</text:span><text:span text:style-name="T12">e</text:span><text:span text:style-name="T12">c</text:span><text:span text:style-name="T12">a</text:span><text:span text:style-name="T12">l</text:span><text:span text:style-name="T12">l</text:span><text:span text:style-name="T12"> </text:span><text:span text:style-name="T12">s</text:span><text:span text:style-name="T12">o</text:span><text:span text:style-name="T12">m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i</text:span><text:span text:style-name="T12">m</text:span><text:span text:style-name="T12">p</text:span><text:span text:style-name="T12">o</text:span><text:span text:style-name="T12">r</text:span><text:span text:style-name="T12">t</text:span><text:span text:style-name="T12">a</text:span><text:span text:style-name="T12">n</text:span><text:span text:style-name="T12">t</text:span><text:span text:style-name="T12"> </text:span><text:span text:style-name="T12">f</text:span><text:span text:style-name="T12">o</text:span><text:span text:style-name="T12">r</text:span><text:span text:style-name="T12">m</text:span><text:span text:style-name="T12">u</text:span><text:span text:style-name="T12">l</text:span><text:span text:style-name="T12">a</text:span><text:span text:style-name="T12">e</text:span><text:span text:style-name="T12"> </text:span><text:span text:style-name="T11"><text:line-break/></text:span><text:span text:style-name="T10"><text:tab/></text:span><text:span text:style-name="T10"><text:tab/></text:span><text:span text:style-name="T11"><text:line-break/></text:span><text:span text:style-name="T11"><text:tab/></text:span><text:span text:style-name="T11"><text:tab/></text:span></text:p>
          </draw:text-box>
        </draw:frame>
        <draw:g>
          <svg:title>TexMaths</svg:title>
          <svg:desc>28§display§\frac{dy}{dx}§svg§600§FALSE§</svg:desc>
          <draw:polygon draw:style-name="gr2" draw:text-style-name="P6" draw:layer="layout" svg:width="0.978cm" svg:height="1.936cm" svg:x="18.15cm" svg:y="7.961cm" svg:viewBox="0 0 979 1937" draw:points="489,1937 0,1937 0,0 979,0 979,1937">
            <text:p/>
          </draw:polygon>
          <draw:path draw:style-name="gr3" draw:text-style-name="P7" draw:layer="layout" svg:width="0.47cm" svg:height="0.696cm" svg:x="18.164cm" svg:y="7.91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56cm" svg:height="0.637cm" svg:x="18.664cm" svg:y="8.161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7" draw:layer="layout" svg:width="1.077cm" svg:height="0.042cm" svg:x="18.101cm" svg:y="8.994cm" svg:viewBox="0 0 1078 43" draw:points="538,43 0,43 0,0 1078,0 1078,43">
            <text:p/>
          </draw:polygon>
          <draw:path draw:style-name="gr3" draw:text-style-name="P7" draw:layer="layout" svg:width="0.47cm" svg:height="0.696cm" svg:x="18.141cm" svg:y="9.25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92cm" svg:height="0.447cm" svg:x="18.641cm" svg:y="9.5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frame draw:style-name="standard" draw:layer="layout" svg:width="18.998cm" svg:height="11.799cm" svg:x="4.4cm" svg:y="2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9"><text:span text:style-name="T13">Sr.No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9"><text:span text:style-name="T13">01</text:span></text:p>
              </table:table-cell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9"><text:span text:style-name="T13">02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03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9"><text:span text:style-name="T13">04</text:span></text:p>
              </table:table-cell>
              <table:table-cell/>
              <table:table-cell/>
            </table:table-row>
            <table:table-row table:style-name="ro4" table:default-cell-style-name="ce2">
              <table:table-cell table:style-name="ce1">
                <text:p text:style-name="P9"><text:span text:style-name="T13">05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28§display§y = f(x)§svg§600§FALSE§</svg:desc>
          <draw:polygon draw:style-name="gr2" draw:text-style-name="P6" draw:layer="layout" svg:width="3.55cm" svg:height="0.886cm" svg:x="9.308cm" svg:y="3.394cm" svg:viewBox="0 0 3551 887" draw:points="1776,887 0,887 0,0 3551,0 3551,887">
            <text:p/>
          </draw:polygon>
          <draw:path draw:style-name="gr3" draw:text-style-name="P7" draw:layer="layout" svg:width="0.456cm" svg:height="0.638cm" svg:x="9.288cm" svg:y="3.6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106cm" svg:y="3.7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141cm" svg:y="3.3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1.775cm" svg:y="3.3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088cm" svg:y="3.6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2.677cm" svg:y="3.3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6§display§\frac{dy}{dx} = f'(x)§svg§600§FALSE§</svg:desc>
          <draw:polygon draw:style-name="gr2" draw:text-style-name="P6" draw:layer="layout" svg:width="4.179cm" svg:height="1.798cm" svg:x="17.334cm" svg:y="2.991cm" svg:viewBox="0 0 4180 1799" draw:points="2090,1799 0,1799 0,0 4180,0 4180,1799">
            <text:p/>
          </draw:polygon>
          <draw:path draw:style-name="gr3" draw:text-style-name="P7" draw:layer="layout" svg:width="0.436cm" svg:height="0.646cm" svg:x="17.346cm" svg:y="2.94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17.81cm" svg:y="3.17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99cm" svg:height="0.039cm" svg:x="17.288cm" svg:y="3.95cm" svg:viewBox="0 0 1000 40" draw:points="499,40 0,40 0,0 1000,0 1000,40">
            <text:p/>
          </draw:polygon>
          <draw:path draw:style-name="gr3" draw:text-style-name="P7" draw:layer="layout" svg:width="0.436cm" svg:height="0.646cm" svg:x="17.325cm" svg:y="4.19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7.789cm" svg:y="4.4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18.7cm" svg:y="3.8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19.663cm" svg:y="3.5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7" draw:layer="layout" svg:width="0.161cm" svg:height="0.332cm" svg:x="20.189cm" svg:y="3.463cm" svg:viewBox="0 0 162 333" svg:d="M156 56c6-10 6-16 6-21 0-20-18-35-37-35-25 0-33 21-36 31l-85 279c-2 0-4 8-4 8 0 9 21 15 25 15s6 0 10-11z">
            <text:p/>
          </draw:path>
          <draw:path draw:style-name="gr3" draw:text-style-name="P7" draw:layer="layout" svg:width="0.213cm" svg:height="0.914cm" svg:x="20.506cm" svg:y="3.51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20.797cm" svg:y="3.7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21.346cm" svg:y="3.51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c§svg§600§FALSE§</svg:desc>
          <draw:polygon draw:style-name="gr2" draw:text-style-name="P6" draw:layer="layout" svg:width="0.327cm" svg:height="0.348cm" svg:x="8.496cm" svg:y="5.593cm" svg:viewBox="0 0 328 349" draw:points="164,349 0,349 0,0 328,0 328,349">
            <text:p/>
          </draw:polygon>
          <draw:path draw:style-name="gr3" draw:text-style-name="P7" draw:layer="layout" svg:width="0.385cm" svg:height="0.447cm" svg:x="8.487cm" svg:y="5.544cm" svg:viewBox="0 0 386 448" svg:d="M352 60c-15 0-29 0-45 16-15 14-17 32-17 38 0 23 17 34 38 34 29 0 56-23 56-63 0-49-47-85-119-85-133 0-265 141-265 280 0 90 58 168 162 168 141 0 224-105 224-116 0-7-7-14-11-14-7 0-7 2-14 11-78 97-186 97-199 97-61 0-88-47-88-108 0-40 20-137 54-197 29-56 85-99 139-99 34 0 72 12 85 38z">
            <text:p/>
          </draw:path>
        </draw:g>
        <draw:g>
          <svg:title>TexMaths</svg:title>
          <svg:desc>28§display§( \text { constant } )§svg§600§FALSE§</svg:desc>
          <draw:polygon draw:style-name="gr2" draw:text-style-name="P6" draw:layer="layout" svg:width="4.867cm" svg:height="0.886cm" svg:x="9.688cm" svg:y="5.292cm" svg:viewBox="0 0 4868 887" draw:points="2435,887 0,887 0,0 4868,0 4868,887">
            <text:p/>
          </draw:polygon>
          <draw:path draw:style-name="gr3" draw:text-style-name="P7" draw:layer="layout" svg:width="0.23cm" svg:height="0.985cm" svg:x="9.735cm" svg:y="5.24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75cm" svg:height="0.454cm" svg:x="10.382cm" svg:y="5.54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0.815cm" svg:y="5.54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96cm" svg:height="0.436cm" svg:x="11.31cm" svg:y="5.5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11.859cm" svg:y="5.54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8cm" svg:height="0.617cm" svg:x="12.233cm" svg:y="5.37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2.638cm" svg:y="5.54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7" draw:layer="layout" svg:width="0.496cm" svg:height="0.436cm" svg:x="13.12cm" svg:y="5.54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1cm" svg:height="0.617cm" svg:x="13.626cm" svg:y="5.37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7" draw:layer="layout" svg:width="0.23cm" svg:height="0.985cm" svg:x="14.374cm" svg:y="5.24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2" draw:id="id2">
          <svg:title>TexMaths</svg:title>
          <svg:desc>28§display§0§svg§600§FALSE§</svg:desc>
          <draw:polygon draw:style-name="gr2" draw:text-style-name="P6" draw:layer="layout" svg:width="0.355cm" svg:height="0.579cm" svg:x="18.9cm" svg:y="5.492cm" svg:viewBox="0 0 356 580" draw:points="177,580 0,580 0,0 356,0 356,580">
            <text:p/>
          </draw:polygon>
          <draw:path draw:style-name="gr3" draw:text-style-name="P7" draw:layer="layout" svg:width="0.416cm" svg:height="0.677cm" svg:x="18.889cm" svg:y="5.443cm" svg:viewBox="0 0 417 678" svg:d="M417 342c0-80-4-159-40-232-45-94-126-110-168-110-59 0-133 25-173 116-32 70-36 146-36 226 0 74 4 161 45 238 42 78 114 98 164 98 53 0 127-20 172-114 32-67 36-146 36-222zM209 658c-39 0-99-25-115-121-11-58-11-150-11-208 0-63 0-128 7-181 20-117 94-126 119-126 31 0 96 18 116 114 9 56 9 130 9 193 0 74 0 141-11 204-14 94-70 125-114 125z">
            <text:p/>
          </draw:path>
        </draw:g>
        <draw:g>
          <svg:title>TexMaths</svg:title>
          <svg:desc>28§display§x^n§svg§600§FALSE§</svg:desc>
          <draw:polygon draw:style-name="gr2" draw:text-style-name="P6" draw:layer="layout" svg:width="0.918cm" svg:height="0.623cm" svg:x="10.209cm" svg:y="6.994cm" svg:viewBox="0 0 919 624" draw:points="460,624 0,624 0,0 919,0 919,624">
            <text:p/>
          </draw:polygon>
          <draw:path draw:style-name="gr3" draw:text-style-name="P7" draw:layer="layout" svg:width="0.492cm" svg:height="0.446cm" svg:x="10.189cm" svg:y="7.22cm" svg:viewBox="0 0 493 447" svg:d="M303 139c4-27 27-117 96-117 7 0 29 0 49 12-26 6-47 31-47 53 0 16 12 36 38 36 23 0 54-18 54-58 0-52-58-65-92-65-58 0-92 51-105 76-25-67-76-76-105-76-104 0-160 127-160 152 0 9 9 9 12 9 9 0 11 0 13-9 34-105 99-130 132-130 18 0 54 9 54 65 0 31-18 99-54 235-15 62-51 103-94 103-7 0-29 0-49-11 25-7 47-27 47-54s-22-36-38-36c-29 0-54 27-54 58 0 45 49 65 92 65 67 0 103-69 105-76 12 38 47 76 106 76 103 0 159-127 159-152 0-9-9-9-11-9-9 0-12 2-14 9-31 107-101 130-132 130-38 0-54-32-54-65 0-22 7-43 18-87z">
            <text:p/>
          </draw:path>
          <draw:path draw:style-name="gr3" draw:text-style-name="P7" draw:layer="layout" svg:width="0.423cm" svg:height="0.312cm" svg:x="10.756cm" svg:y="6.945cm" svg:viewBox="0 0 424 313" svg:d="M52 262c-3 8-7 26-7 29 0 15 13 22 25 22 11 0 22-9 26-16 3-6 9-29 12-42 4-14 11-45 15-63 5-15 9-31 12-47 8-29 8-33 29-62 20-27 51-63 105-63 40 0 40 34 40 47 0 43-29 119-40 148-9 20-11 26-11 38 0 35 31 60 65 60 69 0 101-96 101-107 0-9-9-9-11-9-9 0-12 4-14 13-16 54-45 83-74 83-13 0-16-9-16-25 0-15 3-24 16-56 7-22 36-94 36-134 0-67-54-78-90-78-58 0-96 36-116 63-7-47-47-63-74-63-32 0-47 22-56 38-16 25-25 65-25 67 0 9 9 9 11 9 11 0 11-2 16-20 11-40 25-74 51-74 18 0 23 14 23 34 0 13-7 38-11 58-5 18-12 47-16 60z">
            <text:p/>
          </draw:path>
        </draw:g>
        <draw:g xml:id="id3" draw:id="id3">
          <svg:title>TexMaths</svg:title>
          <svg:desc>28§display§nx^{n-1}§svg§600§FALSE§</svg:desc>
          <draw:polygon draw:style-name="gr2" draw:text-style-name="P6" draw:layer="layout" svg:width="2.484cm" svg:height="0.776cm" svg:x="18.109cm" svg:y="6.894cm" svg:viewBox="0 0 2485 777" draw:points="1241,777 0,777 0,0 2485,0 2485,777">
            <text:p/>
          </draw:polygon>
          <draw:path draw:style-name="gr3" draw:text-style-name="P7" draw:layer="layout" svg:width="0.534cm" svg:height="0.447cm" svg:x="18.089cm" svg:y="7.273cm" svg:viewBox="0 0 535 448" svg:d="M58 379c-2 15-9 38-9 42 0 18 14 27 29 27 12 0 30-9 36-27 2-2 14-49 20-74l21-89c6-21 13-43 18-65 4-18 11-47 13-50 13-31 65-121 159-121 45 0 54 36 54 70 0 60-47 188-63 228-9 25-11 36-11 47 0 47 36 81 81 81 94 0 129-143 129-152s-9-9-11-9c-11 0-11 2-15 18-21 67-52 121-101 121-16 0-23-9-23-32 0-24 9-49 18-71 18-52 59-162 59-218 0-65-41-105-113-105-89 0-138 63-154 85-5-54-45-85-92-85-45 0-63 38-74 56-16 34-29 92-29 96 0 9 9 9 11 9 11 0 11 0 18-22 16-70 36-117 72-117 20 0 31 12 31 45 0 20-4 32-16 83z">
            <text:p/>
          </draw:path>
          <draw:path draw:style-name="gr3" draw:text-style-name="P7" draw:layer="layout" svg:width="0.492cm" svg:height="0.447cm" svg:x="18.678cm" svg:y="7.273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22cm" svg:height="0.313cm" svg:x="19.245cm" svg:y="7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3" draw:text-style-name="P7" draw:layer="layout" svg:width="0.467cm" svg:height="0.035cm" svg:x="19.774cm" svg:y="7.11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0.39cm" svg:y="6.845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sqrt{x}§svg§600§FALSE§</svg:desc>
          <draw:polygon draw:style-name="gr2" draw:text-style-name="P6" draw:layer="layout" svg:width="1.286cm" svg:height="0.886cm" svg:x="9.69cm" svg:y="8.794cm" svg:viewBox="0 0 1287 887" draw:points="643,887 0,887 0,0 1287,0 1287,887">
            <text:p/>
          </draw:polygon>
          <draw:path draw:style-name="gr3" draw:text-style-name="P7" draw:layer="layout" svg:width="0.77cm" svg:height="0.985cm" svg:x="9.712cm" svg:y="8.745cm" svg:viewBox="0 0 771 986" svg:d="M312 883l-173-383c-7-16-13-16-16-16 0 0-6 0-15 7l-95 71c-13 9-13 14-13 16 0 5 2 11 9 11s25-13 34-22c6-5 22-16 31-22l195 425c7 16 13 16 22 16 14 0 16-4 25-18l448-928c7-15 7-18 7-20 0-11-9-20-20-20-9 0-16 4-22 20z">
            <text:p/>
          </draw:path>
          <draw:polygon draw:style-name="gr3" draw:text-style-name="P7" draw:layer="layout" svg:width="0.564cm" svg:height="0.042cm" svg:x="10.461cm" svg:y="8.745cm" svg:viewBox="0 0 565 43" draw:points="282,43 0,43 0,0 565,0 565,43">
            <text:p/>
          </draw:polygon>
          <draw:path draw:style-name="gr3" draw:text-style-name="P7" draw:layer="layout" svg:width="0.492cm" svg:height="0.447cm" svg:x="10.49cm" svg:y="9.106cm" svg:viewBox="0 0 493 448" svg:d="M303 139c4-27 27-117 96-117 7 0 29 0 49 12-27 6-47 31-47 53 0 16 11 36 38 36 23 0 54-18 54-58 0-52-58-65-92-65-58 0-92 52-105 76-25-67-76-76-105-76-104 0-160 128-160 152 0 9 9 9 12 9 9 0 11 0 13-9 34-105 99-130 132-130 18 0 54 9 54 65 0 32-18 99-54 236-15 62-51 103-94 103-7 0-29 0-49-11 24-7 47-27 47-54s-23-36-38-36c-29 0-54 27-54 58 0 45 49 65 92 65 67 0 101-69 105-76 11 38 47 76 106 76 103 0 159-128 159-152 0-9-9-9-11-9-9 0-12 2-14 9-31 107-101 130-132 130-38 0-54-32-54-65 0-23 7-43 18-88z">
            <text:p/>
          </draw:path>
        </draw:g>
        <draw:g xml:id="id4" draw:id="id4">
          <svg:title>TexMaths</svg:title>
          <svg:desc>26§display§\frac{1}{2\sqrt{x}}§svg§600§FALSE§</svg:desc>
          <draw:polygon draw:style-name="gr2" draw:text-style-name="P6" draw:layer="layout" svg:width="1.65cm" svg:height="1.985cm" svg:x="18.234cm" svg:y="8.293cm" svg:viewBox="0 0 1651 1986" draw:points="825,1986 0,1986 0,0 1651,0 1651,1986">
            <text:p/>
          </draw:polygon>
          <draw:path draw:style-name="gr3" draw:text-style-name="P7" draw:layer="layout" svg:width="0.302cm" svg:height="0.61cm" svg:x="18.911cm" svg:y="8.247cm" svg:viewBox="0 0 303 611" svg:d="M189 23c0-21 0-23-21-23-58 58-139 58-168 58v29c19 0 73 0 121-25v476c0 34-3 44-86 44h-29v29c31-4 112-4 148-4 37 0 116 0 149 4v-29h-29c-83 0-85-10-85-44z">
            <text:p/>
          </draw:path>
          <draw:polygon draw:style-name="gr3" draw:text-style-name="P7" draw:layer="layout" svg:width="1.741cm" svg:height="0.039cm" svg:x="18.188cm" svg:y="9.226cm" svg:viewBox="0 0 1742 40" draw:points="871,40 0,40 0,0 1742,0 1742,40">
            <text:p/>
          </draw:polygon>
          <draw:path draw:style-name="gr3" draw:text-style-name="P7" draw:layer="layout" svg:width="0.365cm" svg:height="0.61cm" svg:x="18.234cm" svg:y="9.494cm" svg:viewBox="0 0 366 611" svg:d="M71 541l97-96c144-127 198-175 198-266 0-106-81-179-193-179-104 0-173 85-173 166 0 50 46 50 48 50 16 0 48-10 48-48 0-22-17-47-48-47-9 0-9 0-13 2 21-61 71-94 125-94 83 0 123 73 123 150 0 73-46 145-96 201l-177 196c-10 10-10 12-10 35h341l25-160h-23c-4 27-10 69-19 81-8 9-68 9-87 9z">
            <text:p/>
          </draw:path>
          <draw:path draw:style-name="gr3" draw:text-style-name="P7" draw:layer="layout" svg:width="0.714cm" svg:height="0.914cm" svg:x="18.712cm" svg:y="9.409cm" svg:viewBox="0 0 715 915" svg:d="M289 819l-160-355c-6-15-13-15-15-15 0 0-6 0-14 6l-88 67c-12 8-12 12-12 14 0 5 2 11 8 11 7 0 23-13 31-21 7-4 21-15 30-21l180 395c7 15 13 15 21 15 13 0 15-4 23-17l416-861c6-14 6-16 6-18 0-11-8-19-19-19-8 0-14 4-20 19z">
            <text:p/>
          </draw:path>
          <draw:polygon draw:style-name="gr3" draw:text-style-name="P7" draw:layer="layout" svg:width="0.523cm" svg:height="0.039cm" svg:x="19.406cm" svg:y="9.409cm" svg:viewBox="0 0 524 40" draw:points="262,40 0,40 0,0 524,0 524,40">
            <text:p/>
          </draw:polygon>
          <draw:path draw:style-name="gr3" draw:text-style-name="P7" draw:layer="layout" svg:width="0.456cm" svg:height="0.415cm" svg:x="19.433cm" svg:y="9.7cm" svg:viewBox="0 0 457 416" svg:d="M281 129c4-25 25-108 89-108 6 0 27 0 46 10-25 6-44 29-44 50 0 15 10 33 35 33 21 0 50-16 50-54 0-48-54-60-85-60-54 0-85 48-98 71-22-63-70-71-97-71-96 0-148 119-148 141 0 9 8 9 10 9 9 0 11 0 13-9 31-97 91-120 123-120 16 0 50 8 50 60 0 29-17 92-50 218-15 59-48 96-88 96-6 0-27 0-45-10 22-7 43-25 43-50s-21-34-35-34c-27 0-50 25-50 55 0 41 46 60 85 60 63 0 96-65 98-71 10 35 44 71 98 71 95 0 147-119 147-142 0-8-8-8-10-8-8 0-11 2-13 8-29 100-93 121-122 121-36 0-50-29-50-60 0-21 6-40 16-81z">
            <text:p/>
          </draw:path>
        </draw:g>
        <draw:g xml:id="id5" draw:id="id5">
          <svg:title>TexMaths</svg:title>
          <svg:desc>26§display§- \frac{1}{x^2}§svg§600§FALSE§</svg:desc>
          <draw:polygon draw:style-name="gr2" draw:text-style-name="P6" draw:layer="layout" svg:width="1.661cm" svg:height="1.774cm" svg:x="17.888cm" svg:y="10.595cm" svg:viewBox="0 0 1662 1775" draw:points="832,1775 0,1775 0,0 1662,0 1662,1775">
            <text:p/>
          </draw:polygon>
          <draw:path draw:style-name="gr3" draw:text-style-name="P7" draw:layer="layout" svg:width="0.559cm" svg:height="0.039cm" svg:x="17.917cm" svg:y="11.529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1cm" svg:x="18.982cm" svg:y="10.549cm" svg:viewBox="0 0 304 612" svg:d="M189 23c0-21 0-23-20-23-59 58-140 58-169 58v29c19 0 73 0 121-25v477c0 33-2 44-86 44h-29v29c31-4 113-4 148-4 37 0 116 0 150 4v-29h-29c-84 0-86-11-86-44z">
            <text:p/>
          </draw:path>
          <draw:polygon draw:style-name="gr3" draw:text-style-name="P7" draw:layer="layout" svg:width="0.933cm" svg:height="0.039cm" svg:x="18.662cm" svg:y="11.529cm" svg:viewBox="0 0 934 40" draw:points="468,40 0,40 0,0 934,0 934,40">
            <text:p/>
          </draw:polygon>
          <draw:path draw:style-name="gr3" draw:text-style-name="P7" draw:layer="layout" svg:width="0.457cm" svg:height="0.415cm" svg:x="18.689cm" svg:y="1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7" draw:layer="layout" svg:width="0.284cm" svg:height="0.426cm" svg:x="19.226cm" svg:y="11.715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</draw:g>
        <draw:g>
          <svg:title>TexMaths</svg:title>
          <svg:desc>26§display§\frac{1}{x}§svg§600§FALSE§</svg:desc>
          <draw:polygon draw:style-name="gr2" draw:text-style-name="P6" draw:layer="layout" svg:width="0.432cm" svg:height="1.774cm" svg:x="10.335cm" svg:y="10.496cm" svg:viewBox="0 0 433 1775" draw:points="217,1775 0,1775 0,0 433,0 433,1775">
            <text:p/>
          </draw:polygon>
          <draw:path draw:style-name="gr3" draw:text-style-name="P7" draw:layer="layout" svg:width="0.303cm" svg:height="0.611cm" svg:x="10.404cm" svg:y="10.45cm" svg:viewBox="0 0 304 612" svg:d="M190 23c0-21 0-23-21-23-59 58-140 58-169 58v29c19 0 73 0 121-25v477c0 33-2 44-86 44h-29v29c32-4 113-4 148-4 38 0 117 0 150 4v-29h-29c-83 0-85-11-85-44z">
            <text:p/>
          </draw:path>
          <draw:polygon draw:style-name="gr3" draw:text-style-name="P7" draw:layer="layout" svg:width="0.524cm" svg:height="0.039cm" svg:x="10.289cm" svg:y="11.43cm" svg:viewBox="0 0 525 40" draw:points="263,40 0,40 0,0 525,0 525,40">
            <text:p/>
          </draw:polygon>
          <draw:path draw:style-name="gr3" draw:text-style-name="P7" draw:layer="layout" svg:width="0.457cm" svg:height="0.415cm" svg:x="10.316cm" svg:y="11.901cm" svg:viewBox="0 0 458 416" svg:d="M281 129c4-25 25-108 90-108 6 0 27 0 46 10-25 6-44 29-44 50 0 15 10 33 35 33 21 0 50-16 50-54 0-48-54-60-85-60-54 0-85 48-98 71-23-63-71-71-98-71-96 0-148 119-148 142 0 8 9 8 11 8 8 0 10 0 12-8 31-98 92-121 123-121 17 0 50 8 50 60 0 29-17 92-50 219-15 58-48 95-87 95-7 0-28 0-46-10 23-6 43-25 43-50s-20-33-35-33c-27 0-50 25-50 54 0 42 46 60 85 60 63 0 94-64 98-70 11 35 44 70 98 70 96 0 148-118 148-141 0-9-8-9-10-9-9 0-11 2-13 9-29 100-94 120-123 120-35 0-50-29-50-60 0-21 7-39 17-81z">
            <text:p/>
          </draw:path>
        </draw:g>
        <draw:g xml:id="id6" draw:id="id6">
          <svg:title>TexMaths</svg:title>
          <svg:desc>26§display§- \frac{n}{x^{n+1}}§svg§600§FALSE§</svg:desc>
          <draw:polygon draw:style-name="gr2" draw:text-style-name="P6" draw:layer="layout" svg:width="2.673cm" svg:height="1.566cm" svg:x="17.489cm" svg:y="12.796cm" svg:viewBox="0 0 2674 1567" draw:points="1337,1567 0,1567 0,0 2674,0 2674,1567">
            <text:p/>
          </draw:polygon>
          <draw:path draw:style-name="gr3" draw:text-style-name="P7" draw:layer="layout" svg:width="0.558cm" svg:height="0.038cm" svg:x="17.518cm" svg:y="13.525cm" svg:viewBox="0 0 559 39" svg:d="M528 39c15 0 31 0 31-20 0-19-16-19-31-19h-497c-14 0-31 0-31 19 0 20 17 20 31 20z">
            <text:p/>
          </draw:path>
          <draw:path draw:style-name="gr3" draw:text-style-name="P7" draw:layer="layout" svg:width="0.496cm" svg:height="0.415cm" svg:x="18.988cm" svg:y="12.75cm" svg:viewBox="0 0 497 416" svg:d="M54 351c-2 15-8 36-8 40 0 16 12 25 27 25 10 0 27-9 33-25 2-2 13-46 19-69l18-83c7-19 13-39 17-60 4-17 11-44 11-46 14-29 62-112 149-112 42 0 50 33 50 64 0 56-44 175-58 212-8 23-10 34-10 44 0 44 33 75 74 75 88 0 121-133 121-142 0-8-8-8-10-8-11 0-11 2-15 17-19 62-48 112-94 112-14 0-20-8-20-29 0-23 8-46 16-67 17-47 54-149 54-201 0-61-39-98-104-98-83 0-129 58-143 79-4-50-42-79-85-79-42 0-59 35-69 52-15 31-27 85-27 89 0 9 8 9 10 9 11 0 11 0 17-21 15-65 33-108 67-108 18 0 29 10 29 41 0 19-4 29-15 77z">
            <text:p/>
          </draw:path>
          <draw:polygon draw:style-name="gr3" draw:text-style-name="P7" draw:layer="layout" svg:width="1.945cm" svg:height="0.038cm" svg:x="18.263cm" svg:y="13.525cm" svg:viewBox="0 0 1946 39" draw:points="973,39 0,39 0,0 1946,0 1946,39">
            <text:p/>
          </draw:polygon>
          <draw:path draw:style-name="gr3" draw:text-style-name="P7" draw:layer="layout" svg:width="0.456cm" svg:height="0.415cm" svg:x="18.29cm" svg:y="13.995cm" svg:viewBox="0 0 457 416" svg:d="M281 129c4-25 25-108 89-108 6 0 27 0 46 10-25 6-44 29-44 50 0 15 11 33 36 33 20 0 49-16 49-54 0-48-54-60-85-60-54 0-85 48-98 71-22-63-70-71-97-71-96 0-148 118-148 141 0 9 8 9 11 9 8 0 10 0 12-9 31-97 91-120 123-120 16 0 50 8 50 60 0 29-17 92-50 218-15 59-48 96-88 96-6 0-27 0-45-10 22-7 43-25 43-50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7" draw:layer="layout" svg:width="0.392cm" svg:height="0.29cm" svg:x="18.816cm" svg:y="13.852cm" svg:viewBox="0 0 393 291" svg:d="M48 243c-2 9-6 25-6 27 0 15 12 21 22 21 11 0 21-8 25-15 2-6 9-27 11-39 4-12 10-42 14-58 5-15 9-29 11-44 8-27 8-31 27-58 19-25 48-58 98-58 37 0 37 31 37 43 0 40-27 111-37 138-9 18-11 25-11 35 0 33 29 56 60 56 65 0 94-89 94-100 0-8-8-8-10-8-9 0-11 4-13 12-14 50-41 77-68 77-13 0-15-8-15-23 0-14 2-22 15-52 6-20 33-87 33-124 0-63-50-73-83-73-54 0-90 33-109 58-6-43-43-58-68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71cm" svg:height="0.473cm" svg:x="19.282cm" svg:y="13.737cm" svg:viewBox="0 0 472 474" svg:d="M252 252h197c8 0 23 0 23-15 0-17-15-17-23-17h-197v-197c0-8 0-23-15-23-17 0-17 15-17 23v197h-197c-8 0-23 0-23 17 0 15 15 15 23 15h197v197c0 8 0 25 17 25 15 0 15-15 15-25z">
            <text:p/>
          </draw:path>
          <draw:path draw:style-name="gr3" draw:text-style-name="P7" draw:layer="layout" svg:width="0.234cm" svg:height="0.425cm" svg:x="19.868cm" svg:y="13.71cm" svg:viewBox="0 0 235 426" svg:d="M146 19c0-19-3-19-19-19-42 39-100 42-127 42v22c15 0 58 0 94-18v328c0 21 0 29-65 29h-25v23c13 0 92-2 115-2 20 0 101 2 116 2v-23h-25c-64 0-64-8-64-29z">
            <text:p/>
          </draw:path>
        </draw:g>
        <draw:g>
          <svg:title>TexMaths</svg:title>
          <svg:desc>26§display§\frac{1}{x^n}§svg§600§FALSE§</svg:desc>
          <draw:polygon draw:style-name="gr2" draw:text-style-name="P6" draw:layer="layout" svg:width="0.929cm" svg:height="1.774cm" svg:x="10.336cm" svg:y="12.697cm" svg:viewBox="0 0 930 1775" draw:points="466,1775 0,1775 0,0 930,0 930,1775">
            <text:p/>
          </draw:polygon>
          <draw:path draw:style-name="gr3" draw:text-style-name="P7" draw:layer="layout" svg:width="0.303cm" svg:height="0.611cm" svg:x="10.652cm" svg:y="12.651cm" svg:viewBox="0 0 304 612" svg:d="M189 23c0-21 0-23-20-23-59 58-140 58-169 58v29c19 0 73 0 121-25v477c0 33-2 44-86 44h-29v29c31-4 113-4 148-4 37 0 117 0 150 4v-29h-29c-84 0-86-11-86-44z">
            <text:p/>
          </draw:path>
          <draw:polygon draw:style-name="gr3" draw:text-style-name="P7" draw:layer="layout" svg:width="1.021cm" svg:height="0.039cm" svg:x="10.29cm" svg:y="13.631cm" svg:viewBox="0 0 1022 40" draw:points="512,40 0,40 0,0 1022,0 1022,40">
            <text:p/>
          </draw:polygon>
          <draw:path draw:style-name="gr3" draw:text-style-name="P7" draw:layer="layout" svg:width="0.457cm" svg:height="0.415cm" svg:x="10.317cm" svg:y="14.102cm" svg:viewBox="0 0 458 416" svg:d="M281 129c4-25 25-108 90-108 6 0 27 0 45 10-25 6-43 29-43 50 0 15 10 33 35 33 21 0 50-16 50-54 0-48-54-60-85-60-55 0-86 48-98 71-23-63-71-71-98-71-96 0-148 119-148 142 0 8 8 8 11 8 8 0 10 0 12-8 31-98 92-121 123-121 16 0 50 8 50 60 0 29-17 92-50 219-15 58-48 95-88 95-6 0-27 0-45-10 23-6 43-25 43-50s-20-33-35-33c-27 0-50 25-50 54 0 42 46 60 85 60 63 0 94-64 98-70 11 35 44 70 98 70 96 0 148-118 148-141 0-9-9-9-11-9-8 0-10 2-12 9-29 100-94 120-123 120-35 0-50-29-50-60 0-21 6-39 17-81z">
            <text:p/>
          </draw:path>
          <draw:path draw:style-name="gr3" draw:text-style-name="P7" draw:layer="layout" svg:width="0.392cm" svg:height="0.29cm" svg:x="10.844cm" svg:y="13.96cm" svg:viewBox="0 0 393 291" svg:d="M48 244c-2 8-6 24-6 27 0 14 12 20 23 20 10 0 20-8 25-14 2-6 8-27 10-40 4-12 10-41 14-58 5-15 9-29 11-44 8-27 8-31 27-58 19-25 48-58 98-58 37 0 37 31 37 43 0 40-27 111-37 138-9 19-11 25-11 35 0 33 30 56 61 56 64 0 93-89 93-100 0-8-8-8-10-8-8 0-10 4-12 13-15 50-42 77-69 77-13 0-15-9-15-23 0-15 2-23 15-52 6-21 33-88 33-125 0-63-50-73-83-73-54 0-90 33-108 58-7-43-44-58-69-58-29 0-44 21-52 35-15 23-23 61-23 63 0 8 8 8 10 8 11 0 11-2 15-19 10-37 23-68 48-68 17 0 21 12 21 31 0 12-7 35-11 54-4 17-10 44-14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text:style-name="P4"><text:span text:style-name="T10"><text:tab/></text:span><text:span text:style-name="T10"><text:tab/></text:span><text:span text:style-name="T11"><text:line-break/>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line-break/></text:span><text:span text:style-name="T10"><text:tab/></text:span><text:span text:style-name="T10"><text:tab/></text:span><text:span text:style-name="T11"><text:line-break/></text:span><text:span text:style-name="T11"><text:tab/></text:span><text:span text:style-name="T11"><text:tab/></text:span></text:p>
          </draw:text-box>
        </draw:frame>
        <draw:g>
          <svg:title>TexMaths</svg:title>
          <svg:desc>28§display§\frac{dy}{dx}§svg§600§FALSE§</svg:desc>
          <draw:polygon draw:style-name="gr2" draw:text-style-name="P6" draw:layer="layout" svg:width="0.978cm" svg:height="1.936cm" svg:x="18.15cm" svg:y="7.961cm" svg:viewBox="0 0 979 1937" draw:points="489,1937 0,1937 0,0 979,0 979,1937">
            <text:p/>
          </draw:polygon>
          <draw:path draw:style-name="gr3" draw:text-style-name="P7" draw:layer="layout" svg:width="0.47cm" svg:height="0.696cm" svg:x="18.164cm" svg:y="7.91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56cm" svg:height="0.637cm" svg:x="18.664cm" svg:y="8.161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7" draw:layer="layout" svg:width="1.077cm" svg:height="0.042cm" svg:x="18.101cm" svg:y="8.994cm" svg:viewBox="0 0 1078 43" draw:points="538,43 0,43 0,0 1078,0 1078,43">
            <text:p/>
          </draw:polygon>
          <draw:path draw:style-name="gr3" draw:text-style-name="P7" draw:layer="layout" svg:width="0.47cm" svg:height="0.696cm" svg:x="18.141cm" svg:y="9.25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92cm" svg:height="0.447cm" svg:x="18.641cm" svg:y="9.5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frame draw:style-name="standard" draw:layer="layout" svg:width="18.998cm" svg:height="13.279cm" svg:x="4.541cm" svg:y="1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2">
              <table:table-cell table:style-name="ce1">
                <text:p text:style-name="P9"><text:span text:style-name="T13">Sr.No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6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7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8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09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10</text:span></text:p>
              </table:table-cell>
              <table:table-cell/>
              <table:table-cell/>
            </table:table-row>
            <table:table-row table:style-name="ro7" table:default-cell-style-name="ce3">
              <table:table-cell table:style-name="ce1">
                <text:p text:style-name="P9"><text:span text:style-name="T13">1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in x§svg§600§FALSE§</svg:desc>
          <draw:polygon draw:style-name="gr2" draw:text-style-name="P6" draw:layer="layout" svg:width="1.794cm" svg:height="0.572cm" svg:x="10.006cm" svg:y="3.794cm" svg:viewBox="0 0 1795 573" draw:points="899,573 0,573 0,0 1795,0 1795,573">
            <text:p/>
          </draw:polygon>
          <draw:path draw:style-name="gr3" draw:text-style-name="P7" draw:layer="layout" svg:width="0.324cm" svg:height="0.454cm" svg:x="9.988cm" svg:y="3.962cm" svg:viewBox="0 0 325 455" svg:d="M173 251c22 4 103 20 103 92 0 49-34 89-112 89-83 0-119-56-137-141-2-11-5-15-14-15-13 0-13 6-13 24v130c0 18 0 25 11 25 5 0 7-3 25-20 2-3 2-5 20-23 43 40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0.378cm" svg:y="3.74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649cm" svg:y="3.969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1.357cm" svg:y="3.96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>
          <svg:title>TexMaths</svg:title>
          <svg:desc>26§display§\frac{dy}{dx} = f'(x)§svg§600§FALSE§</svg:desc>
          <draw:polygon draw:style-name="gr2" draw:text-style-name="P6" draw:layer="layout" svg:width="4.179cm" svg:height="1.798cm" svg:x="17.334cm" svg:y="1.291cm" svg:viewBox="0 0 4180 1799" draw:points="2090,1799 0,1799 0,0 4180,0 4180,1799">
            <text:p/>
          </draw:polygon>
          <draw:path draw:style-name="gr3" draw:text-style-name="P7" draw:layer="layout" svg:width="0.436cm" svg:height="0.646cm" svg:x="17.346cm" svg:y="1.24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17.81cm" svg:y="1.47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99cm" svg:height="0.039cm" svg:x="17.288cm" svg:y="2.25cm" svg:viewBox="0 0 1000 40" draw:points="499,40 0,40 0,0 1000,0 1000,40">
            <text:p/>
          </draw:polygon>
          <draw:path draw:style-name="gr3" draw:text-style-name="P7" draw:layer="layout" svg:width="0.436cm" svg:height="0.646cm" svg:x="17.325cm" svg:y="2.49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7.789cm" svg:y="2.7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18.7cm" svg:y="2.1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19.663cm" svg:y="1.8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7" draw:layer="layout" svg:width="0.161cm" svg:height="0.332cm" svg:x="20.189cm" svg:y="1.763cm" svg:viewBox="0 0 162 333" svg:d="M156 56c6-10 6-16 6-21 0-20-18-35-37-35-25 0-33 21-36 31l-85 279c-2 0-4 8-4 8 0 9 21 15 25 15s6 0 10-11z">
            <text:p/>
          </draw:path>
          <draw:path draw:style-name="gr3" draw:text-style-name="P7" draw:layer="layout" svg:width="0.213cm" svg:height="0.914cm" svg:x="20.506cm" svg:y="1.81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20.797cm" svg:y="2.0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21.346cm" svg:y="1.81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y = f(x)§svg§600§FALSE§</svg:desc>
          <draw:polygon draw:style-name="gr2" draw:text-style-name="P6" draw:layer="layout" svg:width="3.55cm" svg:height="0.886cm" svg:x="9.308cm" svg:y="1.794cm" svg:viewBox="0 0 3551 887" draw:points="1776,887 0,887 0,0 3551,0 3551,887">
            <text:p/>
          </draw:polygon>
          <draw:path draw:style-name="gr3" draw:text-style-name="P7" draw:layer="layout" svg:width="0.456cm" svg:height="0.638cm" svg:x="9.288cm" svg:y="2.0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106cm" svg:y="2.1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141cm" svg:y="1.7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1.775cm" svg:y="1.7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088cm" svg:y="2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2.677cm" svg:y="1.7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" draw:id="id7">
          <svg:title>TexMaths</svg:title>
          <svg:desc>28§display§\cos x§svg§600§FALSE§</svg:desc>
          <draw:polygon draw:style-name="gr2" draw:text-style-name="P6" draw:layer="layout" svg:width="1.902cm" svg:height="0.355cm" svg:x="18.205cm" svg:y="3.994cm" svg:viewBox="0 0 1903 356" draw:points="952,356 0,356 0,0 1903,0 1903,356">
            <text:p/>
          </draw:polygon>
          <draw:path draw:style-name="gr3" draw:text-style-name="P7" draw:layer="layout" svg:width="0.375cm" svg:height="0.453cm" svg:x="18.189cm" svg:y="3.945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7" draw:layer="layout" svg:width="0.438cm" svg:height="0.453cm" svg:x="18.621cm" svg:y="3.945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7" draw:layer="layout" svg:width="0.324cm" svg:height="0.453cm" svg:x="19.116cm" svg:y="3.945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7" draw:layer="layout" svg:width="0.492cm" svg:height="0.446cm" svg:x="19.664cm" svg:y="3.952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>
          <svg:title>TexMaths</svg:title>
          <svg:desc>28§display§\cos x§svg§600§FALSE§</svg:desc>
          <draw:polygon draw:style-name="gr2" draw:text-style-name="P6" draw:layer="layout" svg:width="1.902cm" svg:height="0.355cm" svg:x="10.005cm" svg:y="5.795cm" svg:viewBox="0 0 1903 356" draw:points="952,356 0,356 0,0 1903,0 1903,356">
            <text:p/>
          </draw:polygon>
          <draw:path draw:style-name="gr3" draw:text-style-name="P7" draw:layer="layout" svg:width="0.375cm" svg:height="0.453cm" svg:x="9.989cm" svg:y="5.746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7" draw:layer="layout" svg:width="0.438cm" svg:height="0.453cm" svg:x="10.421cm" svg:y="5.746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7" draw:layer="layout" svg:width="0.324cm" svg:height="0.453cm" svg:x="10.916cm" svg:y="5.746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7" draw:layer="layout" svg:width="0.492cm" svg:height="0.446cm" svg:x="11.464cm" svg:y="5.753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 xml:id="id8" draw:id="id8">
          <svg:title>TexMaths</svg:title>
          <svg:desc>28§display§- \sin x§svg§600§FALSE§</svg:desc>
          <draw:polygon draw:style-name="gr2" draw:text-style-name="P6" draw:layer="layout" svg:width="2.722cm" svg:height="0.572cm" svg:x="17.39cm" svg:y="5.695cm" svg:viewBox="0 0 2723 573" draw:points="1361,573 0,573 0,0 2723,0 2723,573">
            <text:p/>
          </draw:polygon>
          <draw:path draw:style-name="gr3" draw:text-style-name="P7" draw:layer="layout" svg:width="0.601cm" svg:height="0.042cm" svg:x="17.421cm" svg:y="6.038cm" svg:viewBox="0 0 602 43" svg:d="M569 43c15 0 33 0 33-23 0-20-18-20-33-20h-535c-16 0-34 0-34 20 0 23 18 23 34 23z">
            <text:p/>
          </draw:path>
          <draw:path draw:style-name="gr3" draw:text-style-name="P7" draw:layer="layout" svg:width="0.324cm" svg:height="0.454cm" svg:x="18.301cm" svg:y="5.863cm" svg:viewBox="0 0 325 455" svg:d="M172 251c23 4 103 20 103 92 0 49-33 89-112 89-82 0-118-56-136-141-2-11-5-15-14-15-13 0-13 6-13 24v130c0 18 0 25 11 25 5 0 7-3 25-20 2-3 2-5 20-23 43 40 87 43 107 43 115 0 162-67 162-139 0-52-32-81-43-94-33-32-72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212cm" svg:height="0.66cm" svg:x="18.691cm" svg:y="5.646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8.962cm" svg:y="5.87cm" svg:viewBox="0 0 497 437" svg:d="M76 96v267c0 42-9 42-76 42v32c34 0 85-2 112-2 25 0 76 2 110 2v-32c-65 0-76 0-76-42v-184c0-103 69-157 132-157 62 0 74 54 74 110v231c0 42-12 42-77 42v32c34 0 85-2 112-2 25 0 76 2 110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9.669cm" svg:y="5.87cm" svg:viewBox="0 0 493 448" svg:d="M302 139c5-27 27-117 97-117 4 0 29 0 49 12-27 6-47 31-47 53 0 16 11 36 38 36 22 0 54-18 54-58 0-52-59-65-92-65-58 0-92 52-105 76-25-67-77-76-106-76-103 0-159 128-159 152 0 9 9 9 12 9 8 0 11 0 13-9 34-105 98-130 132-130 18 0 54 9 54 65 0 32-18 99-54 236-16 62-51 103-94 103-7 0-29 0-49-12 24-6 47-26 47-53s-23-36-38-36c-29 0-54 27-54 58 0 45 49 65 92 65 67 0 101-69 105-76 11 38 47 76 105 76 103 0 159-128 159-152 0-9-9-9-11-9-9 0-11 2-13 9-34 107-101 130-132 130-39 0-54-32-54-65 0-23 6-43 18-88z">
            <text:p/>
          </draw:path>
        </draw:g>
        <draw:g>
          <svg:title>TexMaths</svg:title>
          <svg:desc>28§display§\tan x§svg§600§FALSE§</svg:desc>
          <draw:polygon draw:style-name="gr2" draw:text-style-name="P6" draw:layer="layout" svg:width="2.005cm" svg:height="0.519cm" svg:x="10.022cm" svg:y="7.595cm" svg:viewBox="0 0 2006 520" draw:points="1003,520 0,520 0,0 2006,0 2006,520">
            <text:p/>
          </draw:polygon>
          <draw:path draw:style-name="gr3" draw:text-style-name="P7" draw:layer="layout" svg:width="0.31cm" svg:height="0.618cm" svg:x="9.991cm" svg:y="7.546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10.396cm" svg:y="7.71cm" svg:viewBox="0 0 446 455" svg:d="M287 368c4 40 31 81 78 81 20 0 81-14 81-95v-53h-25v53c0 59-25 65-36 65-31 0-36-44-36-49v-200c0-40 0-78-36-116-38-38-87-54-136-54-81 0-148 47-148 112 0 29 20 47 45 47 27 0 45-20 45-47 0-11-5-45-50-45 27-33 74-45 108-45 47 0 103 39 103 126v38c-49 2-119 5-181 34-74 33-99 85-99 130 0 81 96 105 159 105 65 0 110-40 128-87zM280 206v99c0 94-70 128-114 128-50 0-90-36-90-85 0-54 43-137 204-142z">
            <text:p/>
          </draw:path>
          <draw:path draw:style-name="gr3" draw:text-style-name="P7" draw:layer="layout" svg:width="0.496cm" svg:height="0.436cm" svg:x="10.88cm" svg:y="7.716cm" svg:viewBox="0 0 497 437" svg:d="M76 96v267c0 43-9 43-76 43v31c34 0 85-2 112-2 25 0 76 2 110 2v-31c-65 0-76 0-76-43v-184c0-103 69-157 132-157 62 0 74 54 74 110v231c0 43-12 43-77 43v31c34 0 85-2 112-2 25 0 76 2 110 2v-31c-51 0-76 0-76-29v-189c0-85 0-116-31-152-14-16-47-36-103-36-74 0-119 43-148 103v-103l-139 11v32c69 0 76 6 76 53z">
            <text:p/>
          </draw:path>
          <draw:path draw:style-name="gr3" draw:text-style-name="P7" draw:layer="layout" svg:width="0.492cm" svg:height="0.448cm" svg:x="11.587cm" svg:y="7.716cm" svg:viewBox="0 0 493 449" svg:d="M302 139c5-27 27-117 97-117 6 0 29 0 49 12-27 6-47 31-47 53 0 16 11 36 38 36 22 0 54-18 54-58 0-52-59-65-92-65-58 0-92 52-105 76-25-67-77-76-106-76-103 0-159 128-159 153 0 8 9 8 12 8 8 0 11 0 13-8 34-106 98-131 132-131 18 0 54 9 54 65 0 32-18 99-54 236-16 63-51 103-94 103-7 0-29 0-49-11 24-7 47-27 47-54s-23-36-38-36c-29 0-54 27-54 59 0 44 49 65 92 65 67 0 101-70 105-77 11 38 47 77 105 77 103 0 159-128 159-153 0-9-9-9-11-9-9 0-11 2-13 9-32 108-101 130-132 130-39 0-54-31-54-65 0-22 6-43 18-87z">
            <text:p/>
          </draw:path>
        </draw:g>
        <draw:g xml:id="id9" draw:id="id9">
          <svg:title>TexMaths</svg:title>
          <svg:desc>28§display§\sec^2 x§svg§600§FALSE§</svg:desc>
          <draw:polygon draw:style-name="gr2" draw:text-style-name="P6" draw:layer="layout" svg:width="2.29cm" svg:height="0.777cm" svg:x="18.209cm" svg:y="7.394cm" svg:viewBox="0 0 2291 778" draw:points="1144,778 0,778 0,0 2291,0 2291,778">
            <text:p/>
          </draw:polygon>
          <draw:path draw:style-name="gr3" draw:text-style-name="P7" draw:layer="layout" svg:width="0.324cm" svg:height="0.454cm" svg:x="18.191cm" svg:y="7.769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18.576cm" svg:y="7.769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7" draw:layer="layout" svg:width="0.375cm" svg:height="0.454cm" svg:x="19.017cm" svg:y="7.769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306cm" svg:height="0.459cm" svg:x="19.465cm" svg:y="7.3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492cm" svg:height="0.447cm" svg:x="20.056cm" svg:y="7.77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>
          <svg:title>TexMaths</svg:title>
          <svg:desc>28§display§\cot x§svg§600§FALSE§</svg:desc>
          <draw:polygon draw:style-name="gr2" draw:text-style-name="P6" draw:layer="layout" svg:width="1.898cm" svg:height="0.519cm" svg:x="10.007cm" svg:y="9.495cm" svg:viewBox="0 0 1899 520" draw:points="950,520 0,520 0,0 1899,0 1899,520">
            <text:p/>
          </draw:polygon>
          <draw:path draw:style-name="gr3" draw:text-style-name="P7" draw:layer="layout" svg:width="0.376cm" svg:height="0.454cm" svg:x="9.991cm" svg:y="9.61cm" svg:viewBox="0 0 377 455" svg:d="M83 229c0-162 81-204 132-204 9 0 72 0 108 36-41 4-47 33-47 47 0 24 18 45 45 45 26 0 47-18 47-48 0-67-77-105-153-105-123 0-215 108-215 229 0 128 99 226 213 226 132 0 164-119 164-130 0-9-9-9-12-9-9 0-11 5-13 9-29 92-94 106-130 106-52 0-139-43-139-202z">
            <text:p/>
          </draw:path>
          <draw:path draw:style-name="gr3" draw:text-style-name="P7" draw:layer="layout" svg:width="0.438cm" svg:height="0.454cm" svg:x="10.424cm" svg:y="9.61cm" svg:viewBox="0 0 439 455" svg:d="M439 231c0-126-100-231-219-231-124 0-220 108-220 231 0 128 103 224 220 224 119 0 219-98 219-224zM220 431c-43 0-85-23-112-68-25-42-25-103-25-139 0-38 0-92 22-137 27-44 74-65 115-65 42 0 85 21 110 63 26 43 26 101 26 139 0 36 0 90-22 133-20 44-65 74-114 74z">
            <text:p/>
          </draw:path>
          <draw:path draw:style-name="gr3" draw:text-style-name="P7" draw:layer="layout" svg:width="0.311cm" svg:height="0.618cm" svg:x="10.906cm" svg:y="9.446cm" svg:viewBox="0 0 312 619" svg:d="M152 213h142v-31h-142v-182h-24c0 81-32 186-128 191v22h85v271c0 124 92 135 128 135 69 0 99-70 99-135v-56h-27v56c0 72-29 110-65 110-68 0-68-89-68-107z">
            <text:p/>
          </draw:path>
          <draw:path draw:style-name="gr3" draw:text-style-name="P7" draw:layer="layout" svg:width="0.492cm" svg:height="0.448cm" svg:x="11.464cm" svg:y="9.616cm" svg:viewBox="0 0 493 449" svg:d="M303 139c4-27 27-117 96-117 7 0 29 0 49 12-27 6-47 31-47 53 0 16 11 36 38 36 23 0 54-18 54-58 0-52-58-65-92-65-58 0-92 52-105 76-25-67-76-76-105-76-104 0-160 128-160 153 0 8 9 8 12 8 9 0 11 0 13-8 34-106 99-131 132-131 18 0 54 9 54 65 0 32-18 99-54 236-15 63-51 103-94 103-7 0-29 0-49-11 24-7 47-27 47-54s-23-36-38-36c-29 0-54 27-54 59 0 44 49 65 92 65 67 0 103-70 105-77 11 38 47 77 106 77 103 0 159-128 159-153 0-9-9-9-11-9-9 0-12 2-14 9-31 108-101 130-132 130-38 0-54-31-54-65 0-22 7-43 18-87z">
            <text:p/>
          </draw:path>
        </draw:g>
        <draw:g xml:id="id10" draw:id="id10">
          <svg:title>TexMaths</svg:title>
          <svg:desc>28§display§- \text {cosec}^2 x§svg§600§FALSE§</svg:desc>
          <draw:polygon draw:style-name="gr2" draw:text-style-name="P6" draw:layer="layout" svg:width="3.82cm" svg:height="0.777cm" svg:x="17.292cm" svg:y="9.294cm" svg:viewBox="0 0 3821 778" draw:points="1910,778 0,778 0,0 3821,0 3821,778">
            <text:p/>
          </draw:polygon>
          <draw:path draw:style-name="gr3" draw:text-style-name="P7" draw:layer="layout" svg:width="0.601cm" svg:height="0.042cm" svg:x="17.323cm" svg:y="9.844cm" svg:viewBox="0 0 602 43" svg:d="M569 43c16 0 33 0 33-23 0-20-17-20-33-20h-535c-16 0-34 0-34 20 0 23 18 23 34 23z">
            <text:p/>
          </draw:path>
          <draw:path draw:style-name="gr3" draw:text-style-name="P7" draw:layer="layout" svg:width="0.375cm" svg:height="0.454cm" svg:x="18.042cm" svg:y="9.669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38cm" svg:height="0.454cm" svg:x="18.472cm" svg:y="9.669cm" svg:viewBox="0 0 439 455" svg:d="M439 231c0-126-101-231-220-231-123 0-219 108-219 231 0 128 103 224 219 224 119 0 220-98 220-224zM219 431c-42 0-85-23-111-68-25-42-25-103-25-139 0-38 0-92 22-137 27-44 74-65 114-65 43 0 86 21 110 63 27 43 27 101 27 139 0 36 0 90-22 133-20 44-65 74-115 74z">
            <text:p/>
          </draw:path>
          <draw:path draw:style-name="gr3" draw:text-style-name="P7" draw:layer="layout" svg:width="0.324cm" svg:height="0.454cm" svg:x="18.969cm" svg:y="9.66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9.352cm" svg:y="9.66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75cm" svg:height="0.454cm" svg:x="19.796cm" svg:y="9.669cm" svg:viewBox="0 0 376 455" svg:d="M83 229c0-162 80-204 132-204 9 0 72 0 108 36-43 4-48 33-48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306cm" svg:height="0.459cm" svg:x="20.244cm" svg:y="9.24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492cm" svg:height="0.447cm" svg:x="20.669cm" svg:y="9.67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>
          <svg:title>TexMaths</svg:title>
          <svg:desc>28§display§\sec x§svg§600§FALSE§</svg:desc>
          <draw:polygon draw:style-name="gr2" draw:text-style-name="P6" draw:layer="layout" svg:width="1.848cm" svg:height="0.355cm" svg:x="10.01cm" svg:y="11.495cm" svg:viewBox="0 0 1849 356" draw:points="925,356 0,356 0,0 1849,0 1849,356">
            <text:p/>
          </draw:polygon>
          <draw:path draw:style-name="gr3" draw:text-style-name="P7" draw:layer="layout" svg:width="0.324cm" svg:height="0.453cm" svg:x="9.992cm" svg:y="11.446cm" svg:viewBox="0 0 325 454" svg:d="M173 250c22 5 103 21 103 92 0 49-34 90-112 90-83 0-119-56-137-141-2-11-5-16-14-16-13 0-13 7-13 25v129c0 18 0 25 11 25 5 0 7-2 25-20 2-2 2-5 20-22 43 40 87 42 108 42 114 0 161-67 161-139 0-51-31-80-43-94-33-31-71-38-112-47-56-11-123-22-123-80 0-36 27-76 112-76 108 0 114 89 117 121 0 9 9 9 11 9 13 0 13-5 13-25v-98c0-18 0-25-11-25-4 0-7 0-20 11-2 5-14 14-18 16-36-27-78-27-92-27-121 0-159 67-159 121 0 36 16 62 43 85 31 24 60 31 130 44z">
            <text:p/>
          </draw:path>
          <draw:path draw:style-name="gr3" draw:text-style-name="P7" draw:layer="layout" svg:width="0.382cm" svg:height="0.453cm" svg:x="10.377cm" svg:y="11.446cm" svg:viewBox="0 0 383 454" svg:d="M83 195c7-148 90-173 123-173 101 0 112 132 112 173zM83 215h276c22 0 24 0 24-20 0-99-54-195-177-195-114 0-206 101-206 226 0 132 103 228 217 228 121 0 166-110 166-130 0-9-9-11-13-11-9 0-11 7-11 14-36 102-126 102-135 102-49 0-90-31-112-67-29-47-29-112-29-147z">
            <text:p/>
          </draw:path>
          <draw:path draw:style-name="gr3" draw:text-style-name="P7" draw:layer="layout" svg:width="0.375cm" svg:height="0.453cm" svg:x="10.819cm" svg:y="11.446cm" svg:viewBox="0 0 376 454" svg:d="M83 228c0-161 81-203 132-203 9 0 72 0 108 35-41 5-47 34-47 47 0 25 18 45 44 45 27 0 47-18 47-47 0-67-76-105-152-105-123 0-215 107-215 228 0 128 99 226 213 226 132 0 163-119 163-130 0-9-9-9-11-9-9 0-11 5-13 9-29 92-94 105-130 105-52 0-139-42-139-201z">
            <text:p/>
          </draw:path>
          <draw:path draw:style-name="gr3" draw:text-style-name="P7" draw:layer="layout" svg:width="0.492cm" svg:height="0.446cm" svg:x="11.417cm" svg:y="11.453cm" svg:viewBox="0 0 493 447" svg:d="M302 139c5-27 27-117 97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2 65 67 0 103-69 105-76 11 38 47 76 105 76 104 0 160-127 160-152 0-9-9-9-12-9-9 0-11 3-13 9-31 108-101 130-132 130-38 0-54-31-54-65 0-22 7-42 18-87z">
            <text:p/>
          </draw:path>
        </draw:g>
        <draw:g xml:id="id11" draw:id="id11">
          <svg:title>TexMaths</svg:title>
          <svg:desc>28§display§\sec x \tan x§svg§600§FALSE§</svg:desc>
          <draw:polygon draw:style-name="gr2" draw:text-style-name="P6" draw:layer="layout" svg:width="4.16cm" svg:height="0.519cm" svg:x="18.211cm" svg:y="11.295cm" svg:viewBox="0 0 4161 520" draw:points="2080,520 0,520 0,0 4161,0 4161,520">
            <text:p/>
          </draw:polygon>
          <draw:path draw:style-name="gr3" draw:text-style-name="P7" draw:layer="layout" svg:width="0.324cm" svg:height="0.454cm" svg:x="18.193cm" svg:y="11.41cm" svg:viewBox="0 0 325 455" svg:d="M172 251c23 5 103 20 103 92 0 49-33 90-112 90-82 0-118-56-136-141-2-12-5-16-14-16-13 0-13 7-13 25v130c0 18 0 24 11 24 5 0 7-2 25-20 2-2 2-4 20-22 43 40 87 42 107 42 115 0 162-67 162-139 0-51-32-81-43-94-33-31-71-38-112-47-56-11-123-22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18.578cm" svg:y="11.41cm" svg:viewBox="0 0 383 455" svg:d="M83 195c7-148 89-173 123-173 101 0 112 133 112 173zM83 215h275c23 0 25 0 25-20 0-99-54-195-177-195-114 0-206 101-206 227 0 132 103 228 217 228 121 0 166-110 166-130 0-9-9-11-13-11-9 0-12 7-12 13-36 104-125 104-134 104-49 0-90-32-112-68-29-47-29-112-29-148z">
            <text:p/>
          </draw:path>
          <draw:path draw:style-name="gr3" draw:text-style-name="P7" draw:layer="layout" svg:width="0.375cm" svg:height="0.454cm" svg:x="19.019cm" svg:y="11.41cm" svg:viewBox="0 0 376 455" svg:d="M83 229c0-162 80-204 132-204 9 0 72 0 107 36-40 4-47 33-47 47 0 24 18 45 45 45s47-18 47-48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92cm" svg:height="0.448cm" svg:x="19.617cm" svg:y="11.416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9 0-54-31-54-65 0-22 7-43 18-87z">
            <text:p/>
          </draw:path>
          <draw:path draw:style-name="gr3" draw:text-style-name="P7" draw:layer="layout" svg:width="0.31cm" svg:height="0.618cm" svg:x="20.334cm" svg:y="11.246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20.739cm" svg:y="11.41cm" svg:viewBox="0 0 446 455" svg:d="M287 368c4 40 31 81 78 81 20 0 81-14 81-95v-53h-25v53c0 59-25 65-36 65-31 0-36-44-36-49v-200c0-40 0-78-35-116-39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21.221cm" svg:y="11.41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92cm" svg:height="0.448cm" svg:x="21.928cm" svg:y="11.416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4 65 65 0 101-70 103-77 11 38 47 77 108 77 100 0 156-128 156-153 0-9-9-9-11-9-9 0-11 2-13 9-32 108-99 130-132 130-39 0-54-31-54-65 0-22 7-43 18-87z">
            <text:p/>
          </draw:path>
        </draw:g>
        <draw:g>
          <svg:title>TexMaths</svg:title>
          <svg:desc>28§display§\text {cosec} x§svg§600§FALSE§</svg:desc>
          <draw:polygon draw:style-name="gr2" draw:text-style-name="P6" draw:layer="layout" svg:width="2.614cm" svg:height="0.355cm" svg:x="10.009cm" svg:y="13.295cm" svg:viewBox="0 0 2615 356" draw:points="1309,356 0,356 0,0 2615,0 2615,356">
            <text:p/>
          </draw:polygon>
          <draw:path draw:style-name="gr3" draw:text-style-name="P7" draw:layer="layout" svg:width="0.375cm" svg:height="0.453cm" svg:x="9.993cm" svg:y="13.246cm" svg:viewBox="0 0 376 454" svg:d="M83 228c0-161 81-203 132-203 9 0 72 0 108 35-41 5-47 34-47 47 0 25 18 45 44 45 27 0 47-18 47-47 0-67-76-105-152-105-123 0-215 107-215 228 0 128 99 226 213 226 132 0 163-119 163-130 0-9-9-9-11-9-9 0-11 5-13 9-29 92-94 105-130 105-52 0-139-42-139-201z">
            <text:p/>
          </draw:path>
          <draw:path draw:style-name="gr3" draw:text-style-name="P7" draw:layer="layout" svg:width="0.438cm" svg:height="0.453cm" svg:x="10.425cm" svg:y="13.246cm" svg:viewBox="0 0 439 454" svg:d="M439 230c0-125-101-230-219-230-124 0-220 107-220 230 0 128 103 224 220 224 118 0 219-98 219-224zM220 429c-43 0-86-22-112-67-25-42-25-103-25-138 0-38 0-92 22-137 27-45 74-65 115-65 42 0 85 20 109 63 27 42 27 101 27 139 0 35 0 89-22 132-20 44-65 73-114 73z">
            <text:p/>
          </draw:path>
          <draw:path draw:style-name="gr3" draw:text-style-name="P7" draw:layer="layout" svg:width="0.324cm" svg:height="0.453cm" svg:x="10.921cm" svg:y="13.246cm" svg:viewBox="0 0 325 454" svg:d="M173 250c22 5 103 21 103 92 0 49-34 90-112 90-83 0-119-56-137-141-2-11-5-16-14-16-13 0-13 7-13 25v129c0 18 0 25 11 25 5 0 7-2 25-20 2-2 2-5 20-22 43 40 87 42 108 42 114 0 161-67 161-139 0-51-31-80-43-94-33-31-71-38-112-47-56-11-123-22-123-80 0-36 27-76 112-76 108 0 114 89 117 121 0 9 9 9 11 9 13 0 13-5 13-25v-98c0-18 0-25-11-25-4 0-7 0-20 11-2 5-14 14-18 16-36-27-78-27-92-27-121 0-159 67-159 121 0 36 16 62 43 85 31 24 60 31 130 44z">
            <text:p/>
          </draw:path>
          <draw:path draw:style-name="gr3" draw:text-style-name="P7" draw:layer="layout" svg:width="0.382cm" svg:height="0.453cm" svg:x="11.306cm" svg:y="13.246cm" svg:viewBox="0 0 383 454" svg:d="M83 195c7-148 90-173 123-173 101 0 112 132 112 173zM83 215h276c22 0 24 0 24-20 0-99-54-195-177-195-114 0-206 101-206 226 0 132 103 228 217 228 121 0 166-110 166-130 0-9-9-11-13-11-9 0-11 7-11 14-36 102-126 102-135 102-49 0-90-31-112-67-29-47-29-112-29-147z">
            <text:p/>
          </draw:path>
          <draw:path draw:style-name="gr3" draw:text-style-name="P7" draw:layer="layout" svg:width="0.375cm" svg:height="0.453cm" svg:x="11.748cm" svg:y="13.246cm" svg:viewBox="0 0 376 454" svg:d="M83 228c0-161 81-203 132-203 9 0 72 0 108 35-41 5-47 34-47 47 0 25 18 45 44 45 27 0 47-18 47-47 0-67-76-105-152-105-123 0-215 107-215 228 0 128 99 226 213 226 132 0 163-119 163-130 0-9-9-9-11-9-9 0-11 5-13 9-29 92-94 105-130 105-52 0-139-42-139-201z">
            <text:p/>
          </draw:path>
          <draw:path draw:style-name="gr3" draw:text-style-name="P7" draw:layer="layout" svg:width="0.492cm" svg:height="0.446cm" svg:x="12.18cm" svg:y="13.253cm" svg:viewBox="0 0 493 447" svg:d="M303 139c4-27 26-117 96-117 7 0 29 0 49 12-27 6-47 31-47 53 0 16 11 36 38 36 23 0 54-18 54-58 0-52-58-65-92-65-58 0-92 51-105 76-25-67-76-76-106-76-103 0-159 127-159 152 0 9 9 9 12 9 9 0 11 0 13-9 34-105 99-130 132-130 18 0 54 9 54 65 0 32-18 99-54 235-15 63-51 103-94 103-7 0-29 0-49-11 24-7 47-27 47-54s-23-36-38-36c-29 0-54 27-54 58 0 45 49 65 92 65 67 0 101-69 105-76 11 38 47 76 106 76 103 0 159-127 159-152 0-9-9-9-12-9-9 0-11 3-13 9-31 108-101 130-132 130-38 0-54-31-54-65 0-22 7-42 18-87z">
            <text:p/>
          </draw:path>
        </draw:g>
        <draw:g xml:id="id12" draw:id="id12">
          <svg:title>TexMaths</svg:title>
          <svg:desc>28§display§- \text {cosec} x \cot x§svg§600§FALSE§</svg:desc>
          <draw:polygon draw:style-name="gr2" draw:text-style-name="P6" draw:layer="layout" svg:width="5.581cm" svg:height="0.519cm" svg:x="17.295cm" svg:y="13.095cm" svg:viewBox="0 0 5582 520" draw:points="2791,520 0,520 0,0 5582,0 5582,520">
            <text:p/>
          </draw:polygon>
          <draw:path draw:style-name="gr3" draw:text-style-name="P7" draw:layer="layout" svg:width="0.602cm" svg:height="0.042cm" svg:x="17.326cm" svg:y="13.387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8.045cm" svg:y="13.2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8.475cm" svg:y="13.2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18.973cm" svg:y="13.21cm" svg:viewBox="0 0 325 455" svg:d="M172 251c23 5 104 20 104 92 0 49-34 90-112 90-83 0-119-56-137-141-2-12-5-16-14-16-13 0-13 7-13 25v130c0 18 0 24 11 24 5 0 7-2 25-20 2-2 2-4 20-22 43 40 87 42 108 42 114 0 161-67 161-139 0-51-32-81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9.356cm" svg:y="13.2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7" draw:layer="layout" svg:width="0.375cm" svg:height="0.454cm" svg:x="19.799cm" svg:y="13.21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92cm" svg:height="0.448cm" svg:x="20.231cm" svg:y="13.216cm" svg:viewBox="0 0 493 449" svg:d="M302 139c5-27 27-117 97-117 4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1-70 105-77 11 38 47 77 105 77 103 0 159-128 159-153 0-9-9-9-11-9-9 0-11 2-13 9-34 108-101 130-132 130-38 0-54-31-54-65 0-22 7-43 18-87z">
            <text:p/>
          </draw:path>
          <draw:path draw:style-name="gr3" draw:text-style-name="P7" draw:layer="layout" svg:width="0.375cm" svg:height="0.454cm" svg:x="20.964cm" svg:y="13.21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21.394cm" svg:y="13.2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1cm" svg:height="0.618cm" svg:x="21.878cm" svg:y="13.046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7" draw:layer="layout" svg:width="0.492cm" svg:height="0.448cm" svg:x="22.433cm" svg:y="13.216cm" svg:viewBox="0 0 493 449" svg:d="M302 139c5-27 27-117 97-117 6 0 29 0 49 12-27 6-47 31-47 53 0 16 11 36 38 36 22 0 54-18 54-58 0-52-58-65-92-65-58 0-92 52-105 76-25-67-76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3 18-8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text:style-name="P4"><text:span text:style-name="T10"><text:tab/></text:span><text:span text:style-name="T10"><text:tab/></text:span><text:span text:style-name="T11"><text:line-break/>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line-break/></text:span><text:span text:style-name="T10"><text:tab/></text:span><text:span text:style-name="T10"><text:tab/></text:span><text:span text:style-name="T11"><text:line-break/></text:span><text:span text:style-name="T11"><text:tab/></text:span><text:span text:style-name="T11"><text:tab/></text:span></text:p>
          </draw:text-box>
        </draw:frame>
        <draw:g>
          <svg:title>TexMaths</svg:title>
          <svg:desc>28§display§\frac{dy}{dx}§svg§600§FALSE§</svg:desc>
          <draw:polygon draw:style-name="gr2" draw:text-style-name="P6" draw:layer="layout" svg:width="0.978cm" svg:height="1.936cm" svg:x="18.15cm" svg:y="7.961cm" svg:viewBox="0 0 979 1937" draw:points="489,1937 0,1937 0,0 979,0 979,1937">
            <text:p/>
          </draw:polygon>
          <draw:path draw:style-name="gr3" draw:text-style-name="P7" draw:layer="layout" svg:width="0.47cm" svg:height="0.696cm" svg:x="18.164cm" svg:y="7.912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56cm" svg:height="0.637cm" svg:x="18.664cm" svg:y="8.161cm" svg:viewBox="0 0 457 638" svg:d="M453 60c4-13 4-15 4-22 0-18-15-27-29-27-11 0-27 5-36 20-2 5-9 36-13 54-7 25-14 52-20 78l-45 180c-2 13-45 83-110 83-52 0-63-43-63-81 0-45 18-105 52-193 15-40 18-51 18-71 0-45-32-81-81-81-94 0-130 143-130 152s9 9 11 9c11 0 11-2 16-18 27-91 67-121 101-121 6 0 24 0 24 32 0 24-9 49-18 69-38 103-56 161-56 206 0 88 63 119 121 119 39 0 72-18 99-45-11 52-25 99-63 152-27 34-65 63-109 63-14 0-59-4-74-42 15 0 26 0 42-12 9-9 18-22 18-40 0-31-27-36-36-36-22 0-56 16-56 65s45 85 106 85c103 0 203-89 230-201z">
            <text:p/>
          </draw:path>
          <draw:polygon draw:style-name="gr3" draw:text-style-name="P7" draw:layer="layout" svg:width="1.077cm" svg:height="0.042cm" svg:x="18.101cm" svg:y="8.994cm" svg:viewBox="0 0 1078 43" draw:points="538,43 0,43 0,0 1078,0 1078,43">
            <text:p/>
          </draw:polygon>
          <draw:path draw:style-name="gr3" draw:text-style-name="P7" draw:layer="layout" svg:width="0.47cm" svg:height="0.696cm" svg:x="18.141cm" svg:y="9.253cm" svg:viewBox="0 0 471 697" svg:d="M471 11c0-2 0-11-14-11-13 0-107 9-125 11-7 0-14 5-14 18 0 14 9 14 25 14 47 0 49 6 49 15l-4 20-59 233c-17-36-47-62-91-62-115 0-238 145-238 288 0 95 54 160 132 160 20 0 70-5 128-74 9 40 43 74 90 74 35 0 58-23 74-56 15-34 29-95 29-97 0-11-9-11-11-11-12 0-12 4-14 18-18 65-36 123-76 123-27 0-29-25-29-45 0-24 2-31 6-47zM264 567c-4 18-4 20-20 38-42 53-83 69-110 69-49 0-65-54-65-92 0-49 32-172 57-217 29-58 73-94 114-94 65 0 78 81 78 87 0 5-2 12-4 16z">
            <text:p/>
          </draw:path>
          <draw:path draw:style-name="gr3" draw:text-style-name="P7" draw:layer="layout" svg:width="0.492cm" svg:height="0.447cm" svg:x="18.641cm" svg:y="9.5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6 76 103 0 159-128 159-152 0-9-9-9-12-9-8 0-11 2-13 9-31 107-101 130-132 130-38 0-54-32-54-65 0-23 7-43 18-88z">
            <text:p/>
          </draw:path>
        </draw:g>
        <draw:frame draw:style-name="standard" draw:layer="layout" svg:width="18.998cm" svg:height="10.836cm" svg:x="4.611cm" svg:y="3.1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2">
              <table:table-cell table:style-name="ce1">
                <text:p text:style-name="P9"><text:span text:style-name="T13">Sr.No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12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9"><text:span text:style-name="T13">13</text:span></text:p>
              </table:table-cell>
              <table:table-cell/>
              <table:table-cell/>
            </table:table-row>
            <table:table-row table:style-name="ro8" table:default-cell-style-name="ce3">
              <table:table-cell table:style-name="ce1">
                <text:p text:style-name="P9"><text:span text:style-name="T13">14</text:span></text:p>
              </table:table-cell>
              <table:table-cell/>
              <table:table-cell/>
            </table:table-row>
            <table:table-row table:style-name="ro9" table:default-cell-style-name="ce3">
              <table:table-cell table:style-name="ce1">
                <text:p text:style-name="P9"><text:span text:style-name="T13">15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>
          <svg:title>TexMaths</svg:title>
          <svg:desc>26§display§\frac{dy}{dx} = f'(x)§svg§600§FALSE§</svg:desc>
          <draw:polygon draw:style-name="gr2" draw:text-style-name="P6" draw:layer="layout" svg:width="4.179cm" svg:height="1.798cm" svg:x="17.334cm" svg:y="3.291cm" svg:viewBox="0 0 4180 1799" draw:points="2090,1799 0,1799 0,0 4180,0 4180,1799">
            <text:p/>
          </draw:polygon>
          <draw:path draw:style-name="gr3" draw:text-style-name="P7" draw:layer="layout" svg:width="0.436cm" svg:height="0.646cm" svg:x="17.346cm" svg:y="3.245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17.81cm" svg:y="3.476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s41 79 97 79c96 0 190-83 215-187z">
            <text:p/>
          </draw:path>
          <draw:polygon draw:style-name="gr3" draw:text-style-name="P7" draw:layer="layout" svg:width="0.999cm" svg:height="0.039cm" svg:x="17.288cm" svg:y="4.25cm" svg:viewBox="0 0 1000 40" draw:points="499,40 0,40 0,0 1000,0 1000,40">
            <text:p/>
          </draw:polygon>
          <draw:path draw:style-name="gr3" draw:text-style-name="P7" draw:layer="layout" svg:width="0.436cm" svg:height="0.646cm" svg:x="17.325cm" svg:y="4.491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8-23-28-41 0-23 3-30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7.789cm" svg:y="4.7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18.7cm" svg:y="4.16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19.663cm" svg:y="3.8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6 44-2 52-36 52-50 0-21-16-31-35-31-23 0-50 20-50 54 0 41 40 64 79 64 50 0 85-54 102-89 31-59 52-169 52-175z">
            <text:p/>
          </draw:path>
          <draw:path draw:style-name="gr3" draw:text-style-name="P7" draw:layer="layout" svg:width="0.161cm" svg:height="0.332cm" svg:x="20.189cm" svg:y="3.763cm" svg:viewBox="0 0 162 333" svg:d="M156 56c6-10 6-16 6-21 0-20-18-35-37-35-25 0-33 21-36 31l-85 279c-2 0-4 8-4 8 0 9 21 15 25 15s6 0 10-11z">
            <text:p/>
          </draw:path>
          <draw:path draw:style-name="gr3" draw:text-style-name="P7" draw:layer="layout" svg:width="0.213cm" svg:height="0.914cm" svg:x="20.506cm" svg:y="3.813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20.797cm" svg:y="4.09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21.346cm" svg:y="3.813cm" svg:viewBox="0 0 214 915" svg:d="M214 458c0-71-10-181-60-285-56-113-135-173-146-173-4 0-8 4-8 8s0 7 17 23c91 90 143 235 143 427 0 156-33 318-148 432-12 13-12 15-12 17 0 6 4 8 8 8 11 0 94-62 148-179 48-99 58-201 58-278z">
            <text:p/>
          </draw:path>
        </draw:g>
        <draw:g>
          <svg:title>TexMaths</svg:title>
          <svg:desc>28§display§y = f(x)§svg§600§FALSE§</svg:desc>
          <draw:polygon draw:style-name="gr2" draw:text-style-name="P6" draw:layer="layout" svg:width="3.55cm" svg:height="0.886cm" svg:x="9.308cm" svg:y="3.794cm" svg:viewBox="0 0 3551 887" draw:points="1776,887 0,887 0,0 3551,0 3551,887">
            <text:p/>
          </draw:polygon>
          <draw:path draw:style-name="gr3" draw:text-style-name="P7" draw:layer="layout" svg:width="0.456cm" svg:height="0.638cm" svg:x="9.288cm" svg:y="4.0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106cm" svg:y="4.1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141cm" svg:y="3.7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1.775cm" svg:y="3.7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088cm" svg:y="4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2.677cm" svg:y="3.7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^x§svg§600§FALSE§</svg:desc>
          <draw:polygon draw:style-name="gr2" draw:text-style-name="P6" draw:layer="layout" svg:width="0.763cm" svg:height="0.623cm" svg:x="10.293cm" svg:y="5.895cm" svg:viewBox="0 0 764 624" draw:points="381,624 0,624 0,0 764,0 764,624">
            <text:p/>
          </draw:polygon>
          <draw:path draw:style-name="gr3" draw:text-style-name="P7" draw:layer="layout" svg:width="0.38cm" svg:height="0.446cm" svg:x="10.289cm" svg:y="6.121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7" draw:layer="layout" svg:width="0.371cm" svg:height="0.312cm" svg:x="10.735cm" svg:y="5.846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 xml:id="id13" draw:id="id13">
          <svg:title>TexMaths</svg:title>
          <svg:desc>28§display§e^x§svg§600§FALSE§</svg:desc>
          <draw:polygon draw:style-name="gr2" draw:text-style-name="P6" draw:layer="layout" svg:width="0.763cm" svg:height="0.623cm" svg:x="18.693cm" svg:y="5.896cm" svg:viewBox="0 0 764 624" draw:points="381,624 0,624 0,0 764,0 764,624">
            <text:p/>
          </draw:polygon>
          <draw:path draw:style-name="gr3" draw:text-style-name="P7" draw:layer="layout" svg:width="0.38cm" svg:height="0.446cm" svg:x="18.689cm" svg:y="6.122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7" draw:layer="layout" svg:width="0.371cm" svg:height="0.312cm" svg:x="19.135cm" svg:y="5.847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>
          <svg:title>TexMaths</svg:title>
          <svg:desc>28§display§a^x§svg§600§FALSE§</svg:desc>
          <draw:polygon draw:style-name="gr2" draw:text-style-name="P6" draw:layer="layout" svg:width="0.824cm" svg:height="0.623cm" svg:x="10.199cm" svg:y="7.696cm" svg:viewBox="0 0 825 624" draw:points="412,624 0,624 0,0 825,0 825,624">
            <text:p/>
          </draw:polygon>
          <draw:path draw:style-name="gr3" draw:text-style-name="P7" draw:layer="layout" svg:width="0.452cm" svg:height="0.446cm" svg:x="10.19cm" svg:y="7.922cm" svg:viewBox="0 0 453 447" svg:d="M329 63c-18-36-47-63-92-63-114 0-237 145-237 288 0 94 54 159 132 159 20 0 70-4 128-74 9 41 42 74 90 74 35 0 58-22 73-54 16-35 30-96 30-98 0-9-9-9-12-9-11 0-11 2-13 18-18 63-36 121-76 121-27 0-29-25-29-45 0-22 2-29 13-74 11-40 11-51 20-87l36-139c7-29 7-29 7-33 0-18-11-27-27-27-25 0-40 22-43 43zM264 320c-4 18-4 18-20 35-42 54-83 70-110 70-49 0-65-54-65-92 0-49 32-172 56-217 30-58 74-94 115-94 65 0 78 81 78 88 0 4-2 11-4 15z">
            <text:p/>
          </draw:path>
          <draw:path draw:style-name="gr3" draw:text-style-name="P7" draw:layer="layout" svg:width="0.371cm" svg:height="0.312cm" svg:x="10.703cm" svg:y="7.647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1 22-76 49-14-29-45-49-83-49-79 0-123 85-123 105 0 9 9 9 11 9 9 0 11-2 13-11 18-54 61-83 97-83 22 0 40 11 40 45 0 13-9 49-13 71z">
            <text:p/>
          </draw:path>
        </draw:g>
        <draw:g xml:id="id14" draw:id="id14">
          <svg:title>TexMaths</svg:title>
          <svg:desc>28§display§a^x \log a§svg§600§FALSE§</svg:desc>
          <draw:polygon draw:style-name="gr2" draw:text-style-name="P6" draw:layer="layout" svg:width="3.007cm" svg:height="0.814cm" svg:x="17.598cm" svg:y="7.697cm" svg:viewBox="0 0 3008 815" draw:points="1503,815 0,815 0,0 3008,0 3008,815">
            <text:p/>
          </draw:polygon>
          <draw:path draw:style-name="gr3" draw:text-style-name="P7" draw:layer="layout" svg:width="0.451cm" svg:height="0.447cm" svg:x="17.589cm" svg:y="7.923cm" svg:viewBox="0 0 452 448" svg:d="M329 63c-18-36-47-63-92-63-114 0-237 146-237 289 0 94 54 159 132 159 20 0 70-5 128-74 9 40 42 74 89 74 36 0 59-22 74-54 16-36 29-96 29-98 0-9-9-9-11-9-11 0-11 2-13 18-18 62-36 121-76 121-27 0-29-25-29-45 0-23 2-29 13-74 11-40 11-52 20-88l36-138c7-29 7-29 7-34 0-18-12-27-27-27-25 0-41 23-43 43zM264 320c-4 18-4 18-20 36-42 54-83 70-110 70-49 0-65-54-65-92 0-50 32-173 56-218 30-58 74-94 115-94 65 0 78 81 78 88 0 4-2 11-4 15z">
            <text:p/>
          </draw:path>
          <draw:path draw:style-name="gr3" draw:text-style-name="P7" draw:layer="layout" svg:width="0.371cm" svg:height="0.313cm" svg:x="18.102cm" svg:y="7.648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7" draw:layer="layout" svg:width="0.221cm" svg:height="0.684cm" svg:x="18.76cm" svg:y="7.67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029cm" svg:y="7.91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19.522cm" svg:y="7.91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7" draw:layer="layout" svg:width="0.451cm" svg:height="0.447cm" svg:x="20.203cm" svg:y="7.923cm" svg:viewBox="0 0 452 448" svg:d="M329 63c-18-36-47-63-92-63-114 0-237 146-237 289 0 94 54 159 132 159 20 0 70-5 128-74 9 40 42 74 89 74 36 0 59-22 74-54 16-36 29-96 29-98 0-9-9-9-11-9-9 0-11 2-13 18-18 62-36 121-76 121-27 0-29-25-29-45 0-23 2-29 13-74 11-40 11-52 20-88l36-138c7-29 7-29 7-34 0-18-12-27-27-27-25 0-41 23-43 43zM264 320c-4 18-4 18-18 36-44 54-85 70-112 70-49 0-65-54-65-92 0-50 32-173 56-218 30-58 74-94 115-94 65 0 78 81 78 88 0 4-2 11-4 15z">
            <text:p/>
          </draw:path>
        </draw:g>
        <draw:g>
          <svg:title>TexMaths</svg:title>
          <svg:desc>28§display§\log x§svg§600§FALSE§</svg:desc>
          <draw:polygon draw:style-name="gr2" draw:text-style-name="P6" draw:layer="layout" svg:width="1.856cm" svg:height="0.788cm" svg:x="9.709cm" svg:y="9.896cm" svg:viewBox="0 0 1857 789" draw:points="930,789 0,789 0,0 1857,0 1857,789">
            <text:p/>
          </draw:polygon>
          <draw:path draw:style-name="gr3" draw:text-style-name="P7" draw:layer="layout" svg:width="0.221cm" svg:height="0.685cm" svg:x="9.691cm" svg:y="9.847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9.96cm" svg:y="10.08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0.453cm" svg:y="10.085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5 0 197 0 197 85 0 51-71 101-167 101z">
            <text:p/>
          </draw:path>
          <draw:path draw:style-name="gr3" draw:text-style-name="P7" draw:layer="layout" svg:width="0.492cm" svg:height="0.447cm" svg:x="11.122cm" svg:y="10.0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5" draw:id="id15">
          <svg:title>TexMaths</svg:title>
          <svg:desc>26§display§\frac{1}{x}§svg§600§FALSE§</svg:desc>
          <draw:polygon draw:style-name="gr2" draw:text-style-name="P6" draw:layer="layout" svg:width="0.432cm" svg:height="1.774cm" svg:x="18.735cm" svg:y="9.493cm" svg:viewBox="0 0 433 1775" draw:points="217,1775 0,1775 0,0 433,0 433,1775">
            <text:p/>
          </draw:polygon>
          <draw:path draw:style-name="gr3" draw:text-style-name="P7" draw:layer="layout" svg:width="0.303cm" svg:height="0.611cm" svg:x="18.804cm" svg:y="9.447cm" svg:viewBox="0 0 304 612" svg:d="M190 23c0-21 0-23-21-23-59 58-140 58-169 58v29c19 0 73 0 121-25v477c0 33-2 44-86 44h-29v29c32-4 113-4 148-4 38 0 117 0 150 4v-29h-29c-83 0-85-11-85-44z">
            <text:p/>
          </draw:path>
          <draw:polygon draw:style-name="gr3" draw:text-style-name="P7" draw:layer="layout" svg:width="0.524cm" svg:height="0.039cm" svg:x="18.689cm" svg:y="10.427cm" svg:viewBox="0 0 525 40" draw:points="263,40 0,40 0,0 525,0 525,40">
            <text:p/>
          </draw:polygon>
          <draw:path draw:style-name="gr3" draw:text-style-name="P7" draw:layer="layout" svg:width="0.457cm" svg:height="0.415cm" svg:x="18.716cm" svg:y="10.898cm" svg:viewBox="0 0 458 416" svg:d="M281 129c4-25 25-108 90-108 6 0 27 0 46 10-25 6-44 29-44 50 0 15 10 33 35 33 21 0 50-16 50-54 0-48-54-60-85-60-54 0-85 48-98 71-23-63-71-71-98-71-96 0-148 119-148 142 0 8 9 8 11 8 8 0 10 0 12-8 31-98 92-121 123-121 17 0 50 8 50 60 0 29-17 92-50 219-15 58-48 95-88 95-6 0-27 0-45-10 23-6 43-25 43-50s-20-33-35-33c-27 0-50 25-50 54 0 42 46 60 85 60 63 0 94-64 98-70 11 35 44 70 98 70 96 0 148-118 148-141 0-9-8-9-10-9-9 0-11 2-13 9-29 100-94 120-123 120-35 0-50-29-50-60 0-21 7-39 17-81z">
            <text:p/>
          </draw:path>
        </draw:g>
        <draw:g>
          <svg:title>TexMaths</svg:title>
          <svg:desc>28§display§\log_a x§svg§600§FALSE§</svg:desc>
          <draw:polygon draw:style-name="gr2" draw:text-style-name="P6" draw:layer="layout" svg:width="2.334cm" svg:height="0.833cm" svg:x="9.71cm" svg:y="12.498cm" svg:viewBox="0 0 2335 834" draw:points="1167,834 0,834 0,0 2335,0 2335,834">
            <text:p/>
          </draw:polygon>
          <draw:path draw:style-name="gr3" draw:text-style-name="P7" draw:layer="layout" svg:width="0.221cm" svg:height="0.685cm" svg:x="9.692cm" svg:y="12.449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9.961cm" svg:y="12.69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452cm" svg:height="0.651cm" svg:x="10.454cm" svg:y="12.687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8 0 198 85 0 51-72 101-168 101z">
            <text:p/>
          </draw:path>
          <draw:path draw:style-name="gr3" draw:text-style-name="P7" draw:layer="layout" svg:width="0.353cm" svg:height="0.313cm" svg:x="10.974cm" svg:y="13.07cm" svg:viewBox="0 0 354 314" svg:d="M251 40c-16-22-38-40-72-40-89 0-179 99-179 197 0 68 45 117 105 117 36 0 70-23 99-49 13 42 54 49 72 49 24 0 40-16 53-38 16-27 25-65 25-70 0-9-9-9-11-9-9 0-11 5-16 23-9 33-22 74-51 74-18 0-23-16-23-34 0-11 7-38 11-56 5-18 12-47 16-63l14-51c4-18 11-52 11-54 0-16-11-23-23-23-11 0-27 9-31 27zM206 220c-4 20-20 33-36 47-6 4-33 27-62 27-27 0-52-18-52-68 0-35 20-114 36-141 31-56 67-65 87-65 50 0 61 52 61 61 0 2 0 6-2 9z">
            <text:p/>
          </draw:path>
          <draw:path draw:style-name="gr3" draw:text-style-name="P7" draw:layer="layout" svg:width="0.492cm" svg:height="0.447cm" svg:x="11.601cm" svg:y="12.69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4 108-101 130-132 130-38 0-54-31-54-65 0-22 7-43 18-87z">
            <text:p/>
          </draw:path>
        </draw:g>
        <draw:g xml:id="id16" draw:id="id16">
          <svg:title>TexMaths</svg:title>
          <svg:desc>26§display§\frac{1}{x \log a}§svg§600§FALSE§</svg:desc>
          <draw:polygon draw:style-name="gr2" draw:text-style-name="P6" draw:layer="layout" svg:width="2.399cm" svg:height="1.952cm" svg:x="17.837cm" svg:y="11.994cm" svg:viewBox="0 0 2400 1953" draw:points="1200,1953 0,1953 0,0 2400,0 2400,1953">
            <text:p/>
          </draw:polygon>
          <draw:path draw:style-name="gr3" draw:text-style-name="P7" draw:layer="layout" svg:width="0.303cm" svg:height="0.61cm" svg:x="18.889cm" svg:y="11.948cm" svg:viewBox="0 0 304 611" svg:d="M189 23c0-21 0-23-21-23-58 58-139 58-168 58v29c19 0 73 0 121-25v477c0 33-2 43-86 43h-29v29c31-4 113-4 148-4 37 0 116 0 150 4v-29h-30c-83 0-85-10-85-43z">
            <text:p/>
          </draw:path>
          <draw:polygon draw:style-name="gr3" draw:text-style-name="P7" draw:layer="layout" svg:width="2.49cm" svg:height="0.039cm" svg:x="17.791cm" svg:y="12.927cm" svg:viewBox="0 0 2491 40" draw:points="1246,40 0,40 0,0 2491,0 2491,40">
            <text:p/>
          </draw:polygon>
          <draw:path draw:style-name="gr3" draw:text-style-name="P7" draw:layer="layout" svg:width="0.456cm" svg:height="0.415cm" svg:x="17.818cm" svg:y="13.3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8-15 59-48 96-88 96-6 0-27 0-45-10 22-7 43-25 43-50s-21-33-35-33c-27 0-50 24-50 54 0 41 46 60 85 60 63 0 94-65 98-71 10 36 44 71 98 71 95 0 147-119 147-142 0-8-8-8-10-8-8 0-10 2-13 8-29 100-93 121-122 121-36 0-50-29-50-60 0-21 6-40 17-81z">
            <text:p/>
          </draw:path>
          <draw:path draw:style-name="gr3" draw:text-style-name="P7" draw:layer="layout" svg:width="0.205cm" svg:height="0.635cm" svg:x="18.496cm" svg:y="13.166cm" svg:viewBox="0 0 206 636" svg:d="M133 0l-133 10v30c64 0 73 6 73 49v477c0 41-11 41-73 41v29c31-2 79-2 102-2s69 0 104 2v-29c-63 0-73 0-73-41z">
            <text:p/>
          </draw:path>
          <draw:path draw:style-name="gr3" draw:text-style-name="P7" draw:layer="layout" svg:width="0.407cm" svg:height="0.421cm" svg:x="18.745cm" svg:y="13.3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9.201cm" svg:y="13.387cm" svg:viewBox="0 0 420 605" svg:d="M179 258c-81 0-81-92-81-112 0-25 2-55 14-77 9-13 29-38 67-38 79 0 79 92 79 112 0 25 0 55-15 77-8 13-29 38-64 38zM71 293c0-4 0-25 16-43 36 27 73 29 92 29 85 0 147-63 147-133 0-36-14-69-37-90 33-31 67-35 83-35 2 0 6 0 9 0-11 4-15 14-15 25 0 16 12 27 27 27 8 0 27-6 27-27 0-17-12-46-48-46-19 0-58 6-98 44-37-32-76-34-95-34-85 0-150 63-150 133 0 42 21 75 44 96-13 13-29 44-29 75 0 29 12 64 41 81-56 17-85 56-85 94 0 64 91 116 204 116 108 0 204-48 204-118 0-34-15-79-61-106-50-25-102-25-158-25-23 0-62 0-68 0-30-5-50-34-50-63zM204 582c-94 0-156-46-156-93 0-44 35-77 75-79h54c79 0 183 0 183 79 0 47-67 93-156 93z">
            <text:p/>
          </draw:path>
          <draw:path draw:style-name="gr3" draw:text-style-name="P7" draw:layer="layout" svg:width="0.419cm" svg:height="0.415cm" svg:x="19.835cm" svg:y="13.397cm" svg:viewBox="0 0 420 416" svg:d="M306 58c-17-33-44-58-86-58-106 0-220 135-220 268 0 88 50 148 123 148 18 0 64-4 118-69 9 38 40 69 83 69 34 0 54-21 69-50 15-33 27-89 27-92 0-8-8-8-10-8-11 0-11 2-13 17-16 58-33 112-71 112-25 0-27-23-27-42 0-20 2-27 13-68 8-38 10-48 19-81l33-129c6-27 6-27 6-31 0-17-10-25-25-25-23 0-37 21-39 39zM245 297c-4 17-4 17-18 34-40 50-77 64-102 64-48 0-61-50-61-85 0-46 30-160 52-202 27-54 69-87 106-87 61 0 73 75 73 81 0 4-2 10-4 1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1.737cm" svg:x="1.398cm" svg:y="0.544cm" presentation:class="title" presentation:user-transformed="true">
          <draw:text-box>
            <text:p xml:id="id17" text:id="id17"><text:span text:style-name="T2">Rules of Differentiation</text:span></text:p>
          </draw:text-box>
        </draw:frame>
        <draw:frame presentation:style-name="pr9" draw:text-style-name="P10" draw:layer="layout" svg:width="25.8cm" svg:height="12.2cm" svg:x="1.2cm" svg:y="2.8cm" presentation:class="subtitle" presentation:user-transformed="true">
          <draw:text-box>
            <text:p text:style-name="P4"><text:span text:style-name="T14"><text:tab/></text:span><text:span text:style-name="T14"><text:tab/></text:span></text:p>
            <text:p xml:id="id18" text:id="id18" text:style-name="P4"><text:span text:style-name="T11"><text:tab/></text:span><text:span text:style-name="T11">If <text:s text:c="15"/>are differentiable functions of <text:s text:c="4"/>such that</text:span></text:p>
            <text:p text:style-name="P4"><text:span text:style-name="T13"><text:tab/></text:span><text:span text:style-name="T13"><text:tab/></text:span></text:p>
            <text:p xml:id="id21" text:id="id21" text:style-name="P4"><text:span text:style-name="T13"><text:tab/></text:span><text:span text:style-name="T13">(1) <text:s/></text:span></text:p>
            <text:p text:style-name="P4"><text:span text:style-name="T13"><text:tab/></text:span><text:span text:style-name="T13"><text:tab/></text:span></text:p>
            <text:p text:style-name="P4"><text:span text:style-name="T13"/></text:p>
            <text:p xml:id="id24" text:id="id24" text:style-name="P4"><text:span text:style-name="T13"><text:tab/></text:span><text:span text:style-name="T13">(2)</text:span></text:p>
            <text:p text:style-name="P4"><text:span text:style-name="T13"><text:tab/></text:span><text:span text:style-name="T13"><text:tab/></text:span></text:p>
            <text:p text:style-name="P4"><text:span text:style-name="T11"><text:tab/></text:span><text:span text:style-name="T11"><text:tab/></text:span></text:p>
            <text:p xml:id="id26" text:id="id26" text:style-name="P4"><text:span text:style-name="T13"><text:tab/></text:span><text:span text:style-name="T13">(3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/text:p>
          </draw:text-box>
        </draw:frame>
        <draw:g xml:id="id19" draw:id="id19">
          <svg:title>TexMaths</svg:title>
          <svg:desc>32§display§u \text { and } v§svg§600§FALSE§</svg:desc>
          <draw:polygon draw:style-name="gr2" draw:text-style-name="P6" draw:layer="layout" svg:width="3.622cm" svg:height="0.683cm" svg:x="3.602cm" svg:y="3.558cm" svg:viewBox="0 0 3623 684" draw:points="1810,684 0,684 0,0 3623,0 3623,684">
            <text:p/>
          </draw:polygon>
          <draw:path draw:style-name="gr3" draw:text-style-name="P7" draw:layer="layout" svg:width="0.58cm" svg:height="0.512cm" svg:x="3.579cm" svg:y="3.786cm" svg:viewBox="0 0 581 513" svg:d="M364 436c12 48 51 77 99 77 39 0 67-26 85-62 18-41 33-110 33-113 0-10-10-10-13-10-12 0-12 3-18 21-15 61-35 138-84 138-23 0-33-13-33-51 0-26 12-77 20-118l33-123c3-16 13-59 18-77 5-26 18-69 18-74 0-21-15-31-33-31-5 0-36 0-44 38-23 85-71 282-84 341-3 5-46 95-131 95-56 0-69-51-69-92 0-64 31-154 62-231 13-33 18-49 18-72 0-51-36-92-93-92-107 0-148 164-148 174 0 11 10 11 13 11 13 0 13 0 18-21 28-97 71-138 115-138 10 0 28 0 28 36 0 28-13 61-20 76-41 113-64 182-64 239 0 107 76 136 138 136 74 0 115-52 136-77z">
            <text:p/>
          </draw:path>
          <draw:path draw:style-name="gr3" draw:text-style-name="P7" draw:layer="layout" svg:width="0.508cm" svg:height="0.519cm" svg:x="4.611cm" svg:y="3.779cm" svg:viewBox="0 0 509 520" svg:d="M328 420c5 46 36 93 89 93 23 0 92-16 92-108v-62h-28v62c0 67-28 74-41 74-35 0-41-51-41-56v-228c0-46 0-90-41-133-43-44-99-62-156-62-92 0-169 54-169 128 0 33 23 54 51 54 31 0 52-23 52-54 0-13-5-51-57-51 31-39 85-51 123-51 54 0 118 43 118 143v44c-56 2-136 5-207 38-85 39-113 98-113 149 0 92 110 120 182 120 74 0 125-46 146-100zM320 236v113c0 107-79 146-131 146-56 0-102-41-102-98 0-61 49-156 233-161z">
            <text:p/>
          </draw:path>
          <draw:path draw:style-name="gr3" draw:text-style-name="P7" draw:layer="layout" svg:width="0.567cm" svg:height="0.499cm" svg:x="5.164cm" svg:y="3.786cm" svg:viewBox="0 0 568 500" svg:d="M87 110v305c0 49-10 49-87 49v36c38 0 97-3 128-3 28 0 87 3 125 3v-36c-74 0-87 0-87-49v-210c0-118 80-179 151-179 72 0 85 61 85 125v264c0 49-13 49-87 49v36c38 0 97-3 128-3 28 0 87 3 125 3v-36c-59 0-87 0-87-33v-216c0-97 0-133-36-174-15-18-53-41-117-41-85 0-136 49-169 118v-118l-159 13v36c79 0 87 7 87 61z">
            <text:p/>
          </draw:path>
          <draw:path draw:style-name="gr3" draw:text-style-name="P7" draw:layer="layout" svg:width="0.557cm" svg:height="0.796cm" svg:x="5.791cm" svg:y="3.502cm" svg:viewBox="0 0 558 797" svg:d="M392 723v74l166-13v-36c-79 0-89-7-89-61v-687l-162 13v36c77 0 87 7 87 61v244c-33-39-82-70-143-70-133 0-251 111-251 257 0 143 110 256 241 256 71 0 123-38 151-74zM392 420v231c0 20 0 23-13 41-33 54-85 79-133 79-51 0-92-28-121-71-28-47-30-111-30-157 0-43 2-110 33-161 26-36 67-72 128-72 41 0 87 15 123 67 13 20 13 23 13 43z">
            <text:p/>
          </draw:path>
          <draw:path draw:style-name="gr3" draw:text-style-name="P7" draw:layer="layout" svg:width="0.496cm" svg:height="0.512cm" svg:x="6.784cm" svg:y="3.786cm" svg:viewBox="0 0 497 513" svg:d="M497 79c0-61-31-79-52-79-28 0-53 28-53 54 0 15 5 23 18 33 23 23 38 54 38 95 0 46-69 305-202 305-57 0-82-39-82-97 0-65 31-147 64-241 8-18 15-34 15-57 0-51-38-92-95-92-104 0-148 164-148 174 0 11 10 11 13 11 13 0 13 0 18-21 33-113 82-138 115-138 10 0 28 0 28 36 0 28-10 58-18 79-51 131-66 182-66 231 0 123 99 141 153 141 190 0 254-375 254-434z">
            <text:p/>
          </draw:path>
        </draw:g>
        <draw:g xml:id="id20" draw:id="id20">
          <svg:title>TexMaths</svg:title>
          <svg:desc>32§display§x§svg§600§FALSE§</svg:desc>
          <draw:polygon draw:style-name="gr2" draw:text-style-name="P6" draw:layer="layout" svg:width="0.48cm" svg:height="0.398cm" svg:x="21.703cm" svg:y="3.858cm" svg:viewBox="0 0 481 399" draw:points="241,399 0,399 0,0 481,0 481,399">
            <text:p/>
          </draw:polygon>
          <draw:path draw:style-name="gr3" draw:text-style-name="P7" draw:layer="layout" svg:width="0.562cm" svg:height="0.511cm" svg:x="21.68cm" svg:y="3.80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 xml:id="id22" draw:id="id22">
          <svg:title>TexMaths</svg:title>
          <svg:desc>32§display§y = u \pm v \ \text { then }\ \frac{dy}{dx} = \frac{du}{dx} \pm \frac{dv}{dx}§svg§600§FALSE§</svg:desc>
          <draw:polygon draw:style-name="gr2" draw:text-style-name="P6" draw:layer="layout" svg:width="15.504cm" svg:height="2.214cm" svg:x="4.204cm" svg:y="5.06cm" svg:viewBox="0 0 15505 2215" draw:points="7751,2215 0,2215 0,0 15505,0 15505,2215">
            <text:p/>
          </draw:polygon>
          <draw:path draw:style-name="gr3" draw:text-style-name="P7" draw:layer="layout" svg:width="0.521cm" svg:height="0.729cm" svg:x="4.181cm" svg:y="6.04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5.115cm" svg:y="6.1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6.272cm" svg:y="6.049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ath draw:style-name="gr3" draw:text-style-name="P7" draw:layer="layout" svg:width="0.752cm" svg:height="0.752cm" svg:x="7.194cm" svg:y="5.798cm" svg:viewBox="0 0 753 753" svg:d="M399 399h315c18 0 39 0 39-23s-21-23-39-23h-315v-312c0-18 0-41-23-41s-23 20-23 38v315h-315c-18 0-38 0-38 23s20 23 38 23h315v308h-315c-18 0-38 0-38 23s20 23 38 23h676c18 0 39 0 39-23s-21-23-39-23h-315z">
            <text:p/>
          </draw:path>
          <draw:path draw:style-name="gr3" draw:text-style-name="P7" draw:layer="layout" svg:width="0.496cm" svg:height="0.511cm" svg:x="8.289cm" svg:y="6.049cm" svg:viewBox="0 0 497 512" svg:d="M497 79c0-61-31-79-52-79-28 0-53 28-53 54 0 15 5 23 18 33 23 23 38 54 38 95 0 46-69 304-202 304-57 0-82-38-82-97 0-64 31-146 64-240 8-18 15-34 15-57 0-51-38-92-95-92-104 0-148 164-148 174s10 10 13 10c13 0 13 0 18-20 33-113 82-138 115-138 10 0 28 0 28 35 0 29-10 59-18 80-51 130-66 182-66 230 0 123 99 141 153 141 190 0 254-374 254-433z">
            <text:p/>
          </draw:path>
          <draw:path draw:style-name="gr3" draw:text-style-name="P7" draw:layer="layout" svg:width="0.352cm" svg:height="0.706cm" svg:x="9.613cm" svg:y="5.854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567cm" svg:height="0.782cm" svg:x="10.066cm" svg:y="5.764cm" svg:viewBox="0 0 568 783" svg:d="M87 696c0 52-10 52-87 52v35c38-2 97-2 128-2 28 0 87 0 125 2v-35c-74 0-87 0-87-52v-207c0-118 80-179 151-179 72 0 85 61 85 125v261c0 52-13 52-87 52v35c38-2 97-2 128-2 28 0 87 0 125 2v-35c-59 0-87 0-87-34v-215c0-97 0-133-36-174-15-18-53-41-117-41-98 0-146 69-164 110v-394l-164 13v36c79 0 87 7 87 61z">
            <text:p/>
          </draw:path>
          <draw:path draw:style-name="gr3" draw:text-style-name="P7" draw:layer="layout" svg:width="0.437cm" svg:height="0.519cm" svg:x="10.685cm" svg:y="6.041cm" svg:viewBox="0 0 438 520" svg:d="M95 223c7-169 102-197 141-197 115 0 127 151 127 197zM95 246h315c25 0 28 0 28-23 0-113-62-223-202-223-131 0-236 115-236 259 0 151 118 261 248 261 139 0 190-126 190-149 0-10-11-13-16-13-10 0-12 8-12 16-41 118-144 118-154 118-56 0-102-36-128-77-33-54-33-128-33-169z">
            <text:p/>
          </draw:path>
          <draw:path draw:style-name="gr3" draw:text-style-name="P7" draw:layer="layout" svg:width="0.567cm" svg:height="0.498cm" svg:x="11.19cm" svg:y="6.049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7cm" svg:height="0.795cm" svg:x="12.733cm" svg:y="5.00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13.307cm" svg:y="5.288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12.664cm" svg:y="6.241cm" svg:viewBox="0 0 1231 49" draw:points="614,49 0,49 0,0 1231,0 1231,49">
            <text:p/>
          </draw:polygon>
          <draw:path draw:style-name="gr3" draw:text-style-name="P7" draw:layer="layout" svg:width="0.537cm" svg:height="0.795cm" svg:x="12.708cm" svg:y="6.5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3.281cm" svg:y="6.81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14.402cm" svg:y="6.1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15.705cm" svg:y="5.0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8cm" svg:height="0.511cm" svg:x="16.279cm" svg:y="5.288cm" svg:viewBox="0 0 581 512" svg:d="M363 435c13 49 52 77 100 77 39 0 64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7" draw:layer="layout" svg:width="1.23cm" svg:height="0.048cm" svg:x="15.662cm" svg:y="6.241cm" svg:viewBox="0 0 1231 49" draw:points="617,49 0,49 0,0 1231,0 1231,49">
            <text:p/>
          </draw:polygon>
          <draw:path draw:style-name="gr3" draw:text-style-name="P7" draw:layer="layout" svg:width="0.537cm" svg:height="0.795cm" svg:x="15.708cm" svg:y="6.53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2 0 89 92 89 100 0 5-2 12-5 18z">
            <text:p/>
          </draw:path>
          <draw:path draw:style-name="gr3" draw:text-style-name="P7" draw:layer="layout" svg:width="0.562cm" svg:height="0.511cm" svg:x="16.279cm" svg:y="6.819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752cm" svg:height="0.752cm" svg:x="17.336cm" svg:y="5.798cm" svg:viewBox="0 0 753 753" svg:d="M399 399h315c18 0 39 0 39-23s-21-23-39-23h-315v-312c0-18 0-41-23-41s-23 20-23 38v315h-315c-18 0-38 0-38 23s20 23 38 23h315v308h-315c-18 0-38 0-38 23s20 23 38 23h676c18 0 39 0 39-23s-21-23-39-23h-315z">
            <text:p/>
          </draw:path>
          <draw:path draw:style-name="gr3" draw:text-style-name="P7" draw:layer="layout" svg:width="0.537cm" svg:height="0.795cm" svg:x="18.608cm" svg:y="5.0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2 0 89 92 89 100 0 5-2 12-5 18z">
            <text:p/>
          </draw:path>
          <draw:path draw:style-name="gr3" draw:text-style-name="P7" draw:layer="layout" svg:width="0.496cm" svg:height="0.511cm" svg:x="19.181cm" svg:y="5.288cm" svg:viewBox="0 0 497 512" svg:d="M497 79c0-61-31-79-52-79-28 0-53 28-53 54 0 15 5 23 18 33 23 23 38 54 38 95 0 46-69 304-202 304-57 0-82-38-82-97 0-64 28-146 64-240 8-18 15-34 15-57 0-51-38-92-95-92-104 0-148 164-148 174s10 10 13 10c13 0 13 0 18-20 33-113 82-138 115-138 10 0 28 0 28 35 0 29-10 59-18 80-51 130-66 182-66 230 0 123 99 141 153 141 190 0 254-374 254-433z">
            <text:p/>
          </draw:path>
          <draw:polygon draw:style-name="gr3" draw:text-style-name="P7" draw:layer="layout" svg:width="1.23cm" svg:height="0.048cm" svg:x="18.534cm" svg:y="6.241cm" svg:viewBox="0 0 1231 49" draw:points="614,49 0,49 0,0 1231,0 1231,49">
            <text:p/>
          </draw:polygon>
          <draw:path draw:style-name="gr3" draw:text-style-name="P7" draw:layer="layout" svg:width="0.537cm" svg:height="0.795cm" svg:x="18.58cm" svg:y="6.5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9.153cm" svg:y="6.81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</draw:g>
        <draw:g xml:id="id23" draw:id="id23">
          <svg:title>TexMaths</svg:title>
          <svg:desc>32§display§y = u . v \ \text { then }\ \frac{dy}{dx} = u\frac{dv}{dx} + v\frac{du}{dx}§svg§600§FALSE§</svg:desc>
          <draw:polygon draw:style-name="gr2" draw:text-style-name="P6" draw:layer="layout" svg:width="15.67cm" svg:height="2.214cm" svg:x="4.204cm" svg:y="8.26cm" svg:viewBox="0 0 15671 2215" draw:points="7835,2215 0,2215 0,0 15671,0 15671,2215">
            <text:p/>
          </draw:polygon>
          <draw:path draw:style-name="gr3" draw:text-style-name="P7" draw:layer="layout" svg:width="0.521cm" svg:height="0.729cm" svg:x="4.181cm" svg:y="9.24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5.115cm" svg:y="9.3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6.272cm" svg:y="9.249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2-33 18-49 18-72 0-51-36-92-93-92-107 0-148 164-148 174s10 10 13 10c13 0 13 0 18-20 28-97 71-138 115-138 10 0 28 0 28 35 0 29-13 62-20 77-41 113-64 182-64 238 0 108 76 136 138 136 74 0 115-51 135-77z">
            <text:p/>
          </draw:path>
          <draw:path draw:style-name="gr3" draw:text-style-name="P7" draw:layer="layout" svg:width="0.122cm" svg:height="0.122cm" svg:x="6.979cm" svg:y="9.628cm" svg:viewBox="0 0 123 123" svg:d="M123 61c0-33-28-61-62-61-33 0-61 28-61 61 0 34 28 62 61 62 34 0 62-28 62-62z">
            <text:p/>
          </draw:path>
          <draw:path draw:style-name="gr3" draw:text-style-name="P7" draw:layer="layout" svg:width="0.496cm" svg:height="0.511cm" svg:x="7.227cm" svg:y="9.249cm" svg:viewBox="0 0 497 512" svg:d="M497 79c0-61-31-79-52-79-28 0-53 28-53 54 0 15 5 23 18 33 23 23 38 54 38 95 0 46-69 304-202 304-57 0-82-38-82-97 0-64 31-146 64-240 7-18 15-34 15-57 0-51-38-92-95-92-104 0-148 164-148 174s10 10 13 10c13 0 13 0 18-20 33-113 82-138 115-138 10 0 28 0 28 35 0 29-10 59-18 80-51 130-66 182-66 230 0 123 99 141 153 141 190 0 254-374 254-433z">
            <text:p/>
          </draw:path>
          <draw:path draw:style-name="gr3" draw:text-style-name="P7" draw:layer="layout" svg:width="0.352cm" svg:height="0.706cm" svg:x="8.55cm" svg:y="9.054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567cm" svg:height="0.782cm" svg:x="9.004cm" svg:y="8.964cm" svg:viewBox="0 0 568 783" svg:d="M87 696c0 52-10 52-87 52v35c38-2 97-2 128-2 28 0 87 0 125 2v-35c-74 0-87 0-87-52v-207c0-118 80-179 151-179 72 0 85 61 85 125v261c0 52-13 52-87 52v35c38-2 97-2 128-2 28 0 87 0 125 2v-35c-59 0-87 0-87-34v-215c0-97 0-133-36-174-15-18-53-41-117-41-98 0-146 69-164 110v-394l-164 13v36c79 0 87 7 87 61z">
            <text:p/>
          </draw:path>
          <draw:path draw:style-name="gr3" draw:text-style-name="P7" draw:layer="layout" svg:width="0.437cm" svg:height="0.519cm" svg:x="9.623cm" svg:y="9.241cm" svg:viewBox="0 0 438 520" svg:d="M95 223c7-169 102-197 140-197 116 0 128 151 128 197zM95 246h315c25 0 28 0 28-23 0-113-62-223-203-223-130 0-235 115-235 259 0 151 118 261 248 261 139 0 190-126 190-149 0-10-11-13-16-13-10 0-12 8-12 16-41 118-144 118-154 118-56 0-102-36-128-77-33-54-33-128-33-169z">
            <text:p/>
          </draw:path>
          <draw:path draw:style-name="gr3" draw:text-style-name="P7" draw:layer="layout" svg:width="0.567cm" svg:height="0.498cm" svg:x="10.127cm" svg:y="9.249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3" draw:text-style-name="P7" draw:layer="layout" svg:width="0.537cm" svg:height="0.795cm" svg:x="11.671cm" svg:y="8.20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12.244cm" svg:y="8.488cm" svg:viewBox="0 0 522 730" svg:d="M517 69c5-15 5-18 5-25 0-21-18-31-33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11.602cm" svg:y="9.441cm" svg:viewBox="0 0 1231 49" draw:points="614,49 0,49 0,0 1231,0 1231,49">
            <text:p/>
          </draw:polygon>
          <draw:path draw:style-name="gr3" draw:text-style-name="P7" draw:layer="layout" svg:width="0.537cm" svg:height="0.795cm" svg:x="11.645cm" svg:y="9.7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2.219cm" svg:y="10.01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13.34cm" svg:y="9.33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14.497cm" svg:y="9.249cm" svg:viewBox="0 0 581 512" svg:d="M363 435c11 49 52 77 100 77 39 0 64-26 85-61 18-41 33-110 33-113 0-10-10-10-13-10-13 0-13 2-18 20-15 62-35 138-84 138-23 0-33-12-33-51 0-25 12-77 20-118l33-122c3-16 13-59 18-77 5-26 18-69 18-74 0-21-15-31-33-31-5 0-36 0-44 38-23 85-71 282-84 341-3 5-46 94-131 94-56 0-69-51-69-92 0-64 31-153 62-230 12-33 18-49 18-72 0-51-36-92-93-92-107 0-148 164-148 174s10 10 13 10c13 0 13 0 18-20 28-97 71-138 115-138 10 0 28 0 28 35 0 29-13 62-20 77-41 113-64 182-64 238 0 108 76 136 138 136 74 0 115-51 135-77z">
            <text:p/>
          </draw:path>
          <draw:path draw:style-name="gr3" draw:text-style-name="P7" draw:layer="layout" svg:width="0.537cm" svg:height="0.795cm" svg:x="15.316cm" svg:y="8.2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2 0 89 92 89 100 0 5-2 12-5 18z">
            <text:p/>
          </draw:path>
          <draw:path draw:style-name="gr3" draw:text-style-name="P7" draw:layer="layout" svg:width="0.496cm" svg:height="0.511cm" svg:x="15.889cm" svg:y="8.488cm" svg:viewBox="0 0 497 512" svg:d="M497 79c0-61-31-79-52-79-28 0-53 28-53 54 0 15 5 23 18 33 23 23 38 54 38 95 0 46-69 304-202 304-57 0-82-38-82-97 0-64 28-146 64-240 7-18 15-34 15-57 0-51-38-92-95-92-104 0-148 164-148 174s10 10 13 10c13 0 13 0 18-20 33-113 82-138 115-138 10 0 28 0 28 35 0 29-10 59-18 80-51 130-66 182-66 230 0 123 99 141 153 141 190 0 254-374 254-433z">
            <text:p/>
          </draw:path>
          <draw:polygon draw:style-name="gr3" draw:text-style-name="P7" draw:layer="layout" svg:width="1.23cm" svg:height="0.048cm" svg:x="15.242cm" svg:y="9.441cm" svg:viewBox="0 0 1231 49" draw:points="614,49 0,49 0,0 1231,0 1231,49">
            <text:p/>
          </draw:polygon>
          <draw:path draw:style-name="gr3" draw:text-style-name="P7" draw:layer="layout" svg:width="0.537cm" svg:height="0.795cm" svg:x="15.288cm" svg:y="9.7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5.861cm" svg:y="10.01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749cm" svg:height="0.752cm" svg:x="16.918cm" svg:y="9.0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96cm" svg:height="0.511cm" svg:x="18.011cm" svg:y="9.249cm" svg:viewBox="0 0 497 512" svg:d="M497 79c0-61-31-79-52-79-28 0-53 28-53 54 0 15 5 23 18 33 23 23 38 54 38 95 0 46-69 304-202 304-57 0-82-38-82-97 0-64 31-146 64-240 7-18 15-34 15-57 0-51-38-92-95-92-104 0-148 164-148 174s10 10 13 10c13 0 13 0 18-20 33-113 82-138 115-138 10 0 28 0 28 35 0 29-10 59-18 80-51 130-66 182-66 230 0 123 99 141 153 141 190 0 254-374 254-433z">
            <text:p/>
          </draw:path>
          <draw:path draw:style-name="gr3" draw:text-style-name="P7" draw:layer="layout" svg:width="0.537cm" svg:height="0.795cm" svg:x="18.746cm" svg:y="8.20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9 0-75-62-75-105 0-57 36-197 64-249 34-66 85-107 131-107 72 0 89 92 89 100 0 5-2 12-5 18z">
            <text:p/>
          </draw:path>
          <draw:path draw:style-name="gr3" draw:text-style-name="P7" draw:layer="layout" svg:width="0.58cm" svg:height="0.511cm" svg:x="19.319cm" svg:y="8.488cm" svg:viewBox="0 0 581 512" svg:d="M363 435c13 49 52 77 100 77 39 0 67-26 85-61 18-41 33-110 33-113 0-10-10-10-13-10-13 0-13 2-18 20-15 62-35 138-84 138-23 0-33-12-33-51 0-25 12-77 20-118l33-122c3-16 16-59 18-77 5-26 18-69 18-74 0-21-15-31-33-31-5 0-36 0-44 38-23 85-71 282-84 341-3 5-46 94-131 94-56 0-69-51-69-92 0-64 31-153 62-230 12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7" draw:layer="layout" svg:width="1.23cm" svg:height="0.048cm" svg:x="18.7cm" svg:y="9.441cm" svg:viewBox="0 0 1231 49" draw:points="617,49 0,49 0,0 1231,0 1231,49">
            <text:p/>
          </draw:polygon>
          <draw:path draw:style-name="gr3" draw:text-style-name="P7" draw:layer="layout" svg:width="0.537cm" svg:height="0.795cm" svg:x="18.746cm" svg:y="9.738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9.319cm" svg:y="10.01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</draw:g>
        <draw:g xml:id="id25" draw:id="id25">
          <svg:title>TexMaths</svg:title>
          <svg:desc>32§display§y = \frac{u}{v} \ \text { where } v \ne 0  \text { then }\ \frac{dy}{dx} = \frac{ v \frac{du}{dx} - u \frac{dv}{dx} }{ v^2 }§svg§600§FALSE§</svg:desc>
          <draw:polygon draw:style-name="gr2" draw:text-style-name="P6" draw:layer="layout" svg:width="21.11cm" svg:height="2.489cm" svg:x="4.204cm" svg:y="11.561cm" svg:viewBox="0 0 21111 2490" draw:points="10555,2490 0,2490 0,0 21111,0 21111,2490">
            <text:p/>
          </draw:polygon>
          <draw:path draw:style-name="gr3" draw:text-style-name="P7" draw:layer="layout" svg:width="0.521cm" svg:height="0.729cm" svg:x="4.181cm" svg:y="12.824cm" svg:viewBox="0 0 522 730" svg:d="M517 69c5-15 5-18 5-25 0-21-18-31-33-31-13 0-31 5-41 23-3 5-10 41-15 61-8 29-16 59-23 90l-52 205c-2 15-51 95-125 95-59 0-72-49-72-93 0-51 21-120 59-220 18-46 21-59 21-82 0-51-36-92-93-92-107 0-148 164-148 174s10 10 13 10c13 0 13-2 18-20 30-105 77-138 115-138 8 0 28 0 28 35 0 29-10 57-20 80-44 118-64 184-64 236 0 99 71 135 138 135 43 0 82-20 112-51-12 59-28 113-71 174-31 39-74 72-126 72-15 0-66-5-84-49 18 0 31 0 49-13 10-10 20-25 20-46 0-35-31-41-41-41-26 0-64 18-64 75 0 56 51 97 120 97 118 0 233-102 264-231z">
            <text:p/>
          </draw:path>
          <draw:path draw:style-name="gr3" draw:text-style-name="P7" draw:layer="layout" svg:width="0.749cm" svg:height="0.265cm" svg:x="5.115cm" svg:y="12.90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8cm" svg:height="0.511cm" svg:x="6.406cm" svg:y="12.063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9 0 107 76 135 138 135 74 0 115-51 136-77z">
            <text:p/>
          </draw:path>
          <draw:polygon draw:style-name="gr3" draw:text-style-name="P7" draw:layer="layout" svg:width="0.644cm" svg:height="0.048cm" svg:x="6.375cm" svg:y="13.019cm" svg:viewBox="0 0 645 49" draw:points="323,49 0,49 0,0 645,0 645,49">
            <text:p/>
          </draw:polygon>
          <draw:path draw:style-name="gr3" draw:text-style-name="P7" draw:layer="layout" svg:width="0.496cm" svg:height="0.511cm" svg:x="6.436cm" svg:y="13.595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772cm" svg:height="0.498cm" svg:x="7.924cm" svg:y="12.837cm" svg:viewBox="0 0 773 499" svg:d="M678 108c21-57 57-72 95-72v-36c-25 3-59 3-82 3-33 0-84-3-105-3v36c41 0 64 20 64 54 0 7 0 7-5 23l-102 289-113-315c-2-13-5-15-5-20 0-31 43-31 67-31v-36c-34 0-90 3-118 3-34 0-67 0-100-3v36c41 0 59 2 72 15 5 8 18 41 25 64l-97 272-108-300c-5-15-5-18-5-20 0-31 44-31 67-31v-36c-33 0-97 3-123 3-5 0-64 0-105-3v36c56 0 69 2 84 38l141 400c5 18 11 25 23 25 16 0 18-5 23-23l116-320 115 323c2 13 7 20 23 20 13 0 18-10 20-20z">
            <text:p/>
          </draw:path>
          <draw:path draw:style-name="gr3" draw:text-style-name="P7" draw:layer="layout" svg:width="0.567cm" svg:height="0.783cm" svg:x="8.751cm" svg:y="12.54cm" svg:viewBox="0 0 568 784" svg:d="M87 697c0 51-10 51-87 51v36c38-3 97-3 128-3 28 0 87 0 125 3v-36c-74 0-87 0-87-51v-208c0-118 80-179 151-179 72 0 85 61 85 125v262c0 51-13 51-87 51v36c38-3 97-3 128-3 28 0 87 0 125 3v-36c-59 0-87 0-87-33v-216c0-97 0-133-36-174-15-18-53-41-117-41-98 0-146 69-164 110v-394l-164 13v36c79 0 87 7 87 61z">
            <text:p/>
          </draw:path>
          <draw:path draw:style-name="gr3" draw:text-style-name="P7" draw:layer="layout" svg:width="0.437cm" svg:height="0.519cm" svg:x="9.37cm" svg:y="12.816cm" svg:viewBox="0 0 438 520" svg:d="M95 223c7-169 102-197 141-197 115 0 128 151 128 197zM95 246h315c25 0 28 0 28-23 0-113-62-223-202-223-131 0-236 115-236 259 0 151 118 261 248 261 139 0 190-126 190-149 0-10-10-12-16-12-10 0-12 7-12 15-41 118-144 118-154 118-56 0-102-36-128-77-33-54-33-128-33-169z">
            <text:p/>
          </draw:path>
          <draw:path draw:style-name="gr3" draw:text-style-name="P7" draw:layer="layout" svg:width="0.38cm" svg:height="0.498cm" svg:x="9.872cm" svg:y="12.824cm" svg:viewBox="0 0 381 499" svg:d="M156 126v-126l-156 13v36c79 0 87 7 87 61v305c0 49-10 49-87 49v35c44 0 97-2 128-2 46 0 100 0 146 2v-35h-26c-82 0-84-11-84-52v-174c0-112 46-212 133-212 8 0 10 0 13 0-5 2-26 15-26 43 0 33 23 49 49 49 20 0 48-13 48-49s-35-69-84-69c-82 0-123 77-141 126z">
            <text:p/>
          </draw:path>
          <draw:path draw:style-name="gr3" draw:text-style-name="P7" draw:layer="layout" svg:width="0.437cm" svg:height="0.519cm" svg:x="10.312cm" svg:y="12.816cm" svg:viewBox="0 0 438 520" svg:d="M95 223c7-169 102-197 141-197 115 0 128 151 128 197zM95 246h315c25 0 28 0 28-23 0-113-62-223-202-223-131 0-236 115-236 259 0 151 118 261 248 261 139 0 190-126 190-149 0-10-10-12-16-12-10 0-12 7-12 15-41 118-144 118-154 118-56 0-102-36-128-77-33-54-33-128-33-169z">
            <text:p/>
          </draw:path>
          <draw:path draw:style-name="gr3" draw:text-style-name="P7" draw:layer="layout" svg:width="0.496cm" svg:height="0.511cm" svg:x="11.188cm" svg:y="12.824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562cm" svg:height="1.049cm" svg:x="12.209cm" svg:y="12.517cm" svg:viewBox="0 0 563 1050" svg:d="M556 44c7-16 7-18 7-21 0-8-5-23-23-23-13 0-15 8-23 23l-507 984c-10 15-10 18-10 23 0 7 8 20 23 20 13 0 15-5 26-20z">
            <text:p/>
          </draw:path>
          <draw:path draw:style-name="gr3" draw:text-style-name="P7" draw:layer="layout" svg:width="0.749cm" svg:height="0.265cm" svg:x="12.115cm" svg:y="12.90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75cm" svg:height="0.775cm" svg:x="13.285cm" svg:y="12.573cm" svg:viewBox="0 0 476 776" svg:d="M476 392c0-92-5-182-46-266-51-108-143-126-192-126-66 0-151 28-197 133-36 80-41 167-41 259 0 84 5 184 51 271 49 90 131 113 187 113 62 0 146-23 197-131 36-76 41-166 41-253zM238 753c-43 0-113-28-133-138-10-67-10-172-10-238 0-72 0-146 7-208 23-133 108-143 136-143 36 0 110 20 133 130 10 64 10 149 10 221 0 84 0 161-12 233-16 107-80 143-131 143z">
            <text:p/>
          </draw:path>
          <draw:path draw:style-name="gr3" draw:text-style-name="P7" draw:layer="layout" svg:width="0.352cm" svg:height="0.706cm" svg:x="14.199cm" svg:y="12.629cm" svg:viewBox="0 0 353 707" svg:d="M174 243h161v-36h-161v-207h-28c0 92-36 213-146 218v25h97v310c0 141 105 154 146 154 80 0 110-79 110-154v-64h-28v64c0 82-33 126-74 126-77 0-77-103-77-123z">
            <text:p/>
          </draw:path>
          <draw:path draw:style-name="gr3" draw:text-style-name="P7" draw:layer="layout" svg:width="0.567cm" svg:height="0.783cm" svg:x="14.652cm" svg:y="12.54cm" svg:viewBox="0 0 568 784" svg:d="M87 697c0 51-10 51-87 51v36c38-3 97-3 128-3 28 0 87 0 125 3v-36c-74 0-87 0-87-51v-208c0-118 80-179 151-179 72 0 85 61 85 125v262c0 51-13 51-87 51v36c38-3 97-3 128-3 28 0 87 0 125 3v-36c-59 0-87 0-87-33v-216c0-97 0-133-36-174-15-18-53-41-117-41-98 0-146 69-164 110v-394l-164 13v36c79 0 87 7 87 61z">
            <text:p/>
          </draw:path>
          <draw:path draw:style-name="gr3" draw:text-style-name="P7" draw:layer="layout" svg:width="0.437cm" svg:height="0.519cm" svg:x="15.271cm" svg:y="12.816cm" svg:viewBox="0 0 438 520" svg:d="M95 223c7-169 102-197 141-197 115 0 128 151 128 197zM95 246h315c25 0 28 0 28-23 0-113-62-223-202-223-131 0-236 115-236 259 0 151 118 261 248 261 139 0 190-126 190-149 0-10-10-12-16-12-10 0-12 7-12 15-41 118-144 118-154 118-56 0-102-36-128-77-33-54-33-128-33-169z">
            <text:p/>
          </draw:path>
          <draw:path draw:style-name="gr3" draw:text-style-name="P7" draw:layer="layout" svg:width="0.567cm" svg:height="0.498cm" svg:x="15.776cm" svg:y="12.824cm" svg:viewBox="0 0 568 499" svg:d="M87 110v305c0 49-10 49-87 49v35c38 0 97-2 128-2 28 0 87 2 125 2v-35c-74 0-87 0-87-49v-210c0-118 80-179 151-179 72 0 85 61 85 125v264c0 49-13 49-87 49v35c38 0 97-2 128-2 28 0 87 2 125 2v-35c-59 0-87 0-87-34v-215c0-97 0-133-36-174-15-18-53-41-117-41-85 0-136 49-169 118v-118l-159 13v36c79 0 87 7 87 61z">
            <text:p/>
          </draw:path>
          <draw:path draw:style-name="gr3" draw:text-style-name="P7" draw:layer="layout" svg:width="0.537cm" svg:height="0.796cm" svg:x="17.319cm" svg:y="11.779cm" svg:viewBox="0 0 538 797" svg:d="M538 13c0-3 0-13-16-13-15 0-123 10-143 13-8 0-15 5-15 20 0 16 10 16 28 16 53 0 56 7 56 18l-5 23-67 266c-20-41-53-72-105-72-130 0-271 167-271 331 0 107 61 182 151 182 23 0 79-6 146-85 10 46 49 85 102 85 41 0 67-26 85-64 18-39 33-108 33-111 0-12-10-12-13-12-12 0-12 5-15 20-21 74-41 141-87 141-31 0-33-28-33-51 0-28 2-36 7-54zM302 648c-5 21-5 23-23 44-49 61-95 79-125 79-57 0-75-61-75-105 0-56 36-197 64-248 34-67 85-108 131-108 74 0 90 92 90 100 0 5-3 13-6 18z">
            <text:p/>
          </draw:path>
          <draw:path draw:style-name="gr3" draw:text-style-name="P7" draw:layer="layout" svg:width="0.521cm" svg:height="0.729cm" svg:x="17.893cm" svg:y="12.063cm" svg:viewBox="0 0 522 730" svg:d="M517 69c5-15 5-18 5-25 0-21-18-31-33-31-13 0-31 5-41 23-3 5-10 41-15 61-8 29-16 59-23 90l-52 205c-2 15-51 95-128 95-56 0-69-49-69-93 0-51 21-120 59-220 18-46 21-59 21-82 0-51-36-92-93-92-107 0-148 164-148 174s10 10 13 10c13 0 13-2 18-20 30-105 77-138 115-138 8 0 28 0 28 35 0 29-10 57-20 80-44 118-64 184-64 236 0 99 71 135 138 135 43 0 82-20 112-51-12 59-28 113-71 174-31 39-74 72-126 72-15 0-66-5-84-49 18 0 31 0 46-13 13-10 23-25 23-46 0-35-31-41-41-41-26 0-64 18-64 75 0 56 51 97 120 97 118 0 233-102 264-231z">
            <text:p/>
          </draw:path>
          <draw:polygon draw:style-name="gr3" draw:text-style-name="P7" draw:layer="layout" svg:width="1.23cm" svg:height="0.048cm" svg:x="17.25cm" svg:y="13.019cm" svg:viewBox="0 0 1231 49" draw:points="614,49 0,49 0,0 1231,0 1231,49">
            <text:p/>
          </draw:polygon>
          <draw:path draw:style-name="gr3" draw:text-style-name="P7" draw:layer="layout" svg:width="0.537cm" svg:height="0.796cm" svg:x="17.294cm" svg:y="13.313cm" svg:viewBox="0 0 538 797" svg:d="M538 13c0-3 0-13-16-13-15 0-123 10-143 13-8 0-15 5-15 20 0 16 10 16 28 16 53 0 56 7 56 18l-5 23-67 266c-20-41-53-72-105-72-130 0-271 167-271 331 0 107 61 182 151 182 23 0 79-6 146-85 10 46 49 85 102 85 41 0 67-26 85-64 18-39 33-108 33-111 0-12-10-12-13-12-12 0-12 5-15 20-21 74-41 141-87 141-31 0-33-28-33-51 0-28 2-36 7-54zM302 648c-5 21-5 23-23 44-49 61-95 79-125 79-57 0-75-61-75-105 0-56 36-197 64-248 34-67 85-108 131-108 74 0 90 92 90 100 0 5-3 13-6 18z">
            <text:p/>
          </draw:path>
          <draw:path draw:style-name="gr3" draw:text-style-name="P7" draw:layer="layout" svg:width="0.562cm" svg:height="0.511cm" svg:x="17.867cm" svg:y="13.59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18.989cm" svg:y="12.90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96cm" svg:height="0.511cm" svg:x="20.279cm" svg:y="11.997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406cm" svg:height="0.557cm" svg:x="21.016cm" svg:y="11.50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5 3-23 5-33zM236 451c-6 20-24 38-41 51-8 8-39 33-72 33-31 0-59-20-59-76 0-41 23-129 41-162 36-64 77-74 100-74 54 0 69 59 69 69 0 3 0 8-3 10z">
            <text:p/>
          </draw:path>
          <draw:path draw:style-name="gr3" draw:text-style-name="P7" draw:layer="layout" svg:width="0.46cm" svg:height="0.358cm" svg:x="21.472cm" svg:y="11.705cm" svg:viewBox="0 0 461 359" svg:d="M297 220c-3 18-10 46-13 49-15 23-46 67-95 67-53 0-53-52-53-67 0-46 20-103 43-161 5-16 10-26 10-39 0-41-33-69-74-69-79 0-115 108-115 120 0 11 10 11 13 11 13 0 13-3 15-13 18-64 54-95 85-95 12 0 20 8 20 28 0 18-8 34-15 51-44 111-44 134-44 154 0 16 0 51 31 77 23 18 54 26 82 26 49 0 77-29 102-54 18 51 69 54 80 54 28 0 48-18 64-44 15-31 28-77 28-79 0-11-13-11-16-11-10 0-10 6-15 26-10 36-26 85-59 85-20 0-25-18-25-39 0-13 5-43 10-64 8-20 15-54 18-72l18-69c5-20 15-54 15-59 0-15-13-25-28-25-28 0-33 23-41 48z">
            <text:p/>
          </draw:path>
          <draw:polygon draw:style-name="gr3" draw:text-style-name="P7" draw:layer="layout" svg:width="1.003cm" svg:height="0.048cm" svg:x="20.968cm" svg:y="12.191cm" svg:viewBox="0 0 1004 49" draw:points="502,49 0,49 0,0 1004,0 1004,49">
            <text:p/>
          </draw:polygon>
          <draw:path draw:style-name="gr3" draw:text-style-name="P7" draw:layer="layout" svg:width="0.406cm" svg:height="0.557cm" svg:x="21.026cm" svg:y="12.335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5 3-23 5-33zM236 451c-6 20-24 38-41 51-8 8-39 33-72 33-31 0-59-20-59-76 0-41 23-129 41-162 36-64 77-74 100-74 56 0 69 59 69 69 0 3 0 8-3 10z">
            <text:p/>
          </draw:path>
          <draw:path draw:style-name="gr3" draw:text-style-name="P7" draw:layer="layout" svg:width="0.424cm" svg:height="0.358cm" svg:x="21.485cm" svg:y="12.535cm" svg:viewBox="0 0 425 359" svg:d="M159 266c-8 26-34 70-75 70-2 0-25 0-43-11 33-10 36-38 36-43 0-18-13-31-31-31-23 0-46 21-46 49 0 41 44 59 82 59s69-23 90-57c20 41 64 57 94 57 92 0 138-100 138-123 0-11-10-11-12-11-11 0-11 6-13 16-18 54-67 95-110 95-31 0-49-21-49-52 0-20 21-92 41-182 18-61 51-79 79-79 0 0 26 0 41 10-23 8-33 28-33 44 0 18 13 31 31 31s46-16 46-49c0-46-51-59-85-59-38 0-71 26-87 56-15-33-51-56-94-56-90 0-141 97-141 120 0 11 10 11 13 11 10 0 13-3 15-13 21-62 69-95 110-95 26 0 46 13 46 51 0 16-10 57-15 82z">
            <text:p/>
          </draw:path>
          <draw:path draw:style-name="gr3" draw:text-style-name="P7" draw:layer="layout" svg:width="0.688cm" svg:height="0.048cm" svg:x="22.445cm" svg:y="12.191cm" svg:viewBox="0 0 689 49" svg:d="M650 49c18 0 39 0 39-26 0-23-21-23-39-23h-612c-18 0-38 0-38 23 0 26 20 26 38 26z">
            <text:p/>
          </draw:path>
          <draw:path draw:style-name="gr3" draw:text-style-name="P7" draw:layer="layout" svg:width="0.58cm" svg:height="0.511cm" svg:x="23.51cm" svg:y="11.997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9 0 107 76 135 138 135 74 0 115-51 136-77z">
            <text:p/>
          </draw:path>
          <draw:path draw:style-name="gr3" draw:text-style-name="P7" draw:layer="layout" svg:width="0.406cm" svg:height="0.557cm" svg:x="24.319cm" svg:y="11.505cm" svg:viewBox="0 0 407 558" svg:d="M404 23c0 0 3-10 3-13 0-2-3-10-13-10-15 0-82 5-102 8-5 0-16 2-16 18 0 12 11 12 21 12 38 0 38 6 38 11s-2 10-5 18l-43 179c-18-26-44-46-82-46-103 0-205 112-205 225 0 77 51 133 120 133 41 0 80-25 113-56 15 46 59 56 82 56 28 0 46-18 61-43 18-31 28-77 28-80 0-10-10-10-12-10-11 0-13 3-18 26-10 38-26 84-59 84-21 0-26-18-26-38 0-15 3-23 5-33zM236 451c-6 20-24 38-41 51-8 8-39 33-72 33-31 0-59-20-59-76 0-41 23-129 41-162 36-64 77-74 100-74 54 0 69 59 69 69 0 3 0 8-3 10z">
            <text:p/>
          </draw:path>
          <draw:path draw:style-name="gr3" draw:text-style-name="P7" draw:layer="layout" svg:width="0.386cm" svg:height="0.358cm" svg:x="24.777cm" svg:y="11.702cm" svg:viewBox="0 0 387 359" svg:d="M387 61c0-61-39-61-41-61-21 0-41 20-41 41 0 15 7 20 12 26 13 10 29 30 29 64 0 35-52 205-146 205-64 0-64-57-64-70 0-35 15-82 43-156 5-15 10-28 10-41 0-41-33-69-74-69-79 0-115 110-115 123 0 10 10 10 13 10 13 0 13-5 15-13 18-66 54-97 85-97 12 0 20 8 20 28 0 18-8 34-15 54-34 87-44 120-44 149 0 79 64 105 123 105 133 0 190-231 190-298z">
            <text:p/>
          </draw:path>
          <draw:polygon draw:style-name="gr3" draw:text-style-name="P7" draw:layer="layout" svg:width="0.98cm" svg:height="0.048cm" svg:x="24.255cm" svg:y="12.191cm" svg:viewBox="0 0 981 49" draw:points="492,49 0,49 0,0 981,0 981,49">
            <text:p/>
          </draw:polygon>
          <draw:path draw:style-name="gr3" draw:text-style-name="P7" draw:layer="layout" svg:width="0.406cm" svg:height="0.557cm" svg:x="24.303cm" svg:y="12.335cm" svg:viewBox="0 0 407 558" svg:d="M404 23c0 0 3-10 3-13 0-2-3-10-13-10-15 0-82 5-100 8-7 0-18 2-18 18 0 12 11 12 21 12 38 0 38 6 38 11s-2 10-5 18l-43 179c-18-26-44-46-82-46-103 0-205 112-205 225 0 77 51 133 120 133 41 0 80-25 113-56 15 46 61 56 82 56 28 0 46-18 61-43 18-31 28-77 28-80 0-10-10-10-12-10-11 0-13 3-18 26-10 38-23 84-59 84-21 0-26-18-26-38 0-15 3-23 5-33zM236 451c-6 20-24 38-41 51-8 8-39 33-72 33-31 0-59-20-59-76 0-41 23-129 41-162 36-64 77-74 100-74 56 0 69 59 69 69 0 3 0 8-3 10z">
            <text:p/>
          </draw:path>
          <draw:path draw:style-name="gr3" draw:text-style-name="P7" draw:layer="layout" svg:width="0.424cm" svg:height="0.358cm" svg:x="24.762cm" svg:y="12.535cm" svg:viewBox="0 0 425 359" svg:d="M159 266c-8 26-34 70-75 70-2 0-25 0-43-11 33-10 36-38 36-43 0-18-13-31-31-31-23 0-46 21-46 49 0 41 44 59 82 59s69-23 90-57c20 41 64 57 94 57 92 0 138-100 138-123 0-11-10-11-12-11-11 0-11 6-13 16-18 54-64 95-110 95-31 0-49-21-49-52 0-20 21-92 41-182 18-61 54-79 79-79 0 0 26 0 41 10-23 8-33 28-33 44 0 18 13 31 31 31s46-16 46-49c0-46-51-59-85-59-38 0-71 26-87 56-15-33-51-56-94-56-90 0-141 97-141 120 0 11 10 11 13 11 10 0 13-3 15-13 21-62 69-95 110-95 26 0 46 13 46 51 0 16-7 57-15 82z">
            <text:p/>
          </draw:path>
          <draw:polygon draw:style-name="gr3" draw:text-style-name="P7" draw:layer="layout" svg:width="5.124cm" svg:height="0.048cm" svg:x="20.246cm" svg:y="13.019cm" svg:viewBox="0 0 5125 49" draw:points="2563,49 0,49 0,0 5125,0 5125,49">
            <text:p/>
          </draw:polygon>
          <draw:path draw:style-name="gr3" draw:text-style-name="P7" draw:layer="layout" svg:width="0.496cm" svg:height="0.511cm" svg:x="22.296cm" svg:y="13.595cm" svg:viewBox="0 0 497 512" svg:d="M497 79c0-61-31-79-52-79-28 0-53 28-53 54 0 15 5 23 18 33 23 23 38 54 38 95 0 46-69 305-202 305-57 0-82-39-82-98 0-64 31-146 64-240 8-18 15-34 15-57 0-51-38-92-95-92-104 0-148 164-148 174s10 10 13 10c13 0 13 0 18-20 33-113 82-138 115-138 10 0 28 0 28 35 0 29-10 59-18 80-51 131-66 182-66 230 0 123 99 141 153 141 190 0 254-374 254-433z">
            <text:p/>
          </draw:path>
          <draw:path draw:style-name="gr3" draw:text-style-name="P7" draw:layer="layout" svg:width="0.35cm" svg:height="0.524cm" svg:x="22.898cm" svg:y="13.244cm" svg:viewBox="0 0 351 525" svg:d="M351 382h-28c-3 18-11 64-21 71-5 6-66 6-77 6h-146c82-75 110-95 159-134 59-46 113-94 113-171 0-95-85-154-187-154-97 0-164 69-164 141 0 41 33 46 41 46 20 0 43-15 43-44 0-12-5-41-46-41 23-56 77-74 116-74 79 0 120 62 120 126 0 69-49 123-74 153l-192 187c-8 8-8 11-8 31h32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" anim:sub-item="text" smil:attributeName="visibility" smil:to="visible"/>
                  <anim:animate smil:begin="0s" smil:dur="0.5s" smil:fill="hold" smil:decelerate="0.5" smil:targetElement="id17" anim:sub-item="text" smil:attributeName="rotate" smil:values="-90;0" smil:keyTimes="0;1"/>
                  <anim:animate smil:begin="0s" smil:dur="0.5s" smil:fill="hold" smil:decelerate="0.5" smil:targetElement="id17" anim:sub-item="text" smil:attributeName="width" smil:values="width;width*.05" smil:keyTimes="0;1"/>
                  <anim:animate smil:begin="0.5s" smil:dur="0.5s" smil:fill="hold" smil:accelerate="0.5" smil:targetElement="id17" anim:sub-item="text" smil:attributeName="width" smil:values="width*.05;width" smil:keyTimes="0;1"/>
                  <anim:animate smil:dur="1s" smil:fill="hold" smil:targetElement="id17" anim:sub-item="text" smil:attributeName="height" smil:values="height;height" smil:keyTimes="0;1"/>
                  <anim:animate smil:begin="0s" smil:dur="0.5s" smil:fill="hold" smil:decelerate="0.5" smil:targetElement="id17" anim:sub-item="text" smil:attributeName="x" smil:values="x+.4;x" smil:keyTimes="0;1"/>
                  <anim:animate smil:begin="0s" smil:dur="0.5s" smil:fill="hold" smil:decelerate="0.5" smil:targetElement="id17" anim:sub-item="text" smil:attributeName="y" smil:values="y-.2;y+.1" smil:keyTimes="0;1"/>
                  <anim:animate smil:begin="0.5s" smil:dur="0.5s" smil:fill="hold" smil:accelerate="0.5" smil:targetElement="id17" anim:sub-item="text" smil:attributeName="y" smil:values="y+.1;y" smil:keyTimes="0;1"/>
                  <anim:transitionFilter smil:begin="0s" smil:dur="1s" smil:decelerate="0.5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width*0.05;width" smil:keyTimes="0;1"/>
                  <anim:animate smil:dur="0.5s" smil:fill="hold" smil:targetElement="id21" anim:sub-item="text" smil:attributeName="height" smil:values="height;height" smil:keyTimes="0;1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width" smil:values="width*0.05;width" smil:keyTimes="0;1"/>
                  <anim:animate smil:dur="0.5s" smil:fill="hold" smil:targetElement="id24" anim:sub-item="text" smil:attributeName="height" smil:values="height;height" smil:keyTimes="0;1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1.737cm" svg:x="1.398cm" svg:y="0.545cm" presentation:class="title" presentation:user-transformed="true">
          <draw:text-box>
            <text:p xml:id="id27" text:id="id27"><text:span text:style-name="T2">Theorem</text:span></text:p>
          </draw:text-box>
        </draw:frame>
        <draw:frame presentation:style-name="pr9" draw:text-style-name="P12" draw:layer="layout" svg:width="26.4cm" svg:height="12.2cm" svg:x="0.8cm" svg:y="2.6cm" presentation:class="subtitle" presentation:user-transformed="true">
          <draw:text-box>
            <text:p text:style-name="P4"><text:span text:style-name="T11"><text:tab/></text:span><text:span text:style-name="T11">I</text:span><text:span text:style-name="T11">f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<text:s/></text:span><text:span text:style-name="T9">i</text:span><text:span text:style-name="T9">s</text:span><text:span text:style-name="T9"> </text:span><text:span text:style-name="T9">a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i</text:span><text:span text:style-name="T9">a</text:span><text:span text:style-name="T9">b</text:span><text:span text:style-name="T9">l</text:span><text:span text:style-name="T9">e</text:span><text:span text:style-name="T9">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11"> </text:span><text:span text:style-name="T11"><text:s/></text:span><text:span text:style-name="T11"><text:tab/></text:span><text:span text:style-name="T11">a</text:span><text:span text:style-name="T11">n</text:span><text:span text:style-name="T11">d</text:span><text:span text:style-name="T11"> </text:span><text:span text:style-name="T11"><text:s/></text:span><text:span text:style-name="T11"><text:s/></text:span></text:p>
            <text:p text:style-name="P4"><text:span text:style-name="T11"><text:tab/></text:span><text:span text:style-name="T11"><text:tab/>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i</text:span><text:span text:style-name="T11">s</text:span><text:span text:style-name="T11"> </text:span><text:span text:style-name="T11">a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i</text:span><text:span text:style-name="T11">a</text:span><text:span text:style-name="T11">b</text:span><text:span text:style-name="T11">l</text:span><text:span text:style-name="T11">e</text:span><text:span text:style-name="T11"> 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s</text:span><text:span text:style-name="T11">u</text:span><text:span text:style-name="T11">c</text:span><text:span text:style-name="T11">h</text:span><text:span text:style-name="T11"> </text:span><text:span text:style-name="T11">t</text:span><text:span text:style-name="T11">h</text:span><text:span text:style-name="T11">a</text:span><text:span text:style-name="T11">t</text:span><text:span text:style-name="T11"> </text:span><text:span text:style-name="T11">t</text:span><text:span text:style-name="T11">h</text:span><text:span text:style-name="T11">e</text:span></text:p>
            <text:p text:style-name="P11"><text:span text:style-name="T11"><text:tab/></text:span><text:span text:style-name="T11"><text:tab/></text:span></text:p>
            <text:p text:style-name="P11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</text:span><text:span text:style-name="T6">t</text:span><text:span text:style-name="T6">e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11">i</text:span><text:span text:style-name="T11">s</text:span><text:span text:style-name="T11"> </text:span><text:span text:style-name="T11">a</text:span><text:span text:style-name="T11">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</text:span><text:span text:style-name="T11">i</text:span><text:span text:style-name="T11">a</text:span><text:span text:style-name="T11">b</text:span><text:span text:style-name="T11">l</text:span><text:span text:style-name="T11">e</text:span><text:span text:style-name="T11"> 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/text:p>
            <text:p text:style-name="P11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f</text:span><text:span text:style-name="T11">u</text:span><text:span text:style-name="T11">n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t</text:span><text:span text:style-name="T11">h</text:span><text:span text:style-name="T11">e</text:span><text:span text:style-name="T11">n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/text:p>
          </draw:text-box>
        </draw:frame>
        <draw:g>
          <svg:title>TexMaths</svg:title>
          <svg:desc>32§display§y = f(u)§svg§600§FALSE§</svg:desc>
          <draw:polygon draw:style-name="gr2" draw:text-style-name="P6" draw:layer="layout" svg:width="4.061cm" svg:height="1.012cm" svg:x="3.193cm" svg:y="2.808cm" svg:viewBox="0 0 4062 1013" draw:points="2031,1013 0,1013 0,0 4062,0 4062,1013">
            <text:p/>
          </draw:polygon>
          <draw:path draw:style-name="gr3" draw:text-style-name="P7" draw:layer="layout" svg:width="0.521cm" svg:height="0.728cm" svg:x="3.17cm" svg:y="3.097cm" svg:viewBox="0 0 522 729" svg:d="M517 69c5-15 5-18 5-25 0-21-17-31-33-31-13 0-31 5-41 23-2 5-10 41-15 61-8 28-16 59-23 90l-51 205c-3 15-52 94-126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105cm" svg:y="3.1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5.288cm" svg:y="2.8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7" draw:layer="layout" svg:width="0.263cm" svg:height="1.125cm" svg:x="6.013cm" svg:y="2.7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8cm" svg:height="0.511cm" svg:x="6.371cm" svg:y="3.097cm" svg:viewBox="0 0 581 512" svg:d="M364 435c12 49 51 77 100 77 38 0 64-26 84-62 18-41 33-110 33-112 0-10-10-10-12-10-13 0-13 2-18 20-16 61-36 138-85 138-23 0-33-13-33-51 0-26 13-77 20-118l34-123c2-15 12-58 18-76 5-26 17-69 17-74 0-21-15-31-33-31-5 0-36 0-43 38-23 85-72 282-85 341-2 5-46 94-131 94-56 0-69-51-69-92 0-64 31-153 62-230 13-33 18-49 18-72 0-51-36-92-92-92-108 0-149 164-149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263cm" svg:height="1.125cm" svg:x="7.047cm" svg:y="2.752cm" svg:viewBox="0 0 264 1126" svg:d="M264 563c0-87-13-223-74-351-70-138-167-212-180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u§svg§600§FALSE§</svg:desc>
          <draw:polygon draw:style-name="gr2" draw:text-style-name="P6" draw:layer="layout" svg:width="0.499cm" svg:height="0.398cm" svg:x="21.091cm" svg:y="3.109cm" svg:viewBox="0 0 500 399" draw:points="251,399 0,399 0,0 500,0 500,399">
            <text:p/>
          </draw:polygon>
          <draw:path draw:style-name="gr3" draw:text-style-name="P7" draw:layer="layout" svg:width="0.581cm" svg:height="0.511cm" svg:x="21.068cm" svg:y="3.053cm" svg:viewBox="0 0 582 512" svg:d="M364 435c13 49 51 77 100 77 39 0 67-26 85-61 18-41 33-111 33-113 0-10-10-10-13-10-13 0-13 2-18 20-15 62-36 138-84 138-23 0-34-12-34-51 0-25 13-77 21-118l33-122c3-16 13-59 18-77 5-26 18-69 18-74 0-21-15-31-33-31-5 0-36 0-44 38-23 85-72 282-84 341-3 5-47 94-131 94-57 0-69-51-69-92 0-64 30-153 61-230 13-33 18-49 18-72 0-51-36-92-92-92-108 0-149 164-149 174s10 10 13 10c13 0 13 0 18-20 28-97 72-138 115-138 10 0 28 0 28 35 0 29-12 62-20 77-41 113-64 182-64 238 0 108 77 136 138 136 75 0 116-51 136-77z">
            <text:p/>
          </draw:path>
        </draw:g>
        <draw:g>
          <svg:title>TexMaths</svg:title>
          <svg:desc>32§display§y = f[\ g(x)\ ]§svg§600§FALSE§</svg:desc>
          <draw:polygon draw:style-name="gr2" draw:text-style-name="P6" draw:layer="layout" svg:width="5.987cm" svg:height="1.012cm" svg:x="11.595cm" svg:y="7.812cm" svg:viewBox="0 0 5988 1013" draw:points="2995,1013 0,1013 0,0 5988,0 5988,1013">
            <text:p/>
          </draw:polygon>
          <draw:path draw:style-name="gr3" draw:text-style-name="P7" draw:layer="layout" svg:width="0.521cm" svg:height="0.728cm" svg:x="11.572cm" svg:y="8.10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8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12.506cm" svg:y="8.18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13.689cm" svg:y="7.807cm" svg:viewBox="0 0 563 1026" svg:d="M356 343h97c21 0 33 0 33-21 0-12-12-12-30-12h-95l23-131c5-23 20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olygon draw:style-name="gr3" draw:text-style-name="P7" draw:layer="layout" svg:width="0.155cm" svg:height="1.125cm" svg:x="14.434cm" svg:y="7.756cm" svg:viewBox="0 0 156 1126" draw:points="156,1126 156,1082 46,1082 46,46 156,46 156,0 0,0 0,1126">
            <text:p/>
          </draw:polygon>
          <draw:path draw:style-name="gr3" draw:text-style-name="P7" draw:layer="layout" svg:width="0.519cm" svg:height="0.728cm" svg:x="15.005cm" svg:y="8.101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7" draw:layer="layout" svg:width="0.263cm" svg:height="1.125cm" svg:x="15.678cm" svg:y="7.756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16.036cm" svg:y="8.10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263cm" svg:height="1.125cm" svg:x="16.71cm" svg:y="7.756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7" draw:layer="layout" svg:width="0.155cm" svg:height="1.125cm" svg:x="17.483cm" svg:y="7.756cm" svg:viewBox="0 0 156 1126" draw:points="156,0 0,0 0,46 110,46 110,1082 0,1082 0,1126 156,1126">
            <text:p/>
          </draw:polygon>
        </draw:g>
        <draw:g xml:id="id28" draw:id="id28">
          <svg:title>TexMaths</svg:title>
          <svg:desc>32§display§\frac{dy}{dx} =  \frac{dy}{du} \times \frac{du}{dx}§svg§600§FALSE§</svg:desc>
          <draw:polygon draw:style-name="gr2" draw:text-style-name="P6" draw:layer="layout" svg:width="6.99cm" svg:height="2.214cm" svg:x="11.625cm" svg:y="9.409cm" svg:viewBox="0 0 6991 2215" draw:points="3494,2215 0,2215 0,0 6991,0 6991,2215">
            <text:p/>
          </draw:polygon>
          <draw:path draw:style-name="gr3" draw:text-style-name="P7" draw:layer="layout" svg:width="0.537cm" svg:height="0.795cm" svg:x="11.641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12.212cm" svg:y="9.637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11.569cm" svg:y="10.59cm" svg:viewBox="0 0 1231 49" draw:points="614,49 0,49 0,0 1231,0 1231,49">
            <text:p/>
          </draw:polygon>
          <draw:path draw:style-name="gr3" draw:text-style-name="P7" draw:layer="layout" svg:width="0.537cm" svg:height="0.795cm" svg:x="11.61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12.186cm" svg:y="11.16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13.307cm" svg:y="10.4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14.638cm" svg:y="9.35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19cm" svg:height="0.729cm" svg:x="15.212cm" svg:y="9.637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7" draw:layer="layout" svg:width="1.23cm" svg:height="0.048cm" svg:x="14.567cm" svg:y="10.59cm" svg:viewBox="0 0 1231 49" draw:points="617,49 0,49 0,0 1231,0 1231,49">
            <text:p/>
          </draw:polygon>
          <draw:path draw:style-name="gr3" draw:text-style-name="P7" draw:layer="layout" svg:width="0.537cm" svg:height="0.795cm" svg:x="14.613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15.184cm" svg:y="11.168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544cm" svg:height="0.544cm" svg:x="16.346cm" svg:y="10.341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7" draw:layer="layout" svg:width="0.537cm" svg:height="0.795cm" svg:x="17.485cm" svg:y="9.35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18.059cm" svg:y="9.637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7" draw:layer="layout" svg:width="1.23cm" svg:height="0.048cm" svg:x="17.442cm" svg:y="10.59cm" svg:viewBox="0 0 1231 49" draw:points="617,49 0,49 0,0 1231,0 1231,49">
            <text:p/>
          </draw:polygon>
          <draw:path draw:style-name="gr3" draw:text-style-name="P7" draw:layer="layout" svg:width="0.537cm" svg:height="0.795cm" svg:x="17.485cm" svg:y="10.887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62cm" svg:height="0.511cm" svg:x="18.059cm" svg:y="11.16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>
          <svg:title>TexMaths</svg:title>
          <svg:desc>32§display§u = g(x)§svg§600§FALSE§</svg:desc>
          <draw:polygon draw:style-name="gr2" draw:text-style-name="P6" draw:layer="layout" svg:width="4.013cm" svg:height="1.012cm" svg:x="2.193cm" svg:y="5.308cm" svg:viewBox="0 0 4014 1013" draw:points="2007,1013 0,1013 0,0 4014,0 4014,1013">
            <text:p/>
          </draw:polygon>
          <draw:path draw:style-name="gr3" draw:text-style-name="P7" draw:layer="layout" svg:width="0.58cm" svg:height="0.511cm" svg:x="2.17cm" svg:y="5.597cm" svg:viewBox="0 0 581 512" svg:d="M364 435c12 49 51 77 99 77 39 0 67-26 85-62 18-41 33-110 33-112 0-10-10-10-13-10-12 0-12 2-18 20-15 61-35 138-84 138-23 0-33-13-33-51 0-26 12-77 20-118l33-123c3-15 13-58 18-76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749cm" svg:height="0.265cm" svg:x="3.156cm" svg:y="5.6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19cm" svg:height="0.728cm" svg:x="4.297cm" svg:y="5.597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7" draw:layer="layout" svg:width="0.263cm" svg:height="1.125cm" svg:x="4.968cm" svg:y="5.2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5.326cm" svg:y="5.597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7" draw:layer="layout" svg:width="0.263cm" svg:height="1.125cm" svg:x="6.002cm" svg:y="5.2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>
          <svg:title>TexMaths</svg:title>
          <svg:desc>32§display§x§svg§600§FALSE§</svg:desc>
          <draw:polygon draw:style-name="gr2" draw:text-style-name="P6" draw:layer="layout" svg:width="0.48cm" svg:height="0.398cm" svg:x="20.396cm" svg:y="5.608cm" svg:viewBox="0 0 481 399" draw:points="241,399 0,399 0,0 481,0 481,399">
            <text:p/>
          </draw:polygon>
          <draw:path draw:style-name="gr3" draw:text-style-name="P7" draw:layer="layout" svg:width="0.562cm" svg:height="0.511cm" svg:x="20.373cm" svg:y="5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draw:g>
          <svg:title>TexMaths</svg:title>
          <svg:desc>32§display§x§svg§600§FALSE§</svg:desc>
          <draw:polygon draw:style-name="gr2" draw:text-style-name="P6" draw:layer="layout" svg:width="0.48cm" svg:height="0.398cm" svg:x="7.697cm" svg:y="10.608cm" svg:viewBox="0 0 481 399" draw:points="241,399 0,399 0,0 481,0 481,399">
            <text:p/>
          </draw:polygon>
          <draw:path draw:style-name="gr3" draw:text-style-name="P7" draw:layer="layout" svg:width="0.562cm" svg:height="0.511cm" svg:x="7.674cm" svg:y="10.552cm" svg:viewBox="0 0 563 512" svg:d="M345 159c6-31 31-133 111-133 7 0 33 0 56 12-31 8-54 36-54 62 0 18 13 41 44 41 25 0 61-21 61-67 0-59-67-74-105-74-66 0-105 59-120 87-28-77-87-87-120-87-118 0-182 146-182 174 0 10 10 10 13 10 10 0 12 0 15-10 38-120 113-148 151-148 20 0 61 10 61 74 0 36-20 112-61 269-18 71-59 117-108 117-7 0-33 0-56-12 28-8 54-31 54-62s-26-41-44-41c-33 0-61 31-61 67 0 51 56 74 105 74 77 0 118-79 120-87 13 43 54 87 120 87 118 0 182-146 182-174 0-10-10-10-13-10-10 0-12 2-15 10-36 123-115 148-151 148-43 0-61-35-61-74 0-25 7-48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7" anim:sub-item="text" smil:attributeName="visibility" smil:to="visible"/>
                  <anim:animate smil:begin="0s" smil:dur="0.5s" smil:fill="hold" smil:decelerate="0.5" smil:targetElement="id27" anim:sub-item="text" smil:attributeName="rotate" smil:values="-90;0" smil:keyTimes="0;1"/>
                  <anim:animate smil:begin="0s" smil:dur="0.5s" smil:fill="hold" smil:decelerate="0.5" smil:targetElement="id27" anim:sub-item="text" smil:attributeName="width" smil:values="width;width*.05" smil:keyTimes="0;1"/>
                  <anim:animate smil:begin="0.5s" smil:dur="0.5s" smil:fill="hold" smil:accelerate="0.5" smil:targetElement="id27" anim:sub-item="text" smil:attributeName="width" smil:values="width*.05;width" smil:keyTimes="0;1"/>
                  <anim:animate smil:dur="1s" smil:fill="hold" smil:targetElement="id27" anim:sub-item="text" smil:attributeName="height" smil:values="height;height" smil:keyTimes="0;1"/>
                  <anim:animate smil:begin="0s" smil:dur="0.5s" smil:fill="hold" smil:decelerate="0.5" smil:targetElement="id27" anim:sub-item="text" smil:attributeName="x" smil:values="x+.4;x" smil:keyTimes="0;1"/>
                  <anim:animate smil:begin="0s" smil:dur="0.5s" smil:fill="hold" smil:decelerate="0.5" smil:targetElement="id27" anim:sub-item="text" smil:attributeName="y" smil:values="y-.2;y+.1" smil:keyTimes="0;1"/>
                  <anim:animate smil:begin="0.5s" smil:dur="0.5s" smil:fill="hold" smil:accelerate="0.5" smil:targetElement="id27" anim:sub-item="text" smil:attributeName="y" smil:values="y+.1;y" smil:keyTimes="0;1"/>
                  <anim:transitionFilter smil:begin="0s" smil:dur="1s" smil:decelerate="0.5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" smil:attributeName="visibility" smil:to="visible"/>
                  <anim:animate smil:dur="5s" smil:fill="hold" smil:targetElement="id28" smil:attributeName="x" smil:values="1+width/2;x" smil:keyTimes="0;1"/>
                  <anim:animate smil:dur="5s" smil:fill="hold" smil:targetElement="id2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0" draw:text-style-name="P3" draw:layer="layout" svg:width="25.199cm" svg:height="2cm" svg:x="1.398cm" svg:y="0.4cm" presentation:class="title" presentation:user-transformed="true">
          <draw:text-box>
            <text:p xml:id="id29" text:id="id29"><text:span text:style-name="T15">Examples</text:span></text:p>
          </draw:text-box>
        </draw:frame>
        <draw:frame presentation:style-name="pr11" draw:text-style-name="P13" draw:layer="layout" svg:width="26.4cm" svg:height="12.8cm" svg:x="0.8cm" svg:y="2.5cm" presentation:class="subtitle" presentation:user-transformed="true">
          <draw:text-box>
            <text:p xml:id="id30" text:id="id30" text:style-name="P4"><text:span text:style-name="T11"><text:tab/></text:span><text:span text:style-name="T11">(I) Differentiate the following <text:s text:c="21"/></text:span></text:p>
            <text:p text:style-name="P4"><text:span text:style-name="T16"><text:s text:c="7"/></text:span></text:p>
            <text:p xml:id="id32" text:id="id32" text:style-name="P4"><text:span text:style-name="T11"><text:tab/></text:span><text:span text:style-name="T11">(i)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(ii) <text:s text:c="28"/></text:span></text:p>
            <text:p text:style-name="P4"><text:span text:style-name="T17"><text:s text:c="7"/></text:span></text:p>
            <text:p xml:id="id35" text:id="id35" text:style-name="P11"><text:span text:style-name="T11"><text:s text:c="2"/></text:span><text:span text:style-name="T11">(iii)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7"/>(iv) <text:s text:c="3"/></text:span></text:p>
            <text:p text:style-name="P4"><text:span text:style-name="T13"><text:s text:c="7"/></text:span><text:span text:style-name="T13"><text:tab/></text:span><text:span text:style-name="T13"><text:tab/></text:span></text:p>
            <text:p xml:id="id38" text:id="id38" text:style-name="P4"><text:span text:style-name="T4"><text:tab/></text:span><text:span text:style-name="T4">Solutions : <text:s/></text:span><text:span text:style-name="T3">Method I </text:span><text:span text:style-name="T11"><text:tab/></text:span></text:p>
            <text:p text:style-name="P4"><text:span text:style-name="T14"><text:s text:c="7"/></text:span></text:p>
            <text:p xml:id="id39" text:id="id39" text:style-name="P4"><text:span text:style-name="T11"><text:tab/></text:span><text:span text:style-name="T11">(i) <text:s/>Given that, <text:s text:c="2"/></text:span></text:p>
            <text:p text:style-name="P4"><text:span text:style-name="T13"><text:tab/></text:span><text:span text:style-name="T13"> <text:s text:c="6"/></text:span><text:span text:style-name="T13"><text:tab/></text:span></text:p>
            <text:p xml:id="id41" text:id="id41" text:style-name="P4"><text:span text:style-name="T11"><text:tab/></text:span><text:span text:style-name="T11"><text:tab/></text:span><text:span text:style-name="T11"> <text:s/></text:span><text:span text:style-name="T11">Let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then <text:s text:c="25"/></text:span></text:p>
          </draw:text-box>
        </draw:frame>
        <draw:g xml:id="id31" draw:id="id31">
          <svg:title>TexMaths</svg:title>
          <svg:desc>36§display§w. \ r. \ t. \ x .§svg§600§FALSE§</svg:desc>
          <draw:polygon draw:style-name="gr2" draw:text-style-name="P6" draw:layer="layout" svg:width="5.094cm" svg:height="0.682cm" svg:x="16.046cm" svg:y="2.787cm" svg:viewBox="0 0 5095 683" draw:points="2546,683 0,683 0,0 5095,0 5095,683">
            <text:p/>
          </draw:polygon>
          <draw:path draw:style-name="gr3" draw:text-style-name="P7" draw:layer="layout" svg:width="0.84cm" svg:height="0.576cm" svg:x="16.02cm" svg:y="2.957cm" svg:viewBox="0 0 841 577" svg:d="M550 130c6-26 17-75 17-81 0-23-17-35-34-35s-41 9-49 35c-3 9-64 254-72 285-9 38-12 61-12 84 0 14 0 17 3 23-29 69-69 107-118 107-101 0-101-93-101-116 0-40 6-89 67-248 14-37 20-54 20-80 0-58-41-104-104-104-121 0-167 184-167 196s12 12 14 12c15 0 15 0 21-24 34-118 83-155 129-155 12 0 32 0 32 40 0 32-15 69-23 90-55 149-72 210-72 256 0 118 86 162 181 162 20 0 81 0 133-90 31 81 121 90 158 90 95 0 150-81 184-156 44-101 84-271 84-332 0-69-35-89-58-89-31 0-63 32-63 61 0 17 9 25 20 34 15 15 46 46 46 110 0 43-37 167-69 230-34 69-78 113-141 113-60 0-92-38-92-110 0-34 8-75 11-92z">
            <text:p/>
          </draw:path>
          <draw:path draw:style-name="gr3" draw:text-style-name="P7" draw:layer="layout" svg:width="0.137cm" svg:height="0.137cm" svg:x="17.031cm" svg:y="3.381cm" svg:viewBox="0 0 138 138" svg:d="M138 69c0-37-31-69-69-69-37 0-69 32-69 69 0 38 32 69 69 69 38 0 69-31 69-69z">
            <text:p/>
          </draw:path>
          <draw:path draw:style-name="gr3" draw:text-style-name="P7" draw:layer="layout" svg:width="0.517cm" svg:height="0.576cm" svg:x="17.734cm" svg:y="2.957cm" svg:viewBox="0 0 518 577" svg:d="M75 487c-3 20-12 49-12 55 0 23 18 35 38 35 14 0 37-12 46-35 3-6 46-179 52-202 8-43 31-132 40-167 6-14 40-75 72-104 9-8 46-40 101-40 34 0 52 14 55 14-41 6-67 38-67 69 0 21 15 47 49 47 32 0 69-29 69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7" draw:layer="layout" svg:width="0.137cm" svg:height="0.137cm" svg:x="18.341cm" svg:y="3.381cm" svg:viewBox="0 0 138 138" svg:d="M138 69c0-37-31-69-69-69-37 0-69 32-69 69 0 38 32 69 69 69 38 0 69-31 69-69z">
            <text:p/>
          </draw:path>
          <draw:path draw:style-name="gr3" draw:text-style-name="P7" draw:layer="layout" svg:width="0.391cm" svg:height="0.809cm" svg:x="19.032cm" svg:y="2.724cm" svg:viewBox="0 0 392 810" svg:d="M233 288h121c23 0 38 0 38-26 0-14-15-14-38-14h-112c46-182 55-205 55-213 0-23-18-35-38-35-6 0-40 0-52 46l-49 202h-121c-25 0-37 0-37 23 0 17 12 17 35 17h112c-92 361-95 381-95 404 0 69 49 118 115 118 133 0 205-187 205-196 0-12-12-12-18-12-11 0-11 3-17 18-55 132-124 161-167 161-26 0-38-17-38-57 0-32 0-41 6-61z">
            <text:p/>
          </draw:path>
          <draw:path draw:style-name="gr3" draw:text-style-name="P7" draw:layer="layout" svg:width="0.137cm" svg:height="0.137cm" svg:x="19.571cm" svg:y="3.381cm" svg:viewBox="0 0 138 138" svg:d="M138 69c0-37-31-69-69-69-37 0-69 32-69 69 0 38 32 69 69 69 38 0 69-31 69-69z">
            <text:p/>
          </draw:path>
          <draw:path draw:style-name="gr3" draw:text-style-name="P7" draw:layer="layout" svg:width="0.633cm" svg:height="0.576cm" svg:x="20.271cm" svg:y="2.957cm" svg:viewBox="0 0 634 577" svg:d="M389 179c6-35 34-150 124-150 8 0 37 0 63 14-35 9-60 41-60 69 0 21 14 47 48 47 29 0 70-24 70-75 0-67-75-84-118-84-75 0-119 66-136 98-32-86-98-98-135-98-133 0-205 164-205 196 0 12 12 12 15 12 11 0 14 0 17-12 43-135 127-167 170-167 23 0 69 11 69 83 0 41-23 127-69 303-20 81-66 133-121 133-9 0-37 0-63-15 31-8 60-34 60-69 0-34-29-46-49-46-37 0-69 35-69 75 0 58 63 84 121 84 83 0 130-90 132-98 15 49 61 98 139 98 129 0 201-165 201-197 0-11-11-11-14-11-12 0-15 3-17 11-41 139-127 168-170 168-49 0-69-41-69-84 0-29 8-55 23-112z">
            <text:p/>
          </draw:path>
          <draw:path draw:style-name="gr3" draw:text-style-name="P7" draw:layer="layout" svg:width="0.137cm" svg:height="0.137cm" svg:x="21.066cm" svg:y="3.381cm" svg:viewBox="0 0 138 138" svg:d="M138 69c0-37-31-69-69-69-37 0-69 32-69 69 0 38 32 69 69 69 38 0 69-31 69-69z">
            <text:p/>
          </draw:path>
        </draw:g>
        <draw:g xml:id="id33" draw:id="id33">
          <svg:title>TexMaths</svg:title>
          <svg:desc>32§display§y = \sqrt{x^2 + 5}§svg§600§FALSE§</svg:desc>
          <draw:polygon draw:style-name="gr2" draw:text-style-name="P6" draw:layer="layout" svg:width="6.189cm" svg:height="1.268cm" svg:x="4.044cm" svg:y="4.282cm" svg:viewBox="0 0 6190 1269" draw:points="3095,1269 0,1269 0,0 6190,0 6190,1269">
            <text:p/>
          </draw:polygon>
          <draw:path draw:style-name="gr3" draw:text-style-name="P7" draw:layer="layout" svg:width="0.521cm" svg:height="0.728cm" svg:x="4.021cm" svg:y="4.879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955cm" svg:y="4.9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1.025cm" svg:height="1.35cm" svg:x="6.202cm" svg:y="4.226cm" svg:viewBox="0 0 1026 1351" svg:d="M353 1351c36 0 36 0 49-23l617-1284c7-16 7-18 7-21 0-13-10-23-23-23-15 0-20 10-25 23l-581 1211-241-558-156 120 18 18 79-62z">
            <text:p/>
          </draw:path>
          <draw:polygon draw:style-name="gr3" draw:text-style-name="P7" draw:layer="layout" svg:width="3.086cm" svg:height="0.048cm" svg:x="7.203cm" svg:y="4.226cm" svg:viewBox="0 0 3087 49" draw:points="1544,49 0,49 0,0 3087,0 3087,49">
            <text:p/>
          </draw:polygon>
          <draw:path draw:style-name="gr3" draw:text-style-name="P7" draw:layer="layout" svg:width="0.562cm" svg:height="0.511cm" svg:x="7.236cm" svg:y="4.879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7.897cm" svg:y="4.528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751cm" svg:x="8.665cm" svg:y="4.7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9.781cm" svg:y="4.625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34" draw:id="id34">
          <svg:title>TexMaths</svg:title>
          <svg:desc>32§display§y = \sin \left( \log x \right)§svg§600§FALSE§</svg:desc>
          <draw:polygon draw:style-name="gr2" draw:text-style-name="P6" draw:layer="layout" svg:width="6.595cm" svg:height="1.012cm" svg:x="17.144cm" svg:y="4.484cm" svg:viewBox="0 0 6596 1013" draw:points="3298,1013 0,1013 0,0 6596,0 6596,1013">
            <text:p/>
          </draw:polygon>
          <draw:path draw:style-name="gr3" draw:text-style-name="P7" draw:layer="layout" svg:width="0.521cm" svg:height="0.728cm" svg:x="17.121cm" svg:y="4.773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18.056cm" svg:y="4.8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cm" svg:height="0.518cm" svg:x="19.215cm" svg:y="4.768cm" svg:viewBox="0 0 371 519" svg:d="M197 287c26 5 118 23 118 105 0 56-38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19.661cm" svg:y="4.52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9.971cm" svg:y="4.773cm" svg:viewBox="0 0 568 499" svg:d="M87 110v305c0 48-10 48-87 48v36c38 0 97-3 128-3 28 0 87 3 125 3v-36c-74 0-87 0-87-48v-210c0-118 80-179 151-179 72 0 85 61 85 125v264c0 48-13 48-87 48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263cm" svg:height="1.125cm" svg:x="20.859cm" svg:y="4.42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252cm" svg:height="0.782cm" svg:x="21.223cm" svg:y="4.492cm" svg:viewBox="0 0 253 783" svg:d="M164 0l-164 13v36c79 0 90 7 90 61v586c0 51-13 51-90 51v36c38-2 97-2 125-2 29 0 85 0 128 2v-36c-76 0-89 0-89-51z">
            <text:p/>
          </draw:path>
          <draw:path draw:style-name="gr3" draw:text-style-name="P7" draw:layer="layout" svg:width="0.501cm" svg:height="0.518cm" svg:x="21.53cm" svg:y="4.768cm" svg:viewBox="0 0 502 519" svg:d="M502 264c0-144-115-264-251-264-141 0-251 123-251 264 0 145 118 255 251 255 136 0 251-112 251-255zM251 491c-49 0-97-25-128-76-28-49-28-118-28-159 0-44 0-105 25-156 31-51 85-74 131-74 49 0 97 23 125 71 31 49 31 115 31 159 0 41 0 102-25 151-24 51-75 84-131 84z">
            <text:p/>
          </draw:path>
          <draw:path draw:style-name="gr3" draw:text-style-name="P7" draw:layer="layout" svg:width="0.516cm" svg:height="0.744cm" svg:x="22.091cm" svg:y="4.761cm" svg:viewBox="0 0 517 745" svg:d="M220 317c-100 0-100-112-100-138 0-31 3-66 18-95 11-15 36-46 82-46 97 0 97 113 97 139 0 30 0 66-17 94-11 16-36 46-80 46zM87 361c0-5 0-31 21-54 43 33 89 36 112 36 105 0 182-77 182-164 0-43-18-84-46-110 41-38 82-43 102-43 3 0 8 0 11 0-13 5-18 18-18 30 0 21 15 34 33 34 10 0 33-8 33-34 0-20-15-56-59-56-23 0-71 8-120 54-46-39-95-41-118-41-105 0-184 77-184 164 0 51 25 92 54 117-16 16-36 54-36 92 0 36 15 80 51 100-69 21-105 69-105 115 0 80 113 144 251 144 133 0 251-59 251-146 0-41-18-97-74-131-62-30-126-30-195-30-28 0-77 0-84 0-36-6-62-41-62-77zM251 717c-115 0-192-57-192-116 0-53 43-94 92-97h67c97 0 225 0 225 97 0 59-82 116-192 116z">
            <text:p/>
          </draw:path>
          <draw:path draw:style-name="gr3" draw:text-style-name="P7" draw:layer="layout" svg:width="0.562cm" svg:height="0.511cm" svg:x="22.859cm" svg:y="4.77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8 74 74 0 115-80 117-87 13 43 54 87 123 87 115 0 179-146 179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23.532cm" svg:y="4.428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37" draw:id="id37">
          <svg:title>TexMaths</svg:title>
          <svg:desc>32§display§y = \frac{3}{(2x^2 - 7)^5}§svg§600§FALSE§</svg:desc>
          <draw:polygon draw:style-name="gr2" draw:text-style-name="P6" draw:layer="layout" svg:width="7.142cm" svg:height="2.452cm" svg:x="17.143cm" svg:y="6.085cm" svg:viewBox="0 0 7143 2453" draw:points="3571,2453 0,2453 0,0 7143,0 7143,2453">
            <text:p/>
          </draw:polygon>
          <draw:path draw:style-name="gr3" draw:text-style-name="P7" draw:layer="layout" svg:width="0.521cm" svg:height="0.729cm" svg:x="17.12cm" svg:y="7.04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ath draw:style-name="gr3" draw:text-style-name="P7" draw:layer="layout" svg:width="0.749cm" svg:height="0.265cm" svg:x="18.054cm" svg:y="7.12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7cm" svg:height="0.775cm" svg:x="21.592cm" svg:y="6.029cm" svg:viewBox="0 0 468 776" svg:d="M282 353c92-28 156-107 156-197 0-92-98-156-208-156-115 0-199 67-199 154 0 36 25 59 56 59 36 0 59-26 59-59 0-57-54-57-69-57 33-53 107-69 148-69 46 0 110 26 110 126 0 15-2 79-33 130-33 54-72 57-100 59-7 0-36 3-43 3-11 0-18 2-18 13 0 12 7 12 28 12h49c92 0 135 77 135 187 0 154-79 187-128 187-48 0-133-20-174-87 41 8 74-18 74-61 0-41-28-64-61-64-28 0-64 18-64 66 0 103 105 177 228 177 138 0 240-102 240-218 0-92-71-179-186-205z">
            <text:p/>
          </draw:path>
          <draw:polygon draw:style-name="gr3" draw:text-style-name="P7" draw:layer="layout" svg:width="5.027cm" svg:height="0.048cm" svg:x="19.314cm" svg:y="7.235cm" svg:viewBox="0 0 5028 49" draw:points="2514,49 0,49 0,0 5028,0 5028,49">
            <text:p/>
          </draw:polygon>
          <draw:path draw:style-name="gr3" draw:text-style-name="P7" draw:layer="layout" svg:width="0.263cm" svg:height="1.126cm" svg:x="19.424cm" svg:y="7.468cm" svg:viewBox="0 0 264 1127" svg:d="M264 1117c0-3 0-6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7" draw:layer="layout" svg:width="0.45cm" svg:height="0.752cm" svg:x="19.806cm" svg:y="7.563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562cm" svg:height="0.511cm" svg:x="20.346cm" svg:y="7.81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35cm" svg:height="0.524cm" svg:x="21.006cm" svg:y="7.463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21.802cm" svg:y="8.009cm" svg:viewBox="0 0 689 49" svg:d="M650 49c18 0 39 0 39-26 0-23-21-23-39-23h-612c-18 0-38 0-38 23 0 26 20 26 38 26z">
            <text:p/>
          </draw:path>
          <draw:path draw:style-name="gr3" draw:text-style-name="P7" draw:layer="layout" svg:width="0.483cm" svg:height="0.788cm" svg:x="22.898cm" svg:y="7.55cm" svg:viewBox="0 0 484 789" svg:d="M474 77c10-16 10-18 10-41h-274c-138 0-141-16-143-36h-29l-38 233h28c3-18 13-90 28-102 8-8 98-8 110-8h236c-13 18-102 141-128 179-100 151-138 307-138 423 0 13 0 64 51 64 54 0 54-51 54-64v-57c0-61 2-125 10-184 5-26 20-123 72-195z">
            <text:p/>
          </draw:path>
          <draw:path draw:style-name="gr3" draw:text-style-name="P7" draw:layer="layout" svg:width="0.263cm" svg:height="1.126cm" svg:x="23.461cm" svg:y="7.468cm" svg:viewBox="0 0 264 1127" svg:d="M264 563c0-87-13-222-75-350-69-139-166-213-179-213-5 0-10 5-10 10s0 8 20 28c113 111 177 290 177 525 0 192-41 392-182 533-15 15-15 18-15 21 0 7 5 10 10 10 13 0 115-77 182-220 59-123 72-249 72-344z">
            <text:p/>
          </draw:path>
          <draw:path draw:style-name="gr3" draw:text-style-name="P7" draw:layer="layout" svg:width="0.35cm" svg:height="0.539cm" svg:x="23.884cm" svg:y="7.463cm" svg:viewBox="0 0 351 540" svg:d="M72 85c41 10 66 10 79 10 102 0 166-72 166-85 0-7-7-10-10-10-2 0-2 0-7 3-18 7-59 23-118 23-23 0-64-3-118-21-8-5-8-5-10-5-10 0-10 8-10 20v234c0 15 0 23 12 23 8 0 8 0 16-11 36-43 84-48 112-48 46 0 67 36 72 43 15 26 18 57 18 103 0 23 0 69-23 105-21 28-54 46-92 46-51 0-105-28-126-80 31 3 46-18 46-38 0-33-28-41-41-41 0 0-38 0-38 43 0 72 64 141 161 141 100 0 190-74 190-174 0-89-69-171-167-171-36 0-76 7-112 38z">
            <text:p/>
          </draw:path>
        </draw:g>
        <draw:g xml:id="id36" draw:id="id36">
          <svg:title>TexMaths</svg:title>
          <svg:desc>32§display§y = \log ( x^5 + 4 )§svg§600§FALSE§</svg:desc>
          <draw:polygon draw:style-name="gr2" draw:text-style-name="P6" draw:layer="layout" svg:width="7.28cm" svg:height="1.156cm" svg:x="3.843cm" svg:y="6.587cm" svg:viewBox="0 0 7281 1157" draw:points="3640,1157 0,1157 0,0 7281,0 7281,1157">
            <text:p/>
          </draw:polygon>
          <draw:path draw:style-name="gr3" draw:text-style-name="P7" draw:layer="layout" svg:width="0.521cm" svg:height="0.729cm" svg:x="3.82cm" svg:y="7.02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4.754cm" svg:y="7.10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5.914cm" svg:y="6.738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01cm" svg:height="0.519cm" svg:x="6.221cm" svg:y="7.015cm" svg:viewBox="0 0 502 520" svg:d="M502 264c0-144-115-264-251-264-141 0-251 123-251 264 0 146 118 256 251 256 136 0 251-113 251-256zM251 492c-49 0-97-26-128-77-28-49-28-118-28-159 0-43 0-105 25-156 31-51 85-74 131-74 49 0 97 23 128 71 28 49 28 116 28 159 0 41 0 102-26 151-23 51-74 85-130 85z">
            <text:p/>
          </draw:path>
          <draw:path draw:style-name="gr3" draw:text-style-name="P7" draw:layer="layout" svg:width="0.516cm" svg:height="0.744cm" svg:x="6.784cm" svg:y="7.01cm" svg:viewBox="0 0 517 745" svg:d="M220 318c-100 0-100-113-100-139 0-30 3-66 18-95 10-15 36-46 82-46 97 0 97 113 97 139 0 30 0 66-17 94-11 16-36 47-80 47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4-130-62-31-126-31-195-31-28 0-77 0-85 0-35-5-61-41-61-77zM251 717c-115 0-192-56-192-115 0-54 43-95 92-98h67c97 0 225 0 225 98 0 59-82 115-192 115z">
            <text:p/>
          </draw:path>
          <draw:path draw:style-name="gr3" draw:text-style-name="P7" draw:layer="layout" svg:width="0.263cm" svg:height="1.126cm" svg:x="7.442cm" svg:y="6.674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7.801cm" svg:y="7.0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39cm" svg:x="8.461cm" svg:y="6.531cm" svg:viewBox="0 0 351 540" svg:d="M72 84c41 11 66 11 79 11 102 0 166-72 166-85 0-7-7-10-10-10-2 0-2 0-7 3-18 7-59 23-118 23-23 0-64-3-118-21-8-5-8-5-10-5-10 0-10 8-10 20v233c0 16 0 24 12 24 8 0 8 0 16-11 36-43 84-48 112-48 46 0 67 35 72 43 15 26 18 57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7" draw:layer="layout" svg:width="0.749cm" svg:height="0.752cm" svg:x="9.229cm" svg:y="6.86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0.322cm" svg:y="6.756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6cm" svg:x="10.916cm" svg:y="6.674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40" draw:id="id40">
          <svg:title>TexMaths</svg:title>
          <svg:desc>32§display§y = \sqrt{x^2 + 5}§svg§600§FALSE§</svg:desc>
          <draw:polygon draw:style-name="gr2" draw:text-style-name="P6" draw:layer="layout" svg:width="6.189cm" svg:height="1.268cm" svg:x="9.444cm" svg:y="10.483cm" svg:viewBox="0 0 6190 1269" draw:points="3095,1269 0,1269 0,0 6190,0 6190,1269">
            <text:p/>
          </draw:polygon>
          <draw:path draw:style-name="gr3" draw:text-style-name="P7" draw:layer="layout" svg:width="0.521cm" svg:height="0.728cm" svg:x="9.421cm" svg:y="11.08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10.355cm" svg:y="11.16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1.025cm" svg:height="1.35cm" svg:x="11.602cm" svg:y="10.427cm" svg:viewBox="0 0 1026 1351" svg:d="M353 1351c36 0 36 0 49-23l617-1284c7-16 7-18 7-21 0-13-10-23-23-23-15 0-20 10-25 23l-581 1211-241-558-156 120 18 18 79-62z">
            <text:p/>
          </draw:path>
          <draw:polygon draw:style-name="gr3" draw:text-style-name="P7" draw:layer="layout" svg:width="3.086cm" svg:height="0.048cm" svg:x="12.603cm" svg:y="10.427cm" svg:viewBox="0 0 3087 49" draw:points="1544,49 0,49 0,0 3087,0 3087,49">
            <text:p/>
          </draw:polygon>
          <draw:path draw:style-name="gr3" draw:text-style-name="P7" draw:layer="layout" svg:width="0.562cm" svg:height="0.511cm" svg:x="12.636cm" svg:y="11.0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13.297cm" svg:y="10.729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751cm" svg:x="14.065cm" svg:y="10.921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15.181cm" svg:y="10.826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42" draw:id="id42">
          <svg:title>TexMaths</svg:title>
          <svg:desc>32§display§u = x^2 + 5§svg§600§FALSE§</svg:desc>
          <draw:polygon draw:style-name="gr2" draw:text-style-name="P6" draw:layer="layout" svg:width="5.061cm" svg:height="0.968cm" svg:x="6.344cm" svg:y="12.985cm" svg:viewBox="0 0 5062 969" draw:points="2530,969 0,969 0,0 5062,0 5062,969">
            <text:p/>
          </draw:polygon>
          <draw:path draw:style-name="gr3" draw:text-style-name="P7" draw:layer="layout" svg:width="0.58cm" svg:height="0.511cm" svg:x="6.321cm" svg:y="13.418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7" draw:layer="layout" svg:width="0.749cm" svg:height="0.265cm" svg:x="7.307cm" svg:y="13.5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8.464cm" svg:y="13.4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5cm" svg:height="0.523cm" svg:x="9.125cm" svg:y="12.929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749cm" svg:height="0.751cm" svg:x="9.893cm" svg:y="13.259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11.009cm" svg:y="13.167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43" draw:id="id43">
          <svg:title>TexMaths</svg:title>
          <svg:desc>32§display§y = \sqrt{ u }§svg§600§FALSE§</svg:desc>
          <draw:polygon draw:style-name="gr2" draw:text-style-name="P6" draw:layer="layout" svg:width="3.562cm" svg:height="1.028cm" svg:x="14.944cm" svg:y="12.986cm" svg:viewBox="0 0 3563 1029" draw:points="1783,1029 0,1029 0,0 3563,0 3563,1029">
            <text:p/>
          </draw:polygon>
          <draw:path draw:style-name="gr3" draw:text-style-name="P7" draw:layer="layout" svg:width="0.521cm" svg:height="0.729cm" svg:x="14.921cm" svg:y="13.342cm" svg:viewBox="0 0 522 730" svg:d="M517 69c5-15 5-18 5-25 0-21-17-31-33-31-13 0-31 5-41 23-2 5-10 41-15 61-8 28-16 59-23 90l-51 205c-3 15-52 95-126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15.856cm" svg:y="13.427cm" svg:viewBox="0 0 750 266" svg:d="M712 46c18 0 38 0 38-23s-20-23-35-23h-677c-18 0-38 0-38 23s20 23 38 23zM715 266c15 0 35 0 35-23s-20-23-38-23h-674c-18 0-38 0-38 23s20 23 38 23z">
            <text:p/>
          </draw:path>
          <draw:path draw:style-name="gr3" draw:text-style-name="P7" draw:layer="layout" svg:width="0.88cm" svg:height="1.126cm" svg:x="17.062cm" svg:y="12.93cm" svg:viewBox="0 0 881 1127" svg:d="M356 1009l-197-438c-8-18-16-18-18-18 0 0-8 0-18 8l-108 82c-15 10-15 15-15 18 0 5 3 12 10 12 8 0 28-15 39-25 7-5 25-18 36-26l222 487c8 18 16 18 26 18 15 0 18-5 28-21l512-1060c8-18 8-20 8-23 0-13-10-23-23-23-10 0-18 5-26 23z">
            <text:p/>
          </draw:path>
          <draw:polygon draw:style-name="gr3" draw:text-style-name="P7" draw:layer="layout" svg:width="0.644cm" svg:height="0.048cm" svg:x="17.918cm" svg:y="12.93cm" svg:viewBox="0 0 645 49" draw:points="323,49 0,49 0,0 645,0 645,49">
            <text:p/>
          </draw:polygon>
          <draw:path draw:style-name="gr3" draw:text-style-name="P7" draw:layer="layout" svg:width="0.58cm" svg:height="0.511cm" svg:x="17.951cm" svg:y="13.342cm" svg:viewBox="0 0 581 512" svg:d="M364 435c10 49 51 77 100 77 38 0 64-25 84-61 18-41 33-110 33-113 0-10-10-10-12-10-13 0-13 2-18 20-16 62-36 139-85 139-23 0-33-13-33-52 0-25 13-77 20-117l34-123c2-16 12-59 18-77 5-26 17-69 17-74 0-21-15-31-33-31-5 0-36 0-43 38-23 85-72 282-85 341-2 5-46 95-130 95-57 0-70-52-70-93 0-64 31-153 62-230 13-33 18-49 18-72 0-51-36-92-92-92-108 0-149 164-149 174s10 10 13 10c13 0 13 0 18-20 28-97 71-138 115-138 10 0 28 0 28 35 0 29-13 62-20 77-41 113-64 182-64 238 0 108 76 136 138 136 74 0 115-51 136-7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9" anim:sub-item="text" smil:attributeName="visibility" smil:to="visible"/>
                  <anim:animate smil:begin="0s" smil:dur="0.5s" smil:fill="hold" smil:decelerate="0.5" smil:targetElement="id29" anim:sub-item="text" smil:attributeName="rotate" smil:values="-90;0" smil:keyTimes="0;1"/>
                  <anim:animate smil:begin="0s" smil:dur="0.5s" smil:fill="hold" smil:decelerate="0.5" smil:targetElement="id29" anim:sub-item="text" smil:attributeName="width" smil:values="width;width*.05" smil:keyTimes="0;1"/>
                  <anim:animate smil:begin="0.5s" smil:dur="0.5s" smil:fill="hold" smil:accelerate="0.5" smil:targetElement="id29" anim:sub-item="text" smil:attributeName="width" smil:values="width*.05;width" smil:keyTimes="0;1"/>
                  <anim:animate smil:dur="1s" smil:fill="hold" smil:targetElement="id29" anim:sub-item="text" smil:attributeName="height" smil:values="height;height" smil:keyTimes="0;1"/>
                  <anim:animate smil:begin="0s" smil:dur="0.5s" smil:fill="hold" smil:decelerate="0.5" smil:targetElement="id29" anim:sub-item="text" smil:attributeName="x" smil:values="x+.4;x" smil:keyTimes="0;1"/>
                  <anim:animate smil:begin="0s" smil:dur="0.5s" smil:fill="hold" smil:decelerate="0.5" smil:targetElement="id29" anim:sub-item="text" smil:attributeName="y" smil:values="y-.2;y+.1" smil:keyTimes="0;1"/>
                  <anim:animate smil:begin="0.5s" smil:dur="0.5s" smil:fill="hold" smil:accelerate="0.5" smil:targetElement="id29" anim:sub-item="text" smil:attributeName="y" smil:values="y+.1;y" smil:keyTimes="0;1"/>
                  <anim:transitionFilter smil:begin="0s" smil:dur="1s" smil:decelerate="0.5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width" smil:values="width*0.05;width" smil:keyTimes="0;1"/>
                  <anim:animate smil:dur="0.5s" smil:fill="hold" smil:targetElement="id32" anim:sub-item="text" smil:attributeName="height" smil:values="height;height" smil:keyTimes="0;1"/>
                  <anim:animate smil:dur="0.5s" smil:fill="hold" smil:targetElement="id32" anim:sub-item="text" smil:attributeName="x" smil:values="x-.2;x" smil:keyTimes="0;1"/>
                  <anim:animate smil:dur="0.5s" smil:fill="hold" smil:targetElement="id32" anim:sub-item="text" smil:attributeName="y" smil:values="y;y" smil:keyTimes="0;1"/>
                  <anim:transitionFilter smil:dur="0.5s" smil:targetElement="id32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25s" smil:fill="hold" smil:targetElement="id38" anim:sub-item="text" smil:attributeName="visibility" smil:to="visible"/>
                  <anim:animate smil:dur="0.125s" smil:fill="hold" smil:targetElement="id38" anim:sub-item="text" smil:attributeName="width" smil:values="width*0.05;width" smil:keyTimes="0;1"/>
                  <anim:animate smil:dur="0.125s" smil:fill="hold" smil:targetElement="id38" anim:sub-item="text" smil:attributeName="height" smil:values="height;height" smil:keyTimes="0;1"/>
                  <anim:animate smil:dur="0.125s" smil:fill="hold" smil:targetElement="id38" anim:sub-item="text" smil:attributeName="x" smil:values="x-.2;x" smil:keyTimes="0;1"/>
                  <anim:animate smil:dur="0.125s" smil:fill="hold" smil:targetElement="id38" anim:sub-item="text" smil:attributeName="y" smil:values="y;y" smil:keyTimes="0;1"/>
                  <anim:transitionFilter smil:dur="0.12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width*0.05;width" smil:keyTimes="0;1"/>
                  <anim:animate smil:dur="0.5s" smil:fill="hold" smil:targetElement="id39" anim:sub-item="text" smil:attributeName="height" smil:values="height;height" smil:keyTimes="0;1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xml:id="id44" text:id="id44" text:style-name="P4"><text:span text:style-name="T14"><text:tab/></text:span><text:span text:style-name="T14"><text:tab/></text:span><text:span text:style-name="T18"><text:line-break/></text:span><text:span text:style-name="T11"><text:tab/></text:span><text:span text:style-name="T11">which is of the form</text:span><text:span text:style-name="T11"><text:tab/></text:span><text:span text:style-name="T11"> is a differentable function of <text:s text:c="4"/></text:span><text:span text:style-name="T11"><text:line-break/></text:span><text:span text:style-name="T11"> <text:s text:c="3"/>and <text:s text:c="4"/>is a differentiable function of <text:s/></text:span><text:span text:style-name="T11"><text:tab/></text:span><text:span text:style-name="T11">then</text:span><text:span text:style-name="T11"><text:line-break/></text:span><text:span text:style-name="T17"><text:tab/></text:span><text:span text:style-name="T17"><text:tab/></text:span><text:span text:style-name="T18"><text:line-break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8"><text:line-break/></text:span><text:span text:style-name="T11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/text:p>
          </draw:text-box>
        </draw:frame>
        <draw:g xml:id="id45" draw:id="id45">
          <svg:title>TexMaths</svg:title>
          <svg:desc>36§display§y§svg§600§FALSE§</svg:desc>
          <draw:polygon draw:style-name="gr2" draw:text-style-name="P6" draw:layer="layout" svg:width="0.494cm" svg:height="0.693cm" svg:x="11.547cm" svg:y="1.588cm" svg:viewBox="0 0 495 694" draw:points="247,694 0,694 0,0 495,0 495,694">
            <text:p/>
          </draw:polygon>
          <draw:path draw:style-name="gr3" draw:text-style-name="P7" draw:layer="layout" svg:width="0.586cm" svg:height="0.82cm" svg:x="11.521cm" svg:y="1.525cm" svg:viewBox="0 0 587 821" svg:d="M581 78c6-18 6-20 6-29 0-23-20-35-37-35-15 0-35 6-46 26-3 6-12 46-18 69-8 32-17 67-26 101l-57 231c-3 17-58 106-141 106-66 0-81-54-81-103 0-58 23-136 66-248 21-52 23-66 23-92 0-58-40-104-103-104-121 0-167 184-167 196 0 11 12 11 14 11 15 0 15-2 21-23 34-118 86-155 129-155 9 0 32 0 32 40 0 32-12 64-23 89-49 133-72 208-72 265 0 113 80 153 155 153 49 0 92-23 127-57-15 66-32 126-81 195-34 44-83 81-141 81-17 0-75-6-95-55 20 0 35 0 55-14 11-12 23-29 23-52 0-40-35-46-46-46-29 0-72 20-72 84 0 63 57 109 135 109 132 0 262-115 297-259z">
            <text:p/>
          </draw:path>
        </draw:g>
        <draw:g xml:id="id46" draw:id="id46">
          <svg:title>TexMaths</svg:title>
          <svg:desc>36§display§u§svg§600§FALSE§</svg:desc>
          <draw:polygon draw:style-name="gr2" draw:text-style-name="P6" draw:layer="layout" svg:width="0.562cm" svg:height="0.448cm" svg:x="25.749cm" svg:y="1.689cm" svg:viewBox="0 0 563 449" draw:points="283,449 0,449 0,0 563,0 563,449">
            <text:p/>
          </draw:polygon>
          <draw:path draw:style-name="gr3" draw:text-style-name="P7" draw:layer="layout" svg:width="0.654cm" svg:height="0.575cm" svg:x="25.723cm" svg:y="1.6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47" draw:id="id47">
          <svg:title>TexMaths</svg:title>
          <svg:desc>36§display§u§svg§600§FALSE§</svg:desc>
          <draw:polygon draw:style-name="gr2" draw:text-style-name="P6" draw:layer="layout" svg:width="0.562cm" svg:height="0.448cm" svg:x="4.049cm" svg:y="2.889cm" svg:viewBox="0 0 563 449" draw:points="283,449 0,449 0,0 563,0 563,449">
            <text:p/>
          </draw:polygon>
          <draw:path draw:style-name="gr3" draw:text-style-name="P7" draw:layer="layout" svg:width="0.654cm" svg:height="0.575cm" svg:x="4.023cm" svg:y="2.826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 xml:id="id48" draw:id="id48">
          <svg:title>TexMaths</svg:title>
          <svg:desc>36§display§x§svg§600§FALSE§</svg:desc>
          <draw:polygon draw:style-name="gr2" draw:text-style-name="P6" draw:layer="layout" svg:width="0.541cm" svg:height="0.448cm" svg:x="18.65cm" svg:y="2.889cm" svg:viewBox="0 0 542 449" draw:points="271,449 0,449 0,0 542,0 542,449">
            <text:p/>
          </draw:polygon>
          <draw:path draw:style-name="gr3" draw:text-style-name="P7" draw:layer="layout" svg:width="0.633cm" svg:height="0.575cm" svg:x="18.624cm" svg:y="2.826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49" draw:id="id49">
          <svg:title>TexMaths</svg:title>
          <svg:desc>32§display§\frac{dy}{dx} = \frac{dy}{du} \times \frac{du}{dx}§svg§600§FALSE§</svg:desc>
          <draw:polygon draw:style-name="gr2" draw:text-style-name="P6" draw:layer="layout" svg:width="6.99cm" svg:height="2.214cm" svg:x="2.181cm" svg:y="4.282cm" svg:viewBox="0 0 6991 2215" draw:points="3494,2215 0,2215 0,0 6991,0 6991,2215">
            <text:p/>
          </draw:polygon>
          <draw:path draw:style-name="gr3" draw:text-style-name="P7" draw:layer="layout" svg:width="0.537cm" svg:height="0.795cm" svg:x="2.197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2.768cm" svg:y="4.5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2.125cm" svg:y="5.463cm" svg:viewBox="0 0 1231 49" draw:points="614,49 0,49 0,0 1231,0 1231,49">
            <text:p/>
          </draw:polygon>
          <draw:path draw:style-name="gr3" draw:text-style-name="P7" draw:layer="layout" svg:width="0.537cm" svg:height="0.795cm" svg:x="2.17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2.742cm" svg:y="6.04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3.863cm" svg:y="5.35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194cm" svg:y="4.22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19cm" svg:height="0.729cm" svg:x="5.768cm" svg:y="4.51cm" svg:viewBox="0 0 520 730" svg:d="M517 69c3-15 3-18 3-25 0-21-16-31-31-31-13 0-31 5-41 23-3 5-10 41-15 61-8 28-16 59-23 90l-52 205c-2 15-51 94-128 94-56 0-69-48-69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6-13 13-10 23-25 23-46 0-36-31-41-41-41-26 0-64 18-64 74 0 57 51 98 120 98 118 0 233-103 264-231z">
            <text:p/>
          </draw:path>
          <draw:polygon draw:style-name="gr3" draw:text-style-name="P7" draw:layer="layout" svg:width="1.23cm" svg:height="0.048cm" svg:x="5.123cm" svg:y="5.463cm" svg:viewBox="0 0 1231 49" draw:points="617,49 0,49 0,0 1231,0 1231,49">
            <text:p/>
          </draw:polygon>
          <draw:path draw:style-name="gr3" draw:text-style-name="P7" draw:layer="layout" svg:width="0.537cm" svg:height="0.795cm" svg:x="5.169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5.74cm" svg:y="6.041cm" svg:viewBox="0 0 581 512" svg:d="M364 435c12 49 51 77 99 77 39 0 64-26 85-61 18-41 33-110 33-113 0-10-10-10-13-10-12 0-12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544cm" svg:height="0.544cm" svg:x="6.902cm" svg:y="5.214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7" draw:layer="layout" svg:width="0.537cm" svg:height="0.795cm" svg:x="8.041cm" svg:y="4.226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8cm" svg:height="0.511cm" svg:x="8.615cm" svg:y="4.51cm" svg:viewBox="0 0 581 512" svg:d="M364 435c12 49 51 77 99 77 39 0 67-26 85-61 18-41 33-110 33-113 0-10-10-10-13-10-12 0-12 2-18 20-15 62-35 138-84 138-23 0-33-12-33-51 0-25 12-77 20-118l33-122c3-16 16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olygon draw:style-name="gr3" draw:text-style-name="P7" draw:layer="layout" svg:width="1.23cm" svg:height="0.048cm" svg:x="7.998cm" svg:y="5.463cm" svg:viewBox="0 0 1231 49" draw:points="617,49 0,49 0,0 1231,0 1231,49">
            <text:p/>
          </draw:polygon>
          <draw:path draw:style-name="gr3" draw:text-style-name="P7" draw:layer="layout" svg:width="0.537cm" svg:height="0.795cm" svg:x="8.041cm" svg:y="5.76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2 0-28 2-35 7-53zM302 648c-5 20-5 23-23 43-49 62-95 80-125 80-57 0-75-62-75-105 0-57 36-197 64-249 34-66 85-107 131-107 72 0 90 92 90 100 0 5-3 12-6 18z">
            <text:p/>
          </draw:path>
          <draw:path draw:style-name="gr3" draw:text-style-name="P7" draw:layer="layout" svg:width="0.562cm" svg:height="0.511cm" svg:x="8.615cm" svg:y="6.041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</draw:g>
        <draw:g xml:id="id50" draw:id="id50">
          <svg:title>TexMaths</svg:title>
          <svg:desc>28§display§.\ .\ .\ . (I) §svg§600§FALSE§</svg:desc>
          <draw:polygon draw:style-name="gr2" draw:text-style-name="P6" draw:layer="layout" svg:width="3.159cm" svg:height="0.886cm" svg:x="12.725cm" svg:y="4.975cm" svg:viewBox="0 0 3160 887" draw:points="1580,887 0,887 0,0 3160,0 3160,887">
            <text:p/>
          </draw:polygon>
          <draw:path draw:style-name="gr3" draw:text-style-name="P7" draw:layer="layout" svg:width="0.107cm" svg:height="0.107cm" svg:x="12.761cm" svg:y="5.56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3.361cm" svg:y="5.56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3.964cm" svg:y="5.56cm" svg:viewBox="0 0 108 108" svg:d="M108 54c0-29-25-54-54-54s-54 25-54 54 25 54 54 54 54-25 54-54z">
            <text:p/>
          </draw:path>
          <draw:path draw:style-name="gr3" draw:text-style-name="P7" draw:layer="layout" svg:width="0.107cm" svg:height="0.107cm" svg:x="14.565cm" svg:y="5.56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4.852cm" svg:y="4.926cm" svg:viewBox="0 0 231 986" svg:d="M231 977c0-2 0-4-18-22-123-124-155-310-155-462 0-170 38-343 159-466 14-11 14-14 14-18 0-7-5-9-9-9-11 0-101 67-159 193-52 107-63 217-63 300 0 78 11 197 65 309 60 121 146 184 157 184 4 0 9-2 9-9z">
            <text:p/>
          </draw:path>
          <draw:path draw:style-name="gr3" draw:text-style-name="P7" draw:layer="layout" svg:width="0.456cm" svg:height="0.674cm" svg:x="15.17cm" svg:y="4.99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7" draw:layer="layout" svg:width="0.23cm" svg:height="0.985cm" svg:x="15.703cm" svg:y="4.92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52" draw:id="id52">
          <svg:title>TexMaths</svg:title>
          <svg:desc>36§display§y = \sqrt{ u }§svg§600§FALSE§</svg:desc>
          <draw:polygon draw:style-name="gr2" draw:text-style-name="P6" draw:layer="layout" svg:width="4.007cm" svg:height="1.157cm" svg:x="5.049cm" svg:y="7.59cm" svg:viewBox="0 0 4008 1158" draw:points="2005,1158 0,1158 0,0 4008,0 4008,1158">
            <text:p/>
          </draw:polygon>
          <draw:path draw:style-name="gr3" draw:text-style-name="P7" draw:layer="layout" svg:width="0.587cm" svg:height="0.82cm" svg:x="5.023cm" svg:y="7.991cm" svg:viewBox="0 0 588 821" svg:d="M582 78c6-17 6-20 6-29 0-23-20-35-38-35-14 0-34 6-46 26-3 6-11 46-17 69-9 32-17 67-26 101l-58 231c-3 17-57 106-141 106-66 0-80-54-80-103 0-58 23-136 66-248 20-52 23-66 23-92 0-58-41-104-104-104-121 0-167 184-167 196 0 11 12 11 14 11 15 0 15-2 21-23 34-118 86-155 129-155 9 0 32 0 32 40 0 32-12 64-23 89-49 133-72 208-72 266 0 112 81 152 155 152 49 0 93-23 127-57-14 66-31 126-80 196-35 43-84 80-142 80-17 0-75-6-95-55 20 0 35 0 55-14 12-11 23-29 23-52 0-40-35-46-46-46-29 0-72 20-72 84 0 63 58 109 135 109 133 0 263-115 297-259z">
            <text:p/>
          </draw:path>
          <draw:path draw:style-name="gr3" draw:text-style-name="P7" draw:layer="layout" svg:width="0.843cm" svg:height="0.299cm" svg:x="6.075cm" svg:y="8.08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7" draw:layer="layout" svg:width="0.99cm" svg:height="1.267cm" svg:x="7.432cm" svg:y="7.527cm" svg:viewBox="0 0 991 1268" svg:d="M400 1135l-221-492c-9-21-18-21-21-21 0 0-8 0-20 9l-121 92c-17 12-17 17-17 20 0 6 3 15 12 15 8 0 31-18 43-29 8-6 29-20 40-29l251 548c8 20 17 20 29 20 17 0 20-6 31-23l576-1193c9-20 9-23 9-26 0-14-11-26-26-26-11 0-20 6-29 26z">
            <text:p/>
          </draw:path>
          <draw:polygon draw:style-name="gr3" draw:text-style-name="P7" draw:layer="layout" svg:width="0.725cm" svg:height="0.054cm" svg:x="8.394cm" svg:y="7.527cm" svg:viewBox="0 0 726 55" draw:points="363,55 0,55 0,0 726,0 726,55">
            <text:p/>
          </draw:polygon>
          <draw:path draw:style-name="gr3" draw:text-style-name="P7" draw:layer="layout" svg:width="0.653cm" svg:height="0.575cm" svg:x="8.431cm" svg:y="7.991cm" svg:viewBox="0 0 654 576" svg:d="M409 490c12 55 58 86 112 86 44 0 73-29 96-69 20-46 37-124 37-127 0-11-12-11-14-11-15 0-15 3-21 23-17 69-40 155-95 155-26 0-37-14-37-57 0-29 14-87 23-133l37-138c3-17 15-66 21-86 5-29 20-78 20-84 0-23-18-35-38-35-5 0-40 0-49 44-26 95-80 317-95 383-3 6-52 106-147 106-63 0-77-57-77-103 0-72 34-173 69-260 14-37 20-54 20-80 0-58-41-104-104-104-121 0-167 184-167 196 0 11 12 11 14 11 15 0 15 0 21-23 31-109 80-155 129-155 12 0 32 0 32 40 0 32-14 69-23 87-46 126-72 204-72 268 0 121 86 152 155 152 84 0 130-57 153-86z">
            <text:p/>
          </draw:path>
        </draw:g>
        <draw:g xml:id="id53" draw:id="id53">
          <svg:title>TexMaths</svg:title>
          <svg:desc>32§display§\text {Diff. } w. \ r. \ t. \ u.§svg§600§FALSE§</svg:desc>
          <draw:polygon draw:style-name="gr2" draw:text-style-name="P6" draw:layer="layout" svg:width="7.167cm" svg:height="0.694cm" svg:x="2.043cm" svg:y="9.784cm" svg:viewBox="0 0 7168 695" draw:points="3584,695 0,695 0,0 7168,0 7168,695">
            <text:p/>
          </draw:polygon>
          <draw:path draw:style-name="gr3" draw:text-style-name="P7" draw:layer="layout" svg:width="0.757cm" svg:height="0.771cm" svg:x="2.025cm" svg:y="9.754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2.883cm" svg:y="9.769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3.187cm" svg:y="9.728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3.912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4.659cm" svg:y="10.025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5.558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6.183cm" svg:y="10.025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6.723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7.34cm" svg:y="9.818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7.816cm" svg:y="10.402cm" svg:viewBox="0 0 123 123" svg:d="M123 62c0-34-28-62-62-62-33 0-61 28-61 62 0 33 28 61 61 61 34 0 62-28 62-61z">
            <text:p/>
          </draw:path>
          <draw:path draw:style-name="gr3" draw:text-style-name="P7" draw:layer="layout" svg:width="0.58cm" svg:height="0.512cm" svg:x="8.438cm" svg:y="10.025cm" svg:viewBox="0 0 581 513" svg:d="M364 436c10 48 51 77 99 77 39 0 64-26 85-62 18-41 33-110 33-113 0-10-10-10-13-10-12 0-12 3-18 21-15 61-35 138-84 138-23 0-33-13-33-51 0-26 12-77 20-118l33-123c3-16 13-59 18-77 5-26 18-69 18-74 0-21-15-31-33-31-5 0-36 0-44 38-23 85-71 282-84 341-3 5-46 95-131 95-56 0-69-51-69-92 0-64 31-154 62-231 13-33 18-49 18-72 0-51-36-92-93-92-107 0-148 164-148 174 0 11 10 11 13 11 13 0 13 0 18-21 28-97 71-138 115-138 10 0 28 0 28 36 0 28-13 61-20 76-41 113-64 182-64 239 0 107 76 136 138 136 74 0 115-52 136-77z">
            <text:p/>
          </draw:path>
          <draw:path draw:style-name="gr3" draw:text-style-name="P7" draw:layer="layout" svg:width="0.122cm" svg:height="0.122cm" svg:x="9.147cm" svg:y="10.402cm" svg:viewBox="0 0 123 123" svg:d="M123 62c0-34-28-62-62-62-33 0-61 28-61 62 0 33 28 61 61 61 34 0 62-28 62-61z">
            <text:p/>
          </draw:path>
        </draw:g>
        <draw:g xml:id="id54" draw:id="id54">
          <svg:title>TexMaths</svg:title>
          <svg:desc>32§display§\frac{dy}{du} = \frac{d}{du}\left( \sqrt{u} \right) = \frac{1}{2\sqrt{u}}§svg§600§FALSE§</svg:desc>
          <draw:polygon draw:style-name="gr2" draw:text-style-name="P6" draw:layer="layout" svg:width="10.827cm" svg:height="2.478cm" svg:x="2.081cm" svg:y="11.485cm" svg:viewBox="0 0 10828 2479" draw:points="5414,2479 0,2479 0,0 10828,0 10828,2479">
            <text:p/>
          </draw:polygon>
          <draw:path draw:style-name="gr3" draw:text-style-name="P7" draw:layer="layout" svg:width="0.537cm" svg:height="0.795cm" svg:x="2.097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21cm" svg:height="0.729cm" svg:x="2.67cm" svg:y="11.713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2.025cm" svg:y="12.666cm" svg:viewBox="0 0 1231 49" draw:points="617,49 0,49 0,0 1231,0 1231,49">
            <text:p/>
          </draw:polygon>
          <draw:path draw:style-name="gr3" draw:text-style-name="P7" draw:layer="layout" svg:width="0.537cm" svg:height="0.795cm" svg:x="2.071cm" svg:y="12.963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8cm" svg:height="0.511cm" svg:x="2.642cm" svg:y="13.245cm" svg:viewBox="0 0 581 512" svg:d="M364 435c12 49 51 77 99 77 39 0 67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749cm" svg:height="0.265cm" svg:x="3.766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391cm" svg:y="11.429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olygon draw:style-name="gr3" draw:text-style-name="P7" draw:layer="layout" svg:width="1.23cm" svg:height="0.048cm" svg:x="5.023cm" svg:y="12.666cm" svg:viewBox="0 0 1231 49" draw:points="617,49 0,49 0,0 1231,0 1231,49">
            <text:p/>
          </draw:polygon>
          <draw:path draw:style-name="gr3" draw:text-style-name="P7" draw:layer="layout" svg:width="0.537cm" svg:height="0.795cm" svg:x="5.069cm" svg:y="12.963cm" svg:viewBox="0 0 538 796" svg:d="M538 13c0-3 0-13-16-13-15 0-123 10-143 13-8 0-15 5-15 20 0 16 10 16 28 16 53 0 56 7 56 18l-3 23-69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9-197 64-249 34-66 85-107 131-107 74 0 90 92 90 100 0 5-3 13-6 18z">
            <text:p/>
          </draw:path>
          <draw:path draw:style-name="gr3" draw:text-style-name="P7" draw:layer="layout" svg:width="0.58cm" svg:height="0.511cm" svg:x="5.642cm" svg:y="13.245cm" svg:viewBox="0 0 581 512" svg:d="M364 435c12 49 51 77 99 77 39 0 67-25 85-61 18-41 33-110 33-113 0-10-10-10-13-10-13 0-13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296cm" svg:height="1.351cm" svg:x="6.745cm" svg:y="12.015cm" svg:viewBox="0 0 297 1352" svg:d="M297 1339c0-2-3-5-5-10-54-54-131-146-177-330-25-103-36-218-36-323 0-297 69-504 208-650 10-11 10-13 10-16 0-10-10-10-15-10-16 0-77 67-93 85-115 135-189 338-189 591 0 159 28 387 177 576 12 13 84 100 105 100 5 0 15 0 15-13z">
            <text:p/>
          </draw:path>
          <draw:path draw:style-name="gr3" draw:text-style-name="P7" draw:layer="layout" svg:width="0.88cm" svg:height="1.126cm" svg:x="7.173cm" svg:y="12.062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8.028cm" svg:y="12.062cm" svg:viewBox="0 0 645 49" draw:points="323,49 0,49 0,0 645,0 645,49">
            <text:p/>
          </draw:polygon>
          <draw:path draw:style-name="gr3" draw:text-style-name="P7" draw:layer="layout" svg:width="0.58cm" svg:height="0.511cm" svg:x="8.061cm" svg:y="12.474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296cm" svg:height="1.351cm" svg:x="8.722cm" svg:y="12.015cm" svg:viewBox="0 0 297 1352" svg:d="M297 676c0-159-28-387-177-576-12-15-87-100-107-100-5 0-13 3-13 10 0 5 3 8 8 13 53 59 128 149 174 328 25 102 36 220 36 325 0 113-11 228-39 338-43 159-110 248-169 313-10 10-10 10-10 12 0 11 8 13 13 13 18 0 79-69 95-84 115-139 189-341 189-592z">
            <text:p/>
          </draw:path>
          <draw:path draw:style-name="gr3" draw:text-style-name="P7" draw:layer="layout" svg:width="0.749cm" svg:height="0.265cm" svg:x="9.561cm" svg:y="12.558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11.712cm" svg:y="11.46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2.144cm" svg:height="0.048cm" svg:x="10.821cm" svg:y="12.666cm" svg:viewBox="0 0 2145 49" draw:points="1073,49 0,49 0,0 2145,0 2145,49">
            <text:p/>
          </draw:polygon>
          <draw:path draw:style-name="gr3" draw:text-style-name="P7" draw:layer="layout" svg:width="0.45cm" svg:height="0.752cm" svg:x="10.877cm" svg:y="12.999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88cm" svg:height="1.126cm" svg:x="11.466cm" svg:y="12.891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12.321cm" svg:y="12.891cm" svg:viewBox="0 0 645 49" draw:points="323,49 0,49 0,0 645,0 645,49">
            <text:p/>
          </draw:polygon>
          <draw:path draw:style-name="gr3" draw:text-style-name="P7" draw:layer="layout" svg:width="0.58cm" svg:height="0.511cm" svg:x="12.354cm" svg:y="13.25cm" svg:viewBox="0 0 581 512" svg:d="M364 435c10 49 51 77 99 77 39 0 64-25 85-61 18-41 33-110 33-113 0-10-10-10-13-10-13 0-13 2-18 20-15 62-35 139-84 139-23 0-33-13-33-52 0-25 12-76 20-117l33-123c3-16 13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</draw:g>
        <draw:g xml:id="id51" draw:id="id51">
          <svg:title>TexMaths</svg:title>
          <svg:desc>32§display§\text {Now,}§svg§600§FALSE§</svg:desc>
          <draw:polygon draw:style-name="gr2" draw:text-style-name="P6" draw:layer="layout" svg:width="2.303cm" svg:height="0.875cm" svg:x="1.99cm" svg:y="7.99cm" svg:viewBox="0 0 2304 876" draw:points="1152,876 0,876 0,0 2304,0 2304,876">
            <text:p/>
          </draw:polygon>
          <draw:path draw:style-name="gr3" draw:text-style-name="P7" draw:layer="layout" svg:width="0.77cm" svg:height="0.77cm" svg:x="1.97cm" svg:y="7.934cm" svg:viewBox="0 0 771 771" svg:d="M225 15c-10-15-13-15-33-15h-192v36h33c16 0 39 0 57 2 25 3 25 3 25 26v589c0 31 0 82-115 82v36c38 0 95-3 133-3 36 0 92 3 131 3v-36c-116 0-116-51-116-82v-586c6 5 6 5 11 12l461 677c10 15 10 15 17 15 18 0 18-8 18-28v-625c0-31 0-82 116-82v-36c-39 0-95 3-134 3-35 0-92-3-130-3v36c115 0 115 51 115 82v484z">
            <text:p/>
          </draw:path>
          <draw:path draw:style-name="gr3" draw:text-style-name="P7" draw:layer="layout" svg:width="0.501cm" svg:height="0.519cm" svg:x="2.81cm" svg:y="8.198cm" svg:viewBox="0 0 502 520" svg:d="M502 264c0-144-115-264-251-264-141 0-251 123-251 264 0 146 118 256 251 256 136 0 251-113 251-256zM251 492c-49 0-97-26-128-77-28-49-28-118-28-159 0-43 0-105 25-156 31-51 85-74 131-74 49 0 97 23 125 71 31 49 31 116 31 159 0 41 0 103-26 151-23 51-74 85-130 85z">
            <text:p/>
          </draw:path>
          <draw:path draw:style-name="gr3" draw:text-style-name="P7" draw:layer="layout" svg:width="0.772cm" svg:height="0.498cm" svg:x="3.329cm" svg:y="8.218cm" svg:viewBox="0 0 773 499" svg:d="M678 108c21-57 57-72 95-72v-36c-25 3-59 3-82 3-33 0-84-3-105-3v36c41 0 64 20 64 54 0 7 0 7-5 23l-102 289-113-315c-2-13-5-15-5-20 0-31 44-31 67-31v-36c-34 0-90 3-118 3-33 0-67 0-100-3v36c41 0 59 2 72 15 5 8 18 41 25 64l-97 272-108-300c-5-15-5-18-5-20 0-31 44-31 67-31v-36c-33 0-97 3-123 3-5 0-64 0-105-3v36c56 0 69 2 84 38l141 400c5 18 11 25 23 25 16 0 18-5 23-23l116-320 115 323c2 13 7 20 23 20 13 0 18-10 20-20z">
            <text:p/>
          </draw:path>
          <draw:path draw:style-name="gr3" draw:text-style-name="P7" draw:layer="layout" svg:width="0.132cm" svg:height="0.337cm" svg:x="4.218cm" svg:y="8.582cm" svg:viewBox="0 0 133 338" svg:d="M133 118c0-72-25-118-72-118-41 0-61 31-61 59 0 31 20 61 61 61 18 0 31-7 44-15l3-3c0 0 2 0 2 16 0 74-33 143-84 197-6 5-8 8-8 10 0 10 5 13 13 13 13 0 102-90 102-22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width" smil:values="width*0.05;width" smil:keyTimes="0;1"/>
                  <anim:animate smil:dur="0.5s" smil:fill="hold" smil:targetElement="id44" anim:sub-item="text" smil:attributeName="height" smil:values="height;height" smil:keyTimes="0;1"/>
                  <anim:animate smil:dur="0.5s" smil:fill="hold" smil:targetElement="id44" anim:sub-item="text" smil:attributeName="x" smil:values="x-.2;x" smil:keyTimes="0;1"/>
                  <anim:animate smil:dur="0.5s" smil:fill="hold" smil:targetElement="id44" anim:sub-item="text" smil:attributeName="y" smil:values="y;y" smil:keyTimes="0;1"/>
                  <anim:transitionFilter smil:dur="0.5s" smil:targetElement="id4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14" draw:layer="layout" svg:width="26.4cm" svg:height="14.373cm" svg:x="0.8cm" svg:y="0.627cm" presentation:class="title" presentation:user-transformed="true">
          <draw:text-box>
            <text:p xml:id="id55" text:id="id55" text:style-name="P4"><text:span text:style-name="T14"><text:tab/></text:span><text:span text:style-name="T14"><text:tab/></text:span><text:span text:style-name="T14"><text:line-break/></text:span><text:span text:style-name="T11"><text:tab/></text:span><text:span text:style-name="T11">And <text:s/></text:span><text:span text:style-name="T11"><text:tab/></text:span><text:span text:style-name="T11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9"><text:tab/></text:span><text:span text:style-name="T19"><text:tab/></text:span><text:span text:style-name="T18"><text:line-break/></text:span><text:span text:style-name="T11"><text:line-break/></text:span><text:span text:style-name="T18"><text:tab/></text:span><text:span text:style-name="T18"><text:tab/></text:span></text:p>
          </draw:text-box>
        </draw:frame>
        <draw:g xml:id="id56" draw:id="id56">
          <svg:title>TexMaths</svg:title>
          <svg:desc>32§display§u = x^2 + 5§svg§600§FALSE§</svg:desc>
          <draw:polygon draw:style-name="gr2" draw:text-style-name="P6" draw:layer="layout" svg:width="5.061cm" svg:height="0.968cm" svg:x="4.847cm" svg:y="1.184cm" svg:viewBox="0 0 5062 969" draw:points="2530,969 0,969 0,0 5062,0 5062,969">
            <text:p/>
          </draw:polygon>
          <draw:path draw:style-name="gr3" draw:text-style-name="P7" draw:layer="layout" svg:width="0.58cm" svg:height="0.511cm" svg:x="4.824cm" svg:y="1.617cm" svg:viewBox="0 0 581 512" svg:d="M364 435c12 48 51 77 99 77 39 0 67-26 85-62 18-41 33-110 33-112 0-11-10-11-13-11-12 0-12 3-17 21-16 61-36 138-85 138-23 0-33-13-33-51 0-26 13-77 20-118l34-123c2-15 12-58 17-76 6-26 18-69 18-75 0-20-15-30-33-30-5 0-36 0-43 38-24 85-72 282-85 340-3 5-46 95-131 95-56 0-69-51-69-92 0-64 31-154 62-230 13-34 18-49 18-72 0-51-36-92-92-92-108 0-149 164-149 174s10 10 13 10c13 0 13 0 18-20 28-97 71-138 115-138 10 0 28 0 28 35 0 29-13 62-20 77-41 113-64 182-64 238 0 107 76 136 138 136 74 0 115-52 136-77z">
            <text:p/>
          </draw:path>
          <draw:path draw:style-name="gr3" draw:text-style-name="P7" draw:layer="layout" svg:width="0.749cm" svg:height="0.265cm" svg:x="5.81cm" svg:y="1.70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6.967cm" svg:y="1.61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5cm" svg:height="0.523cm" svg:x="7.628cm" svg:y="1.128cm" svg:viewBox="0 0 351 524" svg:d="M351 381h-28c-3 18-11 64-21 72-5 5-66 5-77 5h-146c82-74 110-95 159-133 59-46 113-95 113-172 0-94-85-153-187-153-97 0-164 69-164 141 0 41 33 46 41 46 20 0 43-16 43-44 0-13-5-41-46-41 23-56 77-74 116-74 79 0 120 62 120 125 0 70-49 123-74 154l-192 187c-8 7-8 10-8 30h328z">
            <text:p/>
          </draw:path>
          <draw:path draw:style-name="gr3" draw:text-style-name="P7" draw:layer="layout" svg:width="0.749cm" svg:height="0.751cm" svg:x="8.396cm" svg:y="1.45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9.512cm" svg:y="1.366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1 18 44 21 87 21 144 0 38 0 107-28 153-26 44-70 74-121 74-82 0-146-58-166-125 2 0 8 0 20 0 36 0 57-28 57-54 0-28-21-56-57-56-18 0-56 8-56 61 0 95 77 205 205 205 130 0 246-107 246-251z">
            <text:p/>
          </draw:path>
        </draw:g>
        <draw:g xml:id="id57" draw:id="id5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2.043cm" svg:y="3.285cm" svg:viewBox="0 0 7168 695" draw:points="3584,695 0,695 0,0 7168,0 7168,695">
            <text:p/>
          </draw:polygon>
          <draw:path draw:style-name="gr3" draw:text-style-name="P7" draw:layer="layout" svg:width="0.757cm" svg:height="0.771cm" svg:x="2.025cm" svg:y="3.255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2.883cm" svg:y="3.27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3.187cm" svg:y="3.229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3.912cm" svg:y="3.903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4.659cm" svg:y="3.526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5.558cm" svg:y="3.903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6.183cm" svg:y="3.526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6.723cm" svg:y="3.903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7.34cm" svg:y="3.319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5 5-53z">
            <text:p/>
          </draw:path>
          <draw:path draw:style-name="gr3" draw:text-style-name="P7" draw:layer="layout" svg:width="0.122cm" svg:height="0.122cm" svg:x="7.816cm" svg:y="3.903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8.438cm" svg:y="3.526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9.147cm" svg:y="3.903cm" svg:viewBox="0 0 123 123" svg:d="M123 62c0-34-28-62-62-62-33 0-61 28-61 62 0 33 28 61 61 61 34 0 62-28 62-61z">
            <text:p/>
          </draw:path>
        </draw:g>
        <draw:g xml:id="id58" draw:id="id58">
          <svg:title>TexMaths</svg:title>
          <svg:desc>32§display§\frac{du}{dx} = \frac{d}{dx}\left( x^2 + 5 \right) = 2x§svg§600§FALSE§</svg:desc>
          <draw:polygon draw:style-name="gr2" draw:text-style-name="P6" draw:layer="layout" svg:width="11.206cm" svg:height="2.214cm" svg:x="2.081cm" svg:y="5.086cm" svg:viewBox="0 0 11207 2215" draw:points="5603,2215 0,2215 0,0 11207,0 11207,2215">
            <text:p/>
          </draw:polygon>
          <draw:path draw:style-name="gr3" draw:text-style-name="P7" draw:layer="layout" svg:width="0.537cm" svg:height="0.795cm" svg:x="2.071cm" svg:y="5.0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8cm" svg:height="0.511cm" svg:x="2.642cm" svg:y="5.314cm" svg:viewBox="0 0 581 512" svg:d="M363 435c13 49 52 77 100 77 39 0 67-26 85-61 18-41 33-110 33-113 0-10-10-10-13-10-13 0-13 2-18 20-15 62-35 138-84 138-23 0-33-12-33-51 0-25 12-77 20-118l33-122c3-16 13-59 18-77 5-26 18-69 18-74 0-21-15-31-33-31-5 0-36 0-44 38-23 85-71 282-84 341-3 5-46 94-131 94-56 0-69-51-69-92 0-64 31-153 62-230 13-33 18-49 18-72 0-51-36-92-93-92-107 0-148 164-148 174s10 10 13 10c13 0 13 0 18-20 28-97 71-138 115-138 10 0 28 0 28 35 0 29-13 62-20 77-41 113-64 182-64 238 0 108 76 136 138 136 74 0 115-51 135-77z">
            <text:p/>
          </draw:path>
          <draw:polygon draw:style-name="gr3" draw:text-style-name="P7" draw:layer="layout" svg:width="1.23cm" svg:height="0.048cm" svg:x="2.025cm" svg:y="6.267cm" svg:viewBox="0 0 1231 49" draw:points="617,49 0,49 0,0 1231,0 1231,49">
            <text:p/>
          </draw:polygon>
          <draw:path draw:style-name="gr3" draw:text-style-name="P7" draw:layer="layout" svg:width="0.537cm" svg:height="0.795cm" svg:x="2.071cm" svg:y="6.56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2.644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3.766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389cm" svg:y="5.03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olygon draw:style-name="gr3" draw:text-style-name="P7" draw:layer="layout" svg:width="1.23cm" svg:height="0.048cm" svg:x="5.023cm" svg:y="6.267cm" svg:viewBox="0 0 1231 49" draw:points="614,49 0,49 0,0 1231,0 1231,49">
            <text:p/>
          </draw:polygon>
          <draw:path draw:style-name="gr3" draw:text-style-name="P7" draw:layer="layout" svg:width="0.537cm" svg:height="0.795cm" svg:x="5.069cm" svg:y="6.564cm" svg:viewBox="0 0 538 796" svg:d="M538 13c0-3 0-13-16-13-15 0-123 10-143 13-8 0-16 5-16 20 0 16 11 16 29 16 53 0 56 7 56 18l-3 23-69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9-197 64-249 34-66 85-107 131-107 74 0 89 92 89 100 0 5-2 12-5 18z">
            <text:p/>
          </draw:path>
          <draw:path draw:style-name="gr3" draw:text-style-name="P7" draw:layer="layout" svg:width="0.562cm" svg:height="0.511cm" svg:x="5.642cm" svg:y="6.84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296cm" svg:height="1.351cm" svg:x="6.745cm" svg:y="5.616cm" svg:viewBox="0 0 297 1352" svg:d="M297 1339c0-2-3-5-5-10-51-54-131-146-177-330-25-103-36-218-36-323 0-297 72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562cm" svg:height="0.511cm" svg:x="7.122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24cm" svg:x="7.782cm" svg:y="5.586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8.55cm" svg:y="5.916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9.666cm" svg:y="5.824cm" svg:viewBox="0 0 451 776" svg:d="M451 525c0-133-93-248-215-248-54 0-103 17-144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7" draw:layer="layout" svg:width="0.296cm" svg:height="1.351cm" svg:x="10.224cm" svg:y="5.616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  <draw:path draw:style-name="gr3" draw:text-style-name="P7" draw:layer="layout" svg:width="0.749cm" svg:height="0.265cm" svg:x="11.064cm" svg:y="6.159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5cm" svg:height="0.752cm" svg:x="12.244cm" svg:y="5.824cm" svg:viewBox="0 0 451 753" svg:d="M87 666l120-118c177-156 244-215 244-328 0-130-100-220-239-220-128 0-212 105-212 205 0 61 56 61 59 61 20 0 59-13 59-59 0-28-21-58-59-58-10 0-10 0-15 2 25-74 87-115 153-115 102 0 151 89 151 184 0 90-56 179-118 249l-217 240c-13 13-13 16-13 44h420l31-197h-29c-5 33-12 84-23 99-10 11-84 11-107 11z">
            <text:p/>
          </draw:path>
          <draw:path draw:style-name="gr3" draw:text-style-name="P7" draw:layer="layout" svg:width="0.562cm" svg:height="0.511cm" svg:x="12.784cm" svg:y="6.07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</draw:g>
        <draw:g xml:id="id60" draw:id="id60">
          <svg:title>TexMaths</svg:title>
          <svg:desc>32§display§\frac{dy}{dx} = \frac{1}{2\sqrt{u}}\times 2x = \frac{x}{\sqrt{x^2 + 5}}§svg§600§FALSE§</svg:desc>
          <draw:polygon draw:style-name="gr2" draw:text-style-name="P6" draw:layer="layout" svg:width="13.4cm" svg:height="2.478cm" svg:x="2.083cm" svg:y="10.387cm" svg:viewBox="0 0 13401 2479" draw:points="6699,2479 0,2479 0,0 13401,0 13401,2479">
            <text:p/>
          </draw:polygon>
          <draw:path draw:style-name="gr3" draw:text-style-name="P7" draw:layer="layout" svg:width="0.537cm" svg:height="0.795cm" svg:x="2.099cm" svg:y="10.331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21cm" svg:height="0.729cm" svg:x="2.67cm" svg:y="10.615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2.027cm" svg:y="11.568cm" svg:viewBox="0 0 1231 49" draw:points="614,49 0,49 0,0 1231,0 1231,49">
            <text:p/>
          </draw:polygon>
          <draw:path draw:style-name="gr3" draw:text-style-name="P7" draw:layer="layout" svg:width="0.537cm" svg:height="0.795cm" svg:x="2.073cm" svg:y="11.865cm" svg:viewBox="0 0 538 796" svg:d="M538 13c0-3 0-13-16-13-15 0-123 10-143 13-8 0-15 5-15 20 0 16 10 16 28 16 53 0 56 7 56 18l-5 23-67 266c-20-41-53-72-105-72-130 0-271 167-271 331 0 107 61 181 151 181 23 0 79-5 146-84 10 46 49 84 102 84 41 0 67-25 85-64 18-38 33-107 33-110 0-13-10-13-13-13-12 0-12 6-15 21-21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62cm" svg:height="0.511cm" svg:x="2.644cm" svg:y="12.147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3.765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5.916cm" svg:y="10.362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2.144cm" svg:height="0.048cm" svg:x="5.025cm" svg:y="11.568cm" svg:viewBox="0 0 2145 49" draw:points="1073,49 0,49 0,0 2145,0 2145,49">
            <text:p/>
          </draw:polygon>
          <draw:path draw:style-name="gr3" draw:text-style-name="P7" draw:layer="layout" svg:width="0.45cm" svg:height="0.752cm" svg:x="5.081cm" svg:y="11.901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88cm" svg:height="1.126cm" svg:x="5.67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0.644cm" svg:height="0.048cm" svg:x="6.525cm" svg:y="11.793cm" svg:viewBox="0 0 645 49" draw:points="323,49 0,49 0,0 645,0 645,49">
            <text:p/>
          </draw:polygon>
          <draw:path draw:style-name="gr3" draw:text-style-name="P7" draw:layer="layout" svg:width="0.58cm" svg:height="0.511cm" svg:x="6.556cm" svg:y="12.152cm" svg:viewBox="0 0 581 512" svg:d="M364 435c12 49 51 77 99 77 39 0 67-25 85-61 18-41 33-110 33-113 0-10-10-10-13-10-12 0-12 2-18 20-15 62-35 139-84 139-23 0-33-13-33-52 0-25 12-76 20-117l33-123c3-16 16-59 18-77 5-26 18-69 18-74 0-21-15-31-33-31-5 0-36 0-44 38-23 85-71 282-84 341-3 5-46 95-131 95-56 0-69-52-69-93 0-64 31-153 62-230 13-33 18-49 18-72 0-51-36-92-93-92-107 0-148 164-148 174s10 10 13 10c13 0 13 0 18-20 28-97 71-138 115-138 10 0 28 0 28 35 0 29-13 62-20 77-41 113-64 182-64 238 0 108 76 136 138 136 74 0 115-51 136-77z">
            <text:p/>
          </draw:path>
          <draw:path draw:style-name="gr3" draw:text-style-name="P7" draw:layer="layout" svg:width="0.544cm" svg:height="0.544cm" svg:x="7.718cm" svg:y="11.319cm" svg:viewBox="0 0 545 545" svg:d="M274 241l-225-226c-16-12-18-15-26-15-13 0-23 10-23 23 0 8 3 10 15 23l226 225-226 228c-12 13-15 16-15 23 0 13 10 23 23 23 8 0 10-2 26-15l222-225 236 233c2 2 10 7 15 7 16 0 23-10 23-23 0-2 0-7-2-12-3-3-182-180-238-239l207-204c5-8 23-23 28-29 0-2 5-7 5-15 0-13-7-23-23-23-7 0-13 5-25 18z">
            <text:p/>
          </draw:path>
          <draw:path draw:style-name="gr3" draw:text-style-name="P7" draw:layer="layout" svg:width="0.45cm" svg:height="0.752cm" svg:x="8.734cm" svg:y="11.125cm" svg:viewBox="0 0 451 753" svg:d="M87 666l120-118c177-156 244-215 244-328 0-130-100-220-239-220-128 0-212 105-212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562cm" svg:height="0.511cm" svg:x="9.272cm" svg:y="11.376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7" draw:layer="layout" svg:width="0.749cm" svg:height="0.265cm" svg:x="10.257cm" svg:y="11.4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0.511cm" svg:x="13.24cm" svg:y="10.615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olygon draw:style-name="gr3" draw:text-style-name="P7" draw:layer="layout" svg:width="4.023cm" svg:height="0.048cm" svg:x="11.517cm" svg:y="11.568cm" svg:viewBox="0 0 4024 49" draw:points="2012,49 0,49 0,0 4024,0 4024,49">
            <text:p/>
          </draw:polygon>
          <draw:path draw:style-name="gr3" draw:text-style-name="P7" draw:layer="layout" svg:width="0.88cm" svg:height="1.126cm" svg:x="11.599cm" svg:y="11.793cm" svg:viewBox="0 0 881 1127" svg:d="M356 1009l-197-438c-8-18-16-18-18-18 0 0-8 0-18 8l-108 82c-15 10-15 15-15 18 0 5 3 12 10 12 8 0 28-15 39-25 7-5 25-18 35-26l223 487c8 18 16 18 26 18 15 0 18-5 28-21l512-1060c8-18 8-20 8-23 0-13-11-23-23-23-11 0-18 5-26 23z">
            <text:p/>
          </draw:path>
          <draw:polygon draw:style-name="gr3" draw:text-style-name="P7" draw:layer="layout" svg:width="3.086cm" svg:height="0.048cm" svg:x="12.454cm" svg:y="11.793cm" svg:viewBox="0 0 3087 49" draw:points="1544,49 0,49 0,0 3087,0 3087,49">
            <text:p/>
          </draw:polygon>
          <draw:path draw:style-name="gr3" draw:text-style-name="P7" draw:layer="layout" svg:width="0.562cm" svg:height="0.511cm" svg:x="12.487cm" svg:y="12.2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3-61 269-18 71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7" draw:layer="layout" svg:width="0.35cm" svg:height="0.524cm" svg:x="13.147cm" svg:y="11.929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13.915cm" svg:y="12.121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15.032cm" svg:y="12.026cm" svg:viewBox="0 0 451 776" svg:d="M451 525c0-133-93-248-215-248-54 0-103 17-144 58v-220c23 8 62 16 97 16 139 0 218-103 218-118 0-8-3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7 205 205 205 130 0 246-108 246-251z">
            <text:p/>
          </draw:path>
        </draw:g>
        <draw:g xml:id="id59" draw:id="id59">
          <svg:title>TexMaths</svg:title>
          <svg:desc>32§display§\text { Now (I) becomes }§svg§600§FALSE§</svg:desc>
          <draw:polygon draw:style-name="gr2" draw:text-style-name="P6" draw:layer="layout" svg:width="8.166cm" svg:height="1.012cm" svg:x="2.089cm" svg:y="8.49cm" svg:viewBox="0 0 8167 1013" draw:points="4083,1013 0,1013 0,0 8167,0 8167,1013">
            <text:p/>
          </draw:polygon>
          <draw:path draw:style-name="gr3" draw:text-style-name="P7" draw:layer="layout" svg:width="0.77cm" svg:height="0.769cm" svg:x="2.069cm" svg:y="8.508cm" svg:viewBox="0 0 771 770" svg:d="M225 15c-10-15-13-15-33-15h-192v36h33c16 0 39 0 57 2 25 3 25 3 25 26v589c0 30 0 81-115 81v36c38 0 95-2 133-2 36 0 92 2 131 2v-36c-116 0-116-51-116-81v-586c6 5 6 5 11 12l461 676c10 15 10 15 17 15 18 0 18-7 18-28v-624c0-31 0-82 116-82v-36c-39 0-95 3-134 3-35 0-92-3-130-3v36c115 0 115 51 115 82v483z">
            <text:p/>
          </draw:path>
          <draw:path draw:style-name="gr3" draw:text-style-name="P7" draw:layer="layout" svg:width="0.501cm" svg:height="0.518cm" svg:x="2.909cm" svg:y="8.774cm" svg:viewBox="0 0 502 519" svg:d="M502 264c0-144-115-264-251-264-141 0-251 123-251 264 0 145 118 255 251 255 136 0 251-112 251-255zM251 491c-49 0-97-25-128-76-28-49-28-118-28-159 0-44 0-105 25-156 31-51 85-74 131-74 49 0 97 23 125 71 31 49 31 115 31 159 0 41 0 102-26 151-23 51-74 84-130 84z">
            <text:p/>
          </draw:path>
          <draw:path draw:style-name="gr3" draw:text-style-name="P7" draw:layer="layout" svg:width="0.772cm" svg:height="0.498cm" svg:x="3.428cm" svg:y="8.792cm" svg:viewBox="0 0 773 499" svg:d="M678 107c21-56 57-71 95-71v-36c-25 3-59 3-82 3-33 0-84-3-105-3v36c41 0 64 20 64 54 0 7 0 7-5 23l-102 289-113-315c-2-13-5-15-5-20 0-31 43-31 67-31v-36c-34 0-90 3-118 3-34 0-67 0-100-3v36c41 0 59 2 72 15 5 8 18 41 25 64l-97 271-108-299c-5-15-5-18-5-20 0-31 44-31 67-31v-36c-33 0-97 3-123 3-5 0-64 0-105-3v36c56 0 69 2 84 38l141 399c5 18 11 26 23 26 16 0 18-5 23-23l116-320 115 323c2 12 7 20 23 20 13 0 18-10 20-20z">
            <text:p/>
          </draw:path>
          <draw:path draw:style-name="gr3" draw:text-style-name="P7" draw:layer="layout" svg:width="0.263cm" svg:height="1.125cm" svg:x="4.706cm" svg:y="8.434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345cm" svg:height="0.769cm" svg:x="5.064cm" svg:y="8.508cm" svg:viewBox="0 0 346 770" svg:d="M223 87c0-38 5-51 94-51h29v-36c-39 3-128 3-172 3-46 0-133 0-174-3v36h31c87 0 92 13 92 51v596c0 41-5 51-92 51h-31v36c41-2 128-2 172-2 46 0 135 0 174 2v-36h-29c-89 0-94-10-94-51z">
            <text:p/>
          </draw:path>
          <draw:path draw:style-name="gr3" draw:text-style-name="P7" draw:layer="layout" svg:width="0.263cm" svg:height="1.125cm" svg:x="5.502cm" svg:y="8.434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557cm" svg:height="0.795cm" svg:x="6.283cm" svg:y="8.498cm" svg:viewBox="0 0 558 796" svg:d="M164 358v-358l-164 13v36c79 0 87 7 87 61v673h28c3-2 10-18 41-69 18 26 67 82 149 82 135 0 253-110 253-256 0-143-113-256-241-256-87 0-135 54-153 74zM166 655v-233c0-23 0-23 13-41 44-64 105-71 133-71 52 0 92 28 118 71 31 46 33 110 33 156 0 44-2 110-35 162-24 33-67 71-128 71-49 0-90-28-118-69-16-23-16-25-16-46z">
            <text:p/>
          </draw:path>
          <draw:path draw:style-name="gr3" draw:text-style-name="P7" draw:layer="layout" svg:width="0.437cm" svg:height="0.518cm" svg:x="6.938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429cm" svg:height="0.518cm" svg:x="7.445cm" svg:y="8.774cm" svg:viewBox="0 0 430 519" svg:d="M95 261c0-184 92-233 151-233 10 0 82 0 123 41-46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7.939cm" svg:y="8.774cm" svg:viewBox="0 0 502 519" svg:d="M502 264c0-144-115-264-251-264-141 0-251 123-251 264 0 145 118 255 251 255 136 0 251-112 251-255zM251 491c-49 0-97-25-128-76-28-49-28-118-28-159 0-44 0-105 25-156 31-51 85-74 131-74 49 0 97 23 128 71 28 49 28 115 28 159 0 41 0 102-26 151-23 51-74 84-130 84z">
            <text:p/>
          </draw:path>
          <draw:path draw:style-name="gr3" draw:text-style-name="P7" draw:layer="layout" svg:width="0.88cm" svg:height="0.498cm" svg:x="8.505cm" svg:y="8.779cm" svg:viewBox="0 0 881 499" svg:d="M87 110v305c0 48-13 48-87 48v36c38 0 97-3 128-3 28 0 87 3 125 3v-36c-74 0-87 0-87-48v-210c0-118 80-179 151-179 72 0 85 61 85 125v264c0 48-13 48-90 48v36c41 0 98-3 128-3 31 0 90 3 128 3v-36c-76 0-89 0-89-48v-210c0-118 82-179 153-179 69 0 82 61 82 125v264c0 48-13 48-87 48v36c39 0 98-3 128-3 28 0 87 3 126 3v-36c-59 0-87 0-87-33v-215c0-97 0-133-36-174-16-18-54-41-118-41-95 0-146 67-164 110-15-97-100-110-151-110-82 0-136 49-166 118v-118l-159 13v36c79 0 87 7 87 61z">
            <text:p/>
          </draw:path>
          <draw:path draw:style-name="gr3" draw:text-style-name="P7" draw:layer="layout" svg:width="0.437cm" svg:height="0.518cm" svg:x="9.437cm" svg:y="8.774cm" svg:viewBox="0 0 438 519" svg:d="M95 223c7-169 102-197 141-197 115 0 128 151 128 197zM95 246h315c25 0 28 0 28-23 0-113-62-223-202-223-131 0-236 115-236 258 0 151 118 261 248 261 139 0 190-125 190-148 0-10-10-13-16-13-10 0-12 8-12 16-41 117-144 117-154 117-56 0-102-35-128-76-33-54-33-128-33-169z">
            <text:p/>
          </draw:path>
          <draw:path draw:style-name="gr3" draw:text-style-name="P7" draw:layer="layout" svg:width="0.37cm" svg:height="0.518cm" svg:x="9.944cm" svg:y="8.774cm" svg:viewBox="0 0 371 519" svg:d="M197 287c26 5 118 23 118 105 0 56-39 102-128 102-95 0-136-64-156-161-3-13-5-18-16-18-15 0-15 7-15 28v148c0 21 0 28 13 28 5 0 7-2 28-23 3-2 3-5 23-25 49 46 100 48 123 48 130 0 184-76 184-158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2" draw:text-style-name="P14" draw:layer="layout" svg:width="26.8cm" svg:height="14.373cm" svg:x="0.6cm" svg:y="0.627cm" presentation:class="title" presentation:user-transformed="true">
          <draw:text-box>
            <text:p xml:id="id61" text:id="id61" text:style-name="P4"><text:span text:style-name="T20"><text:tab/></text:span><text:span text:style-name="T18"><text:line-break/></text:span><text:span text:style-name="T11"><text:tab/></text:span><text:span text:style-name="T11"> </text:span><text:span text:style-name="T11">Method II</text:span><text:span text:style-name="T11"><text:tab/></text:span><text:span text:style-name="T11"><text:tab/></text:span><text:span text:style-name="T11"><text:tab/></text:span><text:span text:style-name="T11"><text:line-break/></text:span><text:span text:style-name="T11"><text:tab/></text:span><text:span text:style-name="T11"> We have, <text:s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/></text:p>
          </draw:text-box>
        </draw:frame>
        <draw:g xml:id="id62" draw:id="id62">
          <svg:title>TexMaths</svg:title>
          <svg:desc>32§display§y = \sqrt{x^2 + 5}§svg§600§FALSE§</svg:desc>
          <draw:polygon draw:style-name="gr2" draw:text-style-name="P6" draw:layer="layout" svg:width="6.189cm" svg:height="1.268cm" svg:x="6.945cm" svg:y="2.384cm" svg:viewBox="0 0 6190 1269" draw:points="3095,1269 0,1269 0,0 6190,0 6190,1269">
            <text:p/>
          </draw:polygon>
          <draw:path draw:style-name="gr3" draw:text-style-name="P7" draw:layer="layout" svg:width="0.521cm" svg:height="0.728cm" svg:x="6.922cm" svg:y="2.98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7.856cm" svg:y="3.065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1.025cm" svg:height="1.35cm" svg:x="9.103cm" svg:y="2.328cm" svg:viewBox="0 0 1026 1351" svg:d="M353 1351c36 0 36 0 49-23l617-1284c7-16 7-18 7-21 0-13-10-23-23-23-15 0-20 10-25 23l-581 1211-241-558-156 120 18 18 79-62z">
            <text:p/>
          </draw:path>
          <draw:polygon draw:style-name="gr3" draw:text-style-name="P7" draw:layer="layout" svg:width="3.086cm" svg:height="0.048cm" svg:x="10.104cm" svg:y="2.328cm" svg:viewBox="0 0 3087 49" draw:points="1544,49 0,49 0,0 3087,0 3087,49">
            <text:p/>
          </draw:polygon>
          <draw:path draw:style-name="gr3" draw:text-style-name="P7" draw:layer="layout" svg:width="0.562cm" svg:height="0.511cm" svg:x="10.137cm" svg:y="2.98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3" draw:text-style-name="P7" draw:layer="layout" svg:width="0.35cm" svg:height="0.524cm" svg:x="10.798cm" svg:y="2.63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3" draw:text-style-name="P7" draw:layer="layout" svg:width="0.749cm" svg:height="0.751cm" svg:x="11.566cm" svg:y="2.82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45cm" svg:height="0.774cm" svg:x="12.682cm" svg:y="2.727cm" svg:viewBox="0 0 451 775" svg:d="M451 525c0-133-93-249-215-249-54 0-103 18-144 59v-220c23 8 62 16 97 16 139 0 218-103 218-118 0-8-3-13-10-13-3 0-5 0-10 3-24 10-77 33-154 33-46 0-97-8-151-31-8-5-10-5-13-5-10 0-10 10-10 28v333c0 20 0 31 15 31 8 0 10-3 13-11 13-18 56-79 146-79 59 0 90 51 97 72 18 43 21 87 21 143 0 38 0 107-28 154-26 43-70 74-121 74-82 0-146-59-166-126 2 0 8 0 20 0 36 0 57-28 57-53 0-29-21-57-57-57-18 0-56 8-56 62 0 94 79 204 205 204 130 0 246-107 246-250z">
            <text:p/>
          </draw:path>
        </draw:g>
        <draw:g xml:id="id63" draw:id="id63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2.143cm" svg:y="4.486cm" svg:viewBox="0 0 7168 695" draw:points="3584,695 0,695 0,0 7168,0 7168,695">
            <text:p/>
          </draw:polygon>
          <draw:path draw:style-name="gr3" draw:text-style-name="P7" draw:layer="layout" svg:width="0.757cm" svg:height="0.771cm" svg:x="2.125cm" svg:y="4.4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2.983cm" svg:y="4.4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3.287cm" svg:y="4.4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4.012cm" svg:y="5.1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4.759cm" svg:y="4.7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5.658cm" svg:y="5.1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6.283cm" svg:y="4.7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6.823cm" svg:y="5.1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7.44cm" svg:y="4.5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7.916cm" svg:y="5.1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8.538cm" svg:y="4.7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9.247cm" svg:y="5.104cm" svg:viewBox="0 0 123 123" svg:d="M123 62c0-34-28-62-62-62-33 0-61 28-61 62 0 33 28 61 61 61 34 0 62-28 62-61z">
            <text:p/>
          </draw:path>
        </draw:g>
        <draw:g xml:id="id64" draw:id="id64">
          <svg:title>TexMaths</svg:title>
          <svg:desc>32§display§\frac{dy}{dx} = \frac{d}{dx}\left( \sqrt{x^2 + 5}\ \right)§svg§600§FALSE§</svg:desc>
          <draw:polygon draw:style-name="gr2" draw:text-style-name="P6" draw:layer="layout" svg:width="10.158cm" svg:height="2.214cm" svg:x="2.18cm" svg:y="5.988cm" svg:viewBox="0 0 10159 2215" draw:points="5081,2215 0,2215 0,0 10159,0 10159,2215">
            <text:p/>
          </draw:polygon>
          <draw:path draw:style-name="gr3" draw:text-style-name="P7" draw:layer="layout" svg:width="0.537cm" svg:height="0.795cm" svg:x="2.196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2.766cm" svg:y="6.216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2.124cm" svg:y="7.169cm" svg:viewBox="0 0 1231 49" draw:points="614,49 0,49 0,0 1231,0 1231,49">
            <text:p/>
          </draw:polygon>
          <draw:path draw:style-name="gr3" draw:text-style-name="P7" draw:layer="layout" svg:width="0.537cm" svg:height="0.795cm" svg:x="2.1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2.741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749cm" svg:height="0.265cm" svg:x="3.862cm" svg:y="7.0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5.487cm" svg:y="5.932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5.121cm" svg:y="7.169cm" svg:viewBox="0 0 1231 49" draw:points="614,49 0,49 0,0 1231,0 1231,49">
            <text:p/>
          </draw:polygon>
          <draw:path draw:style-name="gr3" draw:text-style-name="P7" draw:layer="layout" svg:width="0.537cm" svg:height="0.795cm" svg:x="5.167cm" svg:y="7.466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5.738cm" svg:y="7.7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3-10-10 0-12 2-15 10-36 123-115 148-151 148-43 0-61-35-61-74 0-25 7-48 20-100z">
            <text:p/>
          </draw:path>
          <draw:path draw:style-name="gr3" draw:text-style-name="P7" draw:layer="layout" svg:width="0.429cm" svg:height="2.024cm" svg:x="6.875cm" svg:y="6.18cm" svg:viewBox="0 0 430 2025" svg:d="M379 2015c2 0 13 10 13 10h25c3 0 13 0 13-10 0-5-3-8-5-10-41-41-102-103-172-225-122-218-166-497-166-766 0-499 141-794 340-994 3-2 3-7 3-10 0-10-8-10-20-10-16 0-18 0-29 10-107 92-227 249-307 487-48 148-74 327-74 514 0 269 49 571 225 833 31 43 74 89 74 89 11 15 26 33 36 41z">
            <text:p/>
          </draw:path>
          <draw:path draw:style-name="gr3" draw:text-style-name="P7" draw:layer="layout" svg:width="1.025cm" svg:height="1.351cm" svg:x="7.466cm" svg:y="6.324cm" svg:viewBox="0 0 1026 1352" svg:d="M353 1352c36 0 36 0 49-23l617-1285c7-16 7-18 7-21 0-13-10-23-23-23-15 0-20 10-25 23l-581 1211-241-558-156 120 18 18 79-61z">
            <text:p/>
          </draw:path>
          <draw:polygon draw:style-name="gr3" draw:text-style-name="P7" draw:layer="layout" svg:width="3.086cm" svg:height="0.048cm" svg:x="8.467cm" svg:y="6.324cm" svg:viewBox="0 0 3087 49" draw:points="1543,49 0,49 0,0 3087,0 3087,49">
            <text:p/>
          </draw:polygon>
          <draw:path draw:style-name="gr3" draw:text-style-name="P7" draw:layer="layout" svg:width="0.562cm" svg:height="0.511cm" svg:x="8.5cm" svg:y="6.9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8 74 74 0 115-79 117-87 13 44 54 87 123 87 115 0 179-146 179-174 0-10-10-10-13-10-10 0-12 2-15 10-36 123-112 148-151 148-43 0-61-35-61-74 0-25 7-48 20-100z">
            <text:p/>
          </draw:path>
          <draw:path draw:style-name="gr3" draw:text-style-name="P7" draw:layer="layout" svg:width="0.35cm" svg:height="0.524cm" svg:x="9.161cm" svg:y="6.626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9.928cm" svg:y="6.818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11.044cm" svg:y="6.726cm" svg:viewBox="0 0 451 776" svg:d="M451 525c0-133-93-248-216-248-53 0-102 17-143 58v-220c23 8 62 16 97 16 139 0 218-103 218-118 0-8-3-13-10-13-3 0-5 0-10 3-24 10-77 33-154 33-46 0-97-8-151-31-8-5-10-5-13-5-10 0-10 10-10 28v333c0 21 0 31 15 31 8 0 10-3 13-10 13-18 56-80 146-80 59 0 90 51 97 72 18 43 21 87 21 143 0 39 0 108-28 154-26 43-70 74-121 74-82 0-146-59-166-125 2 0 8 0 20 0 36 0 57-29 57-54 0-28-21-56-57-56-18 0-56 7-56 61 0 95 79 205 205 205 130 0 246-108 246-251z">
            <text:p/>
          </draw:path>
          <draw:path draw:style-name="gr3" draw:text-style-name="P7" draw:layer="layout" svg:width="0.429cm" svg:height="2.024cm" svg:x="11.966cm" svg:y="6.18cm" svg:viewBox="0 0 430 2025" svg:d="M430 1011c0-322-77-665-299-919-16-18-57-61-85-84-8-8-10-8-26-8-10 0-20 0-20 10 0 5 5 10 8 13 38 38 100 100 169 225 122 215 166 495 166 763 0 489-136 789-338 994-2 2-5 8-5 10 0 10 10 10 20 10 16 0 18 0 29-7 107-93 227-249 307-487 48-153 74-338 74-520z">
            <text:p/>
          </draw:path>
        </draw:g>
        <draw:g xml:id="id67" draw:id="id67">
          <svg:title>TexMaths</svg:title>
          <svg:desc>32§display§\frac{dy}{dx} =  \frac{1}{2\sqrt{x^2 + 5} }§svg§600§FALSE§</svg:desc>
          <draw:polygon draw:style-name="gr2" draw:text-style-name="P6" draw:layer="layout" svg:width="7.468cm" svg:height="2.478cm" svg:x="2.18cm" svg:y="8.989cm" svg:viewBox="0 0 7469 2479" draw:points="3734,2479 0,2479 0,0 7469,0 7469,2479">
            <text:p/>
          </draw:polygon>
          <draw:path draw:style-name="gr3" draw:text-style-name="P7" draw:layer="layout" svg:width="0.537cm" svg:height="0.795cm" svg:x="2.196cm" svg:y="8.933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7" draw:layer="layout" svg:width="0.521cm" svg:height="0.729cm" svg:x="2.766cm" svg:y="9.217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2.124cm" svg:y="10.17cm" svg:viewBox="0 0 1231 49" draw:points="614,49 0,49 0,0 1231,0 1231,49">
            <text:p/>
          </draw:polygon>
          <draw:path draw:style-name="gr3" draw:text-style-name="P7" draw:layer="layout" svg:width="0.537cm" svg:height="0.795cm" svg:x="2.17cm" svg:y="10.467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1 0-29 2-36 7-54zM302 648c-5 20-5 23-23 43-49 62-95 80-125 80-57 0-75-62-75-105 0-57 36-197 64-249 34-66 85-107 131-107 74 0 89 92 89 100 0 5-2 13-5 18z">
            <text:p/>
          </draw:path>
          <draw:path draw:style-name="gr3" draw:text-style-name="P7" draw:layer="layout" svg:width="0.562cm" svg:height="0.511cm" svg:x="2.741cm" svg:y="10.7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7" draw:layer="layout" svg:width="0.749cm" svg:height="0.265cm" svg:x="3.862cm" svg:y="10.062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7.23cm" svg:y="8.964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4.586cm" svg:height="0.048cm" svg:x="5.121cm" svg:y="10.17cm" svg:viewBox="0 0 4587 49" draw:points="2293,49 0,49 0,0 4587,0 4587,49">
            <text:p/>
          </draw:polygon>
          <draw:path draw:style-name="gr3" draw:text-style-name="P7" draw:layer="layout" svg:width="0.449cm" svg:height="0.752cm" svg:x="5.178cm" svg:y="10.628cm" svg:viewBox="0 0 450 753" svg:d="M87 666l120-118c177-156 243-215 243-328 0-130-99-220-238-220-128 0-212 105-212 205 0 61 56 61 59 61 20 0 59-12 59-59 0-28-21-58-59-58-10 0-10 0-15 2 25-74 87-115 153-115 102 0 151 89 151 184 0 90-56 179-118 249l-217 240c-13 13-13 16-13 44h420l30-197h-28c-5 33-12 84-23 100-10 10-84 10-107 10z">
            <text:p/>
          </draw:path>
          <draw:path draw:style-name="gr3" draw:text-style-name="P7" draw:layer="layout" svg:width="0.879cm" svg:height="1.126cm" svg:x="5.766cm" svg:y="10.395cm" svg:viewBox="0 0 880 1127" svg:d="M356 1009l-197-438c-8-18-16-18-18-18 0 0-8 0-18 8l-108 82c-15 10-15 15-15 18 0 5 3 12 10 12 8 0 28-15 39-25 7-5 25-18 35-26l223 487c8 18 16 18 26 18 15 0 18-5 28-21l512-1060c7-18 7-20 7-23 0-13-10-23-23-23-10 0-17 5-25 23z">
            <text:p/>
          </draw:path>
          <draw:polygon draw:style-name="gr3" draw:text-style-name="P7" draw:layer="layout" svg:width="3.086cm" svg:height="0.048cm" svg:x="6.621cm" svg:y="10.395cm" svg:viewBox="0 0 3087 49" draw:points="1543,49 0,49 0,0 3087,0 3087,49">
            <text:p/>
          </draw:polygon>
          <draw:path draw:style-name="gr3" draw:text-style-name="P7" draw:layer="layout" svg:width="0.562cm" svg:height="0.511cm" svg:x="6.652cm" svg:y="10.882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8-107 118-8 0-34 0-57-13 28-8 54-31 54-62 0-30-26-41-44-41-33 0-61 31-61 67 0 51 56 74 108 74 74 0 115-79 117-87 13 44 54 87 123 87 115 0 179-146 179-174 0-10-10-10-13-10-10 0-12 2-15 10-36 123-115 149-151 149-43 0-61-36-61-75 0-25 7-48 20-100z">
            <text:p/>
          </draw:path>
          <draw:path draw:style-name="gr3" draw:text-style-name="P7" draw:layer="layout" svg:width="0.35cm" svg:height="0.524cm" svg:x="7.312cm" svg:y="10.531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8.08cm" svg:y="10.723cm" svg:viewBox="0 0 750 753" svg:d="M399 399h315c15 0 36 0 36-23s-21-23-36-23h-315v-315c0-18 0-38-23-38s-23 20-23 38v315h-315c-18 0-38 0-38 23s20 23 38 23h315v315c0 16 0 39 23 39s23-23 23-39z">
            <text:p/>
          </draw:path>
          <draw:path draw:style-name="gr3" draw:text-style-name="P7" draw:layer="layout" svg:width="0.449cm" svg:height="0.775cm" svg:x="9.199cm" svg:y="10.628cm" svg:viewBox="0 0 450 776" svg:d="M450 525c0-133-92-248-215-248-53 0-102 17-143 58v-220c23 8 62 16 97 16 139 0 218-103 218-118 0-8-3-13-10-13-3 0-5 0-11 3-23 10-76 33-153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5-108 245-251z">
            <text:p/>
          </draw:path>
        </draw:g>
        <draw:g xml:id="id70" draw:id="id70">
          <svg:title>TexMaths</svg:title>
          <svg:desc>32§display§\frac{dy}{dx} =  \frac{1}{2\sqrt{x^2 + 5} }\times§svg§600§FALSE§</svg:desc>
          <draw:polygon draw:style-name="gr2" draw:text-style-name="P6" draw:layer="layout" svg:width="8.315cm" svg:height="2.478cm" svg:x="2.182cm" svg:y="11.99cm" svg:viewBox="0 0 8316 2479" draw:points="4158,2479 0,2479 0,0 8316,0 8316,2479">
            <text:p/>
          </draw:polygon>
          <draw:path draw:style-name="gr3" draw:text-style-name="P7" draw:layer="layout" svg:width="0.537cm" svg:height="0.795cm" svg:x="2.198cm" svg:y="11.9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21cm" svg:height="0.729cm" svg:x="2.769cm" svg:y="12.218cm" svg:viewBox="0 0 522 730" svg:d="M517 69c5-15 5-18 5-25 0-21-18-31-33-31-13 0-31 5-41 23-2 5-10 41-15 61-8 28-16 59-23 90l-52 205c-2 15-51 95-125 95-59 0-72-49-72-93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1cm" svg:height="0.048cm" svg:x="2.126cm" svg:y="13.171cm" svg:viewBox="0 0 1232 49" draw:points="615,49 0,49 0,0 1232,0 1232,49">
            <text:p/>
          </draw:polygon>
          <draw:path draw:style-name="gr3" draw:text-style-name="P7" draw:layer="layout" svg:width="0.537cm" svg:height="0.795cm" svg:x="2.172cm" svg:y="13.4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1 0-29 2-36 7-54zM302 648c-5 20-5 23-23 43-49 62-95 80-125 80-57 0-75-62-75-105 0-57 36-197 64-249 34-66 85-107 131-107 74 0 90 92 90 100 0 5-3 13-6 18z">
            <text:p/>
          </draw:path>
          <draw:path draw:style-name="gr3" draw:text-style-name="P7" draw:layer="layout" svg:width="0.562cm" svg:height="0.511cm" svg:x="2.743cm" svg:y="13.7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3.865cm" svg:y="13.0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7.234cm" svg:y="11.965cm" svg:viewBox="0 0 374 753" svg:d="M233 28c0-25 0-28-28-28-69 72-169 72-205 72v36c23 0 90 0 149-31v586c0 41-3 54-105 54h-36v36c38-5 138-5 181-5 47 0 144 0 185 5v-36h-36c-102 0-105-13-105-54z">
            <text:p/>
          </draw:path>
          <draw:polygon draw:style-name="gr3" draw:text-style-name="P7" draw:layer="layout" svg:width="4.587cm" svg:height="0.048cm" svg:x="5.124cm" svg:y="13.171cm" svg:viewBox="0 0 4588 49" draw:points="2294,49 0,49 0,0 4588,0 4588,49">
            <text:p/>
          </draw:polygon>
          <draw:path draw:style-name="gr3" draw:text-style-name="P7" draw:layer="layout" svg:width="0.45cm" svg:height="0.752cm" svg:x="5.181cm" svg:y="13.629cm" svg:viewBox="0 0 451 753" svg:d="M87 666l120-118c177-156 244-215 244-328 0-130-100-220-238-220-129 0-213 105-213 205 0 61 56 61 59 61 20 0 59-12 59-59 0-28-21-58-59-58-10 0-10 0-15 2 25-74 87-115 153-115 103 0 151 89 151 184 0 90-56 179-118 249l-217 240c-13 13-13 16-13 44h420l31-197h-29c-5 33-12 84-23 100-10 10-84 10-107 10z">
            <text:p/>
          </draw:path>
          <draw:path draw:style-name="gr3" draw:text-style-name="P7" draw:layer="layout" svg:width="0.88cm" svg:height="1.126cm" svg:x="5.77cm" svg:y="13.396cm" svg:viewBox="0 0 881 1127" svg:d="M356 1009l-197-438c-8-18-16-18-18-18 0 0-8 0-18 8l-108 82c-15 10-15 15-15 18 0 5 3 12 10 12 8 0 28-15 39-25 7-5 25-18 35-26l223 487c8 18 16 18 26 18 15 0 18-5 28-21l512-1060c8-18 8-20 8-23 0-13-10-23-23-23-10 0-18 5-26 23z">
            <text:p/>
          </draw:path>
          <draw:polygon draw:style-name="gr3" draw:text-style-name="P7" draw:layer="layout" svg:width="3.087cm" svg:height="0.048cm" svg:x="6.625cm" svg:y="13.396cm" svg:viewBox="0 0 3088 49" draw:points="1544,49 0,49 0,0 3088,0 3088,49">
            <text:p/>
          </draw:polygon>
          <draw:path draw:style-name="gr3" draw:text-style-name="P7" draw:layer="layout" svg:width="0.562cm" svg:height="0.511cm" svg:x="6.655cm" svg:y="13.883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8-107 118-8 0-34 0-57-13 28-8 54-31 54-62 0-30-26-41-44-41-33 0-61 31-61 67 0 51 56 74 108 74 74 0 115-79 117-87 13 44 54 87 123 87 115 0 179-146 179-174 0-10-10-10-12-10-11 0-13 2-16 10-36 123-115 149-151 149-43 0-61-36-61-75 0-25 7-48 20-100z">
            <text:p/>
          </draw:path>
          <draw:path draw:style-name="gr3" draw:text-style-name="P7" draw:layer="layout" svg:width="0.35cm" svg:height="0.524cm" svg:x="7.316cm" svg:y="13.532cm" svg:viewBox="0 0 351 525" svg:d="M351 382h-28c-3 17-11 64-21 71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749cm" svg:height="0.752cm" svg:x="8.084cm" svg:y="13.724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9.203cm" svg:y="13.629cm" svg:viewBox="0 0 451 776" svg:d="M451 525c0-133-93-248-215-248-54 0-103 17-144 58v-220c23 8 62 16 97 16 139 0 218-103 218-118 0-8-2-13-10-13-3 0-5 0-10 3-23 10-77 33-154 33-46 0-97-8-151-31-8-5-10-5-13-5-10 0-10 10-10 28v333c0 21 0 31 15 31 8 0 10-3 13-10 13-18 56-80 146-80 59 0 87 51 97 72 18 43 21 87 21 143 0 39 0 108-28 154-26 43-70 74-121 74-82 0-146-59-166-125 2 0 8 0 20 0 36 0 57-28 57-54 0-28-21-56-57-56-18 0-56 7-56 61 0 95 79 205 205 205 130 0 246-108 246-251z">
            <text:p/>
          </draw:path>
          <draw:path draw:style-name="gr3" draw:text-style-name="P7" draw:layer="layout" svg:width="0.544cm" svg:height="0.544cm" svg:x="10.01cm" svg:y="12.92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65" draw:id="id65">
          <svg:title>TexMaths</svg:title>
          <svg:desc>26§display§[\  \text {Treat } x^2 + 5 \text { as } u \text { in mind 
and use} §svg§600§FALSE§</svg:desc>
          <draw:polygon draw:style-name="gr2" draw:text-style-name="P6" draw:layer="layout" svg:width="14.118cm" svg:height="0.939cm" svg:x="12.931cm" svg:y="6.178cm" svg:viewBox="0 0 14119 940" draw:points="7060,940 0,940 0,0 14119,0 14119,940">
            <text:p/>
          </draw:polygon>
          <draw:polygon draw:style-name="gr3" draw:text-style-name="P7" draw:layer="layout" svg:width="0.126cm" svg:height="0.914cm" svg:x="12.993cm" svg:y="6.249cm" svg:viewBox="0 0 127 915" draw:points="127,915 127,880 37,880 37,37 127,37 127,0 0,0 0,915">
            <text:p/>
          </draw:polygon>
          <draw:path draw:style-name="gr3" draw:text-style-name="P7" draw:layer="layout" svg:width="0.594cm" svg:height="0.619cm" svg:x="13.476cm" svg:y="6.315cm" svg:viewBox="0 0 595 620" svg:d="M578 0h-561l-17 206h23c12-148 27-177 164-177 17 0 42 0 50 2 19 2 19 13 19 34v484c0 32 0 44-96 44h-35v27c37-2 131-2 172-2 42 0 138 0 175 2v-27h-37c-96 0-96-12-96-44v-484c0-19 0-32 17-34 8-2 33-2 52-2 137 0 152 29 164 177h23z">
            <text:p/>
          </draw:path>
          <draw:path draw:style-name="gr3" draw:text-style-name="P7" draw:layer="layout" svg:width="0.309cm" svg:height="0.405cm" svg:x="14.052cm" svg:y="6.529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4.412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413cm" svg:height="0.421cm" svg:x="14.83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15.265cm" svg:y="6.37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7cm" svg:height="0.415cm" svg:x="15.935cm" svg:y="6.52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100-94 120-123 120-35 0-50-29-50-60 0-21 6-40 17-81z">
            <text:p/>
          </draw:path>
          <draw:path draw:style-name="gr3" draw:text-style-name="P7" draw:layer="layout" svg:width="0.284cm" svg:height="0.426cm" svg:x="16.471cm" svg:y="6.13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608cm" svg:height="0.611cm" svg:x="17.095cm" svg:y="6.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65cm" svg:height="0.629cm" svg:x="18.004cm" svg:y="6.326cm" svg:viewBox="0 0 366 630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0-98 60-66 0-118-47-135-101 2 0 6 0 17 0 29 0 46-23 46-44 0-23-17-46-46-46-15 0-46 6-46 50 0 77 62 166 166 166 106 0 200-87 200-203z">
            <text:p/>
          </draw:path>
          <draw:path draw:style-name="gr3" draw:text-style-name="P7" draw:layer="layout" svg:width="0.413cm" svg:height="0.421cm" svg:x="18.757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301cm" svg:height="0.421cm" svg:x="19.206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71cm" svg:height="0.415cm" svg:x="19.868cm" svg:y="6.529cm" svg:viewBox="0 0 472 416" svg:d="M295 354c11 39 42 62 81 62 32 0 52-21 69-50 15-33 27-89 27-91 0-9-8-9-10-9-11 0-11 2-15 17-12 50-29 112-68 112-19 0-27-10-27-41 0-21 10-63 16-96l27-100c2-12 11-48 15-62 4-21 14-56 14-61 0-16-12-25-27-25-4 0-29 0-35 32-19 68-58 228-69 276-2 4-37 77-106 77-46 0-56-41-56-75 0-52 25-124 50-187 10-27 15-39 15-58 0-42-30-75-75-75-88 0-121 133-121 141 0 9 8 9 10 9 11 0 11 0 15-17 23-79 58-112 94-112 8 0 22 0 22 29 0 23-10 50-16 62-33 92-52 148-52 194 0 87 62 110 112 110 60 0 94-41 110-62z">
            <text:p/>
          </draw:path>
          <draw:path draw:style-name="gr3" draw:text-style-name="P7" draw:layer="layout" svg:width="0.197cm" svg:height="0.613cm" svg:x="20.698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0.952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1.765cm" svg:y="6.529cm" svg:viewBox="0 0 716 406" svg:d="M71 89v248c0 40-11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2.526cm" svg:y="6.323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2.78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3.29cm" svg:y="6.301cm" svg:viewBox="0 0 453 647" svg:d="M318 587v60l135-10v-29c-64 0-72-7-72-50v-558l-131 10v30c64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413cm" svg:height="0.421cm" svg:x="24.109cm" svg:y="6.52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24.556cm" svg:y="6.52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5.066cm" svg:y="6.301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461cm" svg:height="0.415cm" svg:x="25.877cm" svg:y="6.529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301cm" svg:height="0.421cm" svg:x="26.385cm" svg:y="6.525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6.74cm" svg:y="6.52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</draw:g>
        <draw:g xml:id="id66" draw:id="id66">
          <svg:title>TexMaths</svg:title>
          <svg:desc>26§display§ \text {the formula of derivative of } \sqrt{ u }\  ]§svg§600§FALSE§</svg:desc>
          <draw:polygon draw:style-name="gr2" draw:text-style-name="P6" draw:layer="layout" svg:width="12.843cm" svg:height="0.877cm" svg:x="13.463cm" svg:y="7.381cm" svg:viewBox="0 0 12844 878" draw:points="6421,878 0,878 0,0 12844,0 12844,878">
            <text:p/>
          </draw:polygon>
          <draw:path draw:style-name="gr3" draw:text-style-name="P7" draw:layer="layout" svg:width="0.288cm" svg:height="0.574cm" svg:x="13.434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13.802cm" svg:y="7.44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14.306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7" draw:layer="layout" svg:width="0.296cm" svg:height="0.646cm" svg:x="15.021cm" svg:y="7.431cm" svg:viewBox="0 0 297 647" svg:d="M131 252v-106c0-81 44-125 85-125 2 0 15 0 29 6-10 4-27 15-27 38 0 20 15 39 40 39 27 0 39-19 39-39 0-34-33-65-81-65-64 0-143 48-143 146v106h-73v27h73v298c0 41-11 41-73 41v29c37-2 79-4 106-4 38 0 79 0 117 4v-29h-19c-69 0-71-10-71-43v-296h106v-27z">
            <text:p/>
          </draw:path>
          <draw:path draw:style-name="gr3" draw:text-style-name="P7" draw:layer="layout" svg:width="0.407cm" svg:height="0.422cm" svg:x="15.296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5.753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6.115cm" svg:y="7.67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61cm" svg:height="0.415cm" svg:x="16.851cm" svg:y="7.67cm" svg:viewBox="0 0 462 416" svg:d="M329 333v83l133-10v-29c-65 0-71-6-71-50v-327l-135 10v30c64 0 71 6 71 50v164c0 79-44 141-111 141-77 0-81-41-81-89v-306l-135 10v30c71 0 71 2 71 83v137c0 73 0 156 139 156 52 0 94-25 119-83z">
            <text:p/>
          </draw:path>
          <draw:path draw:style-name="gr3" draw:text-style-name="P7" draw:layer="layout" svg:width="0.205cm" svg:height="0.636cm" svg:x="17.359cm" svg:y="7.44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13cm" svg:height="0.422cm" svg:x="17.621cm" svg:y="7.66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7" draw:layer="layout" svg:width="0.407cm" svg:height="0.422cm" svg:x="18.37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18.832cm" svg:y="7.431cm" svg:viewBox="0 0 297 647" svg:d="M131 252v-106c0-81 44-125 85-125 2 0 15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7" draw:layer="layout" svg:width="0.452cm" svg:height="0.646cm" svg:x="19.416cm" svg:y="7.441cm" svg:viewBox="0 0 453 647" svg:d="M318 587v60l135-10v-29c-64 0-72-6-72-50v-558l-131 10v30c62 0 70 6 70 50v197c-27-31-66-56-116-56-108 0-204 90-204 208 0 117 89 208 196 208 58 0 99-31 122-60zM318 341v188c0 16 0 18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355cm" svg:height="0.422cm" svg:x="19.917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7" draw:layer="layout" svg:width="0.309cm" svg:height="0.405cm" svg:x="20.325cm" svg:y="7.67cm" svg:viewBox="0 0 310 406" svg:d="M127 102v-102l-127 10v30c64 0 71 6 71 50v247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0.687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20.928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21.38cm" svg:y="7.666cm" svg:viewBox="0 0 414 423" svg:d="M266 341c4 38 29 75 73 75 19 0 75-12 75-87v-50h-23v50c0 54-23 60-33 60-29 0-34-41-34-46v-185c0-37 0-73-33-108-35-35-81-50-125-50-77 0-139 44-139 104 0 27 19 44 42 44 25 0 41-19 41-44 0-10-4-42-46-42 25-31 69-41 100-41 44 0 96 35 96 116v36c-46 2-110 4-168 31-69 31-92 79-92 121 0 75 89 98 148 98 60 0 102-38 118-82zM260 192v91c0 88-64 119-106 119-46 0-83-34-83-79 0-50 39-127 189-131z">
            <text:p/>
          </draw:path>
          <draw:path draw:style-name="gr3" draw:text-style-name="P7" draw:layer="layout" svg:width="0.288cm" svg:height="0.574cm" svg:x="21.816cm" svg:y="7.51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22.185cm" svg:y="7.46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22.426cm" svg:y="7.68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22.89cm" svg:y="7.666cm" svg:viewBox="0 0 356 423" svg:d="M77 181c6-137 83-160 114-160 94 0 104 123 104 160zM77 200h256c21 0 23 0 23-19 0-91-50-181-165-181-106 0-191 94-191 210 0 123 96 213 202 213 112 0 154-102 154-121 0-9-9-11-13-11-8 0-10 7-10 13-33 96-117 96-125 96-46 0-83-29-104-63-27-44-27-104-27-137z">
            <text:p/>
          </draw:path>
          <draw:path draw:style-name="gr3" draw:text-style-name="P7" draw:layer="layout" svg:width="0.407cm" svg:height="0.422cm" svg:x="23.601cm" svg:y="7.66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4.063cm" svg:y="7.431cm" svg:viewBox="0 0 297 647" svg:d="M131 252v-106c0-81 44-125 85-125 2 0 17 0 29 6-10 4-27 15-27 38 0 20 15 39 40 39 27 0 39-19 39-39 0-34-33-65-81-65-64 0-143 48-143 146v106h-73v27h73v298c0 41-11 41-73 41v29c37-2 81-4 106-4 38 0 79 0 117 4v-29h-19c-69 0-71-10-71-43v-296h106v-27z">
            <text:p/>
          </draw:path>
          <draw:path draw:style-name="gr3" draw:text-style-name="P7" draw:layer="layout" svg:width="0.715cm" svg:height="0.915cm" svg:x="24.683cm" svg:y="7.335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7" draw:layer="layout" svg:width="0.523cm" svg:height="0.039cm" svg:x="25.377cm" svg:y="7.335cm" svg:viewBox="0 0 524 40" draw:points="262,40 0,40 0,0 524,0 524,40">
            <text:p/>
          </draw:polygon>
          <draw:path draw:style-name="gr3" draw:text-style-name="P7" draw:layer="layout" svg:width="0.471cm" svg:height="0.415cm" svg:x="25.405cm" svg:y="7.67cm" svg:viewBox="0 0 472 416" svg:d="M295 354c11 39 42 62 81 62 32 0 55-21 69-50 15-33 27-89 27-91 0-9-8-9-10-9-11 0-11 3-15 17-12 50-29 112-68 112-19 0-27-10-27-41 0-21 10-63 16-96l27-100c2-12 13-48 15-62 4-21 14-56 14-61 0-16-12-25-27-25-4 0-29 0-35 32-19 68-58 229-69 276-2 5-37 77-106 77-46 0-56-41-56-74 0-52 25-125 50-188 10-27 15-39 15-58 0-42-30-75-75-75-88 0-121 133-121 142 0 8 8 8 10 8 11 0 11 0 15-17 23-79 58-112 94-112 8 0 22 0 22 29 0 23-10 50-16 62-33 92-52 148-52 194 0 87 62 110 112 110 60 0 94-41 110-62z">
            <text:p/>
          </draw:path>
          <draw:polygon draw:style-name="gr3" draw:text-style-name="P7" draw:layer="layout" svg:width="0.126cm" svg:height="0.915cm" svg:x="26.226cm" svg:y="7.389cm" svg:viewBox="0 0 127 916" draw:points="127,0 0,0 0,37 89,37 89,880 0,880 0,916 127,916">
            <text:p/>
          </draw:polygon>
        </draw:g>
        <draw:g xml:id="id68" draw:id="id68">
          <svg:title>TexMaths</svg:title>
          <svg:desc>26§display§[ \text { Derivative of } u, \ w.\ r.\ t.\ x \ ]§svg§600§FALSE§</svg:desc>
          <draw:polygon draw:style-name="gr2" draw:text-style-name="P6" draw:layer="layout" svg:width="11.167cm" svg:height="0.823cm" svg:x="15.833cm" svg:y="9.88cm" svg:viewBox="0 0 11168 824" draw:points="5585,824 0,824 0,0 11168,0 11168,824">
            <text:p/>
          </draw:polygon>
          <draw:polygon draw:style-name="gr3" draw:text-style-name="P7" draw:layer="layout" svg:width="0.126cm" svg:height="0.914cm" svg:x="15.895cm" svg:y="9.834cm" svg:viewBox="0 0 127 915" draw:points="127,915 127,880 37,880 37,37 127,37 127,0 0,0 0,915">
            <text:p/>
          </draw:polygon>
          <draw:path draw:style-name="gr3" draw:text-style-name="P7" draw:layer="layout" svg:width="0.615cm" svg:height="0.625cm" svg:x="16.378cm" svg:y="9.894cm" svg:viewBox="0 0 616 626" svg:d="M0 0v29h23c71 0 71 11 71 42v484c0 34 0 42-71 42h-23v29h335c154 0 281-135 281-308 0-175-123-318-281-318zM218 597c-43 0-45-6-45-36v-497c0-29 2-35 45-35h92c56 0 121 19 166 85 40 54 48 133 48 204 0 102-16 156-50 202-18 25-70 77-164 77z">
            <text:p/>
          </draw:path>
          <draw:path draw:style-name="gr3" draw:text-style-name="P7" draw:layer="layout" svg:width="0.355cm" svg:height="0.421cm" svg:x="17.069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09cm" svg:height="0.405cm" svg:x="17.476cm" svg:y="10.115cm" svg:viewBox="0 0 310 406" svg:d="M127 102v-102l-127 10v30c64 0 71 6 71 49v248c0 39-9 39-71 39v30c35 0 79-3 104-3 37 0 81 0 119 3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197cm" svg:height="0.612cm" svg:x="17.838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18.08cm" svg:y="10.125cm" svg:viewBox="0 0 449 406" svg:d="M364 89c8-20 25-60 85-60v-29c-20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18.531cm" svg:y="10.111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6cm" svg:height="0.573cm" svg:x="18.968cm" svg:y="9.957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197cm" svg:height="0.612cm" svg:x="19.336cm" svg:y="9.909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48cm" svg:height="0.405cm" svg:x="19.577cm" svg:y="10.125cm" svg:viewBox="0 0 449 406" svg:d="M364 89c8-20 25-60 85-60v-29c-20 2-48 2-68 2-23 0-65-2-81-2v29c35 0 45 21 45 40 0 8-2 10-6 20l-94 235-104-255c-4-13-4-15-4-17 0-23 36-23 52-23v-29c-27 0-79 2-100 2-25 0-62 0-89-2v29c58 0 62 4 73 33l133 327c6 12 6 17 19 17 12 0 16-9 18-17z">
            <text:p/>
          </draw:path>
          <draw:path draw:style-name="gr3" draw:text-style-name="P7" draw:layer="layout" svg:width="0.355cm" svg:height="0.421cm" svg:x="20.041cm" svg:y="10.111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07cm" svg:height="0.421cm" svg:x="20.753cm" svg:y="10.11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21.214cm" svg:y="9.876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71cm" svg:height="0.415cm" svg:x="21.795cm" svg:y="10.115cm" svg:viewBox="0 0 472 416" svg:d="M295 354c11 39 42 62 82 62 31 0 54-21 68-50 15-33 27-89 27-91 0-9-8-9-10-9-11 0-11 2-15 17-12 50-29 112-68 112-19 0-27-10-27-41 0-21 10-63 16-96l27-100c2-12 13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107cm" svg:height="0.274cm" svg:x="22.369cm" svg:y="10.423cm" svg:viewBox="0 0 108 275" svg:d="M108 96c0-61-23-96-58-96-31 0-50 23-50 48s19 50 50 50c10 0 23-4 31-13 4-2 4-2 6-2 0 0 2 0 2 13 0 68-33 124-64 154-10 10-10 12-10 14 0 8 4 11 10 11 10 0 83-71 83-179z">
            <text:p/>
          </draw:path>
          <draw:path draw:style-name="gr3" draw:text-style-name="P7" draw:layer="layout" svg:width="0.606cm" svg:height="0.415cm" svg:x="23.028cm" svg:y="10.115cm" svg:viewBox="0 0 607 416" svg:d="M397 94c4-19 13-54 13-59 0-16-13-25-25-25-13 0-27 7-36 25-2 7-45 183-52 206-6 27-8 44-8 61 0 10 0 12 2 16-21 50-50 77-85 77-73 0-73-66-73-83 0-29 4-65 48-179 10-27 15-39 15-58 0-42-30-75-75-75-88 0-121 133-121 141 0 9 8 9 10 9 11 0 11 0 15-17 25-85 60-112 94-112 8 0 22 0 22 29 0 23-10 50-16 64-40 109-52 152-52 185 0 86 62 117 131 117 14 0 58 0 96-65 22 59 87 65 114 65 69 0 108-58 133-112 31-73 60-196 60-240 0-49-25-64-41-64-23 0-46 23-46 44 0 12 6 18 15 25 10 10 33 33 33 79 0 31-27 120-50 166-25 50-56 81-102 81-44 0-67-27-67-79 0-25 7-54 9-66z">
            <text:p/>
          </draw:path>
          <draw:path draw:style-name="gr3" draw:text-style-name="P7" draw:layer="layout" svg:width="0.099cm" svg:height="0.099cm" svg:x="23.758cm" svg:y="10.423cm" svg:viewBox="0 0 100 100" svg:d="M100 50c0-27-23-50-50-50s-50 23-50 50 23 50 50 50 50-23 50-50z">
            <text:p/>
          </draw:path>
          <draw:path draw:style-name="gr3" draw:text-style-name="P7" draw:layer="layout" svg:width="0.373cm" svg:height="0.415cm" svg:x="24.266cm" svg:y="10.115cm" svg:viewBox="0 0 374 416" svg:d="M54 351c-2 15-8 36-8 40 0 17 12 25 27 25 10 0 27-8 33-25 2-4 33-129 38-146 6-31 22-95 29-120 4-11 29-54 52-75 6-6 33-29 72-29 25 0 38 10 40 10-29 4-48 27-48 50 0 15 11 33 36 33 22 0 49-20 49-54 0-33-29-60-77-60-60 0-99 46-116 71-8-42-42-71-85-71-42 0-59 35-67 52-17 31-29 87-29 89 0 9 8 9 10 9 11 0 11 0 17-21 15-65 33-108 67-108 16 0 29 6 29 41 0 19-4 30-15 77z">
            <text:p/>
          </draw:path>
          <draw:path draw:style-name="gr3" draw:text-style-name="P7" draw:layer="layout" svg:width="0.099cm" svg:height="0.099cm" svg:x="24.705cm" svg:y="10.423cm" svg:viewBox="0 0 100 100" svg:d="M100 50c0-27-23-50-50-50s-50 23-50 50 23 50 50 50 50-23 50-50z">
            <text:p/>
          </draw:path>
          <draw:path draw:style-name="gr3" draw:text-style-name="P7" draw:layer="layout" svg:width="0.282cm" svg:height="0.583cm" svg:x="25.206cm" svg:y="9.946cm" svg:viewBox="0 0 283 584" svg:d="M168 208h88c16 0 27 0 27-19 0-10-11-10-27-10h-79c31-131 37-148 37-154 0-17-12-25-27-25-2 0-29 0-37 33l-36 146h-87c-19 0-27 0-27 16 0 13 8 13 25 13h81c-64 260-69 274-69 291 0 50 36 85 84 85 95 0 147-135 147-141 0-8-8-8-12-8-6 0-8 2-13 12-39 96-89 117-120 117-19 0-27-13-27-42 0-23 2-29 4-44z">
            <text:p/>
          </draw:path>
          <draw:path draw:style-name="gr3" draw:text-style-name="P7" draw:layer="layout" svg:width="0.099cm" svg:height="0.099cm" svg:x="25.593cm" svg:y="10.423cm" svg:viewBox="0 0 100 100" svg:d="M100 50c0-27-23-50-50-50s-50 23-50 50 23 50 50 50 50-23 50-50z">
            <text:p/>
          </draw:path>
          <draw:path draw:style-name="gr3" draw:text-style-name="P7" draw:layer="layout" svg:width="0.457cm" svg:height="0.415cm" svg:x="26.098cm" svg:y="10.11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4 120-123 120-35 0-50-29-50-60 0-21 6-40 17-81z">
            <text:p/>
          </draw:path>
          <draw:polygon draw:style-name="gr3" draw:text-style-name="P7" draw:layer="layout" svg:width="0.126cm" svg:height="0.914cm" svg:x="26.92cm" svg:y="9.834cm" svg:viewBox="0 0 127 915" draw:points="127,0 0,0 0,37 89,37 89,880 0,880 0,915 127,915">
            <text:p/>
          </draw:polygon>
        </draw:g>
        <draw:g xml:id="id69" draw:id="id69">
          <svg:title>TexMaths</svg:title>
          <svg:desc>32§display§\frac{d}{dx}\left( x^2 + 5 \right)§svg§600§FALSE§</svg:desc>
          <draw:polygon draw:style-name="gr2" draw:text-style-name="P6" draw:layer="layout" svg:width="5.384cm" svg:height="2.214cm" svg:x="10.081cm" svg:y="8.989cm" svg:viewBox="0 0 5385 2215" draw:points="2691,2215 0,2215 0,0 5385,0 5385,2215">
            <text:p/>
          </draw:polygon>
          <draw:path draw:style-name="gr3" draw:text-style-name="P7" draw:layer="layout" svg:width="0.537cm" svg:height="0.795cm" svg:x="10.391cm" svg:y="8.9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olygon draw:style-name="gr3" draw:text-style-name="P7" draw:layer="layout" svg:width="1.231cm" svg:height="0.048cm" svg:x="10.025cm" svg:y="10.17cm" svg:viewBox="0 0 1232 49" draw:points="615,49 0,49 0,0 1232,0 1232,49">
            <text:p/>
          </draw:polygon>
          <draw:path draw:style-name="gr3" draw:text-style-name="P7" draw:layer="layout" svg:width="0.537cm" svg:height="0.795cm" svg:x="10.071cm" svg:y="10.4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5 18z">
            <text:p/>
          </draw:path>
          <draw:path draw:style-name="gr3" draw:text-style-name="P7" draw:layer="layout" svg:width="0.562cm" svg:height="0.511cm" svg:x="10.642cm" svg:y="10.74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7" draw:layer="layout" svg:width="0.296cm" svg:height="1.351cm" svg:x="11.746cm" svg:y="9.519cm" svg:viewBox="0 0 297 1352" svg:d="M297 1339c0-2-3-5-5-10-51-54-131-146-177-330-25-103-36-218-36-323 0-297 70-504 208-650 10-11 10-13 10-16 0-10-10-10-15-10-16 0-77 67-93 84-115 136-189 338-189 592 0 159 28 387 177 576 12 13 84 100 105 100 5 0 15 0 15-13z">
            <text:p/>
          </draw:path>
          <draw:path draw:style-name="gr3" draw:text-style-name="P7" draw:layer="layout" svg:width="0.562cm" svg:height="0.511cm" svg:x="12.125cm" svg:y="9.978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1 0-13 2-16 10-35 123-115 148-151 148-43 0-61-35-61-74 0-25 7-48 20-100z">
            <text:p/>
          </draw:path>
          <draw:path draw:style-name="gr3" draw:text-style-name="P7" draw:layer="layout" svg:width="0.35cm" svg:height="0.524cm" svg:x="12.786cm" svg:y="9.489cm" svg:viewBox="0 0 351 525" svg:d="M351 382h-28c-3 17-11 64-21 71-5 5-66 5-77 5h-146c82-74 110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7" draw:layer="layout" svg:width="0.749cm" svg:height="0.752cm" svg:x="13.551cm" svg:y="9.819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45cm" svg:height="0.775cm" svg:x="14.67cm" svg:y="9.727cm" svg:viewBox="0 0 451 776" svg:d="M451 525c0-133-92-248-215-248-54 0-103 17-144 58v-220c23 8 62 16 97 16 139 0 218-103 218-118 0-8-2-13-10-13-3 0-5 0-10 3-23 10-77 33-154 33-46 0-97-8-151-31-8-5-10-5-13-5-10 0-10 10-10 28v333c0 21 0 31 15 31 8 0 11-3 13-10 13-18 56-80 146-80 59 0 90 51 97 72 18 43 21 87 21 143 0 39 0 108-28 154-26 43-69 74-121 74-82 0-146-59-166-125 2 0 8 0 20 0 36 0 57-29 57-54 0-28-21-56-57-56-18 0-56 7-56 61 0 95 79 205 205 205 130 0 246-108 246-251z">
            <text:p/>
          </draw:path>
          <draw:path draw:style-name="gr3" draw:text-style-name="P7" draw:layer="layout" svg:width="0.296cm" svg:height="1.351cm" svg:x="15.226cm" svg:y="9.519cm" svg:viewBox="0 0 297 1352" svg:d="M297 676c0-159-28-387-177-576-12-16-87-100-107-100-5 0-13 3-13 10 0 5 3 8 8 13 53 59 128 149 174 328 25 102 36 220 36 325 0 113-11 228-39 338-43 159-110 248-169 312-10 11-10 11-10 13 0 10 8 13 13 13 18 0 79-69 95-85 115-138 189-340 189-591z">
            <text:p/>
          </draw:path>
        </draw:g>
        <draw:g xml:id="id71" draw:id="id71">
          <svg:title>TexMaths</svg:title>
          <svg:desc>32§display§(2x) = §svg§600§FALSE§</svg:desc>
          <draw:polygon draw:style-name="gr2" draw:text-style-name="P6" draw:layer="layout" svg:width="3.092cm" svg:height="1.012cm" svg:x="10.928cm" svg:y="12.691cm" svg:viewBox="0 0 3093 1013" draw:points="1546,1013 0,1013 0,0 3093,0 3093,1013">
            <text:p/>
          </draw:polygon>
          <draw:path draw:style-name="gr3" draw:text-style-name="P7" draw:layer="layout" svg:width="0.263cm" svg:height="1.125cm" svg:x="10.982cm" svg:y="12.635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45cm" svg:height="0.751cm" svg:x="11.366cm" svg:y="12.73cm" svg:viewBox="0 0 451 752" svg:d="M87 665l120-117c177-156 244-215 244-328 0-130-100-220-239-220-128 0-212 105-212 205 0 61 56 61 59 61 20 0 59-13 59-59 0-28-21-59-59-59-10 0-10 0-15 3 25-74 87-115 153-115 103 0 151 89 151 184 0 90-56 179-118 248l-217 241c-13 13-13 15-13 43h420l31-197h-29c-5 34-12 85-23 100-10 10-84 10-107 10z">
            <text:p/>
          </draw:path>
          <draw:path draw:style-name="gr3" draw:text-style-name="P7" draw:layer="layout" svg:width="0.562cm" svg:height="0.511cm" svg:x="11.903cm" svg:y="12.9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12.579cm" svg:y="12.635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7" draw:layer="layout" svg:width="0.749cm" svg:height="0.265cm" svg:x="13.327cm" svg:y="13.065cm" svg:viewBox="0 0 750 266" svg:d="M712 46c18 0 38 0 38-23s-20-23-36-23h-676c-18 0-38 0-38 23s20 23 38 23zM714 266c16 0 36 0 36-23s-20-23-38-23h-674c-18 0-38 0-38 23s20 23 38 23z">
            <text:p/>
          </draw:path>
        </draw:g>
        <draw:g xml:id="id72" draw:id="id72">
          <svg:title>TexMaths</svg:title>
          <svg:desc>32§display§\frac{x}{\sqrt{x^2 + 5}}§svg§600§FALSE§</svg:desc>
          <draw:polygon draw:style-name="gr2" draw:text-style-name="P6" draw:layer="layout" svg:width="3.912cm" svg:height="2.193cm" svg:x="14.684cm" svg:y="12.292cm" svg:viewBox="0 0 3913 2194" draw:points="1957,2194 0,2194 0,0 3913,0 3913,2194">
            <text:p/>
          </draw:polygon>
          <draw:path draw:style-name="gr3" draw:text-style-name="P7" draw:layer="layout" svg:width="0.562cm" svg:height="0.511cm" svg:x="16.352cm" svg:y="12.236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5-79 120-87 13 44 54 87 121 87 118 0 182-146 182-174 0-10-11-10-13-10-10 0-13 2-16 10-35 123-115 148-151 148-43 0-61-35-61-74 0-25 8-48 20-100z">
            <text:p/>
          </draw:path>
          <draw:polygon draw:style-name="gr3" draw:text-style-name="P7" draw:layer="layout" svg:width="4.025cm" svg:height="0.048cm" svg:x="14.628cm" svg:y="13.191cm" svg:viewBox="0 0 4026 49" draw:points="2013,49 0,49 0,0 4026,0 4026,49">
            <text:p/>
          </draw:polygon>
          <draw:path draw:style-name="gr3" draw:text-style-name="P7" draw:layer="layout" svg:width="0.88cm" svg:height="1.126cm" svg:x="14.71cm" svg:y="13.416cm" svg:viewBox="0 0 881 1127" svg:d="M356 1009l-197-438c-8-18-16-18-18-18 0 0-8 0-18 8l-108 82c-15 10-15 15-15 18 0 5 3 12 10 12 8 0 28-15 39-25 7-5 25-18 36-26l222 487c8 18 16 18 26 18 15 0 18-6 28-21l512-1060c8-18 8-20 8-23 0-13-10-23-23-23-10 0-18 5-26 23z">
            <text:p/>
          </draw:path>
          <draw:polygon draw:style-name="gr3" draw:text-style-name="P7" draw:layer="layout" svg:width="3.088cm" svg:height="0.048cm" svg:x="15.565cm" svg:y="13.416cm" svg:viewBox="0 0 3089 49" draw:points="1544,49 0,49 0,0 3089,0 3089,49">
            <text:p/>
          </draw:polygon>
          <draw:path draw:style-name="gr3" draw:text-style-name="P7" draw:layer="layout" svg:width="0.562cm" svg:height="0.511cm" svg:x="15.599cm" svg:y="13.9cm" svg:viewBox="0 0 563 512" svg:d="M346 159c5-31 30-133 110-133 8 0 33 0 56 12-31 8-54 36-54 62 0 18 13 41 44 41 26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8 0 182-146 182-174 0-10-11-10-13-10-10 0-13 2-16 10-35 123-115 148-151 148-43 0-61-35-61-74 0-25 8-48 20-100z">
            <text:p/>
          </draw:path>
          <draw:path draw:style-name="gr3" draw:text-style-name="P7" draw:layer="layout" svg:width="0.35cm" svg:height="0.524cm" svg:x="16.259cm" svg:y="13.55cm" svg:viewBox="0 0 351 525" svg:d="M351 382h-28c-3 17-11 64-21 71-5 5-66 5-77 5h-146c82-74 111-94 159-133 59-46 113-95 113-171 0-95-85-154-187-154-97 0-164 69-164 141 0 41 33 46 41 46 20 0 44-15 44-44 0-12-6-41-47-41 23-56 77-74 116-74 79 0 120 62 120 126 0 69-49 123-74 153l-192 187c-8 8-8 10-8 31h328z">
            <text:p/>
          </draw:path>
          <draw:path draw:style-name="gr3" draw:text-style-name="P7" draw:layer="layout" svg:width="0.749cm" svg:height="0.752cm" svg:x="17.028cm" svg:y="13.742cm" svg:viewBox="0 0 750 753" svg:d="M400 399h315c15 0 35 0 35-23s-20-23-35-23h-315v-315c0-18 0-38-24-38-23 0-23 20-23 38v315h-315c-18 0-38 0-38 23s20 23 38 23h315v315c0 16 0 39 23 39 24 0 24-23 24-39z">
            <text:p/>
          </draw:path>
          <draw:path draw:style-name="gr3" draw:text-style-name="P7" draw:layer="layout" svg:width="0.45cm" svg:height="0.775cm" svg:x="18.144cm" svg:y="13.649cm" svg:viewBox="0 0 451 776" svg:d="M451 525c0-133-92-248-215-248-54 0-103 17-144 58v-220c23 8 62 16 98 16 138 0 217-103 217-118 0-8-2-13-10-13-3 0-5 0-10 3-23 10-77 33-154 33-46 0-97-8-151-31-8-5-10-5-13-5-10 0-10 10-10 28v333c0 21 0 31 15 31 8 0 11-3 13-10 13-18 56-80 146-80 59 0 87 51 97 72 18 43 21 87 21 143 0 39 0 108-28 154-26 43-69 74-121 74-82 0-146-59-166-125 2 0 8 0 20 0 36 0 57-29 57-54 0-28-21-56-57-56-18 0-56 7-56 61 0 95 77 205 205 205 131 0 246-108 246-2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61" anim:sub-item="text" smil:attributeName="visibility" smil:to="visible"/>
                  <anim:animate smil:dur="0.125s" smil:fill="hold" smil:targetElement="id61" anim:sub-item="text" smil:attributeName="width" smil:values="width*0.05;width" smil:keyTimes="0;1"/>
                  <anim:animate smil:dur="0.125s" smil:fill="hold" smil:targetElement="id61" anim:sub-item="text" smil:attributeName="height" smil:values="height;height" smil:keyTimes="0;1"/>
                  <anim:animate smil:dur="0.125s" smil:fill="hold" smil:targetElement="id61" anim:sub-item="text" smil:attributeName="x" smil:values="x-.2;x" smil:keyTimes="0;1"/>
                  <anim:animate smil:dur="0.125s" smil:fill="hold" smil:targetElement="id61" anim:sub-item="text" smil:attributeName="y" smil:values="y;y" smil:keyTimes="0;1"/>
                  <anim:transitionFilter smil:dur="0.125s" smil:targetElement="id61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3" draw:text-style-name="P15" draw:layer="layout" svg:width="25.199cm" svg:height="1.573cm" svg:x="1.398cm" svg:y="0.627cm" presentation:class="title" presentation:user-transformed="true">
          <draw:text-box>
            <text:p xml:id="id73" text:id="id73"><text:span text:style-name="T21">Hence onwards we will use method II only</text:span></text:p>
          </draw:text-box>
        </draw:frame>
        <draw:frame presentation:style-name="pr14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22"><text:tab/></text:span><text:span text:style-name="T22"><text:tab/></text:span></text:p>
            <text:p xml:id="id74" text:id="id74" text:style-name="P4"><text:span text:style-name="T18"><text:tab/></text:span><text:span text:style-name="T18">(ii) <text:s/>we have <text:s/></text:span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  <text:p text:style-name="P4"><text:span text:style-name="T18"><text:tab/></text:span><text:span text:style-name="T18"><text:tab/></text:span></text:p>
          </draw:text-box>
        </draw:frame>
        <draw:g xml:id="id75" draw:id="id75">
          <svg:title>TexMaths</svg:title>
          <svg:desc>36§display§y = \sin ( \log x )§svg§600§FALSE§</svg:desc>
          <draw:polygon draw:style-name="gr2" draw:text-style-name="P6" draw:layer="layout" svg:width="7.207cm" svg:height="1.139cm" svg:x="9.149cm" svg:y="3.193cm" svg:viewBox="0 0 7208 1140" draw:points="3602,1140 0,1140 0,0 7208,0 7208,1140">
            <text:p/>
          </draw:polygon>
          <draw:path draw:style-name="gr3" draw:text-style-name="P7" draw:layer="layout" svg:width="0.586cm" svg:height="0.82cm" svg:x="9.123cm" svg:y="3.519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3" draw:text-style-name="P7" draw:layer="layout" svg:width="0.843cm" svg:height="0.298cm" svg:x="10.174cm" svg:y="3.614cm" svg:viewBox="0 0 844 299" svg:d="M801 52c20 0 43 0 43-26s-23-26-41-26h-760c-20 0-43 0-43 26s23 26 43 26zM803 299c18 0 41 0 41-25 0-26-23-26-43-26h-758c-20 0-43 0-43 26 0 25 23 25 43 25z">
            <text:p/>
          </draw:path>
          <draw:path draw:style-name="gr3" draw:text-style-name="P7" draw:layer="layout" svg:width="0.417cm" svg:height="0.584cm" svg:x="11.479cm" svg:y="3.513cm" svg:viewBox="0 0 418 585" svg:d="M222 323c29 5 132 25 132 118 0 63-43 115-144 115-106 0-152-72-175-182-3-14-6-20-18-20-17 0-17 9-17 32v167c0 23 0 32 14 32 6 0 9-3 32-26 3-3 3-6 26-29 55 52 112 55 138 55 147 0 208-87 208-179 0-66-41-104-55-121-43-40-92-49-144-60-72-15-159-29-159-104 0-46 35-98 144-98 139 0 147 115 150 156 0 11 12 11 15 11 17 0 17-6 17-32v-126c0-23 0-32-15-32-5 0-8 0-25 14-3 6-18 18-23 21-47-35-101-35-119-35-155 0-204 86-204 155 0 47 20 81 55 110 40 32 77 40 167 58z">
            <text:p/>
          </draw:path>
          <draw:path draw:style-name="gr3" draw:text-style-name="P7" draw:layer="layout" svg:width="0.273cm" svg:height="0.848cm" svg:x="11.98cm" svg:y="3.234cm" svg:viewBox="0 0 274 849" svg:d="M184 288l-178 14v41c83 0 95 5 95 69v340c0 57-15 57-101 57v40c40-2 109-2 141-2 43 0 89 0 133 2v-40c-84 0-90-6-90-55zM190 66c0-40-32-66-69-66-40 0-66 35-66 66 0 35 26 69 66 69 37 0 69-28 69-69z">
            <text:p/>
          </draw:path>
          <draw:path draw:style-name="gr3" draw:text-style-name="P7" draw:layer="layout" svg:width="0.638cm" svg:height="0.561cm" svg:x="12.328cm" svg:y="3.519cm" svg:viewBox="0 0 639 562" svg:d="M98 124v342c0 55-12 55-98 55v41c43 0 109-3 144-3 32 0 98 3 141 3v-41c-83 0-98 0-98-55v-236c0-132 89-201 170-201s95 69 95 141v296c0 55-14 55-98 55v41c43 0 110-3 144-3 32 0 98 3 141 3v-41c-66 0-98 0-98-37v-242c0-110 0-150-40-196-17-20-60-46-132-46-95 0-153 55-190 132v-132l-179 14v41c89 0 98 8 98 69z">
            <text:p/>
          </draw:path>
          <draw:path draw:style-name="gr3" draw:text-style-name="P7" draw:layer="layout" svg:width="0.296cm" svg:height="1.266cm" svg:x="13.117cm" svg:y="3.13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7" draw:layer="layout" svg:width="0.284cm" svg:height="0.88cm" svg:x="13.526cm" svg:y="3.202cm" svg:viewBox="0 0 285 881" svg:d="M184 0l-184 14v41c89 0 101 8 101 69v659c0 58-15 58-101 58v40c43-3 109-3 141-3s95 0 144 3v-40c-86 0-101 0-101-58z">
            <text:p/>
          </draw:path>
          <draw:path draw:style-name="gr3" draw:text-style-name="P7" draw:layer="layout" svg:width="0.563cm" svg:height="0.584cm" svg:x="13.869cm" svg:y="3.513cm" svg:viewBox="0 0 564 585" svg:d="M564 297c0-162-129-297-282-297-158 0-282 138-282 297 0 164 132 288 282 288 153 0 282-127 282-288zM282 553c-55 0-109-29-144-87-31-54-31-132-31-178 0-49 0-118 28-176 35-57 95-83 147-83 55 0 110 26 144 80 32 55 32 130 32 179 0 46 0 115-29 170-26 57-83 95-147 95z">
            <text:p/>
          </draw:path>
          <draw:path draw:style-name="gr3" draw:text-style-name="P7" draw:layer="layout" svg:width="0.581cm" svg:height="0.837cm" svg:x="14.502cm" svg:y="3.504cm" svg:viewBox="0 0 582 838" svg:d="M248 357c-113 0-113-127-113-155 0-35 3-75 21-107 11-17 40-52 92-52 109 0 109 127 109 156 0 34 0 75-20 106-12 18-40 52-89 52zM98 406c0-6 0-35 23-60 49 37 101 40 127 40 118 0 204-87 204-184 0-49-20-95-52-124 46-43 92-49 115-49 3 0 9 0 12 0-14 6-20 20-20 34 0 23 17 38 37 38 12 0 38-9 38-38 0-23-18-63-67-63-25 0-80 9-135 60-52-43-106-46-132-46-118 0-208 87-208 185 0 57 29 103 61 132-17 17-41 61-41 104 0 40 18 89 58 112-78 23-118 78-118 130 0 89 127 161 282 161 150 0 282-66 282-164 0-46-20-110-83-147-69-35-141-35-219-35-32 0-86 0-95 0-40-5-69-46-69-86zM282 806c-129 0-216-63-216-129 0-61 49-107 104-110h75c109 0 253 0 253 110 0 66-92 129-216 129z">
            <text:p/>
          </draw:path>
          <draw:path draw:style-name="gr3" draw:text-style-name="P7" draw:layer="layout" svg:width="0.633cm" svg:height="0.575cm" svg:x="15.366cm" svg:y="3.519cm" svg:viewBox="0 0 634 576" svg:d="M389 179c6-35 34-150 124-150 5 0 37 0 63 14-35 9-61 41-61 69 0 20 15 46 49 46 29 0 70-23 70-74 0-67-75-84-119-84-74 0-118 66-135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4 138-130 167-170 167-49 0-69-40-69-83 0-29 8-55 23-113z">
            <text:p/>
          </draw:path>
          <draw:path draw:style-name="gr3" draw:text-style-name="P7" draw:layer="layout" svg:width="0.296cm" svg:height="1.266cm" svg:x="16.123cm" svg:y="3.13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 xml:id="id76" draw:id="id76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4.243cm" svg:y="4.786cm" svg:viewBox="0 0 7168 695" draw:points="3584,695 0,695 0,0 7168,0 7168,695">
            <text:p/>
          </draw:polygon>
          <draw:path draw:style-name="gr3" draw:text-style-name="P7" draw:layer="layout" svg:width="0.757cm" svg:height="0.771cm" svg:x="4.225cm" svg:y="4.7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5.083cm" svg:y="4.7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5.387cm" svg:y="4.7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6.112cm" svg:y="5.4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6.859cm" svg:y="5.0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7.758cm" svg:y="5.4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8.383cm" svg:y="5.0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8.923cm" svg:y="5.4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9.54cm" svg:y="4.8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0.016cm" svg:y="5.4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0.638cm" svg:y="5.0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1.347cm" svg:y="5.404cm" svg:viewBox="0 0 123 123" svg:d="M123 62c0-34-28-62-62-62-33 0-61 28-61 62 0 33 28 61 61 61 34 0 62-28 62-61z">
            <text:p/>
          </draw:path>
        </draw:g>
        <draw:g xml:id="id77" draw:id="id77">
          <svg:title>TexMaths</svg:title>
          <svg:desc>32§display§\frac{dy}{dx} = \frac{d}{dx}\left[ \sin ( \log x ) \right]§svg§600§FALSE§</svg:desc>
          <draw:polygon draw:style-name="gr2" draw:text-style-name="P6" draw:layer="layout" svg:width="9.467cm" svg:height="2.214cm" svg:x="4.182cm" svg:y="6.389cm" svg:viewBox="0 0 9468 2215" draw:points="4734,2215 0,2215 0,0 9468,0 9468,2215">
            <text:p/>
          </draw:polygon>
          <draw:path draw:style-name="gr3" draw:text-style-name="P7" draw:layer="layout" svg:width="0.537cm" svg:height="0.795cm" svg:x="4.198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4.769cm" svg:y="6.6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4.126cm" svg:y="7.57cm" svg:viewBox="0 0 1232 49" draw:points="614,49 0,49 0,0 1232,0 1232,49">
            <text:p/>
          </draw:polygon>
          <draw:path draw:style-name="gr3" draw:text-style-name="P7" draw:layer="layout" svg:width="0.537cm" svg:height="0.795cm" svg:x="4.172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4.743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865cm" svg:y="7.4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7.49cm" svg:y="6.3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1cm" svg:height="0.048cm" svg:x="7.124cm" svg:y="7.57cm" svg:viewBox="0 0 1232 49" draw:points="614,49 0,49 0,0 1232,0 1232,49">
            <text:p/>
          </draw:polygon>
          <draw:path draw:style-name="gr3" draw:text-style-name="P7" draw:layer="layout" svg:width="0.537cm" svg:height="0.795cm" svg:x="7.17cm" svg:y="7.8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7.741cm" svg:y="8.1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7" draw:layer="layout" svg:width="0.155cm" svg:height="1.126cm" svg:x="8.806cm" svg:y="7.032cm" svg:viewBox="0 0 156 1127" draw:points="156,1127 156,1083 46,1083 46,46 156,46 156,0 0,0 0,1127">
            <text:p/>
          </draw:polygon>
          <draw:path draw:style-name="gr3" draw:text-style-name="P7" draw:layer="layout" svg:width="0.37cm" svg:height="0.519cm" svg:x="9.024cm" svg:y="7.3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42cm" svg:height="0.754cm" svg:x="9.467cm" svg:y="7.122cm" svg:viewBox="0 0 243 755" svg:d="M164 256l-159 13v36c74 0 85 5 85 61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567cm" svg:height="0.498cm" svg:x="9.779cm" svg:y="7.378cm" svg:viewBox="0 0 568 499" svg:d="M87 110v305c0 48-10 48-87 48v36c38 0 97-2 128-2 28 0 87 2 125 2v-36c-74 0-87 0-87-48v-210c0-118 80-179 151-179 72 0 85 61 85 125v264c0 48-13 48-87 48v36c38 0 97-2 128-2 28 0 87 2 125 2v-36c-58 0-87 0-87-33v-215c0-97 0-133-35-174-16-18-54-41-118-41-85 0-136 49-169 118v-118l-159 13v36c79 0 87 7 87 61z">
            <text:p/>
          </draw:path>
          <draw:path draw:style-name="gr3" draw:text-style-name="P7" draw:layer="layout" svg:width="0.263cm" svg:height="1.126cm" svg:x="10.481cm" svg:y="7.0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10.842cm" svg:y="7.093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11.149cm" svg:y="7.37cm" svg:viewBox="0 0 502 520" svg:d="M502 264c0-144-115-264-251-264-141 0-251 123-251 264 0 146 118 256 251 256 136 0 251-113 251-256zM251 492c-49 0-97-26-128-77-28-49-28-118-28-159 0-43 0-105 25-156 31-51 85-74 131-74 49 0 97 23 125 71 31 49 31 116 31 159 0 41 0 102-26 151-23 51-74 85-130 85z">
            <text:p/>
          </draw:path>
          <draw:path draw:style-name="gr3" draw:text-style-name="P7" draw:layer="layout" svg:width="0.516cm" svg:height="0.744cm" svg:x="11.712cm" svg:y="7.3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7" draw:layer="layout" svg:width="0.562cm" svg:height="0.511cm" svg:x="12.478cm" svg:y="7.3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263cm" svg:height="1.126cm" svg:x="13.154cm" svg:y="7.0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7" draw:layer="layout" svg:width="0.155cm" svg:height="1.126cm" svg:x="13.551cm" svg:y="7.032cm" svg:viewBox="0 0 156 1127" draw:points="156,0 0,0 0,46 110,46 110,1083 0,1083 0,1127 156,1127">
            <text:p/>
          </draw:polygon>
        </draw:g>
        <draw:g xml:id="id78" draw:id="id78">
          <svg:title>TexMaths</svg:title>
          <svg:desc>32§display§\frac{dy}{dx} =  \cos ( \log x )\times §svg§600§FALSE§</svg:desc>
          <draw:polygon draw:style-name="gr2" draw:text-style-name="P6" draw:layer="layout" svg:width="8.126cm" svg:height="2.214cm" svg:x="4.183cm" svg:y="9.188cm" svg:viewBox="0 0 8127 2215" draw:points="4063,2215 0,2215 0,0 8127,0 8127,2215">
            <text:p/>
          </draw:polygon>
          <draw:path draw:style-name="gr3" draw:text-style-name="P7" draw:layer="layout" svg:width="0.537cm" svg:height="0.795cm" svg:x="4.199cm" svg:y="9.132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4.77cm" svg:y="9.416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4.127cm" svg:y="10.369cm" svg:viewBox="0 0 1232 49" draw:points="615,49 0,49 0,0 1232,0 1232,49">
            <text:p/>
          </draw:polygon>
          <draw:path draw:style-name="gr3" draw:text-style-name="P7" draw:layer="layout" svg:width="0.537cm" svg:height="0.795cm" svg:x="4.173cm" svg:y="10.666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4.744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866cm" svg:y="10.261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29cm" svg:height="0.519cm" svg:x="7.028cm" svg:y="10.169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501cm" svg:height="0.519cm" svg:x="7.522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37cm" svg:height="0.519cm" svg:x="8.091cm" svg:y="10.169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63cm" svg:height="1.126cm" svg:x="8.608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8.971cm" svg:y="9.892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9.279cm" svg:y="10.169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516cm" svg:height="0.744cm" svg:x="9.839cm" svg:y="10.164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7" draw:layer="layout" svg:width="0.562cm" svg:height="0.511cm" svg:x="10.608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63cm" svg:height="1.126cm" svg:x="11.281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544cm" svg:height="0.544cm" svg:x="11.819cm" svg:y="10.12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80" draw:id="id80">
          <svg:title>TexMaths</svg:title>
          <svg:desc>32§display§\frac{dy}{dx} =  \cos ( \log x) \times§svg§600§FALSE§</svg:desc>
          <draw:polygon draw:style-name="gr2" draw:text-style-name="P6" draw:layer="layout" svg:width="8.126cm" svg:height="2.214cm" svg:x="4.186cm" svg:y="12.089cm" svg:viewBox="0 0 8127 2215" draw:points="4063,2215 0,2215 0,0 8127,0 8127,2215">
            <text:p/>
          </draw:polygon>
          <draw:path draw:style-name="gr3" draw:text-style-name="P7" draw:layer="layout" svg:width="0.537cm" svg:height="0.795cm" svg:x="4.202cm" svg:y="12.033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4.773cm" svg:y="12.317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1cm" svg:height="0.048cm" svg:x="4.13cm" svg:y="13.27cm" svg:viewBox="0 0 1232 49" draw:points="615,49 0,49 0,0 1232,0 1232,49">
            <text:p/>
          </draw:polygon>
          <draw:path draw:style-name="gr3" draw:text-style-name="P7" draw:layer="layout" svg:width="0.537cm" svg:height="0.795cm" svg:x="4.176cm" svg:y="13.567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4.747cm" svg:y="13.84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5.869cm" svg:y="13.16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29cm" svg:height="0.519cm" svg:x="7.031cm" svg:y="13.07cm" svg:viewBox="0 0 430 520" svg:d="M95 261c0-184 92-233 151-233 10 0 82 0 123 41-49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501cm" svg:height="0.519cm" svg:x="7.525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37cm" svg:height="0.519cm" svg:x="8.094cm" svg:y="13.07cm" svg:viewBox="0 0 371 520" svg:d="M197 287c26 5 118 23 118 105 0 56-38 102-128 102-95 0-136-64-156-161-3-13-5-18-16-18-15 0-15 8-15 28v149c0 20 0 28 13 28 5 0 7-3 28-23 3-3 3-5 23-26 49 46 100 49 123 49 130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63cm" svg:height="1.126cm" svg:x="8.611cm" svg:y="12.732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8.974cm" svg:y="12.793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9.282cm" svg:y="13.07cm" svg:viewBox="0 0 502 520" svg:d="M502 264c0-144-115-264-251-264-141 0-251 123-251 264 0 146 118 256 251 256 136 0 251-113 251-256zM251 492c-49 0-97-26-128-77-28-49-28-118-28-159 0-43 0-105 25-156 31-51 85-74 131-74 49 0 97 23 125 71 31 49 31 116 31 159 0 41 0 102-25 151-24 51-75 85-131 85z">
            <text:p/>
          </draw:path>
          <draw:path draw:style-name="gr3" draw:text-style-name="P7" draw:layer="layout" svg:width="0.516cm" svg:height="0.744cm" svg:x="9.842cm" svg:y="13.065cm" svg:viewBox="0 0 517 745" svg:d="M220 317c-100 0-100-112-100-138 0-30 3-66 18-95 11-15 36-46 82-46 97 0 97 113 97 139 0 30 0 66-17 94-11 16-36 46-80 46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ath draw:style-name="gr3" draw:text-style-name="P7" draw:layer="layout" svg:width="0.562cm" svg:height="0.511cm" svg:x="10.611cm" svg:y="13.0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8 74 74 0 115-79 117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263cm" svg:height="1.126cm" svg:x="11.284cm" svg:y="12.732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ath draw:style-name="gr3" draw:text-style-name="P7" draw:layer="layout" svg:width="0.544cm" svg:height="0.544cm" svg:x="11.822cm" svg:y="13.021cm" svg:viewBox="0 0 545 545" svg:d="M274 241l-225-226c-16-12-18-15-26-15-13 0-23 10-23 23 0 8 3 10 15 23l226 225-226 228c-12 13-15 16-15 23 0 13 10 23 23 23 8 0 10-2 26-15l222-225 236 233c3 2 10 7 15 7 16 0 23-10 23-23 0-2 0-7-2-12-3-3-182-180-238-239l207-204c5-8 23-23 28-29 0-2 5-7 5-15 0-13-7-23-23-23-7 0-12 5-25 18z">
            <text:p/>
          </draw:path>
        </draw:g>
        <draw:g xml:id="id79" draw:id="id79">
          <svg:title>TexMaths</svg:title>
          <svg:desc>32§display§\frac{d}{dx}( \log x )§svg§600§FALSE§</svg:desc>
          <draw:polygon draw:style-name="gr2" draw:text-style-name="P6" draw:layer="layout" svg:width="4.296cm" svg:height="2.214cm" svg:x="12.982cm" svg:y="9.188cm" svg:viewBox="0 0 4297 2215" draw:points="2147,2215 0,2215 0,0 4297,0 4297,2215">
            <text:p/>
          </draw:polygon>
          <draw:path draw:style-name="gr3" draw:text-style-name="P7" draw:layer="layout" svg:width="0.536cm" svg:height="0.795cm" svg:x="13.292cm" svg:y="9.132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12.926cm" svg:y="10.369cm" svg:viewBox="0 0 1231 49" draw:points="614,49 0,49 0,0 1231,0 1231,49">
            <text:p/>
          </draw:polygon>
          <draw:path draw:style-name="gr3" draw:text-style-name="P7" draw:layer="layout" svg:width="0.536cm" svg:height="0.795cm" svg:x="12.972cm" svg:y="10.666cm" svg:viewBox="0 0 537 796" svg:d="M537 13c0-3 0-13-15-13s-123 10-143 13c-8 0-16 5-16 20 0 16 11 16 29 16 53 0 56 7 56 18l-5 23-67 266c-20-41-54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13.543cm" svg:y="10.94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263cm" svg:height="1.126cm" svg:x="14.4cm" svg:y="9.831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252cm" svg:height="0.782cm" svg:x="14.764cm" svg:y="9.892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15.071cm" svg:y="10.169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7" draw:layer="layout" svg:width="0.516cm" svg:height="0.744cm" svg:x="15.631cm" svg:y="10.164cm" svg:viewBox="0 0 517 745" svg:d="M220 317c-100 0-100-112-100-138 0-30 3-66 18-95 10-15 36-46 82-46 97 0 97 113 97 139 0 30 0 66-18 94-10 16-35 46-79 46zM87 361c0-5 0-31 20-54 44 34 90 36 113 36 105 0 182-77 182-164 0-43-18-84-46-110 41-38 82-43 102-43 3 0 8 0 10 0-12 5-18 18-18 30 0 21 16 34 34 34 10 0 33-8 33-34 0-20-15-56-59-56-23 0-72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7" draw:layer="layout" svg:width="0.562cm" svg:height="0.511cm" svg:x="16.399cm" svg:y="10.177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8 117-7 0-33 0-56-12 28-8 54-31 54-62 0-30-26-41-44-41-33 0-61 31-61 67 0 51 56 74 105 74 77 0 115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263cm" svg:height="1.126cm" svg:x="17.072cm" svg:y="9.831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81" draw:id="id81">
          <svg:title>TexMaths</svg:title>
          <svg:desc>32§display§\frac{1}{x} = §svg§600§FALSE§</svg:desc>
          <draw:polygon draw:style-name="gr2" draw:text-style-name="P6" draw:layer="layout" svg:width="1.787cm" svg:height="2.184cm" svg:x="12.685cm" svg:y="12.089cm" svg:viewBox="0 0 1788 2185" draw:points="895,2185 0,2185 0,0 1788,0 1788,2185">
            <text:p/>
          </draw:polygon>
          <draw:path draw:style-name="gr3" draw:text-style-name="P7" draw:layer="layout" svg:width="0.373cm" svg:height="0.752cm" svg:x="12.77cm" svg:y="12.033cm" svg:viewBox="0 0 374 753" svg:d="M233 28c0-25 0-28-26-28-71 72-171 72-207 72v36c23 0 90 0 148-31v587c0 41-2 53-105 53h-35v36c38-5 138-5 181-5 46 0 144 0 185 5v-36h-36c-103 0-105-12-105-53z">
            <text:p/>
          </draw:path>
          <draw:polygon draw:style-name="gr3" draw:text-style-name="P7" draw:layer="layout" svg:width="0.644cm" svg:height="0.048cm" svg:x="12.629cm" svg:y="13.24cm" svg:viewBox="0 0 645 49" draw:points="322,49 0,49 0,0 645,0 645,49">
            <text:p/>
          </draw:polygon>
          <draw:path draw:style-name="gr3" draw:text-style-name="P7" draw:layer="layout" svg:width="0.562cm" svg:height="0.511cm" svg:x="12.662cm" svg:y="13.819cm" svg:viewBox="0 0 563 512" svg:d="M345 159c6-31 31-133 110-133 8 0 34 0 57 12-31 8-54 36-54 62 0 18 13 41 43 41 26 0 62-21 62-67 0-59-67-74-105-74-67 0-105 59-120 87-28-77-87-87-121-87-117 0-181 146-181 174 0 10 10 10 13 10 10 0 12 0 15-10 38-120 113-148 151-148 20 0 61 10 61 74 0 36-20 113-61 269-18 72-59 118-108 118-7 0-33 0-56-13 28-8 54-31 54-62 0-30-26-41-44-41-33 0-61 31-61 67 0 51 56 74 105 74 77 0 115-79 120-87 13 44 54 87 120 87 118 0 182-146 182-174 0-10-10-10-13-10-10 0-13 2-15 10-36 123-115 149-151 149-44 0-61-36-61-75 0-25 7-48 20-99z">
            <text:p/>
          </draw:path>
          <draw:path draw:style-name="gr3" draw:text-style-name="P7" draw:layer="layout" svg:width="0.749cm" svg:height="0.265cm" svg:x="13.78cm" svg:y="13.132cm" svg:viewBox="0 0 750 266" svg:d="M711 46c18 0 39 0 39-23s-21-23-36-23h-676c-18 0-38 0-38 23s20 23 38 23zM714 266c15 0 36 0 36-23s-21-23-39-23h-673c-18 0-38 0-38 23s20 23 38 23z">
            <text:p/>
          </draw:path>
        </draw:g>
        <draw:g xml:id="id82" draw:id="id82">
          <svg:title>TexMaths</svg:title>
          <svg:desc>32§display§\frac{\cos ( \log x ) }{x}§svg§600§FALSE§</svg:desc>
          <draw:polygon draw:style-name="gr2" draw:text-style-name="P6" draw:layer="layout" svg:width="4.552cm" svg:height="2.276cm" svg:x="15.185cm" svg:y="12.089cm" svg:viewBox="0 0 4553 2277" draw:points="2275,2277 0,2277 0,0 4553,0 4553,2277">
            <text:p/>
          </draw:polygon>
          <draw:path draw:style-name="gr3" draw:text-style-name="P7" draw:layer="layout" svg:width="0.429cm" svg:height="0.518cm" svg:x="15.167cm" svg:y="12.373cm" svg:viewBox="0 0 430 519" svg:d="M95 261c0-184 92-233 151-233 10 0 82 0 123 41-47 5-54 38-54 54 0 28 20 51 51 51s54-20 54-54c0-76-87-120-174-120-141 0-246 123-246 261 0 146 113 258 243 258 151 0 187-135 187-148 0-10-10-10-13-10-10 0-13 5-15 10-33 105-108 120-149 120-58 0-158-48-158-230z">
            <text:p/>
          </draw:path>
          <draw:path draw:style-name="gr3" draw:text-style-name="P7" draw:layer="layout" svg:width="0.501cm" svg:height="0.518cm" svg:x="15.661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7" draw:layer="layout" svg:width="0.37cm" svg:height="0.518cm" svg:x="16.227cm" svg:y="12.373cm" svg:viewBox="0 0 371 519" svg:d="M197 287c26 5 118 23 118 105 0 56-39 102-128 102-95 0-136-64-156-161-3-13-5-18-16-18-15 0-15 7-15 28v148c0 21 0 28 13 28 5 0 7-2 28-23 3-2 3-5 23-25 49 46 100 48 123 48 130 0 184-76 184-158 0-59-36-92-49-108-38-35-81-43-127-53-64-13-141-26-141-93 0-40 30-87 128-87 123 0 130 103 133 139 0 10 10 10 13 10 15 0 15-5 15-28v-113c0-20 0-28-13-28-5 0-8 0-23 13-2 5-15 15-20 18-41-31-90-31-105-31-138 0-182 77-182 138 0 41 18 72 49 97 35 29 69 36 148 52z">
            <text:p/>
          </draw:path>
          <draw:path draw:style-name="gr3" draw:text-style-name="P7" draw:layer="layout" svg:width="0.263cm" svg:height="1.125cm" svg:x="16.747cm" svg:y="12.033cm" svg:viewBox="0 0 264 1126" svg:d="M264 1116c0-3 0-5-21-26-141-141-176-353-176-527 0-195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252cm" svg:height="0.782cm" svg:x="17.11cm" svg:y="12.097cm" svg:viewBox="0 0 253 783" svg:d="M164 0l-164 13v36c79 0 90 7 90 61v586c0 51-13 51-90 51v36c38-3 97-3 125-3 29 0 85 0 128 3v-36c-76 0-89 0-89-51z">
            <text:p/>
          </draw:path>
          <draw:path draw:style-name="gr3" draw:text-style-name="P7" draw:layer="layout" svg:width="0.501cm" svg:height="0.518cm" svg:x="17.415cm" svg:y="12.373cm" svg:viewBox="0 0 502 519" svg:d="M502 264c0-144-116-264-251-264-141 0-251 123-251 264 0 145 118 255 251 255 135 0 251-112 251-255zM251 491c-49 0-97-25-128-76-28-49-28-118-28-159 0-44 0-105 25-156 31-51 85-74 131-74 48 0 97 23 125 71 31 49 31 115 31 159 0 41 0 102-26 151-23 51-74 84-130 84z">
            <text:p/>
          </draw:path>
          <draw:path draw:style-name="gr3" draw:text-style-name="P7" draw:layer="layout" svg:width="0.516cm" svg:height="0.744cm" svg:x="17.978cm" svg:y="12.366cm" svg:viewBox="0 0 517 745" svg:d="M220 317c-100 0-100-112-100-138 0-31 3-66 18-95 10-15 36-46 82-46 97 0 97 113 97 139 0 30 0 66-18 94-10 16-35 46-79 46zM87 361c0-5 0-31 20-54 44 33 90 36 113 36 105 0 182-77 182-164 0-43-18-84-46-110 41-38 82-43 102-43 3 0 8 0 10 0-12 5-18 18-18 30 0 21 16 34 34 34 10 0 33-8 33-34 0-20-15-56-59-56-23 0-72 8-120 54-46-39-95-41-118-41-105 0-184 77-184 164 0 51 25 92 54 117-16 16-36 54-36 92 0 36 15 80 51 100-69 21-105 69-105 115 0 80 113 144 251 144 133 0 251-59 251-146 0-41-18-97-75-131-61-30-125-30-194-30-28 0-77 0-85 0-35-6-61-41-61-77zM251 716c-115 0-192-56-192-115 0-53 43-94 92-97h67c97 0 225 0 225 97 0 59-82 115-192 115z">
            <text:p/>
          </draw:path>
          <draw:path draw:style-name="gr3" draw:text-style-name="P7" draw:layer="layout" svg:width="0.562cm" svg:height="0.511cm" svg:x="18.743cm" svg:y="12.378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  <draw:path draw:style-name="gr3" draw:text-style-name="P7" draw:layer="layout" svg:width="0.263cm" svg:height="1.125cm" svg:x="19.419cm" svg:y="12.033cm" svg:viewBox="0 0 264 1126" svg:d="M264 563c0-87-13-223-75-351-69-138-166-212-179-212-5 0-10 5-10 10s0 8 20 28c113 110 177 290 177 525 0 192-41 391-182 532-15 16-15 18-15 21 0 7 5 10 10 10 13 0 115-77 182-220 59-123 72-248 72-343z">
            <text:p/>
          </draw:path>
          <draw:polygon draw:style-name="gr3" draw:text-style-name="P7" draw:layer="layout" svg:width="4.665cm" svg:height="0.048cm" svg:x="15.129cm" svg:y="13.333cm" svg:viewBox="0 0 4666 49" draw:points="2332,49 0,49 0,0 4666,0 4666,49">
            <text:p/>
          </draw:polygon>
          <draw:path draw:style-name="gr3" draw:text-style-name="P7" draw:layer="layout" svg:width="0.562cm" svg:height="0.511cm" svg:x="17.171cm" svg:y="13.91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2-61 268-18 72-59 118-108 118-7 0-33 0-56-13 28-7 54-30 54-61s-26-41-44-41c-33 0-61 31-61 67 0 51 56 74 105 74 77 0 118-80 120-87 13 43 54 87 121 87 117 0 181-146 181-174 0-10-10-10-13-10-10 0-12 2-15 10-36 123-115 148-151 148-43 0-61-36-61-74 0-26 7-49 20-1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0;width" smil:keyTimes="0;1"/>
                  <anim:animate smil:dur="0.5s" smil:fill="hold" smil:targetElement="id73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width" smil:values="width*0.05;width" smil:keyTimes="0;1"/>
                  <anim:animate smil:dur="0.5s" smil:fill="hold" smil:targetElement="id74" anim:sub-item="text" smil:attributeName="height" smil:values="height;height" smil:keyTimes="0;1"/>
                  <anim:animate smil:dur="0.5s" smil:fill="hold" smil:targetElement="id74" anim:sub-item="text" smil:attributeName="x" smil:values="x-.2;x" smil:keyTimes="0;1"/>
                  <anim:animate smil:dur="0.5s" smil:fill="hold" smil:targetElement="id74" anim:sub-item="text" smil:attributeName="y" smil:values="y;y" smil:keyTimes="0;1"/>
                  <anim:transitionFilter smil:dur="0.5s" smil:targetElement="id74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15" draw:text-style-name="P14" draw:layer="layout" svg:width="26.4cm" svg:height="14.173cm" svg:x="0.722cm" svg:y="0.627cm" presentation:class="title" presentation:user-transformed="true">
          <draw:text-box>
            <text:p xml:id="id83" text:id="id83" text:style-name="P4"><text:span text:style-name="T20"><text:tab/></text:span><text:span text:style-name="T20"><text:tab/></text:span><text:span text:style-name="T18"><text:line-break/></text:span><text:span text:style-name="T18"><text:tab/></text:span><text:span text:style-name="T18"> </text:span><text:span text:style-name="T11">(iii) We have</text:span><text:span text:style-name="T18"> 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/text:p>
          </draw:text-box>
        </draw:frame>
        <draw:g xml:id="id84" draw:id="id84">
          <svg:title>TexMaths</svg:title>
          <svg:desc>36§display§y = \log ( x^5 + 4 )§svg§600§FALSE§</svg:desc>
          <draw:polygon draw:style-name="gr2" draw:text-style-name="P6" draw:layer="layout" svg:width="8.19cm" svg:height="1.301cm" svg:x="9.25cm" svg:y="1.294cm" svg:viewBox="0 0 8191 1302" draw:points="4095,1302 0,1302 0,0 8191,0 8191,1302">
            <text:p/>
          </draw:polygon>
          <draw:path draw:style-name="gr3" draw:text-style-name="P7" draw:layer="layout" svg:width="0.587cm" svg:height="0.82cm" svg:x="9.224cm" svg:y="1.781cm" svg:viewBox="0 0 588 821" svg:d="M582 78c6-17 6-20 6-29 0-23-21-35-38-35-14 0-34 6-46 26-3 6-12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2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7" draw:layer="layout" svg:width="0.843cm" svg:height="0.299cm" svg:x="10.275cm" svg:y="1.876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7" draw:layer="layout" svg:width="0.284cm" svg:height="0.881cm" svg:x="11.58cm" svg:y="1.464cm" svg:viewBox="0 0 285 882" svg:d="M184 0l-184 14v41c89 0 101 8 101 69v660c0 57-15 57-101 57v41c43-3 109-3 141-3s95 0 144 3v-41c-86 0-101 0-101-57z">
            <text:p/>
          </draw:path>
          <draw:path draw:style-name="gr3" draw:text-style-name="P7" draw:layer="layout" svg:width="0.563cm" svg:height="0.584cm" svg:x="11.925cm" svg:y="1.776cm" svg:viewBox="0 0 564 585" svg:d="M564 297c0-162-129-297-282-297-158 0-282 138-282 297 0 164 132 288 282 288 153 0 282-127 282-288zM282 553c-54 0-109-29-144-86-31-55-31-133-31-179 0-49 0-118 28-176 35-57 95-83 147-83 55 0 110 26 144 80 32 55 32 130 32 179 0 46 0 115-29 170-26 58-83 95-147 95z">
            <text:p/>
          </draw:path>
          <draw:path draw:style-name="gr3" draw:text-style-name="P7" draw:layer="layout" svg:width="0.581cm" svg:height="0.837cm" svg:x="12.559cm" svg:y="1.77cm" svg:viewBox="0 0 582 838" svg:d="M248 357c-113 0-113-127-113-155 0-35 3-75 21-107 11-17 40-52 92-52 109 0 109 127 109 156 0 34 0 75-20 106-12 18-40 52-89 52zM98 406c0-6 0-34 23-60 49 37 101 40 127 40 118 0 204-86 204-184 0-49-20-95-52-124 46-43 92-49 116-49 2 0 8 0 11 0-14 6-20 20-20 34 0 23 17 38 37 38 12 0 38-9 38-38 0-23-18-63-66-63-26 0-81 9-136 61-52-44-106-47-132-47-118 0-208 87-208 185 0 57 29 104 61 132-17 18-41 61-41 104 0 40 18 89 58 112-78 23-118 78-118 130 0 89 127 161 282 161 150 0 282-66 282-164 0-46-20-109-83-147-69-34-141-34-219-34-32 0-86 0-95 0-40-6-69-46-69-87zM282 807c-129 0-216-64-216-130 0-60 49-107 104-109h75c109 0 253 0 253 109 0 66-92 130-216 130z">
            <text:p/>
          </draw:path>
          <draw:path draw:style-name="gr3" draw:text-style-name="P7" draw:layer="layout" svg:width="0.296cm" svg:height="1.267cm" svg:x="13.299cm" svg:y="1.392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7" draw:layer="layout" svg:width="0.633cm" svg:height="0.575cm" svg:x="13.702cm" svg:y="1.781cm" svg:viewBox="0 0 634 576" svg:d="M389 179c6-35 34-150 124-150 8 0 37 0 63 14-35 9-60 41-60 69 0 21 14 46 48 46 29 0 70-23 70-74 0-67-75-84-118-84-75 0-119 66-136 98-32-86-98-98-135-98-133 0-205 164-205 196 0 11 12 11 15 11 11 0 14 0 17-11 43-135 127-167 170-167 23 0 69 11 69 83 0 41-23 127-69 303-20 81-66 132-121 132-9 0-37 0-63-14 31-9 60-35 60-69 0-35-29-46-49-46-37 0-69 34-69 75 0 57 63 83 121 83 83 0 130-89 132-98 15 49 61 98 139 98 129 0 201-164 201-196 0-11-11-11-14-11-12 0-15 3-17 11-41 139-127 167-170 167-49 0-69-40-69-83 0-29 8-55 23-113z">
            <text:p/>
          </draw:path>
          <draw:path draw:style-name="gr3" draw:text-style-name="P7" draw:layer="layout" svg:width="0.394cm" svg:height="0.607cm" svg:x="14.445cm" svg:y="1.231cm" svg:viewBox="0 0 395 608" svg:d="M81 95c46 12 75 12 89 12 115 0 187-81 187-95 0-9-9-12-11-12-3 0-3 0-9 3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  <draw:path draw:style-name="gr3" draw:text-style-name="P7" draw:layer="layout" svg:width="0.843cm" svg:height="0.846cm" svg:x="15.309cm" svg:y="1.603cm" svg:viewBox="0 0 844 847" svg:d="M449 449h355c17 0 40 0 40-25 0-26-23-26-40-26h-355v-355c0-20 0-43-26-43s-26 23-26 43v355h-354c-20 0-43 0-43 26 0 25 23 25 43 25h354v355c0 17 0 43 26 43s26-26 26-43z">
            <text:p/>
          </draw:path>
          <draw:path draw:style-name="gr3" draw:text-style-name="P7" draw:layer="layout" svg:width="0.563cm" svg:height="0.858cm" svg:x="16.539cm" svg:y="1.485cm" svg:viewBox="0 0 564 859" svg:d="M337 651v110c0 46 0 60-95 60h-26v38c52-3 118-3 170-3 55 0 121 0 173 3v-38h-26c-95 0-98-14-98-60v-110h129v-40h-129v-579c0-23 0-32-20-32-12 0-15 0-23 14l-392 597v40zM346 611h-311l311-473z">
            <text:p/>
          </draw:path>
          <draw:path draw:style-name="gr3" draw:text-style-name="P7" draw:layer="layout" svg:width="0.296cm" svg:height="1.267cm" svg:x="17.207cm" svg:y="1.392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</draw:g>
        <draw:g xml:id="id85" draw:id="id85">
          <svg:title>TexMaths</svg:title>
          <svg:desc>36§display§\text {Diff. } w. \ r. \ t. \ x.§svg§600§FALSE§</svg:desc>
          <draw:polygon draw:style-name="gr2" draw:text-style-name="P6" draw:layer="layout" svg:width="8.063cm" svg:height="0.78cm" svg:x="4.945cm" svg:y="3.594cm" svg:viewBox="0 0 8064 781" draw:points="4032,781 0,781 0,0 8064,0 8064,781">
            <text:p/>
          </draw:polygon>
          <draw:path draw:style-name="gr3" draw:text-style-name="P7" draw:layer="layout" svg:width="0.851cm" svg:height="0.867cm" svg:x="4.925cm" svg:y="3.5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7" draw:layer="layout" svg:width="0.273cm" svg:height="0.849cm" svg:x="5.89cm" svg:y="3.5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7" draw:layer="layout" svg:width="0.762cm" svg:height="0.896cm" svg:x="6.232cm" svg:y="3.5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7" draw:layer="layout" svg:width="0.137cm" svg:height="0.137cm" svg:x="7.047cm" svg:y="4.289cm" svg:viewBox="0 0 138 138" svg:d="M138 69c0-37-31-69-69-69-37 0-69 32-69 69 0 38 32 69 69 69 38 0 69-31 69-69z">
            <text:p/>
          </draw:path>
          <draw:path draw:style-name="gr3" draw:text-style-name="P7" draw:layer="layout" svg:width="0.84cm" svg:height="0.576cm" svg:x="7.888cm" svg:y="3.8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7" draw:layer="layout" svg:width="0.137cm" svg:height="0.137cm" svg:x="8.899cm" svg:y="4.289cm" svg:viewBox="0 0 138 138" svg:d="M138 69c0-37-31-69-69-69-37 0-69 32-69 69 0 38 32 69 69 69 38 0 69-31 69-69z">
            <text:p/>
          </draw:path>
          <draw:path draw:style-name="gr3" draw:text-style-name="P7" draw:layer="layout" svg:width="0.517cm" svg:height="0.576cm" svg:x="9.602cm" svg:y="3.8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7" draw:layer="layout" svg:width="0.137cm" svg:height="0.137cm" svg:x="10.21cm" svg:y="4.289cm" svg:viewBox="0 0 138 138" svg:d="M138 69c0-37-31-69-69-69-37 0-69 32-69 69 0 38 32 69 69 69 38 0 69-31 69-69z">
            <text:p/>
          </draw:path>
          <draw:path draw:style-name="gr3" draw:text-style-name="P7" draw:layer="layout" svg:width="0.391cm" svg:height="0.809cm" svg:x="10.904cm" svg:y="3.6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7" draw:layer="layout" svg:width="0.137cm" svg:height="0.137cm" svg:x="11.439cm" svg:y="4.289cm" svg:viewBox="0 0 138 138" svg:d="M138 69c0-37-31-69-69-69-37 0-69 32-69 69 0 38 32 69 69 69 38 0 69-31 69-69z">
            <text:p/>
          </draw:path>
          <draw:path draw:style-name="gr3" draw:text-style-name="P7" draw:layer="layout" svg:width="0.633cm" svg:height="0.576cm" svg:x="12.139cm" svg:y="3.8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7" draw:layer="layout" svg:width="0.137cm" svg:height="0.137cm" svg:x="12.937cm" svg:y="4.289cm" svg:viewBox="0 0 138 138" svg:d="M138 69c0-37-31-69-69-69-37 0-69 32-69 69 0 38 32 69 69 69 38 0 69-31 69-69z">
            <text:p/>
          </draw:path>
        </draw:g>
        <draw:g xml:id="id86" draw:id="id86">
          <svg:title>TexMaths</svg:title>
          <svg:desc>32§display§\frac{dy}{dx} = \frac{d}{dx}\left[ \log ( x^5 + 4 ) \right]§svg§600§FALSE§</svg:desc>
          <draw:polygon draw:style-name="gr2" draw:text-style-name="P6" draw:layer="layout" svg:width="10.558cm" svg:height="2.214cm" svg:x="4.984cm" svg:y="5.29cm" svg:viewBox="0 0 10559 2215" draw:points="5278,2215 0,2215 0,0 10559,0 10559,2215">
            <text:p/>
          </draw:polygon>
          <draw:path draw:style-name="gr3" draw:text-style-name="P7" draw:layer="layout" svg:width="0.537cm" svg:height="0.795cm" svg:x="5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21cm" svg:height="0.729cm" svg:x="5.57cm" svg:y="5.518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4.928cm" svg:y="6.471cm" svg:viewBox="0 0 1231 49" draw:points="614,49 0,49 0,0 1231,0 1231,49">
            <text:p/>
          </draw:polygon>
          <draw:path draw:style-name="gr3" draw:text-style-name="P7" draw:layer="layout" svg:width="0.537cm" svg:height="0.795cm" svg:x="4.974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5.545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6.666cm" svg:y="6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291cm" svg:y="5.234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7.925cm" svg:y="6.471cm" svg:viewBox="0 0 1231 49" draw:points="614,49 0,49 0,0 1231,0 1231,49">
            <text:p/>
          </draw:polygon>
          <draw:path draw:style-name="gr3" draw:text-style-name="P7" draw:layer="layout" svg:width="0.537cm" svg:height="0.795cm" svg:x="7.972cm" svg:y="6.768cm" svg:viewBox="0 0 538 796" svg:d="M538 13c0-3 0-13-16-13-15 0-123 10-143 13-8 0-16 5-16 20 0 16 11 16 29 16 53 0 56 7 56 18l-5 23-67 266c-20-41-53-72-105-72-130 0-271 167-271 331 0 107 61 181 151 181 23 0 79-5 146-84 10 46 49 84 102 84 41 0 67-25 85-64 18-38 33-107 33-110 0-13-10-13-13-13-13 0-13 6-15 21-21 74-41 141-87 141-31 0-33-28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8.542cm" svg:y="7.04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3 87 115 0 179-146 179-174 0-10-10-10-12-10-11 0-13 2-16 10-36 123-115 148-151 148-43 0-61-35-61-74 0-25 7-48 20-100z">
            <text:p/>
          </draw:path>
          <draw:polygon draw:style-name="gr3" draw:text-style-name="P7" draw:layer="layout" svg:width="0.217cm" svg:height="1.351cm" svg:x="9.702cm" svg:y="5.82cm" svg:viewBox="0 0 218 1352" draw:points="0,1352 218,1352 218,1306 46,1306 46,46 218,46 218,0 0,0">
            <text:p/>
          </draw:polygon>
          <draw:path draw:style-name="gr3" draw:text-style-name="P7" draw:layer="layout" svg:width="0.252cm" svg:height="0.782cm" svg:x="9.981cm" svg:y="5.994cm" svg:viewBox="0 0 253 783" svg:d="M164 0l-164 13v36c79 0 90 7 90 61v586c0 52-13 52-90 52v35c38-2 97-2 125-2 29 0 85 0 128 2v-35c-76 0-89 0-89-52z">
            <text:p/>
          </draw:path>
          <draw:path draw:style-name="gr3" draw:text-style-name="P7" draw:layer="layout" svg:width="0.501cm" svg:height="0.519cm" svg:x="10.288cm" svg:y="6.271cm" svg:viewBox="0 0 502 520" svg:d="M502 264c0-144-115-264-251-264-141 0-251 123-251 264 0 146 118 256 251 256 136 0 251-113 251-256zM251 492c-49 0-97-26-128-77-28-49-28-118-28-159 0-43 0-105 25-156 31-51 85-74 131-74 48 0 97 23 128 71 28 49 28 116 28 159 0 41 0 102-26 151-23 51-74 85-130 85z">
            <text:p/>
          </draw:path>
          <draw:path draw:style-name="gr3" draw:text-style-name="P7" draw:layer="layout" svg:width="0.516cm" svg:height="0.744cm" svg:x="10.851cm" svg:y="6.266cm" svg:viewBox="0 0 517 745" svg:d="M220 317c-100 0-100-112-100-138 0-30 3-66 18-95 10-15 36-46 82-46 97 0 97 113 97 139 0 30 0 66-18 94-10 16-35 46-79 46zM87 361c0-5 0-31 21-54 43 34 89 36 112 36 105 0 182-77 182-164 0-43-18-84-46-110 41-38 82-43 102-43 3 0 8 0 10 0-12 5-17 18-17 30 0 21 15 34 33 34 10 0 33-8 33-34 0-20-15-56-59-56-23 0-71 8-120 54-46-39-95-41-118-41-105 0-184 77-184 164 0 51 25 92 54 117-16 16-36 54-36 93 0 35 15 79 51 99-69 21-105 70-105 116 0 79 113 143 251 143 133 0 251-59 251-146 0-41-18-97-75-130-61-31-125-31-194-31-28 0-77 0-85 0-35-5-61-41-61-77zM251 717c-115 0-192-56-192-115 0-54 43-95 92-98h67c97 0 225 0 225 98 0 59-82 115-192 115z">
            <text:p/>
          </draw:path>
          <draw:path draw:style-name="gr3" draw:text-style-name="P7" draw:layer="layout" svg:width="0.263cm" svg:height="1.126cm" svg:x="11.509cm" svg:y="5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1.867cm" svg:y="6.279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39cm" svg:x="12.525cm" svg:y="5.79cm" svg:viewBox="0 0 351 540" svg:d="M74 84c39 11 64 11 77 11 102 0 166-72 166-85 0-7-7-10-10-10-2 0-2 0-8 3-17 7-58 23-117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7" draw:layer="layout" svg:width="0.749cm" svg:height="0.752cm" svg:x="13.293cm" svg:y="6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4.386cm" svg:y="6.015cm" svg:viewBox="0 0 502 763" svg:d="M299 579v97c0 41 0 54-84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6cm" svg:x="14.983cm" svg:y="5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  <draw:polygon draw:style-name="gr3" draw:text-style-name="P7" draw:layer="layout" svg:width="0.217cm" svg:height="1.351cm" svg:x="15.379cm" svg:y="5.82cm" svg:viewBox="0 0 218 1352" draw:points="218,1352 218,0 0,0 0,46 174,46 174,1306 0,1306 0,1352">
            <text:p/>
          </draw:polygon>
        </draw:g>
        <draw:g xml:id="id87" draw:id="id87">
          <svg:title>TexMaths</svg:title>
          <svg:desc>32§display§\frac{dy}{dx} =  \frac{1}{x^5 + 4}\times §svg§600§FALSE§</svg:desc>
          <draw:polygon draw:style-name="gr2" draw:text-style-name="P6" draw:layer="layout" svg:width="6.814cm" svg:height="2.296cm" svg:x="4.883cm" svg:y="8.29cm" svg:viewBox="0 0 6815 2297" draw:points="3408,2297 0,2297 0,0 6815,0 6815,2297">
            <text:p/>
          </draw:polygon>
          <draw:path draw:style-name="gr3" draw:text-style-name="P7" draw:layer="layout" svg:width="0.537cm" svg:height="0.796cm" svg:x="4.899cm" svg:y="8.234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7" draw:layer="layout" svg:width="0.521cm" svg:height="0.729cm" svg:x="5.47cm" svg:y="8.5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3-51-13 59-29 113-72 174-31 39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4.827cm" svg:y="9.471cm" svg:viewBox="0 0 1231 49" draw:points="614,49 0,49 0,0 1231,0 1231,49">
            <text:p/>
          </draw:polygon>
          <draw:path draw:style-name="gr3" draw:text-style-name="P7" draw:layer="layout" svg:width="0.537cm" svg:height="0.796cm" svg:x="4.873cm" svg:y="9.768cm" svg:viewBox="0 0 538 797" svg:d="M538 13c0-3 0-13-16-13-15 0-123 10-143 13-8 0-15 5-15 20 0 16 10 16 28 16 53 0 56 7 56 18l-5 23-67 266c-20-41-53-72-105-72-130 0-271 167-271 331 0 107 61 182 151 182 23 0 79-6 146-85 10 46 49 85 102 85 41 0 67-26 85-65 18-38 33-107 33-110 0-12-10-12-13-12-12 0-12 5-15 20-20 74-41 141-87 141-31 0-33-28-33-51 0-29 2-36 7-54zM302 648c-5 20-5 23-23 43-49 62-95 80-125 80-57 0-75-62-75-105 0-56 36-197 64-249 34-66 85-107 131-107 74 0 90 92 90 100 0 5-3 13-6 18z">
            <text:p/>
          </draw:path>
          <draw:path draw:style-name="gr3" draw:text-style-name="P7" draw:layer="layout" svg:width="0.562cm" svg:height="0.511cm" svg:x="5.444cm" svg:y="10.05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8-79 120-87 13 44 54 87 121 87 117 0 181-146 181-174 0-10-10-10-12-10-11 0-13 2-16 10-36 123-115 149-151 149-43 0-61-36-61-75 0-25 7-48 20-100z">
            <text:p/>
          </draw:path>
          <draw:path draw:style-name="gr3" draw:text-style-name="P7" draw:layer="layout" svg:width="0.749cm" svg:height="0.265cm" svg:x="6.565cm" svg:y="9.3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373cm" svg:height="0.752cm" svg:x="9.187cm" svg:y="8.265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3.087cm" svg:height="0.048cm" svg:x="7.825cm" svg:y="9.471cm" svg:viewBox="0 0 3088 49" draw:points="1544,49 0,49 0,0 3088,0 3088,49">
            <text:p/>
          </draw:polygon>
          <draw:path draw:style-name="gr3" draw:text-style-name="P7" draw:layer="layout" svg:width="0.562cm" svg:height="0.511cm" svg:x="7.858cm" svg:y="10.05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3-62 269-18 72-59 118-107 118-8 0-34 0-57-13 28-8 54-31 54-62 0-30-26-41-44-41-33 0-61 31-61 67 0 51 56 74 105 74 77 0 115-79 120-87 13 44 54 87 121 87 117 0 181-146 181-174 0-10-10-10-12-10-11 0-13 2-16 10-38 123-115 149-151 149-43 0-61-36-61-75 0-25 7-48 20-100z">
            <text:p/>
          </draw:path>
          <draw:path draw:style-name="gr3" draw:text-style-name="P7" draw:layer="layout" svg:width="0.35cm" svg:height="0.539cm" svg:x="8.516cm" svg:y="9.699cm" svg:viewBox="0 0 351 540" svg:d="M72 85c41 10 66 10 79 10 102 0 166-72 166-85 0-7-7-10-10-10-2 0-2 0-7 3-18 7-59 23-118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7" draw:layer="layout" svg:width="0.749cm" svg:height="0.752cm" svg:x="9.284cm" svg:y="9.891cm" svg:viewBox="0 0 750 753" svg:d="M399 400h315c16 0 36 0 36-24 0-23-20-23-36-23h-315v-315c0-18 0-38-23-38s-23 20-23 38v315h-315c-18 0-38 0-38 23 0 24 20 24 38 24h315v315c0 15 0 38 23 38s23-23 23-38z">
            <text:p/>
          </draw:path>
          <draw:path draw:style-name="gr3" draw:text-style-name="P7" draw:layer="layout" svg:width="0.501cm" svg:height="0.762cm" svg:x="10.378cm" svg:y="9.786cm" svg:viewBox="0 0 502 763" svg:d="M300 579v97c0 41 0 54-85 54h-23v33c46-2 105-2 151-2 49 0 108 0 154 2v-33h-23c-85 0-87-13-87-54v-97h115v-36h-115v-515c0-20 0-28-18-28-11 0-13 0-21 13l-348 530v36zM307 543h-276l276-420z">
            <text:p/>
          </draw:path>
          <draw:path draw:style-name="gr3" draw:text-style-name="P7" draw:layer="layout" svg:width="0.544cm" svg:height="0.545cm" svg:x="11.21cm" svg:y="9.223cm" svg:viewBox="0 0 545 546" svg:d="M274 241l-225-226c-16-12-18-15-26-15-13 0-23 10-23 23 0 8 3 10 15 23l226 225-226 228c-12 13-15 16-15 23 0 13 10 24 23 24 8 0 10-3 26-16l222-225 236 233c2 2 10 8 15 8 16 0 23-11 23-24 0-2 0-7-2-12-3-3-182-180-238-239l207-204c5-8 23-23 28-29 0-2 5-7 5-15 0-13-7-23-23-23-7 0-13 5-25 18z">
            <text:p/>
          </draw:path>
        </draw:g>
        <draw:g xml:id="id89" draw:id="id89">
          <svg:title>TexMaths</svg:title>
          <svg:desc>32§display§\frac{dy}{dx} =  \frac{1}{x^5 + 4} (5x^4) = §svg§600§FALSE§</svg:desc>
          <draw:polygon draw:style-name="gr2" draw:text-style-name="P6" draw:layer="layout" svg:width="9.812cm" svg:height="2.296cm" svg:x="4.886cm" svg:y="11.49cm" svg:viewBox="0 0 9813 2297" draw:points="4907,2297 0,2297 0,0 9813,0 9813,2297">
            <text:p/>
          </draw:polygon>
          <draw:path draw:style-name="gr3" draw:text-style-name="P7" draw:layer="layout" svg:width="0.537cm" svg:height="0.796cm" svg:x="4.902cm" svg:y="11.434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7" draw:layer="layout" svg:width="0.521cm" svg:height="0.729cm" svg:x="5.472cm" svg:y="11.718cm" svg:viewBox="0 0 522 730" svg:d="M517 69c5-15 5-18 5-25 0-21-18-31-33-31-13 0-31 5-41 23-3 5-10 41-15 61-8 28-16 59-23 90l-52 205c-2 15-51 95-125 95-59 0-72-49-72-93 0-51 21-120 59-220 18-46 21-59 21-82 0-51-36-92-93-92-107 0-148 164-148 174s10 10 13 10c13 0 13-2 18-20 30-105 77-138 115-138 8 0 28 0 28 35 0 29-10 57-20 80-44 118-64 184-64 235 0 100 71 136 138 136 43 0 82-20 112-51-12 59-28 113-71 174-31 39-74 72-126 72-15 0-66-5-84-49 18 0 31 0 49-13 10-10 20-25 20-46 0-36-31-41-41-41-26 0-64 18-64 75 0 56 51 97 120 97 118 0 233-103 264-231z">
            <text:p/>
          </draw:path>
          <draw:polygon draw:style-name="gr3" draw:text-style-name="P7" draw:layer="layout" svg:width="1.23cm" svg:height="0.048cm" svg:x="4.83cm" svg:y="12.671cm" svg:viewBox="0 0 1231 49" draw:points="614,49 0,49 0,0 1231,0 1231,49">
            <text:p/>
          </draw:polygon>
          <draw:path draw:style-name="gr3" draw:text-style-name="P7" draw:layer="layout" svg:width="0.537cm" svg:height="0.796cm" svg:x="4.876cm" svg:y="12.968cm" svg:viewBox="0 0 538 797" svg:d="M538 13c0-3 0-13-16-13-15 0-123 10-143 13-8 0-16 5-16 20 0 16 11 16 29 16 53 0 56 7 56 18l-5 23-67 266c-20-41-53-72-105-72-130 0-271 167-271 331 0 107 61 182 151 182 23 0 79-6 146-85 10 46 49 85 102 85 41 0 67-26 85-65 18-38 33-107 33-110 0-12-10-12-13-12-13 0-13 5-15 20-21 74-41 141-87 141-31 0-33-28-33-51 0-29 2-36 7-54zM302 648c-5 20-5 23-23 43-49 62-95 80-125 80-57 0-75-62-75-105 0-56 36-197 64-249 34-66 85-107 131-107 74 0 89 92 89 100 0 5-2 13-5 18z">
            <text:p/>
          </draw:path>
          <draw:path draw:style-name="gr3" draw:text-style-name="P7" draw:layer="layout" svg:width="0.562cm" svg:height="0.511cm" svg:x="5.447cm" svg:y="13.25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7" draw:layer="layout" svg:width="0.749cm" svg:height="0.265cm" svg:x="6.568cm" svg:y="12.563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373cm" svg:height="0.752cm" svg:x="9.189cm" svg:y="11.465cm" svg:viewBox="0 0 374 753" svg:d="M233 28c0-25 0-28-28-28-69 72-169 72-205 72v36c23 0 90 0 148-31v586c0 41-2 54-104 54h-36v36c38-5 138-5 181-5 46 0 144 0 185 5v-36h-36c-103 0-105-13-105-54z">
            <text:p/>
          </draw:path>
          <draw:polygon draw:style-name="gr3" draw:text-style-name="P7" draw:layer="layout" svg:width="3.086cm" svg:height="0.048cm" svg:x="7.827cm" svg:y="12.671cm" svg:viewBox="0 0 3087 49" draw:points="1543,49 0,49 0,0 3087,0 3087,49">
            <text:p/>
          </draw:polygon>
          <draw:path draw:style-name="gr3" draw:text-style-name="P7" draw:layer="layout" svg:width="0.562cm" svg:height="0.511cm" svg:x="7.861cm" svg:y="13.25cm" svg:viewBox="0 0 563 512" svg:d="M346 159c5-31 30-133 110-133 5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5-79 120-87 13 44 54 87 121 87 117 0 181-146 181-174 0-10-10-10-13-10-10 0-12 2-15 10-38 123-115 149-151 149-43 0-61-36-61-75 0-25 7-48 20-100z">
            <text:p/>
          </draw:path>
          <draw:path draw:style-name="gr3" draw:text-style-name="P7" draw:layer="layout" svg:width="0.35cm" svg:height="0.539cm" svg:x="8.518cm" svg:y="12.899cm" svg:viewBox="0 0 351 540" svg:d="M72 85c41 10 66 10 79 10 102 0 166-72 166-85 0-7-7-10-10-10-2 0-2 0-8 3-17 7-58 23-117 23-23 0-64-3-118-21-8-5-8-5-10-5-10 0-10 8-10 20v234c0 15 0 23 12 23 8 0 8 0 16-11 36-43 84-48 112-48 46 0 69 36 72 43 15 26 18 57 18 103 0 23 0 69-23 105-21 28-54 46-92 46-51 0-105-28-126-80 31 3 46-18 46-38 0-33-28-41-38-41-3 0-41 0-41 44 0 71 64 140 161 140 100 0 190-74 190-174 0-89-69-171-167-171-36 0-76 7-112 38z">
            <text:p/>
          </draw:path>
          <draw:path draw:style-name="gr3" draw:text-style-name="P7" draw:layer="layout" svg:width="0.749cm" svg:height="0.752cm" svg:x="9.286cm" svg:y="13.091cm" svg:viewBox="0 0 750 753" svg:d="M399 400h315c15 0 36 0 36-24 0-23-21-23-36-23h-315v-315c0-18 0-38-23-38s-23 20-23 38v315h-315c-18 0-38 0-38 23 0 24 20 24 38 24h315v315c0 15 0 38 23 38s23-23 23-38z">
            <text:p/>
          </draw:path>
          <draw:path draw:style-name="gr3" draw:text-style-name="P7" draw:layer="layout" svg:width="0.501cm" svg:height="0.762cm" svg:x="10.379cm" svg:y="12.986cm" svg:viewBox="0 0 502 763" svg:d="M299 579v97c0 41 0 54-84 54h-23v33c46-2 105-2 151-2 49 0 107 0 154 2v-33h-23c-85 0-88-13-88-54v-97h116v-36h-116v-515c0-20 0-28-17-28-11 0-13 0-21 13l-348 530v36zM307 543h-276l276-420z">
            <text:p/>
          </draw:path>
          <draw:path draw:style-name="gr3" draw:text-style-name="P7" draw:layer="layout" svg:width="0.263cm" svg:height="1.126cm" svg:x="11.157cm" svg:y="12.133cm" svg:viewBox="0 0 264 1127" svg:d="M264 1117c0-3 0-5-21-26-141-141-176-353-176-528 0-194 43-391 181-532 16-13 16-16 16-21 0-7-5-10-13-10-10 0-113 77-179 220-59 123-72 249-72 343 0 90 13 226 74 354 69 138 167 210 177 210 8 0 13-3 13-10z">
            <text:p/>
          </draw:path>
          <draw:path draw:style-name="gr3" draw:text-style-name="P7" draw:layer="layout" svg:width="0.449cm" svg:height="0.775cm" svg:x="11.539cm" svg:y="12.228cm" svg:viewBox="0 0 450 776" svg:d="M450 525c0-133-92-248-215-248-53 0-102 18-143 59v-221c23 8 62 16 97 16 139 0 218-103 218-118 0-8-3-13-10-13-3 0-5 0-11 3-23 10-76 33-153 33-46 0-97-8-151-31-8-5-10-5-13-5-10 0-10 10-10 28v333c0 21 0 31 15 31 8 0 10-3 13-10 13-18 56-80 146-80 59 0 87 51 97 72 18 43 21 87 21 143 0 39 0 108-28 154-26 44-70 74-121 74-82 0-146-59-166-125 2 0 8 0 20 0 36 0 57-28 57-54 0-28-21-56-57-56-18 0-56 7-56 61 0 95 77 205 205 205 130 0 245-108 245-251z">
            <text:p/>
          </draw:path>
          <draw:path draw:style-name="gr3" draw:text-style-name="P7" draw:layer="layout" svg:width="0.562cm" svg:height="0.511cm" svg:x="12.079cm" svg:y="12.479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2-59 118-107 118-8 0-34 0-57-13 28-8 54-31 54-62 0-30-26-41-44-41-33 0-61 31-61 67 0 51 56 74 105 74 77 0 118-79 120-87 13 44 54 87 121 87 117 0 181-146 181-174 0-10-10-10-13-10-10 0-12 2-15 10-36 123-115 149-151 149-43 0-61-36-61-75 0-25 7-48 20-100z">
            <text:p/>
          </draw:path>
          <draw:path draw:style-name="gr3" draw:text-style-name="P7" draw:layer="layout" svg:width="0.388cm" svg:height="0.532cm" svg:x="12.719cm" svg:y="11.98cm" svg:viewBox="0 0 389 533" svg:d="M389 405v-31h-90v-351c0-18 0-23-15-23-10 0-13 0-23 10l-261 364v31h233v64c0 25 0 36-64 36h-21v28c39 0 90-3 118-3s80 3 120 3v-28h-23c-64 0-64-11-64-36v-64zM238 85v289h-210z">
            <text:p/>
          </draw:path>
          <draw:path draw:style-name="gr3" draw:text-style-name="P7" draw:layer="layout" svg:width="0.263cm" svg:height="1.126cm" svg:x="13.256cm" svg:y="12.133cm" svg:viewBox="0 0 264 1127" svg:d="M264 563c0-87-13-222-75-350-69-139-166-213-179-213-5 0-10 5-10 10s0 8 20 28c113 111 177 290 177 525 0 193-41 392-182 533-15 16-15 18-15 21 0 7 5 10 10 10 13 0 115-77 182-220 59-123 72-249 72-344z">
            <text:p/>
          </draw:path>
          <draw:path draw:style-name="gr3" draw:text-style-name="P7" draw:layer="layout" svg:width="0.749cm" svg:height="0.265cm" svg:x="14.006cm" svg:y="12.563cm" svg:viewBox="0 0 750 266" svg:d="M712 46c17 0 38 0 38-23s-21-23-36-23h-676c-18 0-38 0-38 23s20 23 38 23zM714 266c15 0 36 0 36-23s-21-23-38-23h-674c-18 0-38 0-38 23s20 23 38 23z">
            <text:p/>
          </draw:path>
        </draw:g>
        <draw:g xml:id="id88" draw:id="id88">
          <svg:title>TexMaths</svg:title>
          <svg:desc>32§display§ \frac{d}{dx}( x^5 + 4 )§svg§600§FALSE§</svg:desc>
          <draw:polygon draw:style-name="gr2" draw:text-style-name="P6" draw:layer="layout" svg:width="5.099cm" svg:height="2.214cm" svg:x="12.184cm" svg:y="8.29cm" svg:viewBox="0 0 5100 2215" draw:points="2550,2215 0,2215 0,0 5100,0 5100,2215">
            <text:p/>
          </draw:polygon>
          <draw:path draw:style-name="gr3" draw:text-style-name="P7" draw:layer="layout" svg:width="0.537cm" svg:height="0.795cm" svg:x="12.494cm" svg:y="8.234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1cm" svg:height="0.048cm" svg:x="12.128cm" svg:y="9.471cm" svg:viewBox="0 0 1232 49" draw:points="614,49 0,49 0,0 1232,0 1232,49">
            <text:p/>
          </draw:polygon>
          <draw:path draw:style-name="gr3" draw:text-style-name="P7" draw:layer="layout" svg:width="0.537cm" svg:height="0.795cm" svg:x="12.174cm" svg:y="9.768cm" svg:viewBox="0 0 538 796" svg:d="M538 13c0-3 0-13-16-13-15 0-123 10-143 13-8 0-15 5-15 20 0 16 10 16 28 16 54 0 56 7 56 18l-5 23-67 266c-20-41-53-72-105-72-130 0-271 167-271 331 0 107 61 181 151 181 23 0 79-5 146-84 10 46 49 84 102 84 41 0 67-25 85-64 18-38 33-107 33-110 0-13-10-13-13-13-12 0-12 6-15 21-20 74-41 141-87 141-31 0-33-28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12.745cm" svg:y="10.04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263cm" svg:height="1.126cm" svg:x="13.603cm" svg:y="8.933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3.961cm" svg:y="9.279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35cm" svg:height="0.539cm" svg:x="14.622cm" svg:y="8.79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41-41 0 0-38 0-38 43 0 72 64 141 161 141 100 0 190-74 190-174 0-89-69-171-167-171-35 0-76 7-110 38z">
            <text:p/>
          </draw:path>
          <draw:path draw:style-name="gr3" draw:text-style-name="P7" draw:layer="layout" svg:width="0.749cm" svg:height="0.752cm" svg:x="15.39cm" svg:y="9.12cm" svg:viewBox="0 0 750 753" svg:d="M399 399h315c16 0 36 0 36-23s-20-23-36-23h-315v-315c0-18 0-38-23-38s-23 20-23 38v315h-315c-18 0-38 0-38 23s20 23 38 23h315v315c0 16 0 39 23 39s23-23 23-39z">
            <text:p/>
          </draw:path>
          <draw:path draw:style-name="gr3" draw:text-style-name="P7" draw:layer="layout" svg:width="0.501cm" svg:height="0.762cm" svg:x="16.483cm" svg:y="9.015cm" svg:viewBox="0 0 502 763" svg:d="M300 579v97c0 41 0 54-85 54h-23v33c46-3 105-3 151-3 49 0 108 0 154 3v-33h-23c-85 0-87-13-87-54v-97h115v-36h-115v-515c0-20 0-28-18-28-11 0-13 0-21 13l-348 530v36zM307 543h-276l276-420z">
            <text:p/>
          </draw:path>
          <draw:path draw:style-name="gr3" draw:text-style-name="P7" draw:layer="layout" svg:width="0.263cm" svg:height="1.126cm" svg:x="17.077cm" svg:y="8.933cm" svg:viewBox="0 0 264 1127" svg:d="M264 563c0-87-13-222-75-350-69-139-166-213-179-213-5 0-10 5-10 10s0 8 20 28c113 111 177 290 177 525 0 192-41 392-182 533-15 15-15 18-15 20 0 8 5 11 10 11 13 0 115-77 182-221 59-123 72-248 72-343z">
            <text:p/>
          </draw:path>
        </draw:g>
        <draw:g xml:id="id90" draw:id="id90">
          <svg:title>TexMaths</svg:title>
          <svg:desc>32§display§ \frac{5x^4}{x^5 + 4}§svg§600§FALSE§</svg:desc>
          <draw:polygon draw:style-name="gr2" draw:text-style-name="P6" draw:layer="layout" svg:width="2.974cm" svg:height="2.452cm" svg:x="15.488cm" svg:y="11.39cm" svg:viewBox="0 0 2975 2453" draw:points="1488,2453 0,2453 0,0 2975,0 2975,2453">
            <text:p/>
          </draw:polygon>
          <draw:path draw:style-name="gr3" draw:text-style-name="P7" draw:layer="layout" svg:width="0.45cm" svg:height="0.774cm" svg:x="16.175cm" svg:y="11.523cm" svg:viewBox="0 0 451 775" svg:d="M451 524c0-133-93-248-215-248-54 0-103 18-144 59v-220c23 8 62 15 97 15 139 0 218-102 218-117 0-8-2-13-10-13-3 0-5 0-10 3-23 10-77 33-154 33-46 0-97-8-151-31-8-5-10-5-13-5-10 0-10 10-10 28v333c0 20 0 30 15 30 8 0 10-2 13-10 13-18 56-79 146-79 59 0 87 51 97 72 18 43 21 86 21 143 0 38 0 107-28 153-26 44-70 74-121 74-82 0-146-58-166-125 2 0 8 0 20 0 36 0 57-28 57-54 0-28-21-56-57-56-18 0-56 8-56 62 0 94 77 204 205 204 130 0 246-107 246-251z">
            <text:p/>
          </draw:path>
          <draw:path draw:style-name="gr3" draw:text-style-name="P7" draw:layer="layout" svg:width="0.562cm" svg:height="0.511cm" svg:x="16.715cm" svg:y="11.77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8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88cm" svg:height="0.531cm" svg:x="17.355cm" svg:y="11.334cm" svg:viewBox="0 0 389 532" svg:d="M389 404v-30h-89v-351c0-18 0-23-16-23-10 0-13 0-23 10l-261 364v30h233v64c0 26 0 36-64 36h-20v28c38 0 89-2 117-2s80 2 121 2v-28h-23c-64 0-64-10-64-36v-64zM238 84v290h-210z">
            <text:p/>
          </draw:path>
          <draw:polygon draw:style-name="gr3" draw:text-style-name="P7" draw:layer="layout" svg:width="3.087cm" svg:height="0.048cm" svg:x="15.432cm" svg:y="12.728cm" svg:viewBox="0 0 3088 49" draw:points="1544,49 0,49 0,0 3088,0 3088,49">
            <text:p/>
          </draw:polygon>
          <draw:path draw:style-name="gr3" draw:text-style-name="P7" draw:layer="layout" svg:width="0.562cm" svg:height="0.511cm" svg:x="15.465cm" svg:y="13.306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5 75 77 0 115-80 120-87 13 43 54 87 121 87 117 0 181-146 181-174 0-11-10-11-12-11-11 0-13 3-16 11-36 122-115 148-151 148-43 0-61-36-61-74 0-26 7-49 20-100z">
            <text:p/>
          </draw:path>
          <draw:path draw:style-name="gr3" draw:text-style-name="P7" draw:layer="layout" svg:width="0.35cm" svg:height="0.539cm" svg:x="16.123cm" svg:y="12.956cm" svg:viewBox="0 0 351 540" svg:d="M74 84c39 11 64 11 77 11 102 0 167-72 167-85 0-7-8-10-11-10-2 0-2 0-7 3-18 7-59 23-118 23-23 0-64-3-118-21-8-5-8-5-10-5-10 0-10 8-10 20v233c0 16 0 23 12 23 8 0 8 0 18-10 34-43 82-49 110-49 46 0 69 36 72 44 15 26 18 56 18 102 0 23 0 69-23 105-21 28-54 46-92 46-51 0-105-28-126-79 31 2 46-18 46-38 0-34-28-41-41-41 0 0-38 0-38 43 0 72 64 141 161 141 100 0 190-74 190-174 0-90-69-172-167-172-35 0-76 8-110 39z">
            <text:p/>
          </draw:path>
          <draw:path draw:style-name="gr3" draw:text-style-name="P7" draw:layer="layout" svg:width="0.749cm" svg:height="0.751cm" svg:x="16.892cm" svg:y="13.148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7" draw:layer="layout" svg:width="0.501cm" svg:height="0.761cm" svg:x="17.985cm" svg:y="13.043cm" svg:viewBox="0 0 502 762" svg:d="M300 578v97c0 41 0 54-85 54h-23v33c46-2 105-2 151-2 49 0 108 0 154 2v-33h-23c-85 0-87-13-87-54v-97h115v-36h-115v-514c0-20 0-28-18-28-11 0-13 0-21 13l-348 529v36zM307 542h-276l276-4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6" draw:text-style-name="P14" draw:layer="layout" svg:width="25.199cm" svg:height="13.192cm" svg:x="1.398cm" svg:y="0.627cm" presentation:class="title" presentation:user-transformed="true">
          <draw:text-box>
            <text:p xml:id="id91" text:id="id91" text:style-name="P4"><text:span text:style-name="T14"><text:tab/></text:span><text:span text:style-name="T14"><text:tab/></text:span><text:span text:style-name="T18"><text:line-break/></text:span><text:span text:style-name="T18"><text:tab/></text:span><text:span text:style-name="T18"><text:line-break/></text:span><text:span text:style-name="T18"><text:tab/></text:span><text:span text:style-name="T18">(iv) <text:s/>We have 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text:span text:style-name="T18"><text:line-break/></text:span><text:span text:style-name="T18"><text:tab/></text:span><text:span text:style-name="T18"><text:tab/></text:span></text:p>
          </draw:text-box>
        </draw:frame>
        <draw:g xml:id="id92" draw:id="id92">
          <svg:title>TexMaths</svg:title>
          <svg:desc>36§display§y = \frac{3}{(2x^2 - 7)^5}§svg§600§FALSE§</svg:desc>
          <draw:polygon draw:style-name="gr2" draw:text-style-name="P6" draw:layer="layout" svg:width="8.035cm" svg:height="2.759cm" svg:x="10.351cm" svg:y="1.994cm" svg:viewBox="0 0 8036 2760" draw:points="4018,2760 0,2760 0,0 8036,0 8036,2760">
            <text:p/>
          </draw:polygon>
          <draw:path draw:style-name="gr3" draw:text-style-name="P7" draw:layer="layout" svg:width="0.587cm" svg:height="0.82cm" svg:x="10.325cm" svg:y="3.072cm" svg:viewBox="0 0 588 821" svg:d="M582 78c6-17 6-20 6-29 0-23-21-35-38-35-14 0-34 6-46 26-3 6-11 46-17 69-9 32-18 67-26 101l-58 231c-3 17-57 106-141 106-66 0-81-54-81-103 0-58 23-136 67-248 20-52 23-66 23-92 0-58-41-104-104-104-121 0-167 184-167 196 0 11 12 11 14 11 15 0 15-2 21-23 34-118 86-155 129-155 9 0 32 0 32 40 0 32-12 64-23 89-49 133-72 208-72 266 0 112 80 152 155 152 49 0 93-23 127-57-14 66-32 126-81 196-34 43-83 80-141 80-17 0-75-6-95-55 20 0 35 0 55-14 11-11 23-29 23-52 0-40-35-46-46-46-29 0-72 20-72 84 0 63 58 109 135 109 133 0 262-115 297-259z">
            <text:p/>
          </draw:path>
          <draw:path draw:style-name="gr3" draw:text-style-name="P7" draw:layer="layout" svg:width="0.843cm" svg:height="0.299cm" svg:x="11.376cm" svg:y="3.167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7" draw:layer="layout" svg:width="0.526cm" svg:height="0.872cm" svg:x="15.357cm" svg:y="1.931cm" svg:viewBox="0 0 527 873" svg:d="M317 398c104-32 176-121 176-222 0-104-110-176-234-176-129 0-224 75-224 173 0 40 28 66 63 66 40 0 66-29 66-66 0-64-60-64-78-64 38-60 121-77 167-77 52 0 124 29 124 141 0 17-3 89-37 147-38 60-81 63-112 66-9 0-41 3-49 3-12 0-21 3-21 14 0 15 9 15 32 15h55c104 0 152 86 152 210 0 173-89 210-144 210-54 0-149-23-195-98 46 9 83-20 83-69 0-46-32-72-69-72-32 0-72 20-72 75 0 115 118 199 256 199 156 0 271-115 271-245 0-104-81-202-210-230z">
            <text:p/>
          </draw:path>
          <draw:polygon draw:style-name="gr3" draw:text-style-name="P7" draw:layer="layout" svg:width="5.656cm" svg:height="0.054cm" svg:x="12.793cm" svg:y="3.288cm" svg:viewBox="0 0 5657 55" draw:points="2828,55 0,55 0,0 5657,0 5657,55">
            <text:p/>
          </draw:polygon>
          <draw:path draw:style-name="gr3" draw:text-style-name="P7" draw:layer="layout" svg:width="0.296cm" svg:height="1.267cm" svg:x="12.917cm" svg:y="3.55cm" svg:viewBox="0 0 297 1268" svg:d="M297 1256c0-3 0-6-23-29-159-158-199-397-199-593 0-219 49-441 204-599 18-15 18-18 18-23 0-9-6-12-15-12-11 0-126 86-201 248-67 138-81 279-81 386 0 101 14 253 84 397 77 156 187 237 198 237 9 0 15-3 15-12z">
            <text:p/>
          </draw:path>
          <draw:path draw:style-name="gr3" draw:text-style-name="P7" draw:layer="layout" svg:width="0.506cm" svg:height="0.846cm" svg:x="13.346cm" svg:y="3.657cm" svg:viewBox="0 0 507 847" svg:d="M98 749l135-132c199-176 274-242 274-369 0-147-112-248-268-248-144 0-239 118-239 230 0 70 63 70 66 70 23 0 66-15 66-67 0-31-23-66-66-66-11 0-11 0-17 3 29-84 98-130 173-130 115 0 170 101 170 208 0 101-64 201-133 279l-245 271c-14 15-14 17-14 49h472l35-222h-32c-6 38-14 95-26 113-11 11-95 11-121 11z">
            <text:p/>
          </draw:path>
          <draw:path draw:style-name="gr3" draw:text-style-name="P7" draw:layer="layout" svg:width="0.633cm" svg:height="0.575cm" svg:x="13.954cm" svg:y="3.939cm" svg:viewBox="0 0 634 576" svg:d="M389 179c6-35 34-150 124-150 8 0 37 0 63 14-35 9-60 41-60 69 0 21 14 46 49 46 28 0 69-23 69-74 0-67-75-84-118-84-75 0-119 66-136 98-31-86-98-98-135-98-133 0-205 164-205 196 0 11 12 11 15 11 11 0 14 0 17-11 43-135 127-167 170-167 23 0 69 11 69 83 0 41-23 127-69 303-20 81-66 132-121 132-9 0-37 0-63-14 31-9 60-35 60-69 0-35-29-46-49-46-37 0-69 34-69 75 0 57 63 83 118 83 86 0 133-89 135-98 15 49 61 98 136 98 132 0 204-164 204-196 0-11-11-11-14-11-12 0-14 3-17 11-41 139-130 167-170 167-49 0-69-40-69-83 0-29 8-55 23-112z">
            <text:p/>
          </draw:path>
          <draw:path draw:style-name="gr3" draw:text-style-name="P7" draw:layer="layout" svg:width="0.394cm" svg:height="0.59cm" svg:x="14.697cm" svg:y="3.544cm" svg:viewBox="0 0 395 591" svg:d="M395 429h-32c-3 20-12 72-23 81-6 6-75 6-87 6h-164c92-84 124-107 179-150 66-52 127-107 127-193 0-107-95-173-211-173-109 0-184 78-184 158 0 47 37 52 46 52 23 0 49-17 49-49 0-14-6-46-52-46 26-63 87-83 130-83 89 0 135 69 135 141 0 78-55 138-83 173l-216 210c-9 9-9 12-9 35h369z">
            <text:p/>
          </draw:path>
          <draw:path draw:style-name="gr3" draw:text-style-name="P7" draw:layer="layout" svg:width="0.774cm" svg:height="0.054cm" svg:x="15.593cm" svg:y="4.158cm" svg:viewBox="0 0 775 55" svg:d="M732 55c20 0 43 0 43-29 0-26-23-26-43-26h-689c-20 0-43 0-43 26 0 29 23 29 43 29z">
            <text:p/>
          </draw:path>
          <draw:path draw:style-name="gr3" draw:text-style-name="P7" draw:layer="layout" svg:width="0.543cm" svg:height="0.886cm" svg:x="16.826cm" svg:y="3.642cm" svg:viewBox="0 0 544 887" svg:d="M533 86c11-17 11-20 11-46h-308c-155 0-158-17-161-40h-32l-43 262h32c3-20 14-101 31-115 9-9 110-9 124-9h265c-14 20-115 159-144 202-112 170-155 346-155 475 0 15 0 72 57 72 61 0 61-57 61-72v-63c0-69 3-141 11-207 6-29 23-139 81-219z">
            <text:p/>
          </draw:path>
          <draw:path draw:style-name="gr3" draw:text-style-name="P7" draw:layer="layout" svg:width="0.296cm" svg:height="1.267cm" svg:x="17.459cm" svg:y="3.55cm" svg:viewBox="0 0 297 1268" svg:d="M297 634c0-98-15-251-84-395-78-155-187-239-201-239-6 0-12 6-12 12 0 5 0 8 23 31 127 124 199 326 199 591 0 216-46 441-205 599-17 17-17 20-17 23 0 9 6 12 12 12 14 0 129-87 204-248 66-138 81-280 81-386z">
            <text:p/>
          </draw:path>
          <draw:path draw:style-name="gr3" draw:text-style-name="P7" draw:layer="layout" svg:width="0.394cm" svg:height="0.607cm" svg:x="17.934cm" svg:y="3.544cm" svg:viewBox="0 0 395 608" svg:d="M81 95c46 12 75 12 89 12 115 0 187-81 187-95 0-9-8-12-11-12s-3 0-9 3c-20 9-66 26-133 26-25 0-72-3-132-23-9-6-9-6-12-6-11 0-11 9-11 23v262c0 18 0 26 14 26 9 0 9 0 18-11 40-49 95-55 126-55 52 0 75 40 81 49 17 29 20 63 20 115 0 26 0 78-26 118-23 32-60 52-103 52-58 0-119-32-142-89 35 3 52-20 52-43 0-38-31-47-46-47 0 0-43 0-43 49 0 81 72 159 181 159 113 0 214-84 214-196 0-101-78-193-188-193-40 0-86 9-126 43z">
            <text:p/>
          </draw:path>
        </draw:g>
        <draw:g xml:id="id93" draw:id="id93">
          <svg:title>TexMaths</svg:title>
          <svg:desc>36§display§\text {Diff. } w. \ r. \ t. \ x.§svg§600§FALSE§</svg:desc>
          <draw:polygon draw:style-name="gr2" draw:text-style-name="P6" draw:layer="layout" svg:width="8.063cm" svg:height="0.78cm" svg:x="5.345cm" svg:y="5.494cm" svg:viewBox="0 0 8064 781" draw:points="4032,781 0,781 0,0 8064,0 8064,781">
            <text:p/>
          </draw:polygon>
          <draw:path draw:style-name="gr3" draw:text-style-name="P7" draw:layer="layout" svg:width="0.851cm" svg:height="0.867cm" svg:x="5.325cm" svg:y="5.46cm" svg:viewBox="0 0 852 868" svg:d="M0 0v40h32c98 0 98 15 98 58v672c0 46 0 57-98 57h-32v41h464c213 0 388-188 388-427 0-242-169-441-388-441zM302 827c-60 0-63-8-63-49v-689c0-40 3-49 63-49h127c78 0 167 26 230 119 55 75 67 184 67 282 0 141-23 216-69 280-26 34-98 106-228 106z">
            <text:p/>
          </draw:path>
          <draw:path draw:style-name="gr3" draw:text-style-name="P7" draw:layer="layout" svg:width="0.273cm" svg:height="0.849cm" svg:x="6.29cm" svg:y="5.477cm" svg:viewBox="0 0 274 850" svg:d="M184 288l-178 15v40c83 0 95 6 95 69v340c0 58-15 58-101 58v40c40-2 109-2 141-2 43 0 89 0 133 2v-40c-84 0-90-6-90-55zM190 66c0-40-32-66-69-66-40 0-66 35-66 66 0 35 26 69 66 69 37 0 69-28 69-69z">
            <text:p/>
          </draw:path>
          <draw:path draw:style-name="gr3" draw:text-style-name="P7" draw:layer="layout" svg:width="0.762cm" svg:height="0.896cm" svg:x="6.632cm" svg:y="5.431cm" svg:viewBox="0 0 763 897" svg:d="M536 386h144v-37h-150v-147c0-116 63-173 118-173 6 0 23 0 43 8-14 6-37 21-37 52 0 29 20 55 54 55 35 0 55-26 55-55 0-46-43-89-115-89-75 0-133 49-138 55-38-49-107-55-141-55-121 0-268 66-268 205v144h-101v37h101v413c0 57-15 57-101 57v41c43-3 109-6 141-6s95 3 141 6v-41c-83 0-98 0-98-57v-413h268v413c0 57-14 57-101 57v41c49-3 110-6 144-6 52 0 113 0 162 6v-41h-26c-92 0-95-14-95-60zM181 349v-144c0-124 104-176 185-176 63 0 98 23 101 23v3c-24 0-47 17-47 52 0 8 0 40 35 52-3 17-3 28-3 43v147z">
            <text:p/>
          </draw:path>
          <draw:path draw:style-name="gr3" draw:text-style-name="P7" draw:layer="layout" svg:width="0.137cm" svg:height="0.137cm" svg:x="7.447cm" svg:y="6.189cm" svg:viewBox="0 0 138 138" svg:d="M138 69c0-37-31-69-69-69-37 0-69 32-69 69 0 38 32 69 69 69 38 0 69-31 69-69z">
            <text:p/>
          </draw:path>
          <draw:path draw:style-name="gr3" draw:text-style-name="P7" draw:layer="layout" svg:width="0.84cm" svg:height="0.576cm" svg:x="8.288cm" svg:y="5.765cm" svg:viewBox="0 0 841 577" svg:d="M550 130c6-26 17-75 17-81 0-23-17-35-34-35-18 0-41 9-49 35-3 9-64 254-72 285-9 38-12 61-12 84 0 14 0 17 3 23-29 69-69 107-118 107-101 0-101-93-101-116 0-40 6-89 67-247 14-38 20-55 20-81 0-58-41-104-104-104-121 0-167 185-167 196 0 12 12 12 14 12 15 0 15 0 21-23 34-119 83-156 129-156 12 0 32 0 32 40 0 32-15 69-23 90-55 149-72 210-72 256 0 118 86 162 181 162 20 0 81 0 133-90 31 81 121 90 158 90 95 0 150-81 184-156 44-101 84-271 84-332 0-69-35-89-58-89-31 0-63 32-63 61 0 17 9 25 20 34 15 15 46 46 46 110 0 43-37 167-69 230-34 70-78 113-141 113-61 0-92-38-92-110 0-34 8-75 11-92z">
            <text:p/>
          </draw:path>
          <draw:path draw:style-name="gr3" draw:text-style-name="P7" draw:layer="layout" svg:width="0.137cm" svg:height="0.137cm" svg:x="9.299cm" svg:y="6.189cm" svg:viewBox="0 0 138 138" svg:d="M138 69c0-37-31-69-69-69-37 0-69 32-69 69 0 38 32 69 69 69 38 0 69-31 69-69z">
            <text:p/>
          </draw:path>
          <draw:path draw:style-name="gr3" draw:text-style-name="P7" draw:layer="layout" svg:width="0.517cm" svg:height="0.576cm" svg:x="10.002cm" svg:y="5.765cm" svg:viewBox="0 0 518 577" svg:d="M75 487c-3 20-12 49-12 55 0 23 18 35 38 35 14 0 37-12 46-35 3-6 46-179 52-202 8-43 31-132 40-167 6-14 40-75 72-104 9-8 46-40 101-40 34 0 52 14 55 14-41 6-67 38-67 69 0 21 15 47 46 47 35 0 72-29 72-75 0-47-40-84-106-84-84 0-138 63-161 98-12-58-58-98-119-98-57 0-80 49-92 72-23 43-40 121-40 124 0 12 12 12 14 12 15 0 15 0 23-29 21-90 47-150 93-150 23 0 40 8 40 57 0 26-6 41-20 107z">
            <text:p/>
          </draw:path>
          <draw:path draw:style-name="gr3" draw:text-style-name="P7" draw:layer="layout" svg:width="0.137cm" svg:height="0.137cm" svg:x="10.61cm" svg:y="6.189cm" svg:viewBox="0 0 138 138" svg:d="M138 69c0-37-31-69-69-69-37 0-69 32-69 69 0 38 32 69 69 69 38 0 69-31 69-69z">
            <text:p/>
          </draw:path>
          <draw:path draw:style-name="gr3" draw:text-style-name="P7" draw:layer="layout" svg:width="0.391cm" svg:height="0.809cm" svg:x="11.304cm" svg:y="5.532cm" svg:viewBox="0 0 392 810" svg:d="M233 288h121c23 0 38 0 38-26 0-14-15-14-38-14h-109c43-182 52-205 52-213 0-23-18-35-38-35-3 0-40 0-52 46l-49 202h-121c-25 0-37 0-37 23 0 17 12 17 35 17h112c-92 361-95 381-95 404 0 69 49 118 115 118 133 0 205-187 205-196 0-11-12-11-18-11-8 0-11 2-17 17-55 132-124 161-167 161-26 0-38-17-38-57 0-32 0-41 6-61z">
            <text:p/>
          </draw:path>
          <draw:path draw:style-name="gr3" draw:text-style-name="P7" draw:layer="layout" svg:width="0.137cm" svg:height="0.137cm" svg:x="11.839cm" svg:y="6.189cm" svg:viewBox="0 0 138 138" svg:d="M138 69c0-37-31-69-69-69-37 0-69 32-69 69 0 38 32 69 69 69 38 0 69-31 69-69z">
            <text:p/>
          </draw:path>
          <draw:path draw:style-name="gr3" draw:text-style-name="P7" draw:layer="layout" svg:width="0.633cm" svg:height="0.576cm" svg:x="12.539cm" svg:y="5.765cm" svg:viewBox="0 0 634 577" svg:d="M389 179c6-35 34-150 124-150 8 0 37 0 63 14-35 9-61 41-61 69 0 21 15 47 49 47 29 0 70-24 70-75 0-67-75-84-119-84-74 0-118 66-135 98-32-86-98-98-135-98-133 0-205 164-205 196 0 12 12 12 15 12 11 0 14 0 17-12 43-135 127-167 170-167 23 0 69 11 69 83 0 41-23 127-69 303-20 81-66 133-121 133-9 0-37 0-63-15 31-8 60-34 60-69 0-34-29-46-49-46-37 0-69 35-69 75 0 58 63 84 118 84 86 0 133-90 135-98 15 49 61 98 136 98 132 0 204-165 204-196 0-12-11-12-14-12-12 0-15 3-17 12-41 138-130 167-170 167-49 0-69-41-69-84 0-29 8-55 23-112z">
            <text:p/>
          </draw:path>
          <draw:path draw:style-name="gr3" draw:text-style-name="P7" draw:layer="layout" svg:width="0.137cm" svg:height="0.137cm" svg:x="13.337cm" svg:y="6.189cm" svg:viewBox="0 0 138 138" svg:d="M138 69c0-37-31-69-69-69-37 0-69 32-69 69 0 38 32 69 69 69 38 0 69-31 69-69z">
            <text:p/>
          </draw:path>
        </draw:g>
        <draw:g xml:id="id94" draw:id="id94">
          <svg:title>TexMaths</svg:title>
          <svg:desc>32§display§\frac{dy}{dx} = \frac{d}{dx}\left( \frac{3}{(2x^2 -7)^5} \right)§svg§600§FALSE§</svg:desc>
          <draw:polygon draw:style-name="gr2" draw:text-style-name="P6" draw:layer="layout" svg:width="11.153cm" svg:height="2.587cm" svg:x="5.385cm" svg:y="7.491cm" svg:viewBox="0 0 11154 2588" draw:points="5578,2588 0,2588 0,0 11154,0 11154,2588">
            <text:p/>
          </draw:polygon>
          <draw:path draw:style-name="gr3" draw:text-style-name="P7" draw:layer="layout" svg:width="0.537cm" svg:height="0.795cm" svg:x="5.401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21cm" svg:height="0.729cm" svg:x="5.972cm" svg:y="7.809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2-71 174-31 38-74 72-126 72-15 0-66-6-84-49 18 0 31 0 49-13 10-10 20-25 20-46 0-36-31-41-41-41-26 0-64 18-64 74 0 57 51 98 120 98 118 0 233-103 264-231z">
            <text:p/>
          </draw:path>
          <draw:polygon draw:style-name="gr3" draw:text-style-name="P7" draw:layer="layout" svg:width="1.23cm" svg:height="0.048cm" svg:x="5.329cm" svg:y="8.761cm" svg:viewBox="0 0 1231 49" draw:points="614,49 0,49 0,0 1231,0 1231,49">
            <text:p/>
          </draw:polygon>
          <draw:path draw:style-name="gr3" draw:text-style-name="P7" draw:layer="layout" svg:width="0.537cm" svg:height="0.795cm" svg:x="5.375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5.946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1 87 117 0 181-146 181-174 0-10-10-10-12-10-11 0-13 2-16 10-36 123-115 148-151 148-43 0-61-35-61-74 0-25 7-48 20-100z">
            <text:p/>
          </draw:path>
          <draw:path draw:style-name="gr3" draw:text-style-name="P7" draw:layer="layout" svg:width="0.749cm" svg:height="0.265cm" svg:x="7.067cm" svg:y="8.654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37cm" svg:height="0.795cm" svg:x="8.693cm" svg:y="7.525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olygon draw:style-name="gr3" draw:text-style-name="P7" draw:layer="layout" svg:width="1.23cm" svg:height="0.048cm" svg:x="8.327cm" svg:y="8.761cm" svg:viewBox="0 0 1231 49" draw:points="614,49 0,49 0,0 1231,0 1231,49">
            <text:p/>
          </draw:polygon>
          <draw:path draw:style-name="gr3" draw:text-style-name="P7" draw:layer="layout" svg:width="0.537cm" svg:height="0.795cm" svg:x="8.373cm" svg:y="9.056cm" svg:viewBox="0 0 538 796" svg:d="M538 13c0-3 0-13-16-13-15 0-123 10-143 13-8 0-15 5-15 20 0 16 10 16 28 16 53 0 56 7 56 18l-5 23-67 266c-20-41-53-72-105-72-130 0-271 167-271 330 0 108 61 182 151 182 23 0 79-5 146-84 10 46 49 84 102 84 41 0 67-25 85-64 18-38 33-107 33-110 0-13-10-13-13-13-12 0-12 5-15 21-21 74-41 141-87 141-31 0-33-29-33-52 0-28 2-35 7-53zM302 648c-5 20-5 23-23 43-49 62-95 80-125 80-57 0-75-62-75-105 0-57 36-197 64-249 34-66 85-107 131-107 74 0 90 92 90 100 0 5-3 12-6 18z">
            <text:p/>
          </draw:path>
          <draw:path draw:style-name="gr3" draw:text-style-name="P7" draw:layer="layout" svg:width="0.562cm" svg:height="0.511cm" svg:x="8.944cm" svg:y="9.34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8-79 120-87 13 44 54 87 123 87 115 0 179-146 179-174 0-10-10-10-12-10-11 0-13 2-16 10-36 123-115 148-151 148-43 0-61-35-61-74 0-25 7-48 20-100z">
            <text:p/>
          </draw:path>
          <draw:path draw:style-name="gr3" draw:text-style-name="P7" draw:layer="layout" svg:width="0.555cm" svg:height="2.7cm" svg:x="10.111cm" svg:y="7.435cm" svg:viewBox="0 0 556 2701" svg:d="M556 2691c0-5-3-8-6-10-41-44-117-118-192-241-181-289-263-656-263-1088 0-305 41-694 225-1029 90-162 182-254 233-303 3-2 3-5 3-10 0-10-8-10-23-10-16 0-18 0-36 18-379 343-497 858-497 1331 0 443 102 889 389 1227 23 25 64 71 113 112 13 13 15 13 31 13 15 0 23 0 23-10z">
            <text:p/>
          </draw:path>
          <draw:path draw:style-name="gr3" draw:text-style-name="P7" draw:layer="layout" svg:width="0.467cm" svg:height="0.775cm" svg:x="13.119cm" svg:y="7.555cm" svg:viewBox="0 0 468 776" svg:d="M282 353c92-28 156-107 156-197 0-92-98-156-208-156-115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olygon draw:style-name="gr3" draw:text-style-name="P7" draw:layer="layout" svg:width="5.027cm" svg:height="0.048cm" svg:x="10.841cm" svg:y="8.761cm" svg:viewBox="0 0 5028 49" draw:points="2514,49 0,49 0,0 5028,0 5028,49">
            <text:p/>
          </draw:polygon>
          <draw:path draw:style-name="gr3" draw:text-style-name="P7" draw:layer="layout" svg:width="0.263cm" svg:height="1.125cm" svg:x="10.951cm" svg:y="8.994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45cm" svg:height="0.752cm" svg:x="11.335cm" svg:y="9.089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5 99-8 11-82 11-105 11z">
            <text:p/>
          </draw:path>
          <draw:path draw:style-name="gr3" draw:text-style-name="P7" draw:layer="layout" svg:width="0.562cm" svg:height="0.511cm" svg:x="11.873cm" svg:y="9.34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24cm" svg:x="12.533cm" svg:y="8.989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3.332cm" svg:y="9.534cm" svg:viewBox="0 0 689 49" svg:d="M650 49c18 0 39 0 39-26 0-23-21-23-39-23h-612c-18 0-38 0-38 23 0 26 20 26 38 26z">
            <text:p/>
          </draw:path>
          <draw:path draw:style-name="gr3" draw:text-style-name="P7" draw:layer="layout" svg:width="0.483cm" svg:height="0.788cm" svg:x="14.425cm" svg:y="9.076cm" svg:viewBox="0 0 484 789" svg:d="M476 77c8-16 8-18 8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7" draw:layer="layout" svg:width="0.263cm" svg:height="1.125cm" svg:x="14.988cm" svg:y="8.994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35cm" svg:height="0.539cm" svg:x="15.411cm" svg:y="8.989cm" svg:viewBox="0 0 351 540" svg:d="M72 84c41 11 66 11 79 11 102 0 166-72 166-85 0-7-7-10-10-10-2 0-2 0-7 3-18 7-59 23-118 23-23 0-64-3-118-21-8-5-8-5-10-5-10 0-10 8-10 20v233c0 16 0 24 12 24 8 0 8 0 16-11 36-43 84-48 112-48 46 0 67 35 72 43 15 26 18 56 18 103 0 23 0 69-23 105-21 28-54 46-92 46-51 0-105-29-126-80 31 3 46-18 46-38 0-33-28-41-41-41 0 0-38 0-38 43 0 72 64 141 161 141 100 0 190-74 190-174 0-89-69-171-167-171-36 0-76 7-112 38z">
            <text:p/>
          </draw:path>
          <draw:path draw:style-name="gr3" draw:text-style-name="P7" draw:layer="layout" svg:width="0.555cm" svg:height="2.7cm" svg:x="16.04cm" svg:y="7.435cm" svg:viewBox="0 0 556 2701" svg:d="M556 1352c0-443-103-889-390-1227-23-25-64-71-110-112-15-13-18-13-33-13-13 0-23 0-23 10 0 5 5 10 8 13 38 41 115 115 189 238 182 289 266 656 266 1088 0 305-41 694-227 1029-90 162-185 254-231 303-2 2-5 5-5 10 0 10 10 10 23 10 15 0 18 0 36-18 379-343 497-858 497-1331z">
            <text:p/>
          </draw:path>
        </draw:g>
        <draw:g xml:id="id95" draw:id="id95">
          <svg:title>TexMaths</svg:title>
          <svg:desc>32§display§= 3\frac{d}{dx}\left( \frac{1}{(2x^2 -7)^5} \right)§svg§600§FALSE§</svg:desc>
          <draw:polygon draw:style-name="gr2" draw:text-style-name="P6" draw:layer="layout" svg:width="10.039cm" svg:height="2.587cm" svg:x="6.931cm" svg:y="10.993cm" svg:viewBox="0 0 10040 2588" draw:points="5020,2588 0,2588 0,0 10040,0 10040,2588">
            <text:p/>
          </draw:polygon>
          <draw:path draw:style-name="gr3" draw:text-style-name="P7" draw:layer="layout" svg:width="0.749cm" svg:height="0.265cm" svg:x="6.939cm" svg:y="12.15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467cm" svg:height="0.775cm" svg:x="8.109cm" svg:y="11.818cm" svg:viewBox="0 0 468 776" svg:d="M282 353c92-28 156-107 156-197 0-92-98-156-208-156-112 0-199 67-199 154 0 35 25 58 56 58 36 0 59-25 59-58 0-57-54-57-69-57 33-53 107-69 148-69 46 0 110 26 110 126 0 15-2 79-33 130-33 54-72 57-100 59-7 0-36 3-43 3-11 0-18 2-18 12 0 13 7 13 28 13h49c92 0 135 77 135 187 0 154-79 187-128 187-48 0-133-20-174-87 41 8 74-18 74-61 0-41-28-64-61-64-28 0-64 17-64 66 0 102 105 177 228 177 138 0 240-103 240-218 0-92-71-179-186-205z">
            <text:p/>
          </draw:path>
          <draw:path draw:style-name="gr3" draw:text-style-name="P7" draw:layer="layout" svg:width="0.537cm" svg:height="0.795cm" svg:x="9.125cm" svg:y="11.027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olygon draw:style-name="gr3" draw:text-style-name="P7" draw:layer="layout" svg:width="1.23cm" svg:height="0.048cm" svg:x="8.759cm" svg:y="12.263cm" svg:viewBox="0 0 1231 49" draw:points="614,49 0,49 0,0 1231,0 1231,49">
            <text:p/>
          </draw:polygon>
          <draw:path draw:style-name="gr3" draw:text-style-name="P7" draw:layer="layout" svg:width="0.537cm" svg:height="0.795cm" svg:x="8.805cm" svg:y="12.558cm" svg:viewBox="0 0 538 796" svg:d="M538 13c0-3 0-13-16-13-15 0-123 10-143 13-8 0-16 5-16 20 0 16 11 16 29 16 53 0 56 7 56 18l-5 23-67 266c-20-41-53-72-105-72-130 0-271 167-271 330 0 108 61 182 151 182 23 0 79-5 146-84 10 46 49 84 102 84 41 0 67-25 85-64 18-38 33-107 33-110 0-13-10-13-13-13-13 0-13 5-15 21-21 74-41 141-87 141-31 0-33-29-33-52 0-28 2-35 7-53zM302 648c-5 20-5 23-23 43-49 62-95 80-125 80-57 0-75-62-75-105 0-57 36-197 64-249 34-66 85-107 131-107 74 0 89 92 89 100 0 5-2 12-5 18z">
            <text:p/>
          </draw:path>
          <draw:path draw:style-name="gr3" draw:text-style-name="P7" draw:layer="layout" svg:width="0.562cm" svg:height="0.511cm" svg:x="9.378cm" svg:y="12.842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554cm" svg:height="2.7cm" svg:x="10.543cm" svg:y="10.937cm" svg:viewBox="0 0 555 2701" svg:d="M555 2691c0-5-2-8-5-10-41-44-117-118-192-241-181-289-263-656-263-1088 0-305 38-694 225-1029 90-162 182-254 233-303 2-2 2-5 2-10 0-10-7-10-23-10-15 0-17 0-35 18-379 343-497 858-497 1331 0 443 102 889 389 1227 23 25 64 71 113 112 13 13 15 13 30 13 16 0 23 0 23-10z">
            <text:p/>
          </draw:path>
          <draw:path draw:style-name="gr3" draw:text-style-name="P7" draw:layer="layout" svg:width="0.373cm" svg:height="0.752cm" svg:x="13.604cm" svg:y="11.057cm" svg:viewBox="0 0 374 753" svg:d="M233 28c0-25 0-28-28-28-69 72-169 72-205 72v36c23 0 90 0 148-31v586c0 41-2 54-104 54h-36v36c38-5 138-5 181-5 47 0 144 0 185 5v-36h-36c-102 0-105-13-105-54z">
            <text:p/>
          </draw:path>
          <draw:polygon draw:style-name="gr3" draw:text-style-name="P7" draw:layer="layout" svg:width="5.027cm" svg:height="0.048cm" svg:x="11.272cm" svg:y="12.263cm" svg:viewBox="0 0 5028 49" draw:points="2514,49 0,49 0,0 5028,0 5028,49">
            <text:p/>
          </draw:polygon>
          <draw:path draw:style-name="gr3" draw:text-style-name="P7" draw:layer="layout" svg:width="0.263cm" svg:height="1.125cm" svg:x="11.383cm" svg:y="12.496cm" svg:viewBox="0 0 264 1126" svg:d="M264 1116c0-2 0-5-21-25-141-141-176-354-176-528 0-194 43-391 181-532 16-13 16-16 16-21 0-7-5-10-13-10-10 0-113 77-179 220-59 123-72 249-72 343 0 90 13 226 74 354 69 138 167 209 177 209 8 0 13-2 13-10z">
            <text:p/>
          </draw:path>
          <draw:path draw:style-name="gr3" draw:text-style-name="P7" draw:layer="layout" svg:width="0.45cm" svg:height="0.752cm" svg:x="11.767cm" svg:y="12.591cm" svg:viewBox="0 0 451 753" svg:d="M87 666l120-118c177-156 244-215 244-328 0-130-100-220-239-220-128 0-212 105-212 205 0 61 56 61 59 61 20 0 59-13 59-59 0-28-21-59-59-59-10 0-10 0-15 3 25-74 87-115 153-115 103 0 151 89 151 184 0 90-56 179-118 249l-217 240c-13 13-13 16-13 44h420l31-197h-29c-5 33-12 84-23 99-10 11-84 11-107 11z">
            <text:p/>
          </draw:path>
          <draw:path draw:style-name="gr3" draw:text-style-name="P7" draw:layer="layout" svg:width="0.562cm" svg:height="0.511cm" svg:x="12.304cm" svg:y="12.84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2 28-8 54-31 54-62s-26-41-44-41c-33 0-61 31-61 67 0 51 56 74 108 74 74 0 115-79 117-87 13 44 54 87 123 87 115 0 179-146 179-174 0-10-10-10-12-10-11 0-13 2-16 10-36 123-112 148-151 148-43 0-61-35-61-74 0-25 7-48 20-100z">
            <text:p/>
          </draw:path>
          <draw:path draw:style-name="gr3" draw:text-style-name="P7" draw:layer="layout" svg:width="0.35cm" svg:height="0.524cm" svg:x="12.965cm" svg:y="12.491cm" svg:viewBox="0 0 351 525" svg:d="M351 381h-28c-3 18-11 64-21 72-5 5-66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688cm" svg:height="0.048cm" svg:x="13.763cm" svg:y="13.036cm" svg:viewBox="0 0 689 49" svg:d="M650 49c18 0 39 0 39-26 0-23-21-23-39-23h-612c-18 0-38 0-38 23 0 26 20 26 38 26z">
            <text:p/>
          </draw:path>
          <draw:path draw:style-name="gr3" draw:text-style-name="P7" draw:layer="layout" svg:width="0.483cm" svg:height="0.788cm" svg:x="14.856cm" svg:y="12.578cm" svg:viewBox="0 0 484 789" svg:d="M474 77c10-16 10-18 10-41h-274c-138 0-141-16-143-36h-29l-38 233h28c3-18 13-90 28-102 8-8 98-8 110-8h236c-13 18-102 141-128 179-100 151-138 307-138 423 0 12 0 64 51 64 54 0 54-52 54-64v-57c0-61 2-125 12-184 3-26 18-123 70-195z">
            <text:p/>
          </draw:path>
          <draw:path draw:style-name="gr3" draw:text-style-name="P7" draw:layer="layout" svg:width="0.263cm" svg:height="1.125cm" svg:x="15.419cm" svg:y="12.496cm" svg:viewBox="0 0 264 1126" svg:d="M264 563c0-87-13-222-75-351-69-138-166-212-179-212-5 0-10 5-10 10s0 8 20 28c113 110 177 290 177 525 0 192-41 392-182 533-15 15-15 18-15 20 0 8 5 10 10 10 13 0 115-76 182-220 59-123 72-248 72-343z">
            <text:p/>
          </draw:path>
          <draw:path draw:style-name="gr3" draw:text-style-name="P7" draw:layer="layout" svg:width="0.35cm" svg:height="0.539cm" svg:x="15.842cm" svg:y="12.491cm" svg:viewBox="0 0 351 540" svg:d="M74 84c39 11 64 11 77 11 102 0 166-72 166-85 0-7-7-10-10-10-2 0-2 0-7 3-18 7-59 23-118 23-23 0-64-3-118-21-8-5-8-5-10-5-10 0-10 8-10 20v233c0 16 0 24 12 24 8 0 8 0 18-11 34-43 82-48 110-48 46 0 69 35 72 43 15 26 18 56 18 103 0 23 0 69-23 105-21 28-54 46-92 46-51 0-105-29-126-80 31 3 46-18 46-38 0-33-28-41-38-41-3 0-41 0-41 43 0 72 64 141 161 141 100 0 190-74 190-174 0-89-69-171-167-171-36 0-76 7-110 38z">
            <text:p/>
          </draw:path>
          <draw:path draw:style-name="gr3" draw:text-style-name="P7" draw:layer="layout" svg:width="0.554cm" svg:height="2.7cm" svg:x="16.472cm" svg:y="10.937cm" svg:viewBox="0 0 555 2701" svg:d="M555 1352c0-443-102-889-389-1227-20-25-64-71-110-112-15-13-18-13-33-13-13 0-23 0-23 10 0 5 5 10 8 13 38 41 115 115 189 238 182 289 266 656 266 1088 0 305-41 694-227 1029-90 162-185 254-231 303-2 2-5 5-5 10 0 10 10 10 23 10 15 0 18 0 36-18 379-343 496-858 496-133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91" smil:attributeName="visibility" smil:to="visible"/>
                  <anim:animate smil:dur="0.125s" smil:fill="hold" smil:targetElement="id91" smil:attributeName="width" smil:values="width*0.05;width" smil:keyTimes="0;1"/>
                  <anim:animate smil:dur="0.125s" smil:fill="hold" smil:targetElement="id91" smil:attributeName="height" smil:values="height;height" smil:keyTimes="0;1"/>
                  <anim:animate smil:dur="0.125s" smil:fill="hold" smil:targetElement="id91" smil:attributeName="x" smil:values="x-.2;x" smil:keyTimes="0;1"/>
                  <anim:animate smil:dur="0.125s" smil:fill="hold" smil:targetElement="id91" smil:attributeName="y" smil:values="y;y" smil:keyTimes="0;1"/>
                  <anim:transitionFilter smil:dur="0.125s" smil:targetElement="id9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17" draw:text-style-name="P14" draw:layer="layout" svg:width="26.6cm" svg:height="14.173cm" svg:x="0.8cm" svg:y="0.627cm" presentation:class="title" presentation:user-transformed="true">
          <draw:text-box>
            <text:p xml:id="id102" text:id="id102" text:style-name="P11"><text:span text:style-name="T23"><text:tab/></text:span><text:span text:style-name="T23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4"><text:tab/></text:span><text:span text:style-name="T24"><text:tab/></text:span><text:span text:style-name="T24"><text:line-break/></text:span><text:span text:style-name="T25"> <text:s text:c="14"/></text:span><text:span text:style-name="T24"><text:line-break/></text:span><text:span text:style-name="T11"><text:tab/></text:span><text:span text:style-name="T11">(II) Differentiate the following <text:s text:c="21"/></text:span><text:span text:style-name="T11"><text:line-break/></text:span><text:span text:style-name="T16"> <text:s text:c="13"/></text:span><text:span text:style-name="T11"><text:line-break/></text:span><text:span text:style-name="T11"><text:tab/></text:span><text:span text:style-name="T13">(1)</text:span><text:span text:style-name="T11"> <text:s text:c="21"/></text:span><text:span text:style-name="T13">(2)</text:span><text:span text:style-name="T11"> </text:span><text:span text:style-name="T13"><text:s text:c="25"/>(3)</text:span><text:span text:style-name="T18"><text:line-break/></text:span><text:span text:style-name="T14"> <text:s text:c="22"/></text:span></text:p>
          </draw:text-box>
        </draw:frame>
        <draw:g xml:id="id96" draw:id="id96">
          <svg:title>TexMaths</svg:title>
          <svg:desc>28§display§\frac{dy}{dx} = 3\times \frac{-5}{ ( 2x^2 - 7 )^6 } \times §svg§600§FALSE§</svg:desc>
          <draw:polygon draw:style-name="gr2" draw:text-style-name="P6" draw:layer="layout" svg:width="9.356cm" svg:height="2.171cm" svg:x="2.776cm" svg:y="1.086cm" svg:viewBox="0 0 9357 2172" draw:points="4680,2172 0,2172 0,0 9357,0 9357,2172">
            <text:p/>
          </draw:polygon>
          <draw:path draw:style-name="gr3" draw:text-style-name="P7" draw:layer="layout" svg:width="0.469cm" svg:height="0.696cm" svg:x="2.79cm" svg:y="1.03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89cm" svg:y="1.28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.727cm" svg:y="2.119cm" svg:viewBox="0 0 1078 43" draw:points="538,43 0,43 0,0 1078,0 1078,43">
            <text:p/>
          </draw:polygon>
          <draw:path draw:style-name="gr3" draw:text-style-name="P7" draw:layer="layout" svg:width="0.469cm" svg:height="0.696cm" svg:x="2.767cm" svg:y="2.379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48cm" svg:y="2.0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5.274cm" svg:y="1.73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76cm" svg:height="0.476cm" svg:x="6.087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  <draw:path draw:style-name="gr3" draw:text-style-name="P7" draw:layer="layout" svg:width="0.602cm" svg:height="0.042cm" svg:x="8.697cm" svg:y="1.454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8cm" svg:x="9.43cm" svg:y="1.06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  <draw:polygon draw:style-name="gr3" draw:text-style-name="P7" draw:layer="layout" svg:width="4.399cm" svg:height="0.042cm" svg:x="7.046cm" svg:y="2.119cm" svg:viewBox="0 0 4400 43" draw:points="2200,43 0,43 0,0 4400,0 4400,43">
            <text:p/>
          </draw:polygon>
          <draw:path draw:style-name="gr3" draw:text-style-name="P7" draw:layer="layout" svg:width="0.23cm" svg:height="0.984cm" svg:x="7.142cm" svg:y="2.3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7.476cm" svg:y="2.40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7.949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8.527cm" svg:y="2.3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9.224cm" svg:y="2.795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10.182cm" svg:y="2.394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7" draw:layer="layout" svg:width="0.23cm" svg:height="0.984cm" svg:x="10.675cm" svg:y="2.3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17cm" svg:height="0.472cm" svg:x="11.038cm" svg:y="2.31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  <draw:path draw:style-name="gr3" draw:text-style-name="P7" draw:layer="layout" svg:width="0.476cm" svg:height="0.476cm" svg:x="11.706cm" svg:y="1.902cm" svg:viewBox="0 0 477 477" svg:d="M240 211l-197-198c-14-11-16-13-23-13-11 0-20 9-20 20 0 7 2 9 13 20l198 197-198 200c-11 11-13 13-13 20 0 11 9 20 20 20 7 0 9-2 23-13l194-197 207 203c2 3 9 7 13 7 13 0 20-9 20-20 0-2 0-7-2-11-2-3-159-157-208-209l181-179c5-6 20-20 25-24 0-3 4-7 4-14 0-11-7-20-20-20-7 0-11 4-22 16z">
            <text:p/>
          </draw:path>
        </draw:g>
        <draw:g xml:id="id101" draw:id="id101">
          <svg:title>TexMaths</svg:title>
          <svg:desc>28§display§\frac{dy}{dx}= - \frac{60x}{( 2x^2 - 7)^6}§svg§600§FALSE§</svg:desc>
          <draw:polygon draw:style-name="gr2" draw:text-style-name="P6" draw:layer="layout" svg:width="7.69cm" svg:height="2.171cm" svg:x="2.78cm" svg:y="6.785cm" svg:viewBox="0 0 7691 2172" draw:points="3845,2172 0,2172 0,0 7691,0 7691,2172">
            <text:p/>
          </draw:polygon>
          <draw:path draw:style-name="gr3" draw:text-style-name="P7" draw:layer="layout" svg:width="0.469cm" svg:height="0.696cm" svg:x="2.794cm" svg:y="6.736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3cm" svg:y="6.9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.731cm" svg:y="7.818cm" svg:viewBox="0 0 1078 43" draw:points="538,43 0,43 0,0 1078,0 1078,43">
            <text:p/>
          </draw:polygon>
          <draw:path draw:style-name="gr3" draw:text-style-name="P7" draw:layer="layout" svg:width="0.469cm" svg:height="0.696cm" svg:x="2.771cm" svg:y="8.078cm" svg:viewBox="0 0 470 697" svg:d="M470 11c0-2 0-11-13-11s-107 9-125 11c-7 0-14 5-14 18 0 14 9 14 25 14 47 0 49 6 49 15l-4 20-59 233c-18-36-47-62-92-62-114 0-237 145-237 289 0 94 54 159 132 159 20 0 70-5 128-74 9 40 42 74 90 74 35 0 58-23 73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1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655cm" svg:height="0.232cm" svg:x="4.252cm" svg:y="7.724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602cm" svg:height="0.042cm" svg:x="5.319cm" svg:y="7.818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7.588cm" svg:y="6.763cm" svg:viewBox="0 0 410 679" svg:d="M90 334v-25c0-249 123-284 172-284 25 0 65 6 88 40-16 0-54 0-54 43 0 31 22 47 45 47 15 0 44-9 44-47 0-61-42-108-125-108-126 0-260 128-260 345 0 264 114 334 206 334 110 0 204-92 204-222 0-126-87-222-197-222-67 0-103 52-123 99zM206 652c-63 0-92-61-96-74-18-47-18-126-18-144 0-76 31-176 121-176 16 0 60 0 92 62 18 36 18 88 18 135s0 96-18 132c-29 60-76 65-99 65z">
            <text:p/>
          </draw:path>
          <draw:path draw:style-name="gr3" draw:text-style-name="P7" draw:layer="layout" svg:width="0.416cm" svg:height="0.678cm" svg:x="8.077cm" svg:y="6.763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3" draw:text-style-name="P7" draw:layer="layout" svg:width="0.492cm" svg:height="0.447cm" svg:x="8.558cm" svg:y="6.98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7" draw:layer="layout" svg:width="4.399cm" svg:height="0.042cm" svg:x="6.121cm" svg:y="7.818cm" svg:viewBox="0 0 4400 43" draw:points="2200,43 0,43 0,0 4400,0 4400,43">
            <text:p/>
          </draw:polygon>
          <draw:path draw:style-name="gr3" draw:text-style-name="P7" draw:layer="layout" svg:width="0.23cm" svg:height="0.984cm" svg:x="6.217cm" svg:y="8.02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6.551cm" svg:y="8.104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0 87-9 9-74 9-95 9z">
            <text:p/>
          </draw:path>
          <draw:path draw:style-name="gr3" draw:text-style-name="P7" draw:layer="layout" svg:width="0.492cm" svg:height="0.447cm" svg:x="7.024cm" svg:y="8.32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70 105-76 11 38 47 76 108 76 101 0 157-128 157-152 0-9-9-9-12-9-9 0-11 2-13 9-31 107-101 130-132 130-38 0-54-32-54-65 0-23 7-43 18-88z">
            <text:p/>
          </draw:path>
          <draw:path draw:style-name="gr3" draw:text-style-name="P7" draw:layer="layout" svg:width="0.306cm" svg:height="0.458cm" svg:x="7.602cm" svg:y="8.01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8.298cm" svg:y="8.494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9.257cm" svg:y="8.093cm" svg:viewBox="0 0 423 690" svg:d="M414 67c9-13 9-15 9-36h-239c-121 0-124-13-126-31h-24l-34 204h25c2-16 11-79 24-90 7-6 85-6 97-6h206c-11 15-90 123-112 156-88 132-121 269-121 370 0 11 0 56 45 56 47 0 47-45 47-56v-49c0-54 2-110 9-162 4-22 17-107 62-170z">
            <text:p/>
          </draw:path>
          <draw:path draw:style-name="gr3" draw:text-style-name="P7" draw:layer="layout" svg:width="0.23cm" svg:height="0.984cm" svg:x="9.75cm" svg:y="8.02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7" draw:layer="layout" svg:width="0.317cm" svg:height="0.472cm" svg:x="10.113cm" svg:y="8.017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6 16 27 18 56 18 96s0 69-20 96c-16 25-38 36-72 36z">
            <text:p/>
          </draw:path>
        </draw:g>
        <draw:g xml:id="id99" draw:id="id99">
          <svg:title>TexMaths</svg:title>
          <svg:desc>28§display§= -\frac{15}{ ( 2x^2 - 7 )^6 } \times§svg§600§FALSE§</svg:desc>
          <draw:polygon draw:style-name="gr2" draw:text-style-name="P6" draw:layer="layout" svg:width="6.961cm" svg:height="2.146cm" svg:x="4.329cm" svg:y="3.886cm" svg:viewBox="0 0 6962 2147" draw:points="3481,2147 0,2147 0,0 6962,0 6962,2147">
            <text:p/>
          </draw:polygon>
          <draw:path draw:style-name="gr3" draw:text-style-name="P7" draw:layer="layout" svg:width="0.655cm" svg:height="0.232cm" svg:x="4.336cm" svg:y="4.79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5.4cm" svg:y="4.89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7.996cm" svg:y="3.837cm" svg:viewBox="0 0 327 659" svg:d="M204 25c0-23 0-25-25-25-60 63-148 63-179 63v31c20 0 78 0 130-27v514c0 35-2 47-92 47h-31v31c33-4 121-4 159-4 40 0 125 0 161 4v-31h-31c-90 0-92-12-92-47z">
            <text:p/>
          </draw:path>
          <draw:path draw:style-name="gr3" draw:text-style-name="P7" draw:layer="layout" svg:width="0.393cm" svg:height="0.678cm" svg:x="8.45cm" svg:y="3.837cm" svg:viewBox="0 0 394 679" svg:d="M394 460c0-117-80-218-188-218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5 69 179 179 179 114 0 215-94 215-219z">
            <text:p/>
          </draw:path>
          <draw:polygon draw:style-name="gr3" draw:text-style-name="P7" draw:layer="layout" svg:width="4.398cm" svg:height="0.042cm" svg:x="6.202cm" svg:y="4.893cm" svg:viewBox="0 0 4399 43" draw:points="2200,43 0,43 0,0 4399,0 4399,43">
            <text:p/>
          </draw:polygon>
          <draw:path draw:style-name="gr3" draw:text-style-name="P7" draw:layer="layout" svg:width="0.23cm" svg:height="0.985cm" svg:x="6.3cm" svg:y="5.09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393cm" svg:height="0.658cm" svg:x="6.634cm" svg:y="5.1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492cm" svg:height="0.447cm" svg:x="7.104cm" svg:y="5.3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306cm" svg:height="0.459cm" svg:x="7.682cm" svg:y="5.092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3" draw:text-style-name="P7" draw:layer="layout" svg:width="0.602cm" svg:height="0.042cm" svg:x="8.381cm" svg:y="5.57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9.337cm" svg:y="5.168cm" svg:viewBox="0 0 423 690" svg:d="M414 67c9-13 9-15 9-36h-239c-121 0-124-13-126-31h-24l-34 204h25c2-16 11-78 24-90 7-6 85-6 97-6h206c-12 15-90 123-112 156-88 133-121 269-121 370 0 12 0 56 45 56 47 0 47-44 47-56v-49c0-54 2-110 11-161 2-23 15-108 60-171z">
            <text:p/>
          </draw:path>
          <draw:path draw:style-name="gr3" draw:text-style-name="P7" draw:layer="layout" svg:width="0.23cm" svg:height="0.985cm" svg:x="9.83cm" svg:y="5.0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317cm" svg:height="0.472cm" svg:x="10.195cm" svg:y="5.092cm" svg:viewBox="0 0 318 473" svg:d="M67 233c0-56 5-107 32-150 22-38 60-63 105-63 20 0 47 5 63 25-18 0-34 13-34 33 0 16 13 32 34 32 20 0 33-14 33-34 0-40-29-76-98-76-99 0-202 92-202 240 0 179 85 233 161 233 85 0 157-63 157-155 0-87-69-152-150-152-56 0-85 36-101 67zM161 451c-36 0-62-18-76-50-11-20-16-56-16-96 0-67 41-119 95-119 33 0 53 11 71 36 16 27 18 56 18 96 0 41 0 70-20 97-16 24-38 36-72 36z">
            <text:p/>
          </draw:path>
          <draw:path draw:style-name="gr3" draw:text-style-name="P7" draw:layer="layout" svg:width="0.476cm" svg:height="0.476cm" svg:x="10.863cm" svg:y="4.675cm" svg:viewBox="0 0 477 477" svg:d="M240 211l-197-198c-14-11-16-13-23-13-11 0-20 9-20 20 0 7 2 9 13 20l198 198-198 199c-11 11-13 14-13 20 0 11 9 20 20 20 7 0 9-2 23-13l194-197 207 204c2 2 8 6 13 6 13 0 20-9 20-20 0-2 0-6-2-11-2-2-159-157-208-208l181-180c4-6 20-20 25-24 0-3 4-7 4-14 0-11-7-20-20-20-7 0-11 4-22 16z">
            <text:p/>
          </draw:path>
        </draw:g>
        <draw:g xml:id="id103" draw:id="id103">
          <svg:title>TexMaths</svg:title>
          <svg:desc>32§display§w. \ r. \ t. \ x .§svg§600§FALSE§</svg:desc>
          <draw:polygon draw:style-name="gr2" draw:text-style-name="P6" draw:layer="layout" svg:width="4.528cm" svg:height="0.606cm" svg:x="16.443cm" svg:y="10.58cm" svg:viewBox="0 0 4529 607" draw:points="2263,607 0,607 0,0 4529,0 4529,607">
            <text:p/>
          </draw:polygon>
          <draw:path draw:style-name="gr3" draw:text-style-name="P7" draw:layer="layout" svg:width="0.747cm" svg:height="0.511cm" svg:x="16.42cm" svg:y="10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7.319cm" svg:y="11.108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943cm" svg:y="10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483cm" svg:y="11.108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9.098cm" svg:y="10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576cm" svg:y="11.108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20.199cm" svg:y="10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905cm" svg:y="11.108cm" svg:viewBox="0 0 123 123" svg:d="M123 61c0-33-28-61-62-61-33 0-61 28-61 61 0 34 28 62 61 62 34 0 62-28 62-62z">
            <text:p/>
          </draw:path>
        </draw:g>
        <draw:g xml:id="id104" draw:id="id104">
          <svg:title>TexMaths</svg:title>
          <svg:desc>28§display§y = \sqrt{\sin x^3}§svg§600§FALSE§</svg:desc>
          <draw:polygon draw:style-name="gr2" draw:text-style-name="P6" draw:layer="layout" svg:width="4.931cm" svg:height="1.051cm" svg:x="3.642cm" svg:y="12.273cm" svg:viewBox="0 0 4932 1052" draw:points="2465,1052 0,1052 0,0 4932,0 4932,1052">
            <text:p/>
          </draw:polygon>
          <draw:path draw:style-name="gr3" draw:text-style-name="P7" draw:layer="layout" svg:width="0.456cm" svg:height="0.637cm" svg:x="3.622cm" svg:y="12.73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ath draw:style-name="gr3" draw:text-style-name="P7" draw:layer="layout" svg:width="0.655cm" svg:height="0.232cm" svg:x="4.44cm" svg:y="12.81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77cm" svg:height="0.984cm" svg:x="5.495cm" svg:y="12.224cm" svg:viewBox="0 0 771 985" svg:d="M311 882l-172-383c-7-15-14-15-16-15 0 0-6 0-15 6l-95 72c-13 9-13 13-13 16 0 4 2 11 9 11s25-13 34-22c6-5 22-16 31-23l195 426c7 15 13 15 22 15 14 0 16-4 25-18l448-927c7-15 7-18 7-20 0-11-9-20-20-20-9 0-16 4-23 20z">
            <text:p/>
          </draw:path>
          <draw:polygon draw:style-name="gr3" draw:text-style-name="P7" draw:layer="layout" svg:width="2.379cm" svg:height="0.042cm" svg:x="6.243cm" svg:y="12.224cm" svg:viewBox="0 0 2380 43" draw:points="1190,43 0,43 0,0 2380,0 2380,43">
            <text:p/>
          </draw:polygon>
          <draw:path draw:style-name="gr3" draw:text-style-name="P7" draw:layer="layout" svg:width="0.324cm" svg:height="0.454cm" svg:x="6.277cm" svg:y="12.732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6.665cm" svg:y="12.515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6.936cm" svg:y="12.73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7.644cm" svg:y="12.73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ath draw:style-name="gr3" draw:text-style-name="P7" draw:layer="layout" svg:width="0.317cm" svg:height="0.471cm" svg:x="8.215cm" svg:y="12.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</draw:g>
        <draw:g xml:id="id105" draw:id="id105">
          <svg:title>TexMaths</svg:title>
          <svg:desc>28§display§y = \cot^2 (x^3)§svg§600§FALSE§</svg:desc>
          <draw:polygon draw:style-name="gr2" draw:text-style-name="P6" draw:layer="layout" svg:width="5.158cm" svg:height="1.012cm" svg:x="11.142cm" svg:y="12.373cm" svg:viewBox="0 0 5159 1013" draw:points="2578,1013 0,1013 0,0 5159,0 5159,1013">
            <text:p/>
          </draw:polygon>
          <draw:path draw:style-name="gr3" draw:text-style-name="P7" draw:layer="layout" svg:width="0.456cm" svg:height="0.638cm" svg:x="11.122cm" svg:y="12.752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11.94cm" svg:y="12.8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2.957cm" svg:y="12.748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3.387cm" svg:y="12.74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8cm" svg:x="13.87cm" svg:y="12.582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7" draw:layer="layout" svg:width="0.306cm" svg:height="0.459cm" svg:x="14.278cm" svg:y="12.32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14.773cm" svg:y="12.4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5.087cm" svg:y="12.7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7" draw:layer="layout" svg:width="0.317cm" svg:height="0.472cm" svg:x="15.658cm" svg:y="12.32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6.119cm" svg:y="12.4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06" draw:id="id106">
          <svg:title>TexMaths</svg:title>
          <svg:desc>28§display§y = \log [\cos (x^5) ]§svg§600§FALSE§</svg:desc>
          <draw:polygon draw:style-name="gr2" draw:text-style-name="P6" draw:layer="layout" svg:width="6.521cm" svg:height="1.012cm" svg:x="18.744cm" svg:y="12.373cm" svg:viewBox="0 0 6522 1013" draw:points="3262,1013 0,1013 0,0 6522,0 6522,1013">
            <text:p/>
          </draw:polygon>
          <draw:path draw:style-name="gr3" draw:text-style-name="P7" draw:layer="layout" svg:width="0.456cm" svg:height="0.638cm" svg:x="18.724cm" svg:y="12.7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19.542cm" svg:y="12.82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20.557cm" svg:y="12.506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20.825cm" svg:y="12.74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52cm" svg:height="0.651cm" svg:x="21.318cm" svg:y="12.743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5-54-67zM220 628c-101 0-168-50-168-101 0-47 38-83 80-85h58c86 0 198 0 198 85 0 51-72 101-168 101z">
            <text:p/>
          </draw:path>
          <draw:polygon draw:style-name="gr3" draw:text-style-name="P7" draw:layer="layout" svg:width="0.136cm" svg:height="0.985cm" svg:x="21.912cm" svg:y="12.45cm" svg:viewBox="0 0 137 986" draw:points="137,986 137,948 40,948 40,40 137,40 137,0 0,0 0,986">
            <text:p/>
          </draw:polygon>
          <draw:path draw:style-name="gr3" draw:text-style-name="P7" draw:layer="layout" svg:width="0.375cm" svg:height="0.454cm" svg:x="22.102cm" svg:y="12.748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22.535cm" svg:y="12.74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23.032cm" svg:y="12.748cm" svg:viewBox="0 0 325 455" svg:d="M173 251c22 5 103 20 103 92 0 49-34 90-112 90-83 0-119-56-137-142-2-11-5-15-14-15-13 0-13 6-13 24v130c0 18 0 25 11 25 5 0 7-2 25-20 2-2 2-5 20-22 43 40 87 42 108 42 114 0 161-67 161-139 0-51-32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23cm" svg:height="0.985cm" svg:x="23.485cm" svg:y="12.4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23.798cm" svg:y="12.75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60-127 160-152 0-9-9-9-12-9-9 0-11 2-13 9-34 108-101 130-132 130-38 0-54-31-54-65 0-22 7-43 18-87z">
            <text:p/>
          </draw:path>
          <draw:path draw:style-name="gr3" draw:text-style-name="P7" draw:layer="layout" svg:width="0.306cm" svg:height="0.472cm" svg:x="24.376cm" svg:y="12.324cm" svg:viewBox="0 0 307 473" svg:d="M65 74c34 9 56 9 67 9 90 0 146-63 146-74 0-7-7-9-9-9s-2 0-7 2c-16 7-51 20-103 20-20 0-56-2-103-18-7-4-7-4-9-4-9 0-9 7-9 18v204c0 13 0 20 11 20 7 0 7 0 16-9 29-38 72-42 96-42 41 0 61 31 63 38 13 22 16 49 16 89 0 21 0 61-20 92-18 25-47 41-81 41-45 0-92-25-110-70 27 2 40-16 40-33 0-30-24-36-33-36-2 0-36 0-36 38 0 63 56 123 141 123 88 0 166-65 166-152 0-79-61-151-146-151-31 0-67 7-96 34z">
            <text:p/>
          </draw:path>
          <draw:path draw:style-name="gr3" draw:text-style-name="P7" draw:layer="layout" svg:width="0.23cm" svg:height="0.985cm" svg:x="24.831cm" svg:y="12.45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olygon draw:style-name="gr3" draw:text-style-name="P7" draw:layer="layout" svg:width="0.136cm" svg:height="0.985cm" svg:x="25.178cm" svg:y="12.45cm" svg:viewBox="0 0 137 986" draw:points="137,0 0,0 0,40 96,40 96,948 0,948 0,986 137,986">
            <text:p/>
          </draw:polygon>
        </draw:g>
        <draw:g xml:id="id98" draw:id="id98">
          <svg:title>TexMaths</svg:title>
          <svg:desc>28§display§\frac{d}{dx}( 2x^2 - 7)§svg§600§FALSE§</svg:desc>
          <draw:polygon draw:style-name="gr2" draw:text-style-name="P6" draw:layer="layout" svg:width="4.954cm" svg:height="1.936cm" svg:x="12.976cm" svg:y="1.086cm" svg:viewBox="0 0 4955 1937" draw:points="2478,1937 0,1937 0,0 4955,0 4955,1937">
            <text:p/>
          </draw:polygon>
          <draw:path draw:style-name="gr3" draw:text-style-name="P7" draw:layer="layout" svg:width="0.469cm" svg:height="0.696cm" svg:x="13.247cm" svg:y="1.03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2.927cm" svg:y="2.119cm" svg:viewBox="0 0 1078 43" draw:points="538,43 0,43 0,0 1078,0 1078,43">
            <text:p/>
          </draw:polygon>
          <draw:path draw:style-name="gr3" draw:text-style-name="P7" draw:layer="layout" svg:width="0.469cm" svg:height="0.696cm" svg:x="12.967cm" svg:y="2.37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3.467cm" svg:y="2.6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4cm" svg:x="14.217cm" svg:y="1.64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4.551cm" svg:y="1.73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15.024cm" svg:y="1.9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99 130-132 130-38 0-54-32-54-65 0-23 7-43 18-88z">
            <text:p/>
          </draw:path>
          <draw:path draw:style-name="gr3" draw:text-style-name="P7" draw:layer="layout" svg:width="0.306cm" svg:height="0.458cm" svg:x="15.6cm" svg:y="1.5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6.299cm" svg:y="2.119cm" svg:viewBox="0 0 603 43" svg:d="M569 43c16 0 34 0 34-23 0-20-18-20-34-20h-535c-16 0-34 0-34 20 0 23 18 23 34 23z">
            <text:p/>
          </draw:path>
          <draw:path draw:style-name="gr3" draw:text-style-name="P7" draw:layer="layout" svg:width="0.422cm" svg:height="0.689cm" svg:x="17.257cm" svg:y="1.72cm" svg:viewBox="0 0 423 690" svg:d="M414 67c9-13 9-15 9-36h-239c-121 0-124-13-126-31h-24l-34 204h25c2-16 11-79 24-90 7-7 85-7 97-7h206c-11 16-90 124-112 157-88 132-121 269-121 370 0 11 0 56 45 56 47 0 47-45 47-56v-49c0-54 2-110 11-162 2-22 15-107 60-170z">
            <text:p/>
          </draw:path>
          <draw:path draw:style-name="gr3" draw:text-style-name="P7" draw:layer="layout" svg:width="0.23cm" svg:height="0.984cm" svg:x="17.75cm" svg:y="1.6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00" draw:id="id100">
          <svg:title>TexMaths</svg:title>
          <svg:desc>28§display§(4x)§svg§600§FALSE§</svg:desc>
          <draw:polygon draw:style-name="gr2" draw:text-style-name="P6" draw:layer="layout" svg:width="1.622cm" svg:height="0.886cm" svg:x="11.828cm" svg:y="4.386cm" svg:viewBox="0 0 1623 887" draw:points="812,887 0,887 0,0 1623,0 1623,887">
            <text:p/>
          </draw:polygon>
          <draw:path draw:style-name="gr3" draw:text-style-name="P7" draw:layer="layout" svg:width="0.23cm" svg:height="0.985cm" svg:x="11.875cm" svg:y="4.337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7" draw:layer="layout" svg:width="0.438cm" svg:height="0.667cm" svg:x="12.188cm" svg:y="4.409cm" svg:viewBox="0 0 439 668" svg:d="M262 506v86c0 35 0 47-74 47h-20v29c40-2 92-2 132-2 42 0 94 0 134 2v-29h-20c-74 0-76-12-76-47v-86h101v-31h-101v-450c0-18 0-25-16-25-9 0-11 0-18 11l-304 464v31zM269 475h-242l242-367z">
            <text:p/>
          </draw:path>
          <draw:path draw:style-name="gr3" draw:text-style-name="P7" draw:layer="layout" svg:width="0.491cm" svg:height="0.447cm" svg:x="12.681cm" svg:y="4.64cm" svg:viewBox="0 0 492 448" svg:d="M302 139c5-27 27-117 96-117 7 0 29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0-69 105-76 11 38 47 76 105 76 103 0 159-128 159-152 0-9-9-9-11-9-9 0-11 2-14 9-31 107-100 130-132 130-38 0-53-32-53-65 0-23 6-43 18-88z">
            <text:p/>
          </draw:path>
          <draw:path draw:style-name="gr3" draw:text-style-name="P7" draw:layer="layout" svg:width="0.23cm" svg:height="0.985cm" svg:x="13.271cm" svg:y="4.3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97" draw:id="id97">
          <svg:title>TexMaths</svg:title>
          <svg:desc>26§display§.\ .\ .\ \left[  \frac{d}{du} \left( \frac{ 1 }{ u^5 } \right) = \frac{ - 5 }{ u^6 } \right]§svg§600§FALSE§</svg:desc>
          <draw:polygon draw:style-name="gr2" draw:text-style-name="P6" draw:layer="layout" svg:width="8.944cm" svg:height="2.101cm" svg:x="18.323cm" svg:y="1.071cm" svg:viewBox="0 0 8945 2102" draw:points="4474,2102 0,2102 0,0 8945,0 8945,2102">
            <text:p/>
          </draw:polygon>
          <draw:path draw:style-name="gr3" draw:text-style-name="P7" draw:layer="layout" svg:width="0.099cm" svg:height="0.099cm" svg:x="18.356cm" svg:y="2.252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8.914cm" svg:y="2.252cm" svg:viewBox="0 0 100 100" svg:d="M100 50c0-27-23-50-50-50s-50 23-50 50 23 50 50 50 50-23 50-50z">
            <text:p/>
          </draw:path>
          <draw:path draw:style-name="gr3" draw:text-style-name="P7" draw:layer="layout" svg:width="0.099cm" svg:height="0.099cm" svg:x="19.473cm" svg:y="2.252cm" svg:viewBox="0 0 100 100" svg:d="M100 50c0-27-23-50-50-50s-50 23-50 50 23 50 50 50 50-23 50-50z">
            <text:p/>
          </draw:path>
          <draw:polygon draw:style-name="gr3" draw:text-style-name="P7" draw:layer="layout" svg:width="0.242cm" svg:height="2.193cm" svg:x="20.332cm" svg:y="1.025cm" svg:viewBox="0 0 243 2194" draw:points="0,2194 243,2194 243,2144 50,2144 50,50 243,50 243,0 0,0">
            <text:p/>
          </draw:polygon>
          <draw:path draw:style-name="gr3" draw:text-style-name="P7" draw:layer="layout" svg:width="0.436cm" svg:height="0.646cm" svg:x="20.996cm" svg:y="1.098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60 0 72 75 72 81 0 4-2 10-4 14z">
            <text:p/>
          </draw:path>
          <draw:polygon draw:style-name="gr3" draw:text-style-name="P7" draw:layer="layout" svg:width="0.999cm" svg:height="0.039cm" svg:x="20.696cm" svg:y="2.102cm" svg:viewBox="0 0 1000 40" draw:points="501,40 0,40 0,0 1000,0 1000,40">
            <text:p/>
          </draw:polygon>
          <draw:path draw:style-name="gr3" draw:text-style-name="P7" draw:layer="layout" svg:width="0.436cm" svg:height="0.646cm" svg:x="20.733cm" svg:y="2.341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5 72 81 0 4-2 10-4 14z">
            <text:p/>
          </draw:path>
          <draw:path draw:style-name="gr3" draw:text-style-name="P7" draw:layer="layout" svg:width="0.471cm" svg:height="0.415cm" svg:x="21.199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45cm" svg:height="2.193cm" svg:x="22.148cm" svg:y="1.025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7" draw:layer="layout" svg:width="0.303cm" svg:height="0.61cm" svg:x="23.059cm" svg:y="1.123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935cm" svg:height="0.039cm" svg:x="22.738cm" svg:y="2.102cm" svg:viewBox="0 0 936 40" draw:points="468,40 0,40 0,0 936,0 936,40">
            <text:p/>
          </draw:polygon>
          <draw:path draw:style-name="gr3" draw:text-style-name="P7" draw:layer="layout" svg:width="0.471cm" svg:height="0.415cm" svg:x="22.765cm" svg:y="2.572cm" svg:viewBox="0 0 472 416" svg:d="M295 354c9 39 42 62 81 62 32 0 52-21 69-50 15-33 27-89 27-91 0-9-8-9-10-9-11 0-11 2-15 17-12 50-29 112-68 112-19 0-28-10-28-41 0-21 11-63 17-96l27-100c2-12 11-48 15-62 4-21 14-56 14-61 0-16-12-25-27-25-4 0-29 0-35 32-19 68-58 228-69 276-2 4-37 77-106 77-46 0-56-41-56-75 0-52 25-125 50-187 10-27 15-39 15-58 0-42-30-75-75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284cm" svg:height="0.438cm" svg:x="23.302cm" svg:y="2.287cm" svg:viewBox="0 0 285 439" svg:d="M60 69c32 8 52 8 63 8 83 0 135-58 135-69 0-6-6-8-8-8-3 0-3 0-7 2-14 6-48 19-95 19-19 0-52-2-96-17-6-4-6-4-8-4-9 0-9 6-9 17v189c0 12 0 19 11 19 6 0 6 0 14-9 27-35 67-39 90-39 37 0 56 29 58 35 12 21 15 46 15 83 0 19 0 56-19 86-17 22-44 37-75 37-42 0-85-23-102-64 25 2 37-15 37-32 0-27-22-33-31-33-2 0-33 0-33 35 0 59 52 115 131 115 81 0 154-61 154-142 0-72-56-139-135-139-29 0-63 6-90 31z">
            <text:p/>
          </draw:path>
          <draw:path draw:style-name="gr3" draw:text-style-name="P7" draw:layer="layout" svg:width="0.45cm" svg:height="2.193cm" svg:x="23.814cm" svg:y="1.025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7" draw:layer="layout" svg:width="0.608cm" svg:height="0.215cm" svg:x="24.76cm" svg:y="2.01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558cm" svg:height="0.039cm" svg:x="25.858cm" svg:y="1.485cm" svg:viewBox="0 0 559 40" svg:d="M528 40c15 0 31 0 31-21 0-19-16-19-31-19h-497c-14 0-31 0-31 19 0 21 17 21 31 21z">
            <text:p/>
          </draw:path>
          <draw:path draw:style-name="gr3" draw:text-style-name="P7" draw:layer="layout" svg:width="0.365cm" svg:height="0.629cm" svg:x="26.538cm" svg:y="1.123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olygon draw:style-name="gr3" draw:text-style-name="P7" draw:layer="layout" svg:width="1.168cm" svg:height="0.039cm" svg:x="25.783cm" svg:y="2.102cm" svg:viewBox="0 0 1169 40" draw:points="584,40 0,40 0,0 1169,0 1169,40">
            <text:p/>
          </draw:polygon>
          <draw:path draw:style-name="gr3" draw:text-style-name="P7" draw:layer="layout" svg:width="0.471cm" svg:height="0.415cm" svg:x="25.927cm" svg:y="2.572cm" svg:viewBox="0 0 472 416" svg:d="M295 354c11 39 42 62 81 62 32 0 55-21 69-50 15-33 27-89 27-91 0-9-8-9-10-9-11 0-11 2-15 17-12 50-29 112-68 112-19 0-28-10-28-41 0-21 11-63 17-96l27-100c2-12 13-48 15-62 4-21 14-56 14-61 0-16-12-25-27-25-4 0-29 0-35 32-19 68-58 228-69 276-2 4-37 77-106 77-46 0-56-41-56-75 0-52 25-125 50-187 10-27 14-39 14-58 0-42-29-75-74-75-88 0-121 133-121 141 0 9 8 9 10 9 11 0 11 0 15-17 23-79 58-112 94-112 8 0 22 0 22 29 0 23-10 50-16 62-33 92-52 148-52 194 0 87 62 110 112 110 60 0 94-42 110-62z">
            <text:p/>
          </draw:path>
          <draw:path draw:style-name="gr3" draw:text-style-name="P7" draw:layer="layout" svg:width="0.294cm" svg:height="0.438cm" svg:x="26.457cm" svg:y="2.287cm" svg:viewBox="0 0 295 439" svg:d="M62 216c0-52 5-100 30-139 20-35 56-58 97-58 19 0 44 4 58 23-16 0-31 12-31 31 0 14 13 29 31 29 19 0 32-13 32-31 0-38-27-71-92-71-91 0-187 85-187 223 0 166 79 216 150 216 79 0 145-58 145-144 0-81-64-141-139-141-52 0-79 33-94 62zM150 418c-34 0-58-17-71-46-10-18-15-52-15-89 0-63 38-110 88-110 31 0 50 10 66 33 15 25 17 52 17 89 0 38 0 65-19 90-14 23-35 33-66 33z">
            <text:p/>
          </draw:path>
          <draw:polygon draw:style-name="gr3" draw:text-style-name="P7" draw:layer="layout" svg:width="0.242cm" svg:height="2.193cm" svg:x="27.073cm" svg:y="1.025cm" svg:viewBox="0 0 243 2194" draw:points="191,2144 0,2144 0,2194 243,2194 243,0 0,0 0,50 191,5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02" smil:attributeName="visibility" smil:to="visible"/>
                  <anim:animate smil:dur="0.25s" smil:fill="hold" smil:targetElement="id102" smil:attributeName="width" smil:values="width*0.05;width" smil:keyTimes="0;1"/>
                  <anim:animate smil:dur="0.25s" smil:fill="hold" smil:targetElement="id102" smil:attributeName="height" smil:values="height;height" smil:keyTimes="0;1"/>
                  <anim:animate smil:dur="0.25s" smil:fill="hold" smil:targetElement="id102" smil:attributeName="x" smil:values="x-.2;x" smil:keyTimes="0;1"/>
                  <anim:animate smil:dur="0.25s" smil:fill="hold" smil:targetElement="id102" smil:attributeName="y" smil:values="y;y" smil:keyTimes="0;1"/>
                  <anim:transitionFilter smil:dur="0.25s" smil:targetElement="id10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xml:id="id107" text:id="id107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3">(1) We have, <text:s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08" draw:id="id108">
          <svg:title>TexMaths</svg:title>
          <svg:desc>32§display§y = \sqrt{\sin x^3}§svg§600§FALSE§</svg:desc>
          <draw:polygon draw:style-name="gr2" draw:text-style-name="P6" draw:layer="layout" svg:width="5.635cm" svg:height="1.201cm" svg:x="7.948cm" svg:y="1.188cm" svg:viewBox="0 0 5636 1202" draw:points="2817,1202 0,1202 0,0 5636,0 5636,1202">
            <text:p/>
          </draw:polygon>
          <draw:path draw:style-name="gr3" draw:text-style-name="P7" draw:layer="layout" svg:width="0.521cm" svg:height="0.728cm" svg:x="7.925cm" svg:y="1.718cm" svg:viewBox="0 0 522 729" svg:d="M517 69c5-15 5-18 5-26 0-20-18-30-33-30-13 0-31 5-41 23-2 5-10 41-15 61-8 28-16 59-23 90l-52 204c-2 16-51 95-125 95-59 0-72-49-72-92 0-51 21-120 59-220 18-46 21-59 21-82 0-51-36-92-92-92-108 0-149 164-149 174s10 10 13 10c13 0 13-2 18-20 30-105 77-138 115-138 8 0 28 0 28 35 0 29-10 57-20 80-44 117-64 184-64 235 0 100 71 136 138 136 43 0 82-21 113-51-13 58-29 112-72 173-31 39-74 72-126 72-15 0-66-5-84-48 18 0 31-1 49-13 10-11 20-26 20-46 0-36-31-41-41-41-26 0-64 18-64 74s51 97 120 97c118 0 233-102 264-230z">
            <text:p/>
          </draw:path>
          <draw:path draw:style-name="gr3" draw:text-style-name="P7" draw:layer="layout" svg:width="0.749cm" svg:height="0.265cm" svg:x="8.86cm" svg:y="1.80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88cm" svg:height="1.125cm" svg:x="10.066cm" svg:y="1.132cm" svg:viewBox="0 0 881 1126" svg:d="M356 1008l-197-437c-8-18-16-18-18-18 0 0-8 0-18 7l-108 82c-15 10-15 16-15 18 0 5 3 13 10 13 8 0 28-15 39-26 7-5 25-18 35-25l223 486c8 18 16 18 26 18 15 0 18-5 28-21l512-1059c8-18 8-20 8-23 0-13-10-23-23-23-10 0-18 5-26 23z">
            <text:p/>
          </draw:path>
          <draw:polygon draw:style-name="gr3" draw:text-style-name="P7" draw:layer="layout" svg:width="2.718cm" svg:height="0.048cm" svg:x="10.921cm" svg:y="1.132cm" svg:viewBox="0 0 2719 49" draw:points="1360,49 0,49 0,0 2719,0 2719,49">
            <text:p/>
          </draw:polygon>
          <draw:path draw:style-name="gr3" draw:text-style-name="P7" draw:layer="layout" svg:width="0.37cm" svg:height="0.518cm" svg:x="10.959cm" svg:y="1.713cm" svg:viewBox="0 0 371 519" svg:d="M197 287c26 5 118 23 118 104 0 57-38 103-128 103-95 0-136-64-156-161-3-13-5-18-16-18-15 0-15 7-15 28v148c0 21 0 28 13 28 5 0 7-2 28-23 3-2 3-5 23-25 49 46 100 48 123 48 130 0 184-76 184-158 0-59-36-92-48-108-39-36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3" draw:text-style-name="P7" draw:layer="layout" svg:width="0.242cm" svg:height="0.754cm" svg:x="11.402cm" svg:y="1.465cm" svg:viewBox="0 0 243 755" svg:d="M164 256l-159 13v35c74 0 85 6 85 62v302c0 51-13 51-90 51v36c36-3 97-3 125-3 39 0 80 0 118 3v-36c-74 0-79-5-79-49zM169 59c0-36-28-59-61-59-36 0-59 31-59 59 0 31 23 61 59 61 33 0 61-25 61-61z">
            <text:p/>
          </draw:path>
          <draw:path draw:style-name="gr3" draw:text-style-name="P7" draw:layer="layout" svg:width="0.567cm" svg:height="0.498cm" svg:x="11.712cm" svg:y="1.718cm" svg:viewBox="0 0 568 499" svg:d="M87 110v304c0 49-10 49-87 49v36c38 0 97-3 128-3 28 0 87 3 125 3v-36c-74 0-87 0-87-49v-209c0-118 80-179 152-179 71 0 84 61 84 125v263c0 49-13 49-87 49v36c38 0 97-3 128-3 28 0 87 3 125 3v-36c-58 0-87 0-87-33v-215c0-97 0-133-35-174-16-18-54-41-118-41-85 0-136 49-169 118v-118l-159 13v36c79 0 87 7 87 61z">
            <text:p/>
          </draw:path>
          <draw:path draw:style-name="gr3" draw:text-style-name="P7" draw:layer="layout" svg:width="0.562cm" svg:height="0.511cm" svg:x="12.521cm" svg:y="1.71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8-18 72-59 118-107 118-8 0-34 0-57-13 28-7 54-30 54-61s-26-41-44-41c-33 0-61 31-61 66 0 52 56 75 108 75 74 0 115-80 117-87 13 43 54 87 123 87 115 0 179-146 179-174 0-11-10-11-12-11-11 0-13 3-16 11-36 123-115 148-151 148-43 0-61-36-61-74 0-26 7-49 20-100z">
            <text:p/>
          </draw:path>
          <draw:path draw:style-name="gr3" draw:text-style-name="P7" draw:layer="layout" svg:width="0.363cm" svg:height="0.539cm" svg:x="13.174cm" svg:y="1.367cm" svg:viewBox="0 0 364 540" svg:d="M174 261c62 0 105 43 105 128 0 97-56 125-102 125-31 0-103-7-136-53 38-3 46-29 46-44 0-26-18-43-43-43-21 0-44 12-44 43 0 77 82 123 179 123 110 0 185-72 185-151 0-62-49-123-136-143 82-29 113-90 113-136 0-64-72-110-162-110-87 0-153 43-153 105 0 28 15 43 41 43 23 0 38-18 38-41s-15-38-38-40c28-36 82-44 110-44 36 0 87 18 87 87 0 33-13 69-34 92-25 31-46 33-87 36-20 0-20 0-25 2 0 0-8 0-8 11 0 10 8 10 21 10z">
            <text:p/>
          </draw:path>
        </draw:g>
        <draw:g xml:id="id109" draw:id="id109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844cm" svg:y="3.386cm" svg:viewBox="0 0 7168 695" draw:points="3584,695 0,695 0,0 7168,0 7168,695">
            <text:p/>
          </draw:polygon>
          <draw:path draw:style-name="gr3" draw:text-style-name="P7" draw:layer="layout" svg:width="0.757cm" svg:height="0.771cm" svg:x="7.826cm" svg:y="3.3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8.684cm" svg:y="3.3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988cm" svg:y="3.3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713cm" svg:y="4.0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10.46cm" svg:y="3.6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1.359cm" svg:y="4.0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984cm" svg:y="3.6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2.524cm" svg:y="4.0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3.141cm" svg:y="3.4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3.617cm" svg:y="4.0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4.239cm" svg:y="3.6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948cm" svg:y="4.004cm" svg:viewBox="0 0 123 123" svg:d="M123 62c0-34-28-62-62-62-33 0-61 28-61 62 0 33 28 61 61 61 34 0 62-28 62-61z">
            <text:p/>
          </draw:path>
        </draw:g>
        <draw:g xml:id="id110" draw:id="id110">
          <svg:title>TexMaths</svg:title>
          <svg:desc>28§display§\frac{dy}{dx} = \frac{d}{dx}\left( \sqrt{\sin x^3}\ \right)§svg§600§FALSE§</svg:desc>
          <draw:polygon draw:style-name="gr2" draw:text-style-name="P6" draw:layer="layout" svg:width="8.404cm" svg:height="1.936cm" svg:x="7.777cm" svg:y="5.279cm" svg:viewBox="0 0 8405 1937" draw:points="4203,1937 0,1937 0,0 8405,0 8405,1937">
            <text:p/>
          </draw:polygon>
          <draw:path draw:style-name="gr3" draw:text-style-name="P7" draw:layer="layout" svg:width="0.469cm" svg:height="0.696cm" svg:x="7.791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cm" svg:y="5.4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7.728cm" svg:y="6.312cm" svg:viewBox="0 0 1078 43" draw:points="538,43 0,43 0,0 1078,0 1078,43">
            <text:p/>
          </draw:polygon>
          <draw:path draw:style-name="gr3" draw:text-style-name="P7" draw:layer="layout" svg:width="0.469cm" svg:height="0.696cm" svg:x="7.768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68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9.249cm" svg:y="6.2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2cm" svg:y="5.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0.351cm" svg:y="6.312cm" svg:viewBox="0 0 1078 43" draw:points="538,43 0,43 0,0 1078,0 1078,43">
            <text:p/>
          </draw:polygon>
          <draw:path draw:style-name="gr3" draw:text-style-name="P7" draw:layer="layout" svg:width="0.469cm" svg:height="0.696cm" svg:x="10.392cm" svg:y="6.5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1cm" svg:y="6.8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75cm" svg:height="1.77cm" svg:x="11.886cm" svg:y="5.447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3 29 31 36z">
            <text:p/>
          </draw:path>
          <draw:path draw:style-name="gr3" draw:text-style-name="P7" draw:layer="layout" svg:width="0.77cm" svg:height="0.984cm" svg:x="12.368cm" svg:y="5.63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2.378cm" svg:height="0.042cm" svg:x="13.116cm" svg:y="5.631cm" svg:viewBox="0 0 2379 43" draw:points="1190,43 0,43 0,0 2379,0 2379,43">
            <text:p/>
          </draw:polygon>
          <draw:path draw:style-name="gr3" draw:text-style-name="P7" draw:layer="layout" svg:width="0.324cm" svg:height="0.454cm" svg:x="13.149cm" svg:y="6.1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3.537cm" svg:y="5.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3.81cm" svg:y="6.14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4.516cm" svg:y="6.1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17cm" svg:height="0.472cm" svg:x="15.087cm" svg:y="5.83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375cm" svg:height="1.77cm" svg:x="15.856cm" svg:y="5.447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</draw:g>
        <draw:g xml:id="id111" draw:id="id111">
          <svg:title>TexMaths</svg:title>
          <svg:desc>28§display§= \frac{1}{2\sqrt{\sin x^3}} \times §svg§600§FALSE§</svg:desc>
          <draw:polygon draw:style-name="gr2" draw:text-style-name="P6" draw:layer="layout" svg:width="5.486cm" svg:height="2.137cm" svg:x="9.23cm" svg:y="8.081cm" svg:viewBox="0 0 5487 2138" draw:points="2744,2138 0,2138 0,0 5487,0 5487,2138">
            <text:p/>
          </draw:polygon>
          <draw:path draw:style-name="gr3" draw:text-style-name="P7" draw:layer="layout" svg:width="0.655cm" svg:height="0.232cm" svg:x="9.237cm" svg:y="8.993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26cm" svg:height="0.657cm" svg:x="12.024cm" svg:y="8.03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691cm" svg:height="0.042cm" svg:x="10.337cm" svg:y="9.087cm" svg:viewBox="0 0 3692 43" draw:points="1846,43 0,43 0,0 3692,0 3692,43">
            <text:p/>
          </draw:polygon>
          <draw:path draw:style-name="gr3" draw:text-style-name="P7" draw:layer="layout" svg:width="0.393cm" svg:height="0.657cm" svg:x="10.386cm" svg:y="9.52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7" draw:layer="layout" svg:width="0.77cm" svg:height="0.984cm" svg:x="10.901cm" svg:y="9.284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7" draw:layer="layout" svg:width="2.378cm" svg:height="0.042cm" svg:x="11.65cm" svg:y="9.284cm" svg:viewBox="0 0 2379 43" draw:points="1190,43 0,43 0,0 2379,0 2379,43">
            <text:p/>
          </draw:polygon>
          <draw:path draw:style-name="gr3" draw:text-style-name="P7" draw:layer="layout" svg:width="0.324cm" svg:height="0.454cm" svg:x="11.683cm" svg:y="9.743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2.071cm" svg:y="9.52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344cm" svg:y="9.74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3.052cm" svg:y="9.749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7" draw:layer="layout" svg:width="0.317cm" svg:height="0.471cm" svg:x="13.623cm" svg:y="9.443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476cm" svg:height="0.476cm" svg:x="14.289cm" svg:y="8.869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113" draw:id="id113">
          <svg:title>TexMaths</svg:title>
          <svg:desc>28§display§= \frac{1}{2\sqrt{\sin x^3}} \times §svg§600§FALSE§</svg:desc>
          <draw:polygon draw:style-name="gr2" draw:text-style-name="P6" draw:layer="layout" svg:width="5.486cm" svg:height="2.137cm" svg:x="9.23cm" svg:y="11.384cm" svg:viewBox="0 0 5487 2138" draw:points="2744,2138 0,2138 0,0 5487,0 5487,2138">
            <text:p/>
          </draw:polygon>
          <draw:path draw:style-name="gr3" draw:text-style-name="P7" draw:layer="layout" svg:width="0.655cm" svg:height="0.232cm" svg:x="9.237cm" svg:y="12.296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26cm" svg:height="0.657cm" svg:x="12.024cm" svg:y="11.33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691cm" svg:height="0.042cm" svg:x="10.337cm" svg:y="12.39cm" svg:viewBox="0 0 3692 43" draw:points="1846,43 0,43 0,0 3692,0 3692,43">
            <text:p/>
          </draw:polygon>
          <draw:path draw:style-name="gr3" draw:text-style-name="P7" draw:layer="layout" svg:width="0.393cm" svg:height="0.657cm" svg:x="10.386cm" svg:y="12.831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  <draw:path draw:style-name="gr3" draw:text-style-name="P7" draw:layer="layout" svg:width="0.77cm" svg:height="0.984cm" svg:x="10.901cm" svg:y="12.587cm" svg:viewBox="0 0 771 985" svg:d="M311 882l-172-383c-7-15-14-15-16-15 0 0-6 0-15 6l-95 72c-13 9-13 13-13 16 0 4 2 11 9 11s25-14 34-22c6-5 22-16 31-23l195 426c7 15 13 15 22 15 14 0 16-4 25-18l448-927c7-15 7-18 7-20 0-11-9-20-20-20-9 0-16 4-23 20z">
            <text:p/>
          </draw:path>
          <draw:polygon draw:style-name="gr3" draw:text-style-name="P7" draw:layer="layout" svg:width="2.378cm" svg:height="0.042cm" svg:x="11.65cm" svg:y="12.587cm" svg:viewBox="0 0 2379 43" draw:points="1190,43 0,43 0,0 2379,0 2379,43">
            <text:p/>
          </draw:polygon>
          <draw:path draw:style-name="gr3" draw:text-style-name="P7" draw:layer="layout" svg:width="0.324cm" svg:height="0.454cm" svg:x="11.683cm" svg:y="13.046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2.071cm" svg:y="12.8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344cm" svg:y="13.052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3.052cm" svg:y="13.052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7" draw:layer="layout" svg:width="0.317cm" svg:height="0.471cm" svg:x="13.623cm" svg:y="12.746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476cm" svg:height="0.476cm" svg:x="14.289cm" svg:y="12.172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</draw:g>
        <draw:g xml:id="id112" draw:id="id112">
          <svg:title>TexMaths</svg:title>
          <svg:desc>28§display§\frac{d}{dx}( \sin x^3)§svg§600§FALSE§</svg:desc>
          <draw:polygon draw:style-name="gr2" draw:text-style-name="P6" draw:layer="layout" svg:width="4.139cm" svg:height="1.936cm" svg:x="15.38cm" svg:y="8.081cm" svg:viewBox="0 0 4140 1937" draw:points="2070,1937 0,1937 0,0 4140,0 4140,1937">
            <text:p/>
          </draw:polygon>
          <draw:path draw:style-name="gr3" draw:text-style-name="P7" draw:layer="layout" svg:width="0.47cm" svg:height="0.696cm" svg:x="15.651cm" svg:y="8.032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5.331cm" svg:y="9.114cm" svg:viewBox="0 0 1078 43" draw:points="538,43 0,43 0,0 1078,0 1078,43">
            <text:p/>
          </draw:polygon>
          <draw:path draw:style-name="gr3" draw:text-style-name="P7" draw:layer="layout" svg:width="0.47cm" svg:height="0.696cm" svg:x="15.371cm" svg:y="9.37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5.871cm" svg:y="9.6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23cm" svg:height="0.984cm" svg:x="16.622cm" svg:y="8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24cm" svg:height="0.454cm" svg:x="16.94cm" svg:y="8.939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7" draw:layer="layout" svg:width="0.212cm" svg:height="0.66cm" svg:x="17.327cm" svg:y="8.72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7.601cm" svg:y="8.9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8.309cm" svg:y="8.94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99 130-132 130-38 0-54-32-54-65 0-23 7-43 18-88z">
            <text:p/>
          </draw:path>
          <draw:path draw:style-name="gr3" draw:text-style-name="P7" draw:layer="layout" svg:width="0.317cm" svg:height="0.472cm" svg:x="18.88cm" svg:y="8.518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9.339cm" svg:y="8.643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114" draw:id="id114">
          <svg:title>TexMaths</svg:title>
          <svg:desc>28§display§\cos x^3\times §svg§600§FALSE§</svg:desc>
          <draw:polygon draw:style-name="gr2" draw:text-style-name="P6" draw:layer="layout" svg:width="3.008cm" svg:height="0.777cm" svg:x="15.347cm" svg:y="11.885cm" svg:viewBox="0 0 3009 778" draw:points="1506,778 0,778 0,0 3009,0 3009,778">
            <text:p/>
          </draw:polygon>
          <draw:path draw:style-name="gr3" draw:text-style-name="P7" draw:layer="layout" svg:width="0.375cm" svg:height="0.454cm" svg:x="15.331cm" svg:y="12.26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5.763cm" svg:y="12.26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16.259cm" svg:y="12.26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92cm" svg:height="0.447cm" svg:x="16.808cm" svg:y="12.26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7" draw:layer="layout" svg:width="0.317cm" svg:height="0.472cm" svg:x="17.379cm" svg:y="11.836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7" draw:layer="layout" svg:width="0.476cm" svg:height="0.477cm" svg:x="17.928cm" svg:y="12.217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115" draw:id="id115">
          <svg:title>TexMaths</svg:title>
          <svg:desc>28§display§\frac{d}{dx}( x^3)§svg§600§FALSE§</svg:desc>
          <draw:polygon draw:style-name="gr2" draw:text-style-name="P6" draw:layer="layout" svg:width="2.765cm" svg:height="1.936cm" svg:x="18.882cm" svg:y="11.384cm" svg:viewBox="0 0 2766 1937" draw:points="1384,1937 0,1937 0,0 2766,0 2766,1937">
            <text:p/>
          </draw:polygon>
          <draw:path draw:style-name="gr3" draw:text-style-name="P7" draw:layer="layout" svg:width="0.469cm" svg:height="0.696cm" svg:x="19.153cm" svg:y="11.33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8.833cm" svg:y="12.417cm" svg:viewBox="0 0 1077 43" draw:points="538,43 0,43 0,0 1077,0 1077,43">
            <text:p/>
          </draw:polygon>
          <draw:path draw:style-name="gr3" draw:text-style-name="P7" draw:layer="layout" svg:width="0.469cm" svg:height="0.696cm" svg:x="18.873cm" svg:y="12.67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373cm" svg:y="12.9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0.123cm" svg:y="11.94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20.437cm" svg:y="12.2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21.008cm" svg:y="11.82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23cm" svg:height="0.984cm" svg:x="21.469cm" svg:y="11.9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xml:id="id120" text:id="id120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3"><text:tab/></text:span><text:span text:style-name="T13">(2) We have, <text:s text:c="39"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 <text:s text:c="8"/></text:span></text:p>
          </draw:text-box>
        </draw:frame>
        <draw:g xml:id="id116" draw:id="id116">
          <svg:title>TexMaths</svg:title>
          <svg:desc>28§display§\frac{dy}{dx} = \frac{1}{2\sqrt{\sin x^3}} \times §svg§600§FALSE§</svg:desc>
          <draw:polygon draw:style-name="gr2" draw:text-style-name="P6" draw:layer="layout" svg:width="6.95cm" svg:height="2.168cm" svg:x="7.681cm" svg:y="0.985cm" svg:viewBox="0 0 6951 2169" draw:points="3476,2169 0,2169 0,0 6951,0 6951,2169">
            <text:p/>
          </draw:polygon>
          <draw:path draw:style-name="gr3" draw:text-style-name="P7" draw:layer="layout" svg:width="0.469cm" svg:height="0.696cm" svg:x="7.695cm" svg:y="0.936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8.194cm" svg:y="1.185cm" svg:viewBox="0 0 457 639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7.632cm" svg:y="2.018cm" svg:viewBox="0 0 1077 43" draw:points="537,43 0,43 0,0 1077,0 1077,43">
            <text:p/>
          </draw:polygon>
          <draw:path draw:style-name="gr3" draw:text-style-name="P7" draw:layer="layout" svg:width="0.469cm" svg:height="0.696cm" svg:x="7.672cm" svg:y="2.278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30-24-30-44 0-25 3-32 7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8.172cm" svg:y="2.52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153cm" svg:y="1.9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1.939cm" svg:y="0.9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69cm" svg:height="0.042cm" svg:x="10.254cm" svg:y="2.018cm" svg:viewBox="0 0 3691 43" draw:points="1845,43 0,43 0,0 3691,0 3691,43">
            <text:p/>
          </draw:polygon>
          <draw:path draw:style-name="gr3" draw:text-style-name="P7" draw:layer="layout" svg:width="0.393cm" svg:height="0.658cm" svg:x="10.304cm" svg:y="2.4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7" draw:layer="layout" svg:width="0.769cm" svg:height="0.985cm" svg:x="10.819cm" svg:y="2.215cm" svg:viewBox="0 0 770 986" svg:d="M311 883l-172-383c-7-16-14-16-16-16 0 0-7 0-16 7l-94 71c-13 9-13 14-13 16 0 4 2 11 9 11s25-13 34-22c6-5 22-16 31-23l195 426c6 16 13 16 22 16 14 0 16-5 25-18l448-928c6-15 6-18 6-20 0-11-9-20-20-20-9 0-15 4-22 20z">
            <text:p/>
          </draw:path>
          <draw:polygon draw:style-name="gr3" draw:text-style-name="P7" draw:layer="layout" svg:width="2.377cm" svg:height="0.042cm" svg:x="11.567cm" svg:y="2.215cm" svg:viewBox="0 0 2378 43" draw:points="1189,43 0,43 0,0 2378,0 2378,43">
            <text:p/>
          </draw:polygon>
          <draw:path draw:style-name="gr3" draw:text-style-name="P7" draw:layer="layout" svg:width="0.324cm" svg:height="0.454cm" svg:x="11.598cm" svg:y="2.677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988cm" svg:y="2.45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2.259cm" svg:y="2.68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2.967cm" svg:y="2.68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13.538cm" svg:y="2.3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8 0-18 0-22 3 0 0-7 0-7 9s7 9 18 9z">
            <text:p/>
          </draw:path>
          <draw:path draw:style-name="gr3" draw:text-style-name="P7" draw:layer="layout" svg:width="0.476cm" svg:height="0.476cm" svg:x="14.205cm" svg:y="1.801cm" svg:viewBox="0 0 477 477" svg:d="M240 211l-197-198c-14-11-16-13-23-13-11 0-20 9-20 20 0 7 2 9 13 20l198 197-198 200c-11 11-13 13-13 20 0 11 9 20 20 20 7 0 9-2 23-13l194-197 206 203c3 3 9 7 14 7 13 0 20-9 20-20 0-2 0-7-2-11-2-2-159-157-208-209l181-179c4-6 20-20 25-24 0-3 4-7 4-14 0-11-7-20-20-20-7 0-11 4-23 16z">
            <text:p/>
          </draw:path>
        </draw:g>
        <draw:g xml:id="id119" draw:id="id119">
          <svg:title>TexMaths</svg:title>
          <svg:desc>28§display§\therefore \ \frac{dy}{dx} = \frac{3x^2 \cos x^3}{2\sqrt{ \sin x^3}}§svg§600§FALSE§</svg:desc>
          <draw:polygon draw:style-name="gr2" draw:text-style-name="P6" draw:layer="layout" svg:width="8.047cm" svg:height="2.297cm" svg:x="6.45cm" svg:y="4.28cm" svg:viewBox="0 0 8048 2298" draw:points="4023,2298 0,2298 0,0 8048,0 8048,2298">
            <text:p/>
          </draw:polygon>
          <draw:path draw:style-name="gr3" draw:text-style-name="P7" draw:layer="layout" svg:width="0.597cm" svg:height="0.532cm" svg:x="6.43cm" svg:y="5.255cm" svg:viewBox="0 0 598 533" svg:d="M352 52c0-27-25-52-52-52-29 0-54 25-54 52 0 29 25 53 54 53 27 0 52-22 52-53zM598 479c0-26-22-51-51-51-30 0-54 25-54 51 0 30 24 54 54 54 29 0 51-24 51-54zM105 479c0-26-24-51-53-51-27 0-52 25-52 51 0 30 25 54 52 54 29 0 53-24 53-54z">
            <text:p/>
          </draw:path>
          <draw:path draw:style-name="gr3" draw:text-style-name="P7" draw:layer="layout" svg:width="0.469cm" svg:height="0.696cm" svg:x="7.839cm" svg:y="4.36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8.338cm" svg:y="4.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7.776cm" svg:y="5.445cm" svg:viewBox="0 0 1077 43" draw:points="538,43 0,43 0,0 1077,0 1077,43">
            <text:p/>
          </draw:polygon>
          <draw:path draw:style-name="gr3" draw:text-style-name="P7" draw:layer="layout" svg:width="0.469cm" svg:height="0.696cm" svg:x="7.816cm" svg:y="5.70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8.316cm" svg:y="5.95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97cm" svg:y="5.3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0.439cm" svg:y="4.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0.919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496cm" svg:y="4.23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5cm" svg:height="0.454cm" svg:x="12.092cm" svg:y="4.605cm" svg:viewBox="0 0 376 455" svg:d="M83 228c0-161 81-203 132-203 9 0 72 0 108 35-41 5-48 34-48 48 0 24 18 44 45 44s47-18 47-47c0-67-76-105-152-105-123 0-215 108-215 228 0 128 99 227 213 227 132 0 163-119 163-130 0-9-9-9-11-9-9 0-11 4-13 9-29 92-94 105-130 105-52 0-139-42-139-202z">
            <text:p/>
          </draw:path>
          <draw:path draw:style-name="gr3" draw:text-style-name="P7" draw:layer="layout" svg:width="0.438cm" svg:height="0.454cm" svg:x="12.524cm" svg:y="4.6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7" draw:layer="layout" svg:width="0.324cm" svg:height="0.454cm" svg:x="13.022cm" svg:y="4.605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92cm" svg:height="0.447cm" svg:x="13.568cm" svg:y="4.6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14.139cm" svg:y="4.23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  <draw:polygon draw:style-name="gr3" draw:text-style-name="P7" draw:layer="layout" svg:width="4.147cm" svg:height="0.042cm" svg:x="10.399cm" svg:y="5.445cm" svg:viewBox="0 0 4148 43" draw:points="2074,43 0,43 0,0 4148,0 4148,43">
            <text:p/>
          </draw:polygon>
          <draw:path draw:style-name="gr3" draw:text-style-name="P7" draw:layer="layout" svg:width="0.393cm" svg:height="0.658cm" svg:x="10.677cm" svg:y="5.88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4 9-94 9z">
            <text:p/>
          </draw:path>
          <draw:path draw:style-name="gr3" draw:text-style-name="P7" draw:layer="layout" svg:width="0.769cm" svg:height="0.985cm" svg:x="11.192cm" svg:y="5.642cm" svg:viewBox="0 0 770 986" svg:d="M311 883l-172-383c-7-16-14-16-16-16 0 0-7 0-15 7l-95 71c-13 9-13 14-13 16 0 4 2 11 9 11s25-13 34-22c6-5 22-16 33-23l193 426c6 16 13 16 22 16 14 0 16-5 25-18l448-928c6-15 6-18 6-20 0-11-8-20-20-20-9 0-15 4-22 20z">
            <text:p/>
          </draw:path>
          <draw:polygon draw:style-name="gr3" draw:text-style-name="P7" draw:layer="layout" svg:width="2.378cm" svg:height="0.042cm" svg:x="11.94cm" svg:y="5.642cm" svg:viewBox="0 0 2379 43" draw:points="1189,43 0,43 0,0 2379,0 2379,43">
            <text:p/>
          </draw:polygon>
          <draw:path draw:style-name="gr3" draw:text-style-name="P7" draw:layer="layout" svg:width="0.324cm" svg:height="0.454cm" svg:x="11.971cm" svg:y="6.102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2.361cm" svg:y="5.88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632cm" svg:y="6.10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92cm" svg:height="0.447cm" svg:x="13.34cm" svg:y="6.10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17cm" svg:height="0.472cm" svg:x="13.911cm" svg:y="5.801cm" svg:viewBox="0 0 318 473" svg:d="M152 228c54 0 92 39 92 113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 xml:id="id121" draw:id="id121">
          <svg:title>TexMaths</svg:title>
          <svg:desc>32§display§y = \cot^2 (x^3)§svg§600§FALSE§</svg:desc>
          <draw:polygon draw:style-name="gr2" draw:text-style-name="P6" draw:layer="layout" svg:width="5.894cm" svg:height="1.156cm" svg:x="8.45cm" svg:y="7.488cm" svg:viewBox="0 0 5895 1157" draw:points="2946,1157 0,1157 0,0 5895,0 5895,1157">
            <text:p/>
          </draw:polygon>
          <draw:path draw:style-name="gr3" draw:text-style-name="P7" draw:layer="layout" svg:width="0.521cm" svg:height="0.729cm" svg:x="8.427cm" svg:y="7.921cm" svg:viewBox="0 0 522 730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8-64 184-64 235 0 100 71 136 138 136 43 0 82-20 112-51-12 59-28 113-71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9.361cm" svg:y="8.006cm" svg:viewBox="0 0 750 266" svg:d="M712 46c17 0 38 0 38-23s-21-23-36-23h-676c-18 0-38 0-38 23s20 23 38 23zM714 266c15 0 36 0 36-23s-21-23-38-23h-674c-18 0-38 0-38 23s20 23 38 23z">
            <text:p/>
          </draw:path>
          <draw:path draw:style-name="gr3" draw:text-style-name="P7" draw:layer="layout" svg:width="0.429cm" svg:height="0.519cm" svg:x="10.523cm" svg:y="7.916cm" svg:viewBox="0 0 430 520" svg:d="M95 261c0-184 92-233 151-233 10 0 82 0 123 41-46 5-54 39-54 54 0 28 20 51 51 51s54-20 54-54c0-76-87-120-174-120-141 0-246 123-246 261 0 146 113 259 243 259 151 0 187-136 187-149 0-10-10-10-13-10-10 0-13 5-15 10-33 105-108 121-149 121-58 0-158-49-158-231z">
            <text:p/>
          </draw:path>
          <draw:path draw:style-name="gr3" draw:text-style-name="P7" draw:layer="layout" svg:width="0.501cm" svg:height="0.519cm" svg:x="11.015cm" svg:y="7.916cm" svg:viewBox="0 0 502 520" svg:d="M502 264c0-144-116-264-251-264-141 0-251 123-251 264 0 146 118 256 251 256 135 0 251-113 251-256zM251 492c-49 0-97-26-128-77-28-49-28-118-28-159 0-43 0-105 25-156 31-51 85-74 131-74 48 0 97 23 125 71 31 49 31 116 31 159 0 41 0 102-26 151-23 51-74 85-130 85z">
            <text:p/>
          </draw:path>
          <draw:path draw:style-name="gr3" draw:text-style-name="P7" draw:layer="layout" svg:width="0.352cm" svg:height="0.706cm" svg:x="11.568cm" svg:y="7.726cm" svg:viewBox="0 0 353 707" svg:d="M174 243h161v-36h-161v-207h-28c0 92-36 213-146 218v25h97v310c0 141 105 154 146 154 80 0 110-80 110-154v-64h-28v64c0 82-33 126-74 126-77 0-77-103-77-123z">
            <text:p/>
          </draw:path>
          <draw:path draw:style-name="gr3" draw:text-style-name="P7" draw:layer="layout" svg:width="0.35cm" svg:height="0.524cm" svg:x="12.033cm" svg:y="7.432cm" svg:viewBox="0 0 351 525" svg:d="M351 382h-28c-3 17-11 64-21 71-5 5-67 5-77 5h-146c82-74 110-94 159-133 59-46 113-95 113-171 0-95-85-154-187-154-97 0-164 69-164 141 0 41 33 46 41 46 20 0 43-15 43-44 0-12-5-41-46-41 23-56 77-74 116-74 79 0 120 62 120 126 0 69-49 123-74 153l-192 187c-8 8-8 10-8 31h328z">
            <text:p/>
          </draw:path>
          <draw:path draw:style-name="gr3" draw:text-style-name="P7" draw:layer="layout" svg:width="0.263cm" svg:height="1.126cm" svg:x="12.599cm" svg:y="7.575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2.957cm" svg:y="7.921cm" svg:viewBox="0 0 563 512" svg:d="M346 159c5-31 30-133 110-133 7 0 33 0 56 12-31 8-54 36-54 62 0 18 13 41 44 41 25 0 61-21 61-67 0-59-66-74-105-74-66 0-105 59-120 87-28-77-87-87-120-87-118 0-182 146-182 174 0 10 10 10 13 10 10 0 12 0 15-10 38-120 113-148 151-148 20 0 61 10 61 74 0 36-20 113-61 269-18 71-59 117-107 117-8 0-34 0-57-12 28-8 54-31 54-62 0-30-26-41-44-41-33 0-61 31-61 67 0 51 56 74 105 74 77 0 118-79 120-87 13 44 54 87 121 87 117 0 181-146 181-174 0-10-10-10-13-10-10 0-12 2-15 10-36 123-115 148-151 148-43 0-61-35-61-74 0-25 7-48 20-100z">
            <text:p/>
          </draw:path>
          <draw:path draw:style-name="gr3" draw:text-style-name="P7" draw:layer="layout" svg:width="0.362cm" svg:height="0.539cm" svg:x="13.61cm" svg:y="7.432cm" svg:viewBox="0 0 363 540" svg:d="M174 261c61 0 105 44 105 128 0 97-56 126-102 126-31 0-103-8-136-54 38-3 46-28 46-44 0-25-18-43-43-43-21 0-44 13-44 43 0 77 82 123 179 123 110 0 184-71 184-151 0-61-48-123-135-143 82-28 112-90 112-136 0-64-71-110-161-110-87 0-153 44-153 105 0 28 15 44 41 44 23 0 41-18 41-41 0-24-18-39-41-41 28-36 81-44 110-44 35 0 87 18 87 87 0 33-11 69-34 92-25 31-46 34-87 36-20 0-20 0-25 3 0 0-8 0-8 10s8 10 21 10z">
            <text:p/>
          </draw:path>
          <draw:path draw:style-name="gr3" draw:text-style-name="P7" draw:layer="layout" svg:width="0.263cm" svg:height="1.126cm" svg:x="14.137cm" svg:y="7.575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</draw:g>
        <draw:g xml:id="id122" draw:id="id122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845cm" svg:y="9.586cm" svg:viewBox="0 0 7168 695" draw:points="3584,695 0,695 0,0 7168,0 7168,695">
            <text:p/>
          </draw:polygon>
          <draw:path draw:style-name="gr3" draw:text-style-name="P7" draw:layer="layout" svg:width="0.757cm" svg:height="0.771cm" svg:x="7.827cm" svg:y="9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8.685cm" svg:y="9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989cm" svg:y="9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714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10.461cm" svg:y="9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1.36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985cm" svg:y="9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2.525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3.142cm" svg:y="9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3.618cm" svg:y="10.2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4.24cm" svg:y="9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949cm" svg:y="10.204cm" svg:viewBox="0 0 123 123" svg:d="M123 62c0-34-28-62-62-62-33 0-61 28-61 62 0 33 28 61 61 61 34 0 62-28 62-61z">
            <text:p/>
          </draw:path>
        </draw:g>
        <draw:g xml:id="id123" draw:id="id123">
          <svg:title>TexMaths</svg:title>
          <svg:desc>28§display§\frac{dy}{dx} = \frac{d}{dx}\left( \cot^2 (x^3) \right)§svg§600§FALSE§</svg:desc>
          <draw:polygon draw:style-name="gr2" draw:text-style-name="P6" draw:layer="layout" svg:width="8.157cm" svg:height="1.936cm" svg:x="7.779cm" svg:y="11.379cm" svg:viewBox="0 0 8158 1937" draw:points="4079,1937 0,1937 0,0 8158,0 8158,1937">
            <text:p/>
          </draw:polygon>
          <draw:path draw:style-name="gr3" draw:text-style-name="P7" draw:layer="layout" svg:width="0.469cm" svg:height="0.696cm" svg:x="7.79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2cm" svg:y="11.5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3cm" svg:y="12.412cm" svg:viewBox="0 0 1077 43" draw:points="538,43 0,43 0,0 1077,0 1077,43">
            <text:p/>
          </draw:polygon>
          <draw:path draw:style-name="gr3" draw:text-style-name="P7" draw:layer="layout" svg:width="0.469cm" svg:height="0.696cm" svg:x="7.77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7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1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3cm" svg:y="11.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0.353cm" svg:y="12.412cm" svg:viewBox="0 0 1077 43" draw:points="538,43 0,43 0,0 1077,0 1077,43">
            <text:p/>
          </draw:polygon>
          <draw:path draw:style-name="gr3" draw:text-style-name="P7" draw:layer="layout" svg:width="0.469cm" svg:height="0.696cm" svg:x="10.393cm" svg:y="12.6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3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11.859cm" svg:y="11.8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5cm" svg:height="0.454cm" svg:x="12.195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627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13.108cm" svg:y="12.0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306cm" svg:height="0.458cm" svg:x="13.516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4.011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4.325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14.896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5.35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59cm" svg:height="1.181cm" svg:x="15.727cm" svg:y="11.8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17" draw:id="id117">
          <svg:title>TexMaths</svg:title>
          <svg:desc>28§display§\cos x^3\times §svg§600§FALSE§</svg:desc>
          <draw:polygon draw:style-name="gr2" draw:text-style-name="P6" draw:layer="layout" svg:width="3.008cm" svg:height="0.777cm" svg:x="15.251cm" svg:y="1.486cm" svg:viewBox="0 0 3009 778" draw:points="1506,778 0,778 0,0 3009,0 3009,778">
            <text:p/>
          </draw:polygon>
          <draw:path draw:style-name="gr3" draw:text-style-name="P7" draw:layer="layout" svg:width="0.375cm" svg:height="0.454cm" svg:x="15.235cm" svg:y="1.861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5.667cm" svg:y="1.86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16.163cm" svg:y="1.861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92cm" svg:height="0.447cm" svg:x="16.712cm" svg:y="1.86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3-69 105-76 11 38 47 76 105 76 104 0 160-127 160-152 0-9-9-9-12-9-9 0-11 2-13 9-31 108-101 130-132 130-38 0-54-31-54-65 0-22 7-43 18-87z">
            <text:p/>
          </draw:path>
          <draw:path draw:style-name="gr3" draw:text-style-name="P7" draw:layer="layout" svg:width="0.317cm" svg:height="0.472cm" svg:x="17.283cm" svg:y="1.437cm" svg:viewBox="0 0 318 473" svg:d="M152 229c54 0 92 38 92 112 0 85-49 110-89 110-27 0-90-7-119-47 33-3 40-25 40-38 0-23-16-39-38-39-18 0-38 12-38 39 0 67 72 107 157 107 96 0 161-63 161-132 0-54-42-108-119-126 72-24 99-78 99-119 0-56-63-96-141-96-76 0-135 38-135 92 0 25 14 38 36 38 20 0 36-16 36-36s-16-33-36-36c25-31 72-38 97-38 31 0 76 16 76 76 0 30-11 61-29 81-23 27-41 29-77 32-17 0-17 0-22 2 0 0-7 0-7 9s7 9 18 9z">
            <text:p/>
          </draw:path>
          <draw:path draw:style-name="gr3" draw:text-style-name="P7" draw:layer="layout" svg:width="0.476cm" svg:height="0.477cm" svg:x="17.832cm" svg:y="1.818cm" svg:viewBox="0 0 477 478" svg:d="M240 211l-197-198c-14-11-16-13-23-13-11 0-20 9-20 20 0 7 2 9 13 20l198 198-198 199c-11 11-13 14-13 20 0 12 9 21 20 21 7 0 9-3 23-14l194-197 207 204c2 2 9 7 13 7 14 0 20-9 20-21 0-2 0-6-2-11-2-2-159-157-208-208l181-180c5-6 20-20 25-24 0-3 4-7 4-14 0-11-6-20-20-20-7 0-11 4-22 16z">
            <text:p/>
          </draw:path>
        </draw:g>
        <draw:g xml:id="id118" draw:id="id118">
          <svg:title>TexMaths</svg:title>
          <svg:desc>28§display§(3x^2)§svg§600§FALSE§</svg:desc>
          <draw:polygon draw:style-name="gr2" draw:text-style-name="P6" draw:layer="layout" svg:width="2.067cm" svg:height="1.012cm" svg:x="18.836cm" svg:y="1.485cm" svg:viewBox="0 0 2068 1013" draw:points="1033,1013 0,1013 0,0 2068,0 2068,1013">
            <text:p/>
          </draw:polygon>
          <draw:path draw:style-name="gr3" draw:text-style-name="P7" draw:layer="layout" svg:width="0.23cm" svg:height="0.985cm" svg:x="18.883cm" svg:y="1.56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9.21cm" svg:y="1.645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19.69cm" svg:y="1.8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3" draw:text-style-name="P7" draw:layer="layout" svg:width="0.306cm" svg:height="0.459cm" svg:x="20.267cm" svg:y="1.43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20.722cm" svg:y="1.562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20" smil:attributeName="visibility" smil:to="visible"/>
                  <anim:animate smil:dur="0.25s" smil:fill="hold" smil:targetElement="id120" smil:attributeName="width" smil:values="width*0.05;width" smil:keyTimes="0;1"/>
                  <anim:animate smil:dur="0.25s" smil:fill="hold" smil:targetElement="id120" smil:attributeName="height" smil:values="height;height" smil:keyTimes="0;1"/>
                  <anim:animate smil:dur="0.25s" smil:fill="hold" smil:targetElement="id120" smil:attributeName="x" smil:values="x-.2;x" smil:keyTimes="0;1"/>
                  <anim:animate smil:dur="0.25s" smil:fill="hold" smil:targetElement="id120" smil:attributeName="y" smil:values="y;y" smil:keyTimes="0;1"/>
                  <anim:transitionFilter smil:dur="0.25s" smil:targetElement="id12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24" draw:id="id124">
          <svg:title>TexMaths</svg:title>
          <svg:desc>28§display§\frac{dy}{dx} = \frac{d}{dx}\left( \cot^2 (x^3) \right) = \frac{d}{dx}\left[ \cot (x^3) \right]^2§svg§600§FALSE§</svg:desc>
          <draw:polygon draw:style-name="gr2" draw:text-style-name="P6" draw:layer="layout" svg:width="15.342cm" svg:height="1.936cm" svg:x="7.78cm" svg:y="0.879cm" svg:viewBox="0 0 15343 1937" draw:points="7672,1937 0,1937 0,0 15343,0 15343,1937">
            <text:p/>
          </draw:polygon>
          <draw:path draw:style-name="gr3" draw:text-style-name="P7" draw:layer="layout" svg:width="0.469cm" svg:height="0.696cm" svg:x="7.79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3cm" svg:y="1.0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31cm" svg:y="1.912cm" svg:viewBox="0 0 1077 43" draw:points="538,43 0,43 0,0 1077,0 1077,43">
            <text:p/>
          </draw:polygon>
          <draw:path draw:style-name="gr3" draw:text-style-name="P7" draw:layer="layout" svg:width="0.469cm" svg:height="0.696cm" svg:x="7.771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71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2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4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0.354cm" svg:y="1.912cm" svg:viewBox="0 0 1077 43" draw:points="538,43 0,43 0,0 1077,0 1077,43">
            <text:p/>
          </draw:polygon>
          <draw:path draw:style-name="gr3" draw:text-style-name="P7" draw:layer="layout" svg:width="0.469cm" svg:height="0.696cm" svg:x="10.394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4cm" svg:y="2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11.859cm" svg:y="1.3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75cm" svg:height="0.454cm" svg:x="12.195cm" svg:y="1.7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627cm" svg:y="1.7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13.109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306cm" svg:height="0.458cm" svg:x="13.517cm" svg:y="1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4.012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4.325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14.89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5.358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59cm" svg:height="1.181cm" svg:x="15.728cm" svg:y="1.3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655cm" svg:height="0.232cm" svg:x="16.464cm" svg:y="1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7.887cm" svg:y="0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7.566cm" svg:y="1.912cm" svg:viewBox="0 0 1077 43" draw:points="538,43 0,43 0,0 1077,0 1077,43">
            <text:p/>
          </draw:polygon>
          <draw:path draw:style-name="gr3" draw:text-style-name="P7" draw:layer="layout" svg:width="0.469cm" svg:height="0.696cm" svg:x="17.605cm" svg:y="2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8.106cm" svg:y="2.41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0.189cm" svg:height="1.181cm" svg:x="19.121cm" svg:y="1.343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19.365cm" svg:y="1.7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9.797cm" svg:y="1.7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08cm" svg:height="0.617cm" svg:x="20.281cm" svg:y="1.5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23cm" svg:height="0.984cm" svg:x="20.743cm" svg:y="1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21.056cm" svg:y="1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21.627cm" svg:y="1.3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22.087cm" svg:y="1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2.436cm" svg:y="1.343cm" svg:viewBox="0 0 190 1182" draw:points="190,1182 190,0 0,0 0,40 152,40 152,1142 0,1142 0,1182">
            <text:p/>
          </draw:polygon>
          <draw:path draw:style-name="gr3" draw:text-style-name="P7" draw:layer="layout" svg:width="0.306cm" svg:height="0.458cm" svg:x="22.866cm" svg:y="1.1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125" draw:id="id125">
          <svg:title>TexMaths</svg:title>
          <svg:desc>28§display§= 2\cot (x^3)\times§svg§600§FALSE§</svg:desc>
          <draw:polygon draw:style-name="gr2" draw:text-style-name="P16" draw:layer="layout" svg:width="5.298cm" svg:height="1.012cm" svg:x="9.234cm" svg:y="4.179cm" svg:viewBox="0 0 5299 1013" draw:points="2649,1013 0,1013 0,0 5299,0 5299,1013">
            <text:p/>
          </draw:polygon>
          <draw:path draw:style-name="gr3" draw:text-style-name="P17" draw:layer="layout" svg:width="0.655cm" svg:height="0.232cm" svg:x="9.241cm" svg:y="4.6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17" draw:layer="layout" svg:width="0.393cm" svg:height="0.658cm" svg:x="10.273cm" svg:y="4.3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17" draw:layer="layout" svg:width="0.375cm" svg:height="0.454cm" svg:x="10.914cm" svg:y="4.5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17" draw:layer="layout" svg:width="0.438cm" svg:height="0.454cm" svg:x="11.344cm" svg:y="4.5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17" draw:layer="layout" svg:width="0.308cm" svg:height="0.618cm" svg:x="11.827cm" svg:y="4.3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17" draw:layer="layout" svg:width="0.23cm" svg:height="0.985cm" svg:x="12.289cm" svg:y="4.2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17" draw:layer="layout" svg:width="0.492cm" svg:height="0.447cm" svg:x="12.602cm" svg:y="4.5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17" draw:layer="layout" svg:width="0.317cm" svg:height="0.472cm" svg:x="13.173cm" svg:y="4.1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-1-22 2 0 0-7 0-7 9s7 9 18 9z">
            <text:p/>
          </draw:path>
          <draw:path draw:style-name="gr3" draw:text-style-name="P17" draw:layer="layout" svg:width="0.23cm" svg:height="0.985cm" svg:x="13.632cm" svg:y="4.2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17" draw:layer="layout" svg:width="0.476cm" svg:height="0.477cm" svg:x="14.105cm" svg:y="4.5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27" draw:id="id127">
          <svg:title>TexMaths</svg:title>
          <svg:desc>28§display§= 2\cot (x^3) \times§svg§600§FALSE§</svg:desc>
          <draw:polygon draw:style-name="gr2" draw:text-style-name="P6" draw:layer="layout" svg:width="5.298cm" svg:height="1.012cm" svg:x="9.234cm" svg:y="6.879cm" svg:viewBox="0 0 5299 1013" draw:points="2649,1013 0,1013 0,0 5299,0 5299,1013">
            <text:p/>
          </draw:polygon>
          <draw:path draw:style-name="gr3" draw:text-style-name="P7" draw:layer="layout" svg:width="0.655cm" svg:height="0.232cm" svg:x="9.241cm" svg:y="7.3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0.273cm" svg:y="7.0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75cm" svg:height="0.454cm" svg:x="10.914cm" svg:y="7.254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7" draw:layer="layout" svg:width="0.438cm" svg:height="0.454cm" svg:x="11.344cm" svg:y="7.254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7" draw:layer="layout" svg:width="0.308cm" svg:height="0.618cm" svg:x="11.827cm" svg:y="7.088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23cm" svg:height="0.985cm" svg:x="12.289cm" svg:y="6.95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2.602cm" svg:y="7.25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7" draw:layer="layout" svg:width="0.317cm" svg:height="0.472cm" svg:x="13.173cm" svg:y="6.83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  <draw:path draw:style-name="gr3" draw:text-style-name="P7" draw:layer="layout" svg:width="0.23cm" svg:height="0.985cm" svg:x="13.632cm" svg:y="6.95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476cm" svg:height="0.477cm" svg:x="14.105cm" svg:y="7.211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3 16z">
            <text:p/>
          </draw:path>
        </draw:g>
        <draw:g xml:id="id130" draw:id="id130">
          <svg:title>TexMaths</svg:title>
          <svg:desc>28§display§= -2\cot (x^3) \text {cosec}^2(x^3) (3x^2)§svg§600§FALSE§</svg:desc>
          <draw:polygon draw:style-name="gr2" draw:text-style-name="P6" draw:layer="layout" svg:width="12.01cm" svg:height="1.012cm" svg:x="9.234cm" svg:y="9.379cm" svg:viewBox="0 0 12011 1013" draw:points="6005,1013 0,1013 0,0 12011,0 12011,1013">
            <text:p/>
          </draw:polygon>
          <draw:path draw:style-name="gr3" draw:text-style-name="P7" draw:layer="layout" svg:width="0.655cm" svg:height="0.232cm" svg:x="9.241cm" svg:y="9.8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10.305cm" svg:y="9.92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1.037cm" svg:y="9.53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375cm" svg:height="0.454cm" svg:x="11.678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2.11cm" svg:y="9.7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8cm" svg:x="12.594cm" svg:y="9.588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7" draw:layer="layout" svg:width="0.23cm" svg:height="0.985cm" svg:x="13.055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3.369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7" draw:layer="layout" svg:width="0.317cm" svg:height="0.472cm" svg:x="13.94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4.399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375cm" svg:height="0.454cm" svg:x="14.76cm" svg:y="9.75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5.19cm" svg:y="9.75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5.687cm" svg:y="9.75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6.07cm" svg:y="9.75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6.514cm" svg:y="9.754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6cm" svg:height="0.459cm" svg:x="16.962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17.45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7.771cm" svg:y="9.75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7" draw:layer="layout" svg:width="0.317cm" svg:height="0.472cm" svg:x="18.342cm" svg:y="9.3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8.80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23cm" svg:height="0.985cm" svg:x="19.227cm" svg:y="9.4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9.554cm" svg:y="9.539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20.033cm" svg:y="9.7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7" draw:layer="layout" svg:width="0.306cm" svg:height="0.459cm" svg:x="20.611cm" svg:y="9.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21.063cm" svg:y="9.45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131" draw:id="id131">
          <svg:title>TexMaths</svg:title>
          <svg:desc>28§display§\therefore \ \frac{dy}{dx} = -6x^2\cot (x^3) \text {cosec}^2(x^3)§svg§600§FALSE§</svg:desc>
          <draw:polygon draw:style-name="gr2" draw:text-style-name="P6" draw:layer="layout" svg:width="13.594cm" svg:height="1.936cm" svg:x="6.352cm" svg:y="11.379cm" svg:viewBox="0 0 13595 1937" draw:points="6799,1937 0,1937 0,0 13595,0 13595,1937">
            <text:p/>
          </draw:polygon>
          <draw:path draw:style-name="gr3" draw:text-style-name="P7" draw:layer="layout" svg:width="0.597cm" svg:height="0.532cm" svg:x="6.332cm" svg:y="12.221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69cm" svg:height="0.696cm" svg:x="7.741cm" svg:y="11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41cm" svg:y="11.579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678cm" svg:y="12.412cm" svg:viewBox="0 0 1077 43" draw:points="538,43 0,43 0,0 1077,0 1077,43">
            <text:p/>
          </draw:polygon>
          <draw:path draw:style-name="gr3" draw:text-style-name="P7" draw:layer="layout" svg:width="0.469cm" svg:height="0.696cm" svg:x="7.719cm" svg:y="12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18cm" svg:y="12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9.199cm" svg:y="12.3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10.266cm" svg:y="12.41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0.989cm" svg:y="12.024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7" draw:layer="layout" svg:width="0.492cm" svg:height="0.447cm" svg:x="11.469cm" svg:y="12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2.04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5cm" svg:height="0.454cm" svg:x="12.642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075cm" svg:y="12.2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13.556cm" svg:y="12.074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23cm" svg:height="0.984cm" svg:x="14.018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4.331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17cm" svg:height="0.472cm" svg:x="14.903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5.364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75cm" svg:height="0.454cm" svg:x="15.725cm" svg:y="12.237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155cm" svg:y="12.2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6.652cm" svg:y="12.23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7.035cm" svg:y="12.23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7.479cm" svg:y="12.237cm" svg:viewBox="0 0 376 455" svg:d="M83 228c0-161 81-203 132-203 9 0 72 0 108 35-43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306cm" svg:height="0.458cm" svg:x="17.927cm" svg:y="11.8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18.422cm" svg:y="11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8.736cm" svg:y="12.2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17cm" svg:height="0.472cm" svg:x="19.307cm" svg:y="11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23cm" svg:height="0.984cm" svg:x="19.768cm" svg:y="11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126" draw:id="id126">
          <svg:title>TexMaths</svg:title>
          <svg:desc>28§display§\frac{d}{dx}( \cot (x^3) ) §svg§600§FALSE§</svg:desc>
          <draw:polygon draw:style-name="gr2" draw:text-style-name="P6" draw:layer="layout" svg:width="4.845cm" svg:height="1.936cm" svg:x="15.284cm" svg:y="3.68cm" svg:viewBox="0 0 4846 1937" draw:points="2422,1937 0,1937 0,0 4846,0 4846,1937">
            <text:p/>
          </draw:polygon>
          <draw:path draw:style-name="gr3" draw:text-style-name="P7" draw:layer="layout" svg:width="0.47cm" svg:height="0.696cm" svg:x="15.555cm" svg:y="3.631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5.235cm" svg:y="4.713cm" svg:viewBox="0 0 1078 43" draw:points="538,43 0,43 0,0 1078,0 1078,43">
            <text:p/>
          </draw:polygon>
          <draw:path draw:style-name="gr3" draw:text-style-name="P7" draw:layer="layout" svg:width="0.47cm" svg:height="0.696cm" svg:x="15.275cm" svg:y="4.97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5.775cm" svg:y="5.21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23cm" svg:height="0.984cm" svg:x="16.526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75cm" svg:height="0.454cm" svg:x="16.844cm" svg:y="4.538cm" svg:viewBox="0 0 376 455" svg:d="M83 228c0-161 81-203 132-203 9 0 72 0 108 35-41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7.276cm" svg:y="4.538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08cm" svg:height="0.617cm" svg:x="17.76cm" svg:y="4.375cm" svg:viewBox="0 0 309 618" svg:d="M152 213h142v-32h-142v-181h-24c0 81-32 186-128 190v23h85v271c0 123 92 134 128 134 69 0 96-69 96-134v-56h-24v56c0 71-30 109-65 109-68 0-68-89-68-107z">
            <text:p/>
          </draw:path>
          <draw:path draw:style-name="gr3" draw:text-style-name="P7" draw:layer="layout" svg:width="0.23cm" svg:height="0.984cm" svg:x="18.222cm" svg:y="4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8.535cm" svg:y="4.545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317cm" svg:height="0.472cm" svg:x="19.107cm" svg:y="4.11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23cm" svg:height="0.984cm" svg:x="19.566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7" draw:layer="layout" svg:width="0.23cm" svg:height="0.984cm" svg:x="19.949cm" svg:y="4.242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</draw:g>
        <draw:g xml:id="id128" draw:id="id128">
          <svg:title>TexMaths</svg:title>
          <svg:desc>28§display§[ - \text {cosec}^2(x^3)] \times§svg§600§FALSE§</svg:desc>
          <draw:polygon draw:style-name="gr2" draw:text-style-name="P6" draw:layer="layout" svg:width="6.239cm" svg:height="1.012cm" svg:x="14.834cm" svg:y="6.879cm" svg:viewBox="0 0 6240 1013" draw:points="3121,1013 0,1013 0,0 6240,0 6240,1013">
            <text:p/>
          </draw:polygon>
          <draw:polygon draw:style-name="gr3" draw:text-style-name="P7" draw:layer="layout" svg:width="0.136cm" svg:height="0.985cm" svg:x="14.901cm" svg:y="6.956cm" svg:viewBox="0 0 137 986" draw:points="137,986 137,948 40,948 40,40 137,40 137,0 0,0 0,986">
            <text:p/>
          </draw:polygon>
          <draw:path draw:style-name="gr3" draw:text-style-name="P7" draw:layer="layout" svg:width="0.602cm" svg:height="0.042cm" svg:x="15.139cm" svg:y="7.429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5.858cm" svg:y="7.254cm" svg:viewBox="0 0 376 455" svg:d="M83 229c0-162 81-204 132-204 9 0 72 0 108 36-41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6.288cm" svg:y="7.25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6.785cm" svg:y="7.254cm" svg:viewBox="0 0 325 455" svg:d="M173 251c22 5 103 20 103 92 0 49-34 90-112 90-83 0-119-56-137-142-2-11-5-15-14-15-13 0-13 6-13 24v130c0 18 0 25 11 25 5 0 7-2 25-20 2-2 2-5 20-22 43 40 87 42 108 42 114 0 161-67 161-139 0-51-31-81-43-94-33-31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17.169cm" svg:y="7.254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17.612cm" svg:y="7.254cm" svg:viewBox="0 0 376 455" svg:d="M83 229c0-162 81-204 132-204 9 0 72 0 108 36-43 4-47 33-47 47 0 24 18 44 44 44 27 0 47-17 47-47 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306cm" svg:height="0.459cm" svg:x="18.06cm" svg:y="6.8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7" draw:layer="layout" svg:width="0.23cm" svg:height="0.985cm" svg:x="18.555cm" svg:y="6.95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8.869cm" svg:y="7.25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  <draw:path draw:style-name="gr3" draw:text-style-name="P7" draw:layer="layout" svg:width="0.317cm" svg:height="0.472cm" svg:x="19.44cm" svg:y="6.83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  <draw:path draw:style-name="gr3" draw:text-style-name="P7" draw:layer="layout" svg:width="0.23cm" svg:height="0.985cm" svg:x="19.902cm" svg:y="6.956cm" svg:viewBox="0 0 231 986" svg:d="M231 493c0-76-11-195-65-307-61-121-146-186-157-186-5 0-9 4-9 9 0 4 0 7 18 25 99 96 155 253 155 459 0 168-36 343-160 467-13 13-13 15-13 17 0 7 4 9 9 9 11 0 101-67 159-192 52-108 63-218 63-301z">
            <text:p/>
          </draw:path>
          <draw:polygon draw:style-name="gr3" draw:text-style-name="P7" draw:layer="layout" svg:width="0.136cm" svg:height="0.985cm" svg:x="20.249cm" svg:y="6.956cm" svg:viewBox="0 0 137 986" draw:points="137,0 0,0 0,40 96,40 96,948 0,948 0,986 137,986">
            <text:p/>
          </draw:polygon>
          <draw:path draw:style-name="gr3" draw:text-style-name="P7" draw:layer="layout" svg:width="0.476cm" svg:height="0.477cm" svg:x="20.646cm" svg:y="7.211cm" svg:viewBox="0 0 477 478" svg:d="M240 211l-197-198c-14-11-16-13-23-13-11 0-20 9-20 20 0 7 2 9 13 20l198 198-198 199c-11 11-13 14-13 20 0 12 9 21 20 21 7 0 9-3 23-14l194-197 207 204c2 2 9 7 13 7 13 0 20-9 20-21 0-2 0-6-2-11-2-2-159-157-208-208l181-180c5-6 20-20 25-24 0-3 4-7 4-14 0-11-7-20-20-20-7 0-11 4-22 16z">
            <text:p/>
          </draw:path>
        </draw:g>
        <draw:g xml:id="id129" draw:id="id129">
          <svg:title>TexMaths</svg:title>
          <svg:desc>28§display§\frac{d}{dx} (x^3) §svg§600§FALSE§</svg:desc>
          <draw:polygon draw:style-name="gr2" draw:text-style-name="P6" draw:layer="layout" svg:width="2.765cm" svg:height="1.936cm" svg:x="21.583cm" svg:y="6.379cm" svg:viewBox="0 0 2766 1937" draw:points="1384,1937 0,1937 0,0 2766,0 2766,1937">
            <text:p/>
          </draw:polygon>
          <draw:path draw:style-name="gr3" draw:text-style-name="P7" draw:layer="layout" svg:width="0.469cm" svg:height="0.696cm" svg:x="21.854cm" svg:y="6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1.534cm" svg:y="7.412cm" svg:viewBox="0 0 1077 43" draw:points="538,43 0,43 0,0 1077,0 1077,43">
            <text:p/>
          </draw:polygon>
          <draw:path draw:style-name="gr3" draw:text-style-name="P7" draw:layer="layout" svg:width="0.469cm" svg:height="0.696cm" svg:x="21.574cm" svg:y="7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2.074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2.82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23.138cm" svg:y="7.2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23.709cm" svg:y="6.81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23cm" svg:height="0.984cm" svg:x="24.1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8" draw:text-style-name="P8" draw:layer="layout" svg:width="26.4cm" svg:height="14.573cm" svg:x="0.8cm" svg:y="0.627cm" presentation:class="title" presentation:user-transformed="true">
          <draw:text-box>
            <text:p xml:id="id132" text:id="id132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3">(3) We have, <text:s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33" draw:id="id133">
          <svg:title>TexMaths</svg:title>
          <svg:desc>32§display§y = \log [\cos (x^5) ]§svg§600§FALSE§</svg:desc>
          <draw:polygon draw:style-name="gr2" draw:text-style-name="P6" draw:layer="layout" svg:width="7.453cm" svg:height="1.156cm" svg:x="7.949cm" svg:y="1.288cm" svg:viewBox="0 0 7454 1157" draw:points="3728,1157 0,1157 0,0 7454,0 7454,1157">
            <text:p/>
          </draw:polygon>
          <draw:path draw:style-name="gr3" draw:text-style-name="P7" draw:layer="layout" svg:width="0.521cm" svg:height="0.729cm" svg:x="7.926cm" svg:y="1.721cm" svg:viewBox="0 0 522 730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749cm" svg:height="0.265cm" svg:x="8.861cm" svg:y="1.80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252cm" svg:height="0.783cm" svg:x="10.02cm" svg:y="1.439cm" svg:viewBox="0 0 253 784" svg:d="M164 0l-164 13v36c79 0 90 7 90 61v586c0 52-13 52-90 52v36c38-3 97-3 125-3 29 0 85 0 128 3v-36c-76 0-89 0-89-52z">
            <text:p/>
          </draw:path>
          <draw:path draw:style-name="gr3" draw:text-style-name="P7" draw:layer="layout" svg:width="0.501cm" svg:height="0.519cm" svg:x="10.328cm" svg:y="1.716cm" svg:viewBox="0 0 502 520" svg:d="M502 264c0-144-115-264-251-264-141 0-251 123-251 264 0 146 118 256 251 256 136 0 251-113 251-256zM251 492c-49 0-97-26-128-77-28-49-28-118-28-159 0-43 0-105 25-156 31-51 85-74 131-74 49 0 97 23 128 71 28 49 28 116 28 159 0 41 0 102-25 151-24 51-75 85-131 85z">
            <text:p/>
          </draw:path>
          <draw:path draw:style-name="gr3" draw:text-style-name="P7" draw:layer="layout" svg:width="0.516cm" svg:height="0.744cm" svg:x="10.891cm" svg:y="1.711cm" svg:viewBox="0 0 517 745" svg:d="M220 318c-100 0-100-113-100-139 0-30 3-66 18-95 11-15 36-46 82-46 98 0 98 113 98 139 0 30 0 66-18 94-11 16-36 47-80 47zM87 361c0-5 0-31 21-54 43 34 89 36 112 36 105 0 182-77 182-164 0-43-18-84-46-110 41-38 82-43 102-43 3 0 8 0 11 0-13 5-18 18-18 30 0 21 15 34 33 34 10 0 33-8 33-34 0-20-15-56-59-56-23 0-71 8-120 54-46-39-95-41-118-41-105 0-184 77-184 164 0 51 25 92 54 117-16 16-36 54-36 93 0 35 15 79 51 99-69 21-105 70-105 116 0 79 113 143 251 143 133 0 251-59 251-146 0-41-18-97-74-130-62-31-126-31-195-31-28 0-77 0-84 0-36-5-62-41-62-77zM251 717c-115 0-192-56-192-115 0-54 43-95 92-98h67c97 0 225 0 225 98 0 59-82 115-192 115z">
            <text:p/>
          </draw:path>
          <draw:polygon draw:style-name="gr3" draw:text-style-name="P7" draw:layer="layout" svg:width="0.155cm" svg:height="1.126cm" svg:x="11.57cm" svg:y="1.375cm" svg:viewBox="0 0 156 1127" draw:points="156,1127 156,1083 46,1083 46,46 156,46 156,0 0,0 0,1127">
            <text:p/>
          </draw:polygon>
          <draw:path draw:style-name="gr3" draw:text-style-name="P7" draw:layer="layout" svg:width="0.429cm" svg:height="0.519cm" svg:x="11.787cm" svg:y="1.716cm" svg:viewBox="0 0 430 520" svg:d="M95 261c0-184 92-233 151-233 10 0 82 0 123 41-46 5-54 39-54 54 0 28 20 51 51 51s54-20 54-54c0-76-87-120-174-120-141 0-246 123-246 261 0 146 113 259 243 259 151 0 187-136 187-149 0-10-10-10-13-10-10 0-12 5-15 10-33 105-108 121-149 121-58 0-158-49-158-231z">
            <text:p/>
          </draw:path>
          <draw:path draw:style-name="gr3" draw:text-style-name="P7" draw:layer="layout" svg:width="0.501cm" svg:height="0.519cm" svg:x="12.281cm" svg:y="1.716cm" svg:viewBox="0 0 502 520" svg:d="M502 264c0-144-115-264-251-264-141 0-251 123-251 264 0 146 118 256 251 256 136 0 251-113 251-256zM251 492c-49 0-97-26-128-77-28-49-28-118-28-159 0-43 0-105 25-156 31-51 85-74 131-74 49 0 97 23 128 71 28 49 28 116 28 159 0 41 0 102-25 151-24 51-75 85-131 85z">
            <text:p/>
          </draw:path>
          <draw:path draw:style-name="gr3" draw:text-style-name="P7" draw:layer="layout" svg:width="0.37cm" svg:height="0.519cm" svg:x="12.85cm" svg:y="1.716cm" svg:viewBox="0 0 371 520" svg:d="M197 287c26 5 118 23 118 105 0 56-38 102-128 102-95 0-136-64-156-161-3-13-5-18-16-18-15 0-15 8-15 28v149c0 20 0 28 13 28 5 0 7-3 28-23 3-3 3-5 23-26 49 46 100 49 123 49 131 0 184-77 184-159 0-59-36-92-48-108-39-35-82-43-128-53-64-13-141-26-141-92 0-41 30-88 128-88 123 0 130 103 133 139 0 10 10 10 13 10 15 0 15-5 15-28v-113c0-20 0-28-13-28-5 0-7 0-23 13-2 5-15 15-20 18-41-31-90-31-105-31-138 0-182 77-182 138 0 41 18 72 49 98 35 28 69 35 148 51z">
            <text:p/>
          </draw:path>
          <draw:path draw:style-name="gr3" draw:text-style-name="P7" draw:layer="layout" svg:width="0.263cm" svg:height="1.126cm" svg:x="13.367cm" svg:y="1.375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62cm" svg:height="0.511cm" svg:x="13.726cm" svg:y="1.721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3-62 269-18 71-59 117-107 117-8 0-34 0-57-12 28-8 54-31 54-62 0-30-26-41-44-41-33 0-61 31-61 67 0 51 56 74 105 74 77 0 115-79 120-87 13 44 54 87 121 87 117 0 181-146 181-174 0-10-10-10-12-10-11 0-13 2-16 10-38 123-115 148-151 148-43 0-61-35-61-74 0-25 7-48 20-100z">
            <text:p/>
          </draw:path>
          <draw:path draw:style-name="gr3" draw:text-style-name="P7" draw:layer="layout" svg:width="0.35cm" svg:height="0.539cm" svg:x="14.386cm" svg:y="1.232cm" svg:viewBox="0 0 351 540" svg:d="M74 84c39 11 64 11 77 11 102 0 167-72 167-85 0-7-8-10-11-10-2 0-2 0-7 3-18 7-59 23-118 23-23 0-64-3-118-21-8-5-8-5-10-5-10 0-10 8-10 20v233c0 16 0 24 12 24 8 0 8 0 18-11 34-43 82-48 110-48 46 0 69 35 72 43 15 26 18 57 18 103 0 23 0 69-23 105-21 28-54 46-92 46-51 0-105-29-126-80 31 3 46-18 46-38 0-33-28-41-38-41-3 0-41 0-41 43 0 72 64 141 161 141 100 0 190-74 190-174 0-89-69-171-167-171-35 0-76 7-110 38z">
            <text:p/>
          </draw:path>
          <draw:path draw:style-name="gr3" draw:text-style-name="P7" draw:layer="layout" svg:width="0.263cm" svg:height="1.126cm" svg:x="14.906cm" svg:y="1.375cm" svg:viewBox="0 0 264 1127" svg:d="M264 563c0-87-13-222-75-350-69-139-166-213-179-213-5 0-10 5-10 10s0 8 20 28c113 111 177 290 177 525 0 192-41 392-182 533-15 15-15 18-15 20 0 8 5 11 10 11 13 0 115-77 182-221 59-122 72-248 72-343z">
            <text:p/>
          </draw:path>
          <draw:polygon draw:style-name="gr3" draw:text-style-name="P7" draw:layer="layout" svg:width="0.155cm" svg:height="1.126cm" svg:x="15.303cm" svg:y="1.375cm" svg:viewBox="0 0 156 1127" draw:points="156,0 0,0 0,46 110,46 110,1083 0,1083 0,1127 156,1127">
            <text:p/>
          </draw:polygon>
        </draw:g>
        <draw:g xml:id="id134" draw:id="id134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844cm" svg:y="3.086cm" svg:viewBox="0 0 7168 695" draw:points="3584,695 0,695 0,0 7168,0 7168,695">
            <text:p/>
          </draw:polygon>
          <draw:path draw:style-name="gr3" draw:text-style-name="P7" draw:layer="layout" svg:width="0.757cm" svg:height="0.771cm" svg:x="7.826cm" svg:y="3.0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8.684cm" svg:y="3.0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988cm" svg:y="3.0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9.713cm" svg:y="3.7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10.46cm" svg:y="3.3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1.359cm" svg:y="3.7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984cm" svg:y="3.3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2.524cm" svg:y="3.7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3.141cm" svg:y="3.1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3.617cm" svg:y="3.7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4.239cm" svg:y="3.3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948cm" svg:y="3.704cm" svg:viewBox="0 0 123 123" svg:d="M123 62c0-34-28-62-62-62-33 0-61 28-61 62 0 33 28 61 61 61 34 0 62-28 62-61z">
            <text:p/>
          </draw:path>
        </draw:g>
        <draw:g xml:id="id135" draw:id="id135">
          <svg:title>TexMaths</svg:title>
          <svg:desc>28§display§\frac{dy}{dx} = \frac{d}{dx}\left( \log [\cos (x^5) ] \right)§svg§600§FALSE§</svg:desc>
          <draw:polygon draw:style-name="gr2" draw:text-style-name="P6" draw:layer="layout" svg:width="9.536cm" svg:height="1.936cm" svg:x="7.778cm" svg:y="4.579cm" svg:viewBox="0 0 9537 1937" draw:points="4769,1937 0,1937 0,0 9537,0 9537,1937">
            <text:p/>
          </draw:polygon>
          <draw:path draw:style-name="gr3" draw:text-style-name="P7" draw:layer="layout" svg:width="0.469cm" svg:height="0.696cm" svg:x="7.792cm" svg:y="4.5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1cm" svg:y="4.7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29cm" svg:y="5.612cm" svg:viewBox="0 0 1077 43" draw:points="538,43 0,43 0,0 1077,0 1077,43">
            <text:p/>
          </draw:polygon>
          <draw:path draw:style-name="gr3" draw:text-style-name="P7" draw:layer="layout" svg:width="0.469cm" svg:height="0.696cm" svg:x="7.769cm" svg:y="5.8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69cm" svg:y="6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cm" svg:y="5.5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672cm" svg:y="4.5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0.352cm" svg:y="5.612cm" svg:viewBox="0 0 1077 43" draw:points="538,43 0,43 0,0 1077,0 1077,43">
            <text:p/>
          </draw:polygon>
          <draw:path draw:style-name="gr3" draw:text-style-name="P7" draw:layer="layout" svg:width="0.469cm" svg:height="0.696cm" svg:x="10.392cm" svg:y="5.8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892cm" svg:y="6.1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59cm" svg:height="1.181cm" svg:x="11.857cm" svg:y="5.043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221cm" svg:height="0.684cm" svg:x="12.191cm" svg:y="5.19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46cm" svg:y="5.437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51cm" svg:height="0.651cm" svg:x="12.952cm" svg:y="5.4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olygon draw:style-name="gr3" draw:text-style-name="P7" draw:layer="layout" svg:width="0.136cm" svg:height="0.984cm" svg:x="13.546cm" svg:y="5.141cm" svg:viewBox="0 0 137 985" draw:points="137,985 137,947 40,947 40,40 137,40 137,0 0,0 0,985">
            <text:p/>
          </draw:polygon>
          <draw:path draw:style-name="gr3" draw:text-style-name="P7" draw:layer="layout" svg:width="0.375cm" svg:height="0.454cm" svg:x="13.736cm" svg:y="5.437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4.169cm" svg:y="5.4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4.666cm" svg:y="5.43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3cm" svg:height="0.984cm" svg:x="15.118cm" svg:y="5.1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5.432cm" svg:y="5.4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72cm" svg:x="16.01cm" svg:y="5.016cm" svg:viewBox="0 0 307 473" svg:d="M65 74c34 9 56 9 67 9 90 0 146-63 146-74 0-7-7-9-9-9s-2 0-7 2c-16 7-51 20-103 20-20 0-56-2-103-18-7-4-7-4-9-4-9 0-9 7-9 18v204c0 13 0 20 11 20 7 0 7 0 16-9 29-38 72-43 96-43 41 0 61 32 63 38 13 23 16 50 16 90 0 20 0 60-20 92-18 24-48 40-81 40-45 0-92-24-110-69 27 2 40-16 40-34 0-29-24-36-33-36-2 0-36 0-36 38 0 63 56 124 141 124 87 0 166-65 166-153 0-78-61-150-146-150-31 0-67 7-96 34z">
            <text:p/>
          </draw:path>
          <draw:path draw:style-name="gr3" draw:text-style-name="P7" draw:layer="layout" svg:width="0.23cm" svg:height="0.984cm" svg:x="16.464cm" svg:y="5.1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6.812cm" svg:y="5.141cm" svg:viewBox="0 0 137 985" draw:points="137,0 0,0 0,40 96,40 96,947 0,947 0,985 137,985">
            <text:p/>
          </draw:polygon>
          <draw:path draw:style-name="gr3" draw:text-style-name="P7" draw:layer="layout" svg:width="0.259cm" svg:height="1.181cm" svg:x="17.107cm" svg:y="5.043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36" draw:id="id136">
          <svg:title>TexMaths</svg:title>
          <svg:desc>28§display§= \frac{1}{\cos (x^5)}\times§svg§600§FALSE§</svg:desc>
          <draw:polygon draw:style-name="gr2" draw:text-style-name="P6" draw:layer="layout" svg:width="4.884cm" svg:height="2.146cm" svg:x="9.231cm" svg:y="7.181cm" svg:viewBox="0 0 4885 2147" draw:points="2441,2147 0,2147 0,0 4885,0 4885,2147">
            <text:p/>
          </draw:polygon>
          <draw:path draw:style-name="gr3" draw:text-style-name="P7" draw:layer="layout" svg:width="0.655cm" svg:height="0.232cm" svg:x="9.238cm" svg:y="8.0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1.724cm" svg:y="7.132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3.088cm" svg:height="0.042cm" svg:x="10.337cm" svg:y="8.188cm" svg:viewBox="0 0 3089 43" draw:points="1545,43 0,43 0,0 3089,0 3089,43">
            <text:p/>
          </draw:polygon>
          <draw:path draw:style-name="gr3" draw:text-style-name="P7" draw:layer="layout" svg:width="0.375cm" svg:height="0.454cm" svg:x="10.371cm" svg:y="8.688cm" svg:viewBox="0 0 376 455" svg:d="M83 229c0-162 80-204 132-204 9 0 72 0 108 36-41 4-48 33-48 47 0 24 18 44 45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0.803cm" svg:y="8.688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11.3cm" svg:y="8.688cm" svg:viewBox="0 0 325 455" svg:d="M172 251c23 5 103 20 103 92 0 49-33 90-112 90-82 0-118-56-136-142-2-11-5-15-14-15-13 0-13 6-13 24v130c0 18 0 25 11 25 5 0 7-2 25-20 2-2 2-5 20-23 43 41 87 43 107 43 115 0 162-67 162-139 0-52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11.753cm" svg:y="8.392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3" draw:text-style-name="P7" draw:layer="layout" svg:width="0.492cm" svg:height="0.447cm" svg:x="12.066cm" svg:y="8.6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7" draw:layer="layout" svg:width="0.306cm" svg:height="0.472cm" svg:x="12.644cm" svg:y="8.387cm" svg:viewBox="0 0 307 473" svg:d="M65 74c34 9 56 9 67 9 90 0 146-63 146-74 0-7-7-9-9-9s-2 0-7 2c-16 7-51 20-103 20-20 0-56-2-103-18-7-4-7-4-9-4-9 0-9 7-9 18v204c0 13 0 20 11 20 7 0 7 0 16-9 29-38 72-42 96-42 41 0 61 31 63 38 13 22 16 49 16 89 0 20 0 61-21 92-17 25-47 41-80 41-45 0-92-25-110-70 27 2 40-16 40-34 0-29-24-35-33-35-2 0-36 0-36 38 0 62 56 123 141 123 87 0 166-65 166-152 0-79-61-151-146-151-31 0-67 7-96 34z">
            <text:p/>
          </draw:path>
          <draw:path draw:style-name="gr3" draw:text-style-name="P7" draw:layer="layout" svg:width="0.23cm" svg:height="0.985cm" svg:x="13.099cm" svg:y="8.39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476cm" svg:height="0.476cm" svg:x="13.688cm" svg:y="7.97cm" svg:viewBox="0 0 477 477" svg:d="M240 211l-197-198c-14-11-16-13-23-13-11 0-20 9-20 20 0 7 2 9 13 20l198 198-198 199c-11 11-13 14-13 20 0 11 9 20 20 20 7 0 9-2 23-13l194-197 206 204c3 2 9 6 14 6 13 0 20-9 20-20 0-2 0-6-2-11-2-2-159-157-208-208l181-180c4-6 20-20 25-24 0-3 4-7 4-14 0-11-7-20-20-20-7 0-11 4-23 16z">
            <text:p/>
          </draw:path>
        </draw:g>
        <draw:g xml:id="id138" draw:id="id138">
          <svg:title>TexMaths</svg:title>
          <svg:desc>28§display§= \frac{1}{\cos (x^5)} \times§svg§600§FALSE§</svg:desc>
          <draw:polygon draw:style-name="gr2" draw:text-style-name="P6" draw:layer="layout" svg:width="4.884cm" svg:height="2.146cm" svg:x="9.23cm" svg:y="9.984cm" svg:viewBox="0 0 4885 2147" draw:points="2441,2147 0,2147 0,0 4885,0 4885,2147">
            <text:p/>
          </draw:polygon>
          <draw:path draw:style-name="gr3" draw:text-style-name="P7" draw:layer="layout" svg:width="0.655cm" svg:height="0.232cm" svg:x="9.237cm" svg:y="10.89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1.723cm" svg:y="9.935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7" draw:layer="layout" svg:width="3.088cm" svg:height="0.042cm" svg:x="10.336cm" svg:y="10.991cm" svg:viewBox="0 0 3089 43" draw:points="1545,43 0,43 0,0 3089,0 3089,43">
            <text:p/>
          </draw:polygon>
          <draw:path draw:style-name="gr3" draw:text-style-name="P7" draw:layer="layout" svg:width="0.375cm" svg:height="0.454cm" svg:x="10.37cm" svg:y="11.491cm" svg:viewBox="0 0 376 455" svg:d="M83 229c0-162 80-204 132-204 9 0 72 0 108 36-41 4-48 33-48 47 0 24 18 44 45 44s47-18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0.802cm" svg:y="11.491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11.299cm" svg:y="11.491cm" svg:viewBox="0 0 325 455" svg:d="M172 251c23 5 103 20 103 92 0 49-33 90-112 90-82 0-118-56-136-142-2-11-5-15-14-15-13 0-13 6-13 24v130c0 18 0 25 11 25 5 0 7-2 25-20 2-2 2-5 20-23 43 41 87 43 107 43 115 0 162-67 162-139 0-52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11.752cm" svg:y="11.195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3" draw:text-style-name="P7" draw:layer="layout" svg:width="0.492cm" svg:height="0.447cm" svg:x="12.065cm" svg:y="11.49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7" draw:layer="layout" svg:width="0.306cm" svg:height="0.472cm" svg:x="12.643cm" svg:y="11.19cm" svg:viewBox="0 0 307 473" svg:d="M65 74c34 9 56 9 67 9 90 0 146-63 146-74 0-7-7-9-9-9s-2 0-7 2c-16 7-51 20-103 20-20 0-56-2-103-18-7-4-7-4-9-4-9 0-9 7-9 18v204c0 13 0 20 11 20 7 0 7 0 16-9 29-38 72-42 96-42 41 0 61 31 63 38 13 22 16 49 16 89 0 20 0 61-21 92-17 25-47 41-80 41-45 0-92-25-110-70 27 2 40-16 40-34 0-29-24-35-33-35-2 0-36 0-36 38 0 62 56 123 141 123 87 0 166-65 166-152 0-79-61-151-146-151-31 0-67 7-96 34z">
            <text:p/>
          </draw:path>
          <draw:path draw:style-name="gr3" draw:text-style-name="P7" draw:layer="layout" svg:width="0.23cm" svg:height="0.985cm" svg:x="13.098cm" svg:y="11.19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7" draw:layer="layout" svg:width="0.476cm" svg:height="0.476cm" svg:x="13.687cm" svg:y="10.773cm" svg:viewBox="0 0 477 477" svg:d="M240 211l-197-198c-14-11-16-13-23-13-11 0-20 9-20 20 0 7 2 9 13 20l198 198-198 199c-11 11-13 14-13 20 0 11 9 20 20 20 7 0 9-2 23-13l194-197 206 204c3 2 9 6 14 6 13 0 20-9 20-20 0-2 0-6-2-11-2-2-159-157-208-208l181-180c4-6 20-20 25-24 0-3 4-7 4-14 0-11-7-20-20-20-7 0-11 4-23 16z">
            <text:p/>
          </draw:path>
        </draw:g>
        <draw:g xml:id="id142" draw:id="id142">
          <svg:title>TexMaths</svg:title>
          <svg:desc>28§display§\frac{dy}{dx} = -\tan (x^5) \times§svg§600§FALSE§</svg:desc>
          <draw:polygon draw:style-name="gr2" draw:text-style-name="P6" draw:layer="layout" svg:width="7.146cm" svg:height="1.936cm" svg:x="7.781cm" svg:y="12.679cm" svg:viewBox="0 0 7147 1937" draw:points="3575,1937 0,1937 0,0 7147,0 7147,1937">
            <text:p/>
          </draw:polygon>
          <draw:path draw:style-name="gr3" draw:text-style-name="P7" draw:layer="layout" svg:width="0.469cm" svg:height="0.696cm" svg:x="7.795cm" svg:y="12.63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8.294cm" svg:y="12.8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732cm" svg:y="13.712cm" svg:viewBox="0 0 1077 43" draw:points="538,43 0,43 0,0 1077,0 1077,43">
            <text:p/>
          </draw:polygon>
          <draw:path draw:style-name="gr3" draw:text-style-name="P7" draw:layer="layout" svg:width="0.469cm" svg:height="0.696cm" svg:x="7.772cm" svg:y="13.971cm" svg:viewBox="0 0 470 697" svg:d="M470 11c0-2 0-11-13-11-14 0-108 9-125 11-7 0-14 5-14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272cm" svg:y="14.2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9.253cm" svg:y="13.6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10.319cm" svg:y="13.712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1.186cm" svg:y="13.374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1.589cm" svg:y="13.537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2.073cm" svg:y="13.544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3cm" svg:height="0.984cm" svg:x="12.684cm" svg:y="13.2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2.998cm" svg:y="13.5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72cm" svg:x="13.576cm" svg:y="13.116cm" svg:viewBox="0 0 307 473" svg:d="M65 74c34 9 56 9 67 9 90 0 146-63 146-74 0-7-7-9-9-9s-2 0-7 2c-16 7-51 20-103 20-20 0-56-2-103-18-7-4-7-4-9-4-9 0-9 7-9 18v204c0 13 0 20 11 20 7 0 7 0 16-9 29-38 72-43 96-43 41 0 61 32 63 38 13 23 16 50 16 90 0 20 0 60-20 92-18 24-48 40-81 40-45 0-92-24-110-69 27 2 40-16 40-34 0-29-24-36-33-36-2 0-36 0-36 38 0 63 56 124 141 124 87 0 166-65 166-153 0-78-61-150-146-150-31 0-67 7-96 34z">
            <text:p/>
          </draw:path>
          <draw:path draw:style-name="gr3" draw:text-style-name="P7" draw:layer="layout" svg:width="0.23cm" svg:height="0.984cm" svg:x="14.031cm" svg:y="13.2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476cm" svg:height="0.476cm" svg:x="14.501cm" svg:y="13.494cm" svg:viewBox="0 0 477 477" svg:d="M240 211l-197-198c-14-11-16-13-23-13-11 0-20 9-20 20 0 7 2 9 13 20l198 197-198 200c-11 11-13 13-13 20 0 11 9 20 20 20 7 0 9-2 23-13l194-197 206 203c3 3 9 7 14 7 13 0 20-9 20-20 0-2 0-7-2-11-2-3-159-157-208-209l181-179c4-6 20-20 25-24 0-3 4-7 4-14 0-11-7-20-20-20-7 0-11 4-22 16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6" draw:layer="layout" svg:width="0.528cm" svg:height="0.433cm" svg:x="5.445cm" svg:y="13.581cm" svg:viewBox="0 0 529 434" draw:points="265,434 0,434 0,0 529,0 529,434">
            <text:p/>
          </draw:polygon>
          <draw:path draw:style-name="gr3" draw:text-style-name="P7" draw:layer="layout" svg:width="0.598cm" svg:height="0.531cm" svg:x="5.425cm" svg:y="13.5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7" draw:id="id137">
          <svg:title>TexMaths</svg:title>
          <svg:desc>28§display§\frac{d}{dx}\left[ \cos (x^5) \right]§svg§600§FALSE§</svg:desc>
          <draw:polygon draw:style-name="gr2" draw:text-style-name="P6" draw:layer="layout" svg:width="4.968cm" svg:height="1.936cm" svg:x="14.581cm" svg:y="7.182cm" svg:viewBox="0 0 4969 1937" draw:points="2484,1937 0,1937 0,0 4969,0 4969,1937">
            <text:p/>
          </draw:polygon>
          <draw:path draw:style-name="gr3" draw:text-style-name="P7" draw:layer="layout" svg:width="0.469cm" svg:height="0.696cm" svg:x="14.852cm" svg:y="7.1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4.532cm" svg:y="8.215cm" svg:viewBox="0 0 1078 43" draw:points="538,43 0,43 0,0 1078,0 1078,43">
            <text:p/>
          </draw:polygon>
          <draw:path draw:style-name="gr3" draw:text-style-name="P7" draw:layer="layout" svg:width="0.469cm" svg:height="0.696cm" svg:x="14.572cm" svg:y="8.4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5.072cm" svg:y="8.7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89cm" svg:height="1.181cm" svg:x="16.087cm" svg:y="7.646cm" svg:viewBox="0 0 190 1182" draw:points="0,1182 190,1182 190,1142 40,1142 40,40 190,40 190,0 0,0">
            <text:p/>
          </draw:polygon>
          <draw:path draw:style-name="gr3" draw:text-style-name="P7" draw:layer="layout" svg:width="0.375cm" svg:height="0.454cm" svg:x="16.333cm" svg:y="8.04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763cm" svg:y="8.0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7.261cm" svg:y="8.0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3cm" svg:height="0.984cm" svg:x="17.713cm" svg:y="7.7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18.029cm" svg:y="8.0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306cm" svg:height="0.472cm" svg:x="18.605cm" svg:y="7.619cm" svg:viewBox="0 0 307 473" svg:d="M63 74c36 9 58 9 69 9 90 0 146-63 146-74 0-7-7-9-9-9s-2 0-7 2c-16 7-51 20-103 20-20 0-56-2-103-18-7-4-7-4-9-4-9 0-9 7-9 18v204c0 13 0 20 11 20 7 0 7 0 14-9 31-38 74-43 98-43 41 0 59 32 63 38 13 23 16 50 16 90 0 20 0 60-20 92-18 24-48 40-81 40-45 0-92-24-110-69 27 2 40-16 40-34 0-29-24-36-35-36 0 0-34 0-34 38 0 63 56 124 141 124 87 0 166-65 166-153 0-78-61-150-146-150-31 0-67 7-98 34z">
            <text:p/>
          </draw:path>
          <draw:path draw:style-name="gr3" draw:text-style-name="P7" draw:layer="layout" svg:width="0.23cm" svg:height="0.984cm" svg:x="19.059cm" svg:y="7.7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9.407cm" svg:y="7.646cm" svg:viewBox="0 0 190 1182" draw:points="190,1182 190,0 0,0 0,40 152,40 152,1142 0,1142 0,1182">
            <text:p/>
          </draw:polygon>
        </draw:g>
        <draw:g xml:id="id139" draw:id="id139">
          <svg:title>TexMaths</svg:title>
          <svg:desc>28§display§ [ - \sin (x^5) ]\times§svg§600§FALSE§</svg:desc>
          <draw:polygon draw:style-name="gr2" draw:text-style-name="P6" draw:layer="layout" svg:width="4.976cm" svg:height="1.012cm" svg:x="14.531cm" svg:y="10.486cm" svg:viewBox="0 0 4977 1013" draw:points="2488,1013 0,1013 0,0 4977,0 4977,1013">
            <text:p/>
          </draw:polygon>
          <draw:polygon draw:style-name="gr3" draw:text-style-name="P7" draw:layer="layout" svg:width="0.136cm" svg:height="0.985cm" svg:x="14.598cm" svg:y="10.563cm" svg:viewBox="0 0 137 986" draw:points="137,986 137,948 40,948 40,40 137,40 137,0 0,0 0,986">
            <text:p/>
          </draw:polygon>
          <draw:path draw:style-name="gr3" draw:text-style-name="P7" draw:layer="layout" svg:width="0.601cm" svg:height="0.042cm" svg:x="14.836cm" svg:y="11.036cm" svg:viewBox="0 0 602 43" svg:d="M569 43c16 0 33 0 33-23 0-20-17-20-33-20h-535c-16 0-34 0-34 20 0 23 18 23 34 23z">
            <text:p/>
          </draw:path>
          <draw:path draw:style-name="gr3" draw:text-style-name="P7" draw:layer="layout" svg:width="0.324cm" svg:height="0.454cm" svg:x="15.716cm" svg:y="10.861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16.106cm" svg:y="10.643cm" svg:viewBox="0 0 213 661" svg:d="M143 224l-139 11v32c65 0 74 4 74 54v264c0 45-11 45-78 45v31c31-2 85-2 110-2 33 0 69 0 103 2v-31c-65 0-70-4-70-43zM148 52c0-32-25-52-54-52-31 0-51 27-51 52 0 26 20 53 51 53 29 0 54-22 54-53z">
            <text:p/>
          </draw:path>
          <draw:path draw:style-name="gr3" draw:text-style-name="P7" draw:layer="layout" svg:width="0.496cm" svg:height="0.436cm" svg:x="16.377cm" svg:y="10.86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23cm" svg:height="0.985cm" svg:x="16.99cm" svg:y="10.56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7.304cm" svg:y="10.86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7" draw:layer="layout" svg:width="0.306cm" svg:height="0.472cm" svg:x="17.882cm" svg:y="10.437cm" svg:viewBox="0 0 307 473" svg:d="M65 74c34 9 56 9 67 9 90 0 146-63 146-74 0-7-7-9-9-9s-2 0-7 2c-16 7-51 20-103 20-20 0-56-2-103-18-7-4-7-4-9-4-9 0-9 7-9 18v204c0 13 0 20 11 20 7 0 7 0 16-9 29-38 72-42 96-42 41 0 61 31 63 38 13 22 16 49 16 89 0 21 0 61-21 92-17 25-47 41-80 41-45 0-92-25-110-70 27 2 40-16 40-33 0-30-24-36-33-36-2 0-36 0-36 38 0 63 56 123 141 123 87 0 166-65 166-152 0-79-61-151-146-151-31 0-67 7-96 34z">
            <text:p/>
          </draw:path>
          <draw:path draw:style-name="gr3" draw:text-style-name="P7" draw:layer="layout" svg:width="0.23cm" svg:height="0.985cm" svg:x="18.334cm" svg:y="10.56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8.683cm" svg:y="10.563cm" svg:viewBox="0 0 137 986" draw:points="137,0 0,0 0,40 96,40 96,948 0,948 0,986 137,986">
            <text:p/>
          </draw:polygon>
          <draw:path draw:style-name="gr3" draw:text-style-name="P7" draw:layer="layout" svg:width="0.476cm" svg:height="0.477cm" svg:x="19.08cm" svg:y="10.818cm" svg:viewBox="0 0 477 478" svg:d="M240 211l-197-198c-14-11-16-13-23-13-11 0-20 9-20 20 0 7 2 9 13 20l198 198-198 199c-11 11-13 14-13 20 0 12 9 21 20 21 7 0 9-3 23-14l194-197 206 204c3 2 9 7 14 7 13 0 20-9 20-21 0-2 0-6-2-11-2-2-159-157-208-208l181-180c4-6 20-20 25-24 0-3 4-7 4-14 0-11-7-20-20-20-7 0-11 4-22 16z">
            <text:p/>
          </draw:path>
        </draw:g>
        <draw:g xml:id="id140" draw:id="id140">
          <svg:title>TexMaths</svg:title>
          <svg:desc>28§display§\frac{d}{dx}\left(x^5 \right)§svg§600§FALSE§</svg:desc>
          <draw:polygon draw:style-name="gr2" draw:text-style-name="P6" draw:layer="layout" svg:width="3.014cm" svg:height="1.936cm" svg:x="20.18cm" svg:y="9.985cm" svg:viewBox="0 0 3015 1937" draw:points="1508,1937 0,1937 0,0 3015,0 3015,1937">
            <text:p/>
          </draw:polygon>
          <draw:path draw:style-name="gr3" draw:text-style-name="P7" draw:layer="layout" svg:width="0.469cm" svg:height="0.696cm" svg:x="20.451cm" svg:y="9.93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0.131cm" svg:y="11.018cm" svg:viewBox="0 0 1077 43" draw:points="538,43 0,43 0,0 1077,0 1077,43">
            <text:p/>
          </draw:polygon>
          <draw:path draw:style-name="gr3" draw:text-style-name="P7" draw:layer="layout" svg:width="0.469cm" svg:height="0.696cm" svg:x="20.171cm" svg:y="11.27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0.671cm" svg:y="11.5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59cm" svg:height="1.181cm" svg:x="21.636cm" svg:y="10.449cm" svg:viewBox="0 0 260 1182" svg:d="M260 1171c0-2-2-4-5-9-44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492cm" svg:height="0.447cm" svg:x="21.968cm" svg:y="10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306cm" svg:height="0.472cm" svg:x="22.546cm" svg:y="10.422cm" svg:viewBox="0 0 307 473" svg:d="M63 74c36 9 58 9 69 9 90 0 146-63 146-74 0-7-7-9-9-9s-2 0-7 2c-16 7-51 20-103 20-20 0-56-2-103-18-7-4-7-4-9-4-9 0-9 7-9 18v204c0 13 0 20 11 20 7 0 7 0 14-9 31-38 74-43 98-43 41 0 59 32 63 38 13 23 16 50 16 90 0 20 0 60-20 92-18 24-48 40-81 40-45 0-92-24-110-69 27 2 40-16 40-34 0-29-24-36-35-36 0 0-34 0-34 38 0 63 56 124 141 124 87 0 166-65 166-153 0-78-61-150-146-150-31 0-67 7-98 34z">
            <text:p/>
          </draw:path>
          <draw:path draw:style-name="gr3" draw:text-style-name="P7" draw:layer="layout" svg:width="0.259cm" svg:height="1.181cm" svg:x="22.987cm" svg:y="10.449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43" draw:id="id143">
          <svg:title>TexMaths</svg:title>
          <svg:desc>28§display§(5x^4) = §svg§600§FALSE§</svg:desc>
          <draw:polygon draw:style-name="gr2" draw:text-style-name="P6" draw:layer="layout" svg:width="3.148cm" svg:height="1.018cm" svg:x="15.333cm" svg:y="13.182cm" svg:viewBox="0 0 3149 1019" draw:points="1575,1019 0,1019 0,0 3149,0 3149,1019">
            <text:p/>
          </draw:polygon>
          <draw:path draw:style-name="gr3" draw:text-style-name="P7" draw:layer="layout" svg:width="0.23cm" svg:height="0.984cm" svg:x="15.38cm" svg:y="13.265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7" draw:layer="layout" svg:width="0.393cm" svg:height="0.677cm" svg:x="15.716cm" svg:y="13.348cm" svg:viewBox="0 0 394 678" svg:d="M394 459c0-117-80-217-188-217-47 0-89 15-125 51v-192c20 6 53 13 85 13 121 0 190-89 190-103 0-7-2-11-9-11-2 0-4 0-9 2-20 9-67 29-134 29-40 0-85-6-132-27-7-4-9-4-11-4-9 0-9 9-9 25v291c0 18 0 26 13 26 7 0 9-2 11-8 11-16 49-70 128-70 51 0 76 45 85 63 16 38 18 76 18 125 0 34 0 94-25 134-22 39-60 65-105 65-72 0-128-51-146-109 3 0 7 0 18 0 32 0 50-25 50-47 0-25-18-50-50-50-15 0-49 7-49 54 0 83 67 179 179 179 115 0 215-94 215-219z">
            <text:p/>
          </draw:path>
          <draw:path draw:style-name="gr3" draw:text-style-name="P7" draw:layer="layout" svg:width="0.492cm" svg:height="0.447cm" svg:x="16.187cm" svg:y="13.567cm" svg:viewBox="0 0 493 448" svg:d="M303 139c4-27 26-117 96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1-70 105-76 11 38 47 76 106 76 103 0 159-128 159-153 0-8-9-8-12-8-9 0-11 2-13 8-31 108-101 130-132 130-38 0-54-31-54-65 0-22 7-42 18-87z">
            <text:p/>
          </draw:path>
          <draw:path draw:style-name="gr3" draw:text-style-name="P7" draw:layer="layout" svg:width="0.34cm" svg:height="0.465cm" svg:x="16.749cm" svg:y="13.133cm" svg:viewBox="0 0 341 466" svg:d="M341 354v-27h-79v-307c0-16 0-20-13-20-9 0-11 0-20 9l-229 318v27h204v56c0 22 0 31-56 31h-18v25c34 0 78-3 103-3s70 3 105 3v-25h-20c-56 0-56-9-56-31v-56zM208 74v253h-183z">
            <text:p/>
          </draw:path>
          <draw:path draw:style-name="gr3" draw:text-style-name="P7" draw:layer="layout" svg:width="0.23cm" svg:height="0.984cm" svg:x="17.22cm" svg:y="13.265cm" svg:viewBox="0 0 231 985" svg:d="M231 492c0-76-11-194-65-306-61-121-146-186-157-186-5 0-9 4-9 9 0 4 0 7 18 25 99 96 155 253 155 458 0 168-36 343-160 466-13 13-13 16-13 18 0 7 4 9 9 9 11 0 101-67 159-193 52-107 63-217 63-300z">
            <text:p/>
          </draw:path>
          <draw:path draw:style-name="gr3" draw:text-style-name="P7" draw:layer="layout" svg:width="0.656cm" svg:height="0.232cm" svg:x="17.874cm" svg:y="13.641cm" svg:viewBox="0 0 657 233" svg:d="M623 40c16 0 34 0 34-20s-18-20-32-20h-591c-16 0-34 0-34 20s18 20 34 20zM625 233c14 0 32 0 32-20s-18-20-34-20h-589c-16 0-34 0-34 20s18 20 34 20z">
            <text:p/>
          </draw:path>
        </draw:g>
        <draw:g xml:id="id144" draw:id="id144">
          <svg:title>TexMaths</svg:title>
          <svg:desc>28§display§- 5x^4 \tan(x^5)§svg§600§FALSE§</svg:desc>
          <draw:polygon draw:style-name="gr2" draw:text-style-name="P6" draw:layer="layout" svg:width="5.421cm" svg:height="1.018cm" svg:x="18.934cm" svg:y="13.182cm" svg:viewBox="0 0 5422 1019" draw:points="2711,1019 0,1019 0,0 5422,0 5422,1019">
            <text:p/>
          </draw:polygon>
          <draw:path draw:style-name="gr3" draw:text-style-name="P7" draw:layer="layout" svg:width="0.602cm" svg:height="0.042cm" svg:x="18.965cm" svg:y="13.737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77cm" svg:x="19.7cm" svg:y="13.348cm" svg:viewBox="0 0 394 678" svg:d="M394 459c0-117-80-217-188-217-47 0-90 15-125 51v-192c20 6 53 13 85 13 121 0 190-89 190-103 0-7-2-11-9-11-2 0-4 0-9 2-20 9-67 29-134 29-40 0-85-6-132-27-7-4-9-4-12-4-8 0-8 9-8 25v291c0 18 0 26 13 26 7 0 9-2 11-8 11-16 49-70 128-70 51 0 76 45 85 63 16 38 18 76 18 125 0 34 0 94-25 134-22 39-60 65-105 65-72 0-128-51-146-109 3 0 7 0 18 0 32 0 50-25 50-47 0-25-18-50-50-50-15 0-49 7-49 54 0 83 67 179 179 179 114 0 215-94 215-219z">
            <text:p/>
          </draw:path>
          <draw:path draw:style-name="gr3" draw:text-style-name="P7" draw:layer="layout" svg:width="0.492cm" svg:height="0.447cm" svg:x="20.171cm" svg:y="13.567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4 0 160-128 160-153 0-8-9-8-12-8-9 0-11 2-13 8-31 108-101 130-132 130-38 0-54-31-54-65 0-22 7-42 18-87z">
            <text:p/>
          </draw:path>
          <draw:path draw:style-name="gr3" draw:text-style-name="P7" draw:layer="layout" svg:width="0.34cm" svg:height="0.465cm" svg:x="20.731cm" svg:y="13.133cm" svg:viewBox="0 0 341 466" svg:d="M341 354v-27h-79v-307c0-16 0-20-13-20-9 0-12 0-20 9l-229 318v27h204v56c0 22 0 31-56 31h-18v25c34 0 78-3 103-3s69 3 105 3v-25h-20c-56 0-56-9-56-31v-56zM208 74v253h-183z">
            <text:p/>
          </draw:path>
          <draw:path draw:style-name="gr3" draw:text-style-name="P7" draw:layer="layout" svg:width="0.31cm" svg:height="0.617cm" svg:x="21.329cm" svg:y="13.397cm" svg:viewBox="0 0 311 618" svg:d="M152 213h141v-32h-141v-181h-24c0 81-32 186-128 190v23h85v271c0 123 92 134 128 134 69 0 98-70 98-134v-56h-26v56c0 71-30 109-65 109-68 0-68-89-68-107z">
            <text:p/>
          </draw:path>
          <draw:path draw:style-name="gr3" draw:text-style-name="P7" draw:layer="layout" svg:width="0.445cm" svg:height="0.453cm" svg:x="21.734cm" svg:y="13.563cm" svg:viewBox="0 0 446 454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7" draw:layer="layout" svg:width="0.496cm" svg:height="0.436cm" svg:x="22.216cm" svg:y="13.56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23cm" svg:height="0.984cm" svg:x="22.83cm" svg:y="13.265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3" draw:text-style-name="P7" draw:layer="layout" svg:width="0.492cm" svg:height="0.447cm" svg:x="23.144cm" svg:y="13.567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 0-26-23-35-38-35-29 0-54 26-54 58 0 45 49 65 92 65 67 0 103-70 105-76 11 38 47 76 105 76 104 0 160-128 160-153 0-8-9-8-12-8-9 0-11 2-13 8-31 108-101 130-132 130-38 0-54-31-54-65 0-22 7-42 18-87z">
            <text:p/>
          </draw:path>
          <draw:path draw:style-name="gr3" draw:text-style-name="P7" draw:layer="layout" svg:width="0.306cm" svg:height="0.471cm" svg:x="23.722cm" svg:y="13.14cm" svg:viewBox="0 0 307 472" svg:d="M65 74c34 9 56 9 67 9 90 0 146-63 146-74 0-7-7-9-9-9s-2 0-7 2c-16 7-51 20-103 20-20 0-56-2-103-18-7-4-7-4-9-4-9 0-9 7-9 18v204c0 13 0 20 11 20 7 0 7 0 16-9 29-38 72-43 96-43 41 0 61 32 63 38 13 23 16 50 16 90 0 20 0 60-20 92-18 24-47 40-81 40-45 0-92-25-110-69 27 2 40-16 40-34 0-29-24-36-33-36-2 0-36 0-36 38 0 63 56 123 141 123 88 0 166-65 166-152 0-78-61-150-146-150-31 0-67 7-96 34z">
            <text:p/>
          </draw:path>
          <draw:path draw:style-name="gr3" draw:text-style-name="P7" draw:layer="layout" svg:width="0.23cm" svg:height="0.984cm" svg:x="24.174cm" svg:y="13.265cm" svg:viewBox="0 0 231 985" svg:d="M231 492c0-76-11-194-65-306-61-121-146-186-157-186-5 0-9 4-9 9 0 4 0 7 18 25 98 96 155 253 155 458 0 168-36 343-160 466-13 13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18" draw:text-style-name="P8" draw:layer="layout" svg:width="26.2cm" svg:height="14.573cm" svg:x="0.8cm" svg:y="0.627cm" presentation:class="title" presentation:user-transformed="true">
          <draw:text-box>
            <text:p xml:id="id145" text:id="id145"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(III) Differentiate the follwing </text:span><text:span text:style-name="T11"><text:line-break/></text:span><text:span text:style-name="T14"><text:tab/></text:span><text:span text:style-name="T14"> </text:span><text:span text:style-name="T14"><text:line-break/></text:span><text:span text:style-name="T16"><text:tab/></text:span><text:span text:style-name="T11"><text:line-break/></text:span><text:span text:style-name="T13"><text:tab/></text:span><text:span text:style-name="T13"><text:tab/></text:span><text:span text:style-name="T13"> <text:s text:c="2"/>(1)</text:span><text:span text:style-name="T13"><text:tab/></text:span><text:span text:style-name="T13"><text:tab/></text:span><text:span text:style-name="T13"> <text:s text:c="39"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0"> <text:s text:c="26"/></text:span><text:span text:style-name="T13"><text:line-break/></text:span><text:span text:style-name="T26"> <text:s text:c="7"/></text:span><text:span text:style-name="T26"><text:tab/></text:span><text:span text:style-name="T13"><text:line-break/></text:span><text:span text:style-name="T13"><text:tab/></text:span><text:span text:style-name="T13"><text:tab/></text:span><text:span text:style-name="T13"> <text:s/>(2) <text:s text:c="44"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8"> <text:s text:c="10"/></text:span><text:span text:style-name="T18"><text:tab/></text:span><text:span text:style-name="T18"><text:tab/></text:span><text:span text:style-name="T13"><text:line-break/></text:span><text:span text:style-name="T13"><text:tab/></text:span><text:span text:style-name="T13"><text:tab/></text:span><text:span text:style-name="T13"> <text:s/>(3)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6"> <text:s text:c="15"/></text:span><text:span text:style-name="T13"><text:line-break/></text:span><text:span text:style-name="T13"><text:tab/></text:span><text:span text:style-name="T13"><text:tab/></text:span><text:span text:style-name="T13"> (4)</text:span></text:p>
          </draw:text-box>
        </draw:frame>
        <draw:g xml:id="id146" draw:id="id146">
          <svg:title>TexMaths</svg:title>
          <svg:desc>32§display§w. \ r. \ t. \ x .§svg§600§FALSE§</svg:desc>
          <draw:polygon draw:style-name="gr2" draw:text-style-name="P6" draw:layer="layout" svg:width="4.528cm" svg:height="0.606cm" svg:x="16.243cm" svg:y="1.58cm" svg:viewBox="0 0 4529 607" draw:points="2263,607 0,607 0,0 4529,0 4529,607">
            <text:p/>
          </draw:polygon>
          <draw:path draw:style-name="gr3" draw:text-style-name="P7" draw:layer="layout" svg:width="0.747cm" svg:height="0.511cm" svg:x="16.22cm" svg:y="1.732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7.119cm" svg:y="2.108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743cm" svg:y="1.732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283cm" svg:y="2.108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898cm" svg:y="1.524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376cm" svg:y="2.108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19.999cm" svg:y="1.73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705cm" svg:y="2.108cm" svg:viewBox="0 0 123 123" svg:d="M123 61c0-33-28-61-62-61-33 0-61 28-61 61 0 34 28 62 61 62 34 0 62-28 62-62z">
            <text:p/>
          </draw:path>
        </draw:g>
        <draw:g xml:id="id147" draw:id="id147">
          <svg:title>TexMaths</svg:title>
          <svg:desc>28§display§y = \log \left[ e^{3x}. \frac{(3x - 4)^\frac{2}{3}}{\sqrt[3]{2x +5}} \right]§svg§600§FALSE§</svg:desc>
          <draw:polygon draw:style-name="gr2" draw:text-style-name="P6" draw:layer="layout" svg:width="10.035cm" svg:height="2.852cm" svg:x="5.812cm" svg:y="2.811cm" svg:viewBox="0 0 10036 2853" draw:points="5018,2853 0,2853 0,0 10036,0 10036,2853">
            <text:p/>
          </draw:polygon>
          <draw:path draw:style-name="gr3" draw:text-style-name="P7" draw:layer="layout" svg:width="0.456cm" svg:height="0.637cm" svg:x="5.792cm" svg:y="4.0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61cm" svg:y="4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7.624cm" svg:y="3.8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7.893cm" svg:y="4.0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8.386cm" svg:y="4.0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7" draw:layer="layout" svg:width="0.292cm" svg:height="2.953cm" svg:x="9.298cm" svg:y="2.762cm" svg:viewBox="0 0 293 2954" draw:points="0,2954 293,2954 293,2891 60,2891 60,60 293,60 293,0 0,0">
            <text:p/>
          </draw:polygon>
          <draw:path draw:style-name="gr3" draw:text-style-name="P7" draw:layer="layout" svg:width="0.38cm" svg:height="0.447cm" svg:x="9.647cm" svg:y="4.0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17cm" svg:height="0.472cm" svg:x="10.097cm" svg:y="3.6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10.485cm" svg:y="3.7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6cm" svg:x="11.034cm" svg:y="4.379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1.437cm" svg:y="3.0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1.764cm" svg:y="3.1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243cm" svg:y="3.3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3.077cm" svg:y="3.55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4.006cm" svg:y="3.1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14.528cm" svg:y="3.0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45cm" svg:height="0.328cm" svg:x="15.017cm" svg:y="2.8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7" draw:layer="layout" svg:width="0.335cm" svg:height="0.035cm" svg:x="14.972cm" svg:y="3.273cm" svg:viewBox="0 0 336 36" draw:points="168,36 0,36 0,0 336,0 336,36">
            <text:p/>
          </draw:polygon>
          <draw:path draw:style-name="gr3" draw:text-style-name="P7" draw:layer="layout" svg:width="0.257cm" svg:height="0.339cm" svg:x="15.012cm" svg:y="3.3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4.136cm" svg:height="0.042cm" svg:x="11.338cm" svg:y="4.218cm" svg:viewBox="0 0 4137 43" draw:points="2068,43 0,43 0,0 4137,0 4137,43">
            <text:p/>
          </draw:polygon>
          <draw:path draw:style-name="gr3" draw:text-style-name="P7" draw:layer="layout" svg:width="0.257cm" svg:height="0.339cm" svg:x="11.905cm" svg:y="4.4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77cm" svg:height="0.984cm" svg:x="11.726cm" svg:y="4.4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2.75cm" svg:height="0.042cm" svg:x="12.474cm" svg:y="4.415cm" svg:viewBox="0 0 2751 43" draw:points="1375,43 0,43 0,0 2751,0 2751,43">
            <text:p/>
          </draw:polygon>
          <draw:path draw:style-name="gr3" draw:text-style-name="P7" draw:layer="layout" svg:width="0.393cm" svg:height="0.657cm" svg:x="12.523cm" svg:y="4.5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2.994cm" svg:y="4.7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13.803cm" svg:y="4.6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14.779cm" svg:y="4.5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7" draw:layer="layout" svg:width="0.292cm" svg:height="2.953cm" svg:x="15.604cm" svg:y="2.762cm" svg:viewBox="0 0 293 2954" draw:points="233,2891 0,2891 0,2954 293,2954 293,0 0,0 0,60 233,60">
            <text:p/>
          </draw:polygon>
        </draw:g>
        <draw:g xml:id="id148" draw:id="id148">
          <svg:title>TexMaths</svg:title>
          <svg:desc>28§display§y = \log \left( \sqrt{ \frac{1 - \cos \left( \frac{3x}{2} \right)}{1 + \cos \left( \frac{3x}{2} \right)} } \right)§svg§600§FALSE§</svg:desc>
          <draw:polygon draw:style-name="gr2" draw:text-style-name="P6" draw:layer="layout" svg:width="10.864cm" svg:height="2.946cm" svg:x="5.614cm" svg:y="6.311cm" svg:viewBox="0 0 10865 2947" draw:points="5434,2947 0,2947 0,0 10865,0 10865,2947">
            <text:p/>
          </draw:polygon>
          <draw:path draw:style-name="gr3" draw:text-style-name="P7" draw:layer="layout" svg:width="0.456cm" svg:height="0.637cm" svg:x="5.594cm" svg:y="7.64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412cm" svg:y="7.7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7.426cm" svg:y="7.393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7.695cm" svg:y="7.635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51cm" svg:height="0.651cm" svg:x="8.188cm" svg:y="7.6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7" draw:layer="layout" svg:width="0.514cm" svg:height="2.953cm" svg:x="9.061cm" svg:y="6.354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7" draw:layer="layout" svg:width="0.895cm" svg:height="2.953cm" svg:x="9.717cm" svg:y="6.262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7" draw:layer="layout" svg:width="5.39cm" svg:height="0.042cm" svg:x="10.593cm" svg:y="6.262cm" svg:viewBox="0 0 5391 43" draw:points="2694,43 0,43 0,0 5391,0 5391,43">
            <text:p/>
          </draw:polygon>
          <draw:path draw:style-name="gr3" draw:text-style-name="P7" draw:layer="layout" svg:width="0.326cm" svg:height="0.657cm" svg:x="10.799cm" svg:y="6.69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1.503cm" svg:y="7.082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2.439cm" svg:y="6.907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871cm" svg:y="6.90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3.366cm" svg:y="6.907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036cm" svg:y="6.513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7" draw:layer="layout" svg:width="0.317cm" svg:height="0.472cm" svg:x="14.493cm" svg:y="6.504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4.88cm" svg:y="6.656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4.457cm" svg:y="7.082cm" svg:viewBox="0 0 840 43" draw:points="421,43 0,43 0,0 840,0 840,43">
            <text:p/>
          </draw:polygon>
          <draw:path draw:style-name="gr3" draw:text-style-name="P7" draw:layer="layout" svg:width="0.306cm" svg:height="0.458cm" svg:x="14.723cm" svg:y="7.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456cm" svg:y="6.513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5.155cm" svg:height="0.042cm" svg:x="10.71cm" svg:y="7.81cm" svg:viewBox="0 0 5156 43" draw:points="2578,43 0,43 0,0 5156,0 5156,43">
            <text:p/>
          </draw:polygon>
          <draw:path draw:style-name="gr3" draw:text-style-name="P7" draw:layer="layout" svg:width="0.326cm" svg:height="0.657cm" svg:x="10.799cm" svg:y="8.1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1.476cm" svg:y="8.23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2.439cm" svg:y="8.363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2.871cm" svg:y="8.363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3.366cm" svg:y="8.363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036cm" svg:y="7.969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7" draw:layer="layout" svg:width="0.317cm" svg:height="0.472cm" svg:x="14.493cm" svg:y="7.96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4.88cm" svg:y="8.114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4.457cm" svg:y="8.54cm" svg:viewBox="0 0 840 43" draw:points="421,43 0,43 0,0 840,0 840,43">
            <text:p/>
          </draw:polygon>
          <draw:path draw:style-name="gr3" draw:text-style-name="P7" draw:layer="layout" svg:width="0.306cm" svg:height="0.458cm" svg:x="14.723cm" svg:y="8.6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5.456cm" svg:y="7.969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514cm" svg:height="2.953cm" svg:x="16.016cm" svg:y="6.354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49" draw:id="id149">
          <svg:title>TexMaths</svg:title>
          <svg:desc>28§display§y = \log \left( \frac{x + \sqrt{x^2 + a^2} }{ \sqrt{x^2 + a^2} - x} \right) §svg§600§FALSE§</svg:desc>
          <draw:polygon draw:style-name="gr2" draw:text-style-name="P6" draw:layer="layout" svg:width="10.483cm" svg:height="2.852cm" svg:x="5.614cm" svg:y="9.911cm" svg:viewBox="0 0 10484 2853" draw:points="5242,2853 0,2853 0,0 10484,0 10484,2853">
            <text:p/>
          </draw:polygon>
          <draw:path draw:style-name="gr3" draw:text-style-name="P7" draw:layer="layout" svg:width="0.456cm" svg:height="0.637cm" svg:x="5.594cm" svg:y="11.1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412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7.426cm" svg:y="10.9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7.695cm" svg:y="11.1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8.188cm" svg:y="11.1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514cm" svg:height="2.953cm" svg:x="9.062cm" svg:y="9.862cm" svg:viewBox="0 0 515 2954" svg:d="M515 2943c0-2 0-5-7-11-94-115-172-240-230-379-130-300-182-652-182-1077 0-419 47-786 195-1109 56-125 132-242 220-349 2-2 4-5 4-9 0-9-7-9-22-9-14 0-16 0-18 2-2 0-63 61-139 168-172 242-260 531-305 824-24 159-31 321-31 482 0 367 47 743 204 1082 72 150 166 284 262 387 9 7 11 9 27 9 15 0 22 0 22-11z">
            <text:p/>
          </draw:path>
          <draw:path draw:style-name="gr3" draw:text-style-name="P7" draw:layer="layout" svg:width="0.492cm" svg:height="0.447cm" svg:x="9.756cm" svg:y="10.4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10.562cm" svg:y="10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77cm" svg:height="0.984cm" svg:x="11.564cm" svg:y="10.0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312cm" svg:y="10.059cm" svg:viewBox="0 0 3170 43" draw:points="1586,43 0,43 0,0 3170,0 3170,43">
            <text:p/>
          </draw:polygon>
          <draw:path draw:style-name="gr3" draw:text-style-name="P7" draw:layer="layout" svg:width="0.492cm" svg:height="0.447cm" svg:x="12.341cm" svg:y="10.4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919cm" svg:y="10.1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591cm" svg:y="10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559cm" svg:y="10.48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5.083cm" svg:y="10.1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5.756cm" svg:height="0.042cm" svg:x="9.727cm" svg:y="11.318cm" svg:viewBox="0 0 5757 43" draw:points="2878,43 0,43 0,0 5757,0 5757,43">
            <text:p/>
          </draw:polygon>
          <draw:path draw:style-name="gr3" draw:text-style-name="P7" draw:layer="layout" svg:width="0.77cm" svg:height="0.984cm" svg:x="9.799cm" svg:y="11.515cm" svg:viewBox="0 0 771 985" svg:d="M311 882l-172-383c-7-15-14-15-16-15 0 0-7 0-15 6l-95 72c-13 9-13 14-13 16 0 4 2 11 9 11s25-13 34-22c6-5 22-16 33-23l193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0.547cm" svg:y="11.515cm" svg:viewBox="0 0 3170 43" draw:points="1586,43 0,43 0,0 3170,0 3170,43">
            <text:p/>
          </draw:polygon>
          <draw:path draw:style-name="gr3" draw:text-style-name="P7" draw:layer="layout" svg:width="0.492cm" svg:height="0.447cm" svg:x="10.576cm" svg:y="11.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1.154cm" svg:y="11.6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1.826cm" svg:y="11.8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2.794cm" svg:y="11.94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3.318cm" svg:y="11.6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4.017cm" svg:y="12.1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4.946cm" svg:y="11.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514cm" svg:height="2.953cm" svg:x="15.632cm" svg:y="9.8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150" draw:id="id150">
          <svg:title>TexMaths</svg:title>
          <svg:desc>28§display§y = (4)^{ \log_2(\sin x) } + (9)^{ \log_3(\cos x) }§svg§600§FALSE§</svg:desc>
          <draw:polygon draw:style-name="gr2" draw:text-style-name="P6" draw:layer="layout" svg:width="12.636cm" svg:height="1.071cm" svg:x="5.416cm" svg:y="13.713cm" svg:viewBox="0 0 12637 1072" draw:points="6319,1072 0,1072 0,0 12637,0 12637,1072">
            <text:p/>
          </draw:polygon>
          <draw:path draw:style-name="gr3" draw:text-style-name="P7" draw:layer="layout" svg:width="0.456cm" svg:height="0.637cm" svg:x="5.396cm" svg:y="14.1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6.214cm" svg:y="14.2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7.293cm" svg:y="13.8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38cm" svg:height="0.666cm" svg:x="7.607cm" svg:y="13.9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7" draw:layer="layout" svg:width="0.23cm" svg:height="0.983cm" svg:x="8.126cm" svg:y="13.8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8.491cm" svg:y="13.7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8.704cm" svg:y="13.8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9.096cm" svg:y="13.8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9.517cm" svg:y="14.0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7" draw:layer="layout" svg:width="0.18cm" svg:height="0.688cm" svg:x="9.936cm" svg:y="13.6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0.194cm" svg:y="13.8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151cm" svg:height="0.464cm" svg:x="10.514cm" svg:y="13.7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0.736cm" svg:y="13.8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1.3cm" svg:y="13.8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1.762cm" svg:y="13.6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2.344cm" svg:y="14.0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3.37cm" svg:y="13.8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3.697cm" svg:y="13.9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7" draw:layer="layout" svg:width="0.23cm" svg:height="0.983cm" svg:x="14.203cm" svg:y="13.8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4.568cm" svg:y="13.7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4.779cm" svg:y="13.8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5.171cm" svg:y="13.8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5.587cm" svg:y="14.0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6.011cm" svg:y="13.6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16.271cm" svg:y="13.8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7" draw:layer="layout" svg:width="0.339cm" svg:height="0.314cm" svg:x="16.615cm" svg:y="13.8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25cm" svg:height="0.314cm" svg:x="17.012cm" svg:y="13.8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7" draw:layer="layout" svg:width="0.371cm" svg:height="0.312cm" svg:x="17.46cm" svg:y="13.8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7.924cm" svg:y="13.664cm" svg:viewBox="0 0 181 689" svg:d="M13 0c-4 0-13 0-13 9 0 2 2 4 7 9 60 56 125 148 125 327 0 143-45 252-119 319-13 14-13 14-13 18 0 3 2 7 9 7 9 0 74-45 121-132 31-56 51-132 51-212 0-97-29-249-168-34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targetElement="id145" smil:attributeName="visibility" smil:to="visible"/>
                  <anim:animate smil:dur="0.125s" smil:fill="hold" smil:targetElement="id145" smil:attributeName="width" smil:values="width*0.05;width" smil:keyTimes="0;1"/>
                  <anim:animate smil:dur="0.125s" smil:fill="hold" smil:targetElement="id145" smil:attributeName="height" smil:values="height;height" smil:keyTimes="0;1"/>
                  <anim:animate smil:dur="0.125s" smil:fill="hold" smil:targetElement="id145" smil:attributeName="x" smil:values="x-.2;x" smil:keyTimes="0;1"/>
                  <anim:animate smil:dur="0.125s" smil:fill="hold" smil:targetElement="id145" smil:attributeName="y" smil:values="y;y" smil:keyTimes="0;1"/>
                  <anim:transitionFilter smil:dur="0.125s" smil:targetElement="id14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151" text:id="id151" text:style-name="P11"><text:span text:style-name="T27"><text:s text:c="11"/></text:span><text:span text:style-name="T4"><text:line-break/></text:span><text:span text:style-name="T4"><text:tab/></text:span><text:span text:style-name="T4">Solutions : <text:s/></text:span><text:span text:style-name="T3"><text:s/></text:span><text:span text:style-name="T11"><text:tab/></text:span><text:span text:style-name="T11"><text:line-break/></text:span><text:span text:style-name="T22"> <text:s text:c="15"/></text:span><text:span text:style-name="T11"><text:line-break/></text:span><text:span text:style-name="T13"><text:tab/></text:span><text:span text:style-name="T13">(1) <text:s/>Given, </text:span><text:span text:style-name="T11"><text:s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52" draw:id="id152">
          <svg:title>TexMaths</svg:title>
          <svg:desc>28§display§y = \log \left[ e^{3x}. \frac{(3x - 4)^\frac{2}{3}}{\sqrt[3]{2x +5}} \right]§svg§600§FALSE§</svg:desc>
          <draw:polygon draw:style-name="gr2" draw:text-style-name="P6" draw:layer="layout" svg:width="10.035cm" svg:height="2.852cm" svg:x="7.413cm" svg:y="2.011cm" svg:viewBox="0 0 10036 2853" draw:points="5018,2853 0,2853 0,0 10036,0 10036,2853">
            <text:p/>
          </draw:polygon>
          <draw:path draw:style-name="gr3" draw:text-style-name="P7" draw:layer="layout" svg:width="0.456cm" svg:height="0.637cm" svg:x="7.393cm" svg:y="3.2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8.211cm" svg:y="3.3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9.225cm" svg:y="3.0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494cm" svg:y="3.2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9.987cm" svg:y="3.2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olygon draw:style-name="gr3" draw:text-style-name="P7" draw:layer="layout" svg:width="0.292cm" svg:height="2.953cm" svg:x="10.899cm" svg:y="1.962cm" svg:viewBox="0 0 293 2954" draw:points="0,2954 293,2954 293,2891 60,2891 60,60 293,60 293,0 0,0">
            <text:p/>
          </draw:polygon>
          <draw:path draw:style-name="gr3" draw:text-style-name="P7" draw:layer="layout" svg:width="0.38cm" svg:height="0.447cm" svg:x="11.248cm" svg:y="3.2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17cm" svg:height="0.472cm" svg:x="11.698cm" svg:y="2.8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12.086cm" svg:y="2.974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6cm" svg:x="12.635cm" svg:y="3.579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3.038cm" svg:y="2.2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365cm" svg:y="2.36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844cm" svg:y="2.5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4.678cm" svg:y="2.75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5.607cm" svg:y="2.352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16.129cm" svg:y="2.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45cm" svg:height="0.328cm" svg:x="16.618cm" svg:y="2.069cm" svg:viewBox="0 0 246 329" svg:d="M246 235h-20c-2 9-6 40-13 45-5 2-47 2-54 2h-99c34-24 72-51 101-71 45-32 85-61 85-112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7" draw:layer="layout" svg:width="0.335cm" svg:height="0.035cm" svg:x="16.573cm" svg:y="2.473cm" svg:viewBox="0 0 336 36" draw:points="168,36 0,36 0,0 336,0 336,36">
            <text:p/>
          </draw:polygon>
          <draw:path draw:style-name="gr3" draw:text-style-name="P7" draw:layer="layout" svg:width="0.257cm" svg:height="0.339cm" svg:x="16.613cm" svg:y="2.571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4.136cm" svg:height="0.042cm" svg:x="12.939cm" svg:y="3.418cm" svg:viewBox="0 0 4137 43" draw:points="2068,43 0,43 0,0 4137,0 4137,43">
            <text:p/>
          </draw:polygon>
          <draw:path draw:style-name="gr3" draw:text-style-name="P7" draw:layer="layout" svg:width="0.257cm" svg:height="0.339cm" svg:x="13.506cm" svg:y="3.691cm" svg:viewBox="0 0 258 340" svg:d="M123 166c47 0 76 29 76 78s-31 76-74 76c-6 0-65 0-89-24 20-5 24-21 24-32 0-18-13-29-29-29-15 0-31 9-31 32 0 51 58 73 125 73 83 0 133-49 133-96 0-40-36-76-92-89 58-18 74-56 74-83 0-43-50-72-112-72-61 0-110 27-110 69 0 25 18 30 27 30 15 0 29-9 29-27 0-12-7-25-25-29 23-23 67-25 76-25 36 0 63 20 63 54 0 27-18 74-72 76-13 0-15 0-29 2-4 0-9 0-9 7 0 9 5 9 14 9z">
            <text:p/>
          </draw:path>
          <draw:path draw:style-name="gr3" draw:text-style-name="P7" draw:layer="layout" svg:width="0.77cm" svg:height="0.984cm" svg:x="13.327cm" svg:y="3.6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2.75cm" svg:height="0.042cm" svg:x="14.075cm" svg:y="3.615cm" svg:viewBox="0 0 2751 43" draw:points="1375,43 0,43 0,0 2751,0 2751,43">
            <text:p/>
          </draw:polygon>
          <draw:path draw:style-name="gr3" draw:text-style-name="P7" draw:layer="layout" svg:width="0.393cm" svg:height="0.657cm" svg:x="14.124cm" svg:y="3.77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4.595cm" svg:y="3.9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15.404cm" svg:y="3.8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16.38cm" svg:y="3.772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olygon draw:style-name="gr3" draw:text-style-name="P7" draw:layer="layout" svg:width="0.292cm" svg:height="2.953cm" svg:x="17.205cm" svg:y="1.962cm" svg:viewBox="0 0 293 2954" draw:points="233,2891 0,2891 0,2954 293,2954 293,0 0,0 0,60 233,60">
            <text:p/>
          </draw:polygon>
        </draw:g>
        <draw:g xml:id="id153" draw:id="id153">
          <svg:title>TexMaths</svg:title>
          <svg:desc>28§display§= \log \left[  \frac{ e^{3x}.(3x - 4)^\frac{2}{3}}{ (2x +5)^\frac{1}{3} } \right]§svg§600§FALSE§</svg:desc>
          <draw:polygon draw:style-name="gr2" draw:text-style-name="P6" draw:layer="layout" svg:width="9.243cm" svg:height="2.852cm" svg:x="17.895cm" svg:y="2.012cm" svg:viewBox="0 0 9244 2853" draw:points="4621,2853 0,2853 0,0 9244,0 9244,2853">
            <text:p/>
          </draw:polygon>
          <draw:path draw:style-name="gr3" draw:text-style-name="P7" draw:layer="layout" svg:width="0.655cm" svg:height="0.232cm" svg:x="17.902cm" svg:y="3.3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18.916cm" svg:y="3.00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185cm" svg:y="3.2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9.678cm" svg:y="3.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olygon draw:style-name="gr3" draw:text-style-name="P7" draw:layer="layout" svg:width="0.292cm" svg:height="2.953cm" svg:x="20.589cm" svg:y="1.963cm" svg:viewBox="0 0 293 2954" draw:points="0,2954 293,2954 293,2891 60,2891 60,60 293,60 293,0 0,0">
            <text:p/>
          </draw:polygon>
          <draw:path draw:style-name="gr3" draw:text-style-name="P7" draw:layer="layout" svg:width="0.38cm" svg:height="0.447cm" svg:x="21.058cm" svg:y="2.58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1 30 71 63 0 101-156 101-197 101z">
            <text:p/>
          </draw:path>
          <draw:path draw:style-name="gr3" draw:text-style-name="P7" draw:layer="layout" svg:width="0.317cm" svg:height="0.472cm" svg:x="21.508cm" svg:y="2.205cm" svg:viewBox="0 0 318 473" svg:d="M152 228c54 0 92 39 92 112 0 86-49 110-89 110-27 0-90-7-119-47 33-2 40-25 40-38 0-22-16-38-38-38-18 0-38 11-38 38 0 67 72 108 157 108 96 0 161-63 161-133 0-53-43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3" draw:text-style-name="P7" draw:layer="layout" svg:width="0.371cm" svg:height="0.313cm" svg:x="21.895cm" svg:y="2.359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6cm" svg:x="22.442cm" svg:y="2.915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22.729cm" svg:y="2.28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3.056cm" svg:y="2.364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3.535cm" svg:y="2.5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02cm" svg:height="0.042cm" svg:x="24.368cm" svg:y="2.754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25.298cm" svg:y="2.35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23cm" svg:height="0.984cm" svg:x="25.819cm" svg:y="2.2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45cm" svg:height="0.328cm" svg:x="26.308cm" svg:y="2.07cm" svg:viewBox="0 0 246 329" svg:d="M246 235h-20c-2 9-6 40-13 45-5 2-47 2-54 2h-96c31-24 69-51 98-71 45-32 85-61 85-112 0-63-58-99-130-99-67 0-116 38-116 87 0 25 22 29 29 29 14 0 29-9 29-29 0-18-13-27-29-29 16-22 43-36 76-36 50 0 90 30 90 77 0 42-29 73-67 105l-121 103c-7 4-7 4-7 9v13h231z">
            <text:p/>
          </draw:path>
          <draw:polygon draw:style-name="gr3" draw:text-style-name="P7" draw:layer="layout" svg:width="0.335cm" svg:height="0.035cm" svg:x="26.263cm" svg:y="2.474cm" svg:viewBox="0 0 336 36" draw:points="168,36 0,36 0,0 336,0 336,36">
            <text:p/>
          </draw:polygon>
          <draw:path draw:style-name="gr3" draw:text-style-name="P7" draw:layer="layout" svg:width="0.257cm" svg:height="0.339cm" svg:x="26.303cm" svg:y="2.572cm" svg:viewBox="0 0 258 340" svg:d="M123 166c47 0 76 29 76 78s-31 76-74 76c-6 0-65 0-91-24 22-5 26-21 26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5.755cm" svg:height="0.042cm" svg:x="21.011cm" svg:y="3.419cm" svg:viewBox="0 0 5756 43" draw:points="2878,43 0,43 0,0 5756,0 5756,43">
            <text:p/>
          </draw:polygon>
          <draw:path draw:style-name="gr3" draw:text-style-name="P7" draw:layer="layout" svg:width="0.23cm" svg:height="0.984cm" svg:x="21.918cm" svg:y="3.7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2.254cm" svg:y="3.84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3" draw:text-style-name="P7" draw:layer="layout" svg:width="0.492cm" svg:height="0.447cm" svg:x="22.724cm" svg:y="4.06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7cm" svg:x="23.533cm" svg:y="3.92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24.509cm" svg:y="3.846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23cm" svg:height="0.984cm" svg:x="25.009cm" svg:y="3.7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203cm" svg:height="0.328cm" svg:x="25.524cm" svg:y="3.567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7" draw:layer="layout" svg:width="0.335cm" svg:height="0.035cm" svg:x="25.454cm" svg:y="3.97cm" svg:viewBox="0 0 336 36" draw:points="168,36 0,36 0,0 336,0 336,36">
            <text:p/>
          </draw:polygon>
          <draw:path draw:style-name="gr3" draw:text-style-name="P7" draw:layer="layout" svg:width="0.257cm" svg:height="0.339cm" svg:x="25.492cm" svg:y="4.068cm" svg:viewBox="0 0 258 340" svg:d="M123 166c47 0 76 29 76 78s-31 76-74 76c-6 0-65 0-89-24 20-5 24-21 24-32 0-18-13-29-29-29-15 0-31 9-31 32 0 51 58 73 125 73 83 0 133-49 133-96 0-40-36-76-92-89 58-18 74-56 74-83 0-43-50-72-112-72-61 0-110 25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0.292cm" svg:height="2.953cm" svg:x="26.895cm" svg:y="1.963cm" svg:viewBox="0 0 293 2954" draw:points="233,2891 0,2891 0,2954 293,2954 293,0 0,0 0,60 233,60">
            <text:p/>
          </draw:polygon>
        </draw:g>
        <draw:g xml:id="id154" draw:id="id154">
          <svg:title>TexMaths</svg:title>
          <svg:desc>28§display§= \log \left[ e^{3x}.(3x - 4)^\frac{2}{3} \right]  - \log [\ (2x + 5)^\frac{1}{3}\ ]§svg§600§FALSE§</svg:desc>
          <draw:polygon draw:style-name="gr2" draw:text-style-name="P6" draw:layer="layout" svg:width="16.756cm" svg:height="1.672cm" svg:x="8.094cm" svg:y="5.311cm" svg:viewBox="0 0 16757 1673" draw:points="8378,1673 0,1673 0,0 16757,0 16757,1673">
            <text:p/>
          </draw:polygon>
          <draw:path draw:style-name="gr3" draw:text-style-name="P7" draw:layer="layout" svg:width="0.655cm" svg:height="0.232cm" svg:x="8.101cm" svg:y="6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9.116cm" svg:y="5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9.384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9.877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7" draw:layer="layout" svg:width="0.225cm" svg:height="1.771cm" svg:x="10.742cm" svg:y="5.262cm" svg:viewBox="0 0 226 1772" draw:points="0,1772 226,1772 226,1727 47,1727 47,47 226,47 226,0 0,0">
            <text:p/>
          </draw:polygon>
          <draw:path draw:style-name="gr3" draw:text-style-name="P7" draw:layer="layout" svg:width="0.38cm" svg:height="0.447cm" svg:x="11.029cm" svg:y="5.95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17cm" svg:height="0.472cm" svg:x="11.479cm" svg:y="5.531cm" svg:viewBox="0 0 318 473" svg:d="M152 229c54 0 92 38 92 112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7" draw:layer="layout" svg:width="0.371cm" svg:height="0.313cm" svg:x="11.867cm" svg:y="5.683cm" svg:viewBox="0 0 372 314" svg:d="M139 233c-7 22-29 60-65 60-2 0-22 0-38-8 29-9 31-34 31-39 0-15-11-26-27-26-20 0-40 17-40 42 0 36 38 52 72 52 33 0 60-21 78-50 18 36 56 50 83 50 81 0 121-88 121-108 0-9-9-9-11-9-9 0-9 5-11 14-16 47-59 82-97 82-27 0-42-17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107cm" svg:height="0.107cm" svg:x="12.415cm" svg:y="6.29cm" svg:viewBox="0 0 108 108" svg:d="M108 54c0-29-25-54-54-54s-54 25-54 54 25 54 54 54 54-25 54-54z">
            <text:p/>
          </draw:path>
          <draw:path draw:style-name="gr3" draw:text-style-name="P7" draw:layer="layout" svg:width="0.23cm" svg:height="0.985cm" svg:x="12.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3.027cm" svg:y="5.7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3.506cm" svg:y="5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02cm" svg:height="0.042cm" svg:x="14.34cm" svg:y="6.12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5.272cm" svg:y="5.728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5.791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7" draw:layer="layout" svg:width="0.245cm" svg:height="0.328cm" svg:x="16.282cm" svg:y="5.394cm" svg:viewBox="0 0 246 329" svg:d="M246 235h-20c-2 9-6 41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3" draw:text-style-name="P7" draw:layer="layout" svg:width="0.335cm" svg:height="0.035cm" svg:x="16.237cm" svg:y="5.797cm" svg:viewBox="0 0 336 36" draw:points="168,36 0,36 0,0 336,0 336,36">
            <text:p/>
          </draw:polygon>
          <draw:path draw:style-name="gr3" draw:text-style-name="P7" draw:layer="layout" svg:width="0.257cm" svg:height="0.34cm" svg:x="16.27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0.225cm" svg:height="1.771cm" svg:x="16.757cm" svg:y="5.262cm" svg:viewBox="0 0 226 1772" draw:points="179,1727 0,1727 0,1772 226,1772 226,0 0,0 0,47 179,47">
            <text:p/>
          </draw:polygon>
          <draw:path draw:style-name="gr3" draw:text-style-name="P7" draw:layer="layout" svg:width="0.602cm" svg:height="0.042cm" svg:x="17.503cm" svg:y="6.129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8.439cm" svg:y="5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8.706cm" svg:y="5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19.199cm" svg:y="5.94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olygon draw:style-name="gr3" draw:text-style-name="P7" draw:layer="layout" svg:width="0.136cm" svg:height="0.985cm" svg:x="19.792cm" svg:y="5.656cm" svg:viewBox="0 0 137 986" draw:points="137,986 137,948 40,948 40,40 137,40 137,0 0,0 0,986">
            <text:p/>
          </draw:polygon>
          <draw:path draw:style-name="gr3" draw:text-style-name="P7" draw:layer="layout" svg:width="0.23cm" svg:height="0.985cm" svg:x="20.37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0.711cm" svg:y="5.7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6 9-71 9-92 9z">
            <text:p/>
          </draw:path>
          <draw:path draw:style-name="gr3" draw:text-style-name="P7" draw:layer="layout" svg:width="0.492cm" svg:height="0.447cm" svg:x="21.181cm" svg:y="5.9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55cm" svg:height="0.658cm" svg:x="21.99cm" svg:y="5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2.969cm" svg:y="5.739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7" draw:layer="layout" svg:width="0.23cm" svg:height="0.985cm" svg:x="23.466cm" svg:y="5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  <draw:path draw:style-name="gr3" draw:text-style-name="P7" draw:layer="layout" svg:width="0.203cm" svg:height="0.328cm" svg:x="23.982cm" svg:y="5.394cm" svg:viewBox="0 0 204 329" svg:d="M128 16c0-16-3-16-18-16-36 31-92 31-101 31h-9v23h9c11 0 43-2 72-14v247c0 15 0 22-52 22h-25v20c27-2 72-2 99-2 29 0 74 0 101 2v-20h-25c-51 0-51-7-51-22z">
            <text:p/>
          </draw:path>
          <draw:polygon draw:style-name="gr3" draw:text-style-name="P7" draw:layer="layout" svg:width="0.335cm" svg:height="0.035cm" svg:x="23.912cm" svg:y="5.797cm" svg:viewBox="0 0 336 36" draw:points="168,36 0,36 0,0 336,0 336,36">
            <text:p/>
          </draw:polygon>
          <draw:path draw:style-name="gr3" draw:text-style-name="P7" draw:layer="layout" svg:width="0.257cm" svg:height="0.34cm" svg:x="23.95cm" svg:y="5.896cm" svg:viewBox="0 0 258 341" svg:d="M123 166c47 0 76 29 76 78s-31 76-74 76c-6 0-65 0-89-24 20-5 24-20 24-32 0-18-13-29-29-29-15 0-31 9-31 32 0 51 58 74 125 74 83 0 133-50 133-97 0-40-36-76-92-89 58-18 74-56 74-83 0-43-50-72-112-72-61 0-110 27-110 69 0 25 18 30 27 30 15 0 29-9 29-27 0-12-7-25-25-29 23-23 67-25 76-25 36 0 63 20 63 54 0 27-18 74-72 76-13 0-15 0-29 2-4 0-9 0-9 7 0 9 5 9 14 9z">
            <text:p/>
          </draw:path>
          <draw:polygon draw:style-name="gr3" draw:text-style-name="P7" draw:layer="layout" svg:width="0.136cm" svg:height="0.985cm" svg:x="24.763cm" svg:y="5.656cm" svg:viewBox="0 0 137 986" draw:points="137,0 0,0 0,40 96,40 96,948 0,948 0,986 137,986">
            <text:p/>
          </draw:polygon>
        </draw:g>
        <draw:g xml:id="id155" draw:id="id155">
          <svg:title>TexMaths</svg:title>
          <svg:desc>28§display§= \log e^{3x} + \log (3x -4)^\frac{2}{3} - \log (2x +5)^\frac{1}{3}§svg§600§FALSE§</svg:desc>
          <draw:polygon draw:style-name="gr2" draw:text-style-name="P6" draw:layer="layout" svg:width="16.772cm" svg:height="1.146cm" svg:x="8.094cm" svg:y="7.511cm" svg:viewBox="0 0 16773 1147" draw:points="8386,1147 0,1147 0,0 16773,0 16773,1147">
            <text:p/>
          </draw:polygon>
          <draw:path draw:style-name="gr3" draw:text-style-name="P7" draw:layer="layout" svg:width="0.655cm" svg:height="0.232cm" svg:x="8.101cm" svg:y="8.1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9.115cm" svg:y="7.778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9.384cm" svg:y="8.0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9.87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38cm" svg:height="0.447cm" svg:x="10.565cm" svg:y="8.027cm" svg:viewBox="0 0 381 448" svg:d="M139 208c29 0 103-2 152-22 70-29 74-87 74-101 0-45-38-85-105-85-110 0-260 96-260 269 0 101 58 179 155 179 143 0 226-105 226-116 0-7-7-14-14-14-4 0-6 2-11 11-78 97-186 97-199 97-76 0-85-83-85-114 0-12 0-43 15-104zM94 186c38-150 139-164 166-164 47 0 72 30 72 63 0 101-157 101-198 101z">
            <text:p/>
          </draw:path>
          <draw:path draw:style-name="gr3" draw:text-style-name="P7" draw:layer="layout" svg:width="0.317cm" svg:height="0.472cm" svg:x="11.015cm" svg:y="7.596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29-11 61-29 81-23 27-41 29-77 31-17 0-17 0-22 3 0 0-7 0-7 9s7 9 18 9z">
            <text:p/>
          </draw:path>
          <draw:path draw:style-name="gr3" draw:text-style-name="P7" draw:layer="layout" svg:width="0.371cm" svg:height="0.313cm" svg:x="11.402cm" svg:y="7.751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8cm" svg:x="12.139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221cm" svg:height="0.685cm" svg:x="13.1cm" svg:y="7.778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13.369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3.86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23cm" svg:height="0.985cm" svg:x="14.43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09cm" svg:height="0.678cm" svg:x="14.762cm" svg:y="7.805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7" draw:layer="layout" svg:width="0.492cm" svg:height="0.447cm" svg:x="15.242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02cm" svg:height="0.042cm" svg:x="16.075cm" svg:y="8.195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7.007cm" svg:y="7.79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7" draw:layer="layout" svg:width="0.23cm" svg:height="0.985cm" svg:x="17.526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245cm" svg:height="0.328cm" svg:x="18.015cm" svg:y="7.462cm" svg:viewBox="0 0 246 329" svg:d="M246 235h-20c-2 9-6 41-13 45-5 2-47 2-54 2h-96c31-24 69-51 98-71 45-32 85-61 85-112 0-63-58-99-130-99-67 0-116 38-116 87 0 25 22 30 29 30 14 0 29-9 29-30 0-18-13-26-29-29 14-22 43-36 76-36 50 0 90 30 90 77 0 42-29 74-67 105l-121 103c-7 4-7 5-7 9v13h231z">
            <text:p/>
          </draw:path>
          <draw:polygon draw:style-name="gr3" draw:text-style-name="P7" draw:layer="layout" svg:width="0.335cm" svg:height="0.035cm" svg:x="17.97cm" svg:y="7.865cm" svg:viewBox="0 0 336 36" draw:points="168,36 0,36 0,0 336,0 336,36">
            <text:p/>
          </draw:polygon>
          <draw:path draw:style-name="gr3" draw:text-style-name="P7" draw:layer="layout" svg:width="0.257cm" svg:height="0.34cm" svg:x="18.01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7" draw:layer="layout" svg:width="0.602cm" svg:height="0.042cm" svg:x="18.774cm" svg:y="8.195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9.708cm" svg:y="7.778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19.977cm" svg:y="8.0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0.47cm" svg:y="8.016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7" draw:layer="layout" svg:width="0.23cm" svg:height="0.985cm" svg:x="21.045cm" svg:y="7.72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393cm" svg:height="0.658cm" svg:x="21.379cm" svg:y="7.80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3" draw:text-style-name="P7" draw:layer="layout" svg:width="0.492cm" svg:height="0.447cm" svg:x="21.85cm" svg:y="8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22.658cm" svg:y="7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93cm" svg:height="0.678cm" svg:x="23.637cm" svg:y="7.805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7" draw:layer="layout" svg:width="0.23cm" svg:height="0.985cm" svg:x="24.134cm" svg:y="7.72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203cm" svg:height="0.328cm" svg:x="24.649cm" svg:y="7.462cm" svg:viewBox="0 0 204 329" svg:d="M128 16c0-16-3-16-18-16-36 31-92 31-101 31h-9v23h9c11 0 43-2 72-14v247c0 16 0 22-52 22h-25v20c27-2 72-2 99-2 29 0 74 0 101 2v-20h-25c-51 0-51-6-51-22z">
            <text:p/>
          </draw:path>
          <draw:polygon draw:style-name="gr3" draw:text-style-name="P7" draw:layer="layout" svg:width="0.335cm" svg:height="0.035cm" svg:x="24.58cm" svg:y="7.865cm" svg:viewBox="0 0 336 36" draw:points="168,36 0,36 0,0 336,0 336,36">
            <text:p/>
          </draw:polygon>
          <draw:path draw:style-name="gr3" draw:text-style-name="P7" draw:layer="layout" svg:width="0.257cm" svg:height="0.34cm" svg:x="24.618cm" svg:y="7.964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</draw:g>
        <draw:g xml:id="id156" draw:id="id156">
          <svg:title>TexMaths</svg:title>
          <svg:desc>28§display§\therefore\ \ \  y = 3x + \frac{2}{3} \log ( 3x - 4 )  - \frac{1}{3} \log ( 2x + 5 )§svg§600§FALSE§</svg:desc>
          <draw:polygon draw:style-name="gr2" draw:text-style-name="P6" draw:layer="layout" svg:width="18.362cm" svg:height="1.922cm" svg:x="5.315cm" svg:y="9.111cm" svg:viewBox="0 0 18363 1923" draw:points="9182,1923 0,1923 0,0 18363,0 18363,1923">
            <text:p/>
          </draw:polygon>
          <draw:path draw:style-name="gr3" draw:text-style-name="P7" draw:layer="layout" svg:width="0.597cm" svg:height="0.533cm" svg:x="5.295cm" svg:y="9.927cm" svg:viewBox="0 0 598 534" svg:d="M352 52c0-27-25-52-52-52-29 0-54 25-54 52 0 29 25 53 54 53 27 0 52-22 52-53zM598 480c0-27-22-52-51-52-30 0-54 25-54 52 0 29 24 54 54 54 29 0 51-25 51-54zM105 480c0-27-24-52-53-52-27 0-52 25-52 52 0 29 25 54 52 54 29 0 53-25 53-54z">
            <text:p/>
          </draw:path>
          <draw:path draw:style-name="gr3" draw:text-style-name="P7" draw:layer="layout" svg:width="0.456cm" svg:height="0.638cm" svg:x="7.208cm" svg:y="9.9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655cm" svg:height="0.232cm" svg:x="8.026cm" svg:y="10.0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9.051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492cm" svg:height="0.447cm" svg:x="9.531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7" draw:layer="layout" svg:width="0.655cm" svg:height="0.658cm" svg:x="10.337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58cm" svg:x="11.435cm" svg:y="9.06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olygon draw:style-name="gr3" draw:text-style-name="P7" draw:layer="layout" svg:width="0.494cm" svg:height="0.042cm" svg:x="11.385cm" svg:y="10.118cm" svg:viewBox="0 0 495 43" draw:points="246,43 0,43 0,0 495,0 495,43">
            <text:p/>
          </draw:polygon>
          <draw:path draw:style-name="gr3" draw:text-style-name="P7" draw:layer="layout" svg:width="0.409cm" svg:height="0.678cm" svg:x="11.426cm" svg:y="10.405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21cm" svg:height="0.685cm" svg:x="12.192cm" svg:y="9.701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12.458cm" svg:y="9.943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2.951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7" draw:layer="layout" svg:width="0.23cm" svg:height="0.985cm" svg:x="13.527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409cm" svg:height="0.678cm" svg:x="13.854cm" svg:y="9.728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492cm" svg:height="0.447cm" svg:x="14.333cm" svg:y="9.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3 7-43 18-88z">
            <text:p/>
          </draw:path>
          <draw:path draw:style-name="gr3" draw:text-style-name="P7" draw:layer="layout" svg:width="0.602cm" svg:height="0.042cm" svg:x="15.167cm" svg:y="10.118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6.096cm" svg:y="9.717cm" svg:viewBox="0 0 439 668" svg:d="M264 507v85c0 36-2 47-76 47h-20v29c40-2 92-2 132-2 43 0 94 0 135 2v-29h-21c-74 0-76-11-76-47v-85h101v-32h-101v-450c0-18 0-25-15-25-9 0-12 0-18 11l-305 464v32zM269 475h-242l242-367z">
            <text:p/>
          </draw:path>
          <draw:path draw:style-name="gr3" draw:text-style-name="P7" draw:layer="layout" svg:width="0.23cm" svg:height="0.985cm" svg:x="16.618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7" draw:layer="layout" svg:width="0.602cm" svg:height="0.042cm" svg:x="17.245cm" svg:y="10.118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8.352cm" svg:y="9.062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0.494cm" svg:height="0.042cm" svg:x="18.264cm" svg:y="10.118cm" svg:viewBox="0 0 495 43" draw:points="246,43 0,43 0,0 495,0 495,43">
            <text:p/>
          </draw:polygon>
          <draw:path draw:style-name="gr3" draw:text-style-name="P7" draw:layer="layout" svg:width="0.409cm" svg:height="0.678cm" svg:x="18.307cm" svg:y="10.405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21cm" svg:height="0.685cm" svg:x="19.071cm" svg:y="9.701cm" svg:viewBox="0 0 222 686" svg:d="M143 0l-143 11v32c69 0 78 6 78 53v514c0 45-11 45-78 45v31c34-2 85-2 110-2 24 0 74 0 112 2v-31c-67 0-79 0-79-45z">
            <text:p/>
          </draw:path>
          <draw:path draw:style-name="gr3" draw:text-style-name="P7" draw:layer="layout" svg:width="0.438cm" svg:height="0.454cm" svg:x="19.34cm" svg:y="9.943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9.832cm" svg:y="9.93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3" draw:text-style-name="P7" draw:layer="layout" svg:width="0.23cm" svg:height="0.985cm" svg:x="20.408cm" svg:y="9.645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393cm" svg:height="0.658cm" svg:x="20.742cm" svg:y="9.72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492cm" svg:height="0.447cm" svg:x="21.215cm" svg:y="9.9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3 7-43 18-88z">
            <text:p/>
          </draw:path>
          <draw:path draw:style-name="gr3" draw:text-style-name="P7" draw:layer="layout" svg:width="0.655cm" svg:height="0.658cm" svg:x="22.021cm" svg:y="9.811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393cm" svg:height="0.678cm" svg:x="23cm" svg:y="9.728cm" svg:viewBox="0 0 394 679" svg:d="M394 460c0-117-80-218-188-218-47 0-90 16-125 52v-193c20 7 53 13 85 13 121 0 190-89 190-103 0-7-2-11-9-11-2 0-4 0-9 2-20 9-67 29-134 29-40 0-85-6-132-27-7-4-9-4-12-4-8 0-8 9-8 25v291c0 18 0 27 13 27 7 0 9-2 11-9 11-16 49-69 128-69 51 0 78 44 85 62 16 38 18 77 18 126 0 33 0 94-25 134-22 38-60 65-105 65-72 0-128-51-146-110 3 0 7 0 18 0 32 0 50-24 50-47 0-24-18-49-50-49-15 0-49 7-49 54 0 85 69 179 179 179 114 0 215-94 215-219z">
            <text:p/>
          </draw:path>
          <draw:path draw:style-name="gr3" draw:text-style-name="P7" draw:layer="layout" svg:width="0.23cm" svg:height="0.985cm" svg:x="23.499cm" svg:y="9.645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158" draw:id="id158">
          <svg:title>TexMaths</svg:title>
          <svg:desc>28§display§\frac{dy}{dx} = \frac{d}{dx}\left[\ 3x + \frac{2}{3} \log ( 3x - 4 )  - \frac{1}{3} \log ( 2x + 5 ) \ \right]§svg§600§FALSE§</svg:desc>
          <draw:polygon draw:style-name="gr2" draw:text-style-name="P6" draw:layer="layout" svg:width="20.145cm" svg:height="2.263cm" svg:x="5.346cm" svg:y="13.012cm" svg:viewBox="0 0 20146 2264" draw:points="10073,2264 0,2264 0,0 20146,0 20146,2264">
            <text:p/>
          </draw:polygon>
          <draw:path draw:style-name="gr3" draw:text-style-name="P7" draw:layer="layout" svg:width="0.469cm" svg:height="0.696cm" svg:x="5.36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59cm" svg:y="13.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5.297cm" svg:y="14.123cm" svg:viewBox="0 0 1077 43" draw:points="538,43 0,43 0,0 1077,0 1077,43">
            <text:p/>
          </draw:polygon>
          <draw:path draw:style-name="gr3" draw:text-style-name="P7" draw:layer="layout" svg:width="0.469cm" svg:height="0.696cm" svg:x="5.337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37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818cm" svg:y="14.0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24cm" svg:y="13.04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7.92cm" svg:y="14.123cm" svg:viewBox="0 0 1077 43" draw:points="538,43 0,43 0,0 1077,0 1077,43">
            <text:p/>
          </draw:polygon>
          <draw:path draw:style-name="gr3" draw:text-style-name="P7" draw:layer="layout" svg:width="0.469cm" svg:height="0.696cm" svg:x="7.96cm" svg:y="14.38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46cm" svg:y="14.6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61cm" svg:height="2.362cm" svg:x="9.522cm" svg:y="12.963cm" svg:viewBox="0 0 262 2363" draw:points="0,2363 262,2363 262,2309 54,2309 54,54 262,54 262,0 0,0">
            <text:p/>
          </draw:polygon>
          <draw:path draw:style-name="gr3" draw:text-style-name="P7" draw:layer="layout" svg:width="0.409cm" svg:height="0.678cm" svg:x="10.164cm" svg:y="13.73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644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8cm" svg:x="11.452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2.548cm" svg:y="13.0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0.494cm" svg:height="0.042cm" svg:x="12.498cm" svg:y="14.123cm" svg:viewBox="0 0 495 43" draw:points="246,43 0,43 0,0 495,0 495,43">
            <text:p/>
          </draw:polygon>
          <draw:path draw:style-name="gr3" draw:text-style-name="P7" draw:layer="layout" svg:width="0.409cm" svg:height="0.678cm" svg:x="12.541cm" svg:y="14.41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21cm" svg:height="0.684cm" svg:x="13.305cm" svg:y="13.707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3.574cm" svg:y="13.9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4.066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7" draw:layer="layout" svg:width="0.23cm" svg:height="0.985cm" svg:x="14.642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4.969cm" svg:y="13.733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5.448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02cm" svg:height="0.042cm" svg:x="16.282cm" svg:y="14.12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7.211cm" svg:y="13.72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7.733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02cm" svg:height="0.042cm" svg:x="18.36cm" svg:y="14.12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9.467cm" svg:y="13.06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0.494cm" svg:height="0.042cm" svg:x="19.38cm" svg:y="14.123cm" svg:viewBox="0 0 495 43" draw:points="246,43 0,43 0,0 495,0 495,43">
            <text:p/>
          </draw:polygon>
          <draw:path draw:style-name="gr3" draw:text-style-name="P7" draw:layer="layout" svg:width="0.409cm" svg:height="0.678cm" svg:x="19.422cm" svg:y="14.4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21cm" svg:height="0.684cm" svg:x="20.186cm" svg:y="13.707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0.455cm" svg:y="13.9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0.948cm" svg:y="13.9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7" draw:layer="layout" svg:width="0.23cm" svg:height="0.985cm" svg:x="21.523cm" svg:y="13.65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1.857cm" svg:y="13.73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92cm" svg:height="0.447cm" svg:x="22.327cm" svg:y="13.9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23.136cm" svg:y="13.81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4.115cm" svg:y="13.733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3" draw:text-style-name="P7" draw:layer="layout" svg:width="0.23cm" svg:height="0.985cm" svg:x="24.612cm" svg:y="13.65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0.261cm" svg:height="2.362cm" svg:x="25.282cm" svg:y="12.963cm" svg:viewBox="0 0 262 2363" draw:points="206,2309 0,2309 0,2363 262,2363 262,0 0,0 0,54 206,54">
            <text:p/>
          </draw:polygon>
        </draw:g>
        <draw:g xml:id="id157" draw:id="id15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7.045cm" svg:y="11.586cm" svg:viewBox="0 0 7168 695" draw:points="3584,695 0,695 0,0 7168,0 7168,695">
            <text:p/>
          </draw:polygon>
          <draw:path draw:style-name="gr3" draw:text-style-name="P7" draw:layer="layout" svg:width="0.757cm" svg:height="0.771cm" svg:x="7.027cm" svg:y="11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7.885cm" svg:y="11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8.189cm" svg:y="11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914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9.661cm" svg:y="11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10.56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1.185cm" svg:y="11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1.725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2.342cm" svg:y="11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2.818cm" svg:y="12.2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3.44cm" svg:y="11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4.149cm" svg:y="12.204cm" svg:viewBox="0 0 123 123" svg:d="M123 62c0-34-28-62-62-62-33 0-61 28-61 62 0 33 28 61 61 61 34 0 62-28 62-6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51" smil:attributeName="visibility" smil:to="visible"/>
                  <anim:animate smil:dur="0.25s" smil:fill="hold" smil:targetElement="id151" smil:attributeName="width" smil:values="width*0.05;width" smil:keyTimes="0;1"/>
                  <anim:animate smil:dur="0.25s" smil:fill="hold" smil:targetElement="id151" smil:attributeName="height" smil:values="height;height" smil:keyTimes="0;1"/>
                  <anim:animate smil:dur="0.25s" smil:fill="hold" smil:targetElement="id151" smil:attributeName="x" smil:values="x-.2;x" smil:keyTimes="0;1"/>
                  <anim:animate smil:dur="0.25s" smil:fill="hold" smil:targetElement="id151" smil:attributeName="y" smil:values="y;y" smil:keyTimes="0;1"/>
                  <anim:transitionFilter smil:dur="0.25s" smil:targetElement="id1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6" draw:text-style-name="P8" draw:layer="layout" svg:width="26.6cm" svg:height="14.373cm" svg:x="0.6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1"><text:line-break/></text:span><text:span text:style-name="T11"><text:tab/>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59" draw:id="id159">
          <svg:title>TexMaths</svg:title>
          <svg:desc>28§display§\frac{dy}{dx}= 3\frac{d}{dx}(x) + \frac{2}{3}.\frac{d}{dx}\left[\ \log ( 3x - 4 )\ \right]  - \frac{1}{3}\frac{d}{dx}[\ \log (2x + 5)\ ] §svg§600§FALSE§</svg:desc>
          <draw:polygon draw:style-name="gr2" draw:text-style-name="P6" draw:layer="layout" svg:width="24.319cm" svg:height="1.947cm" svg:x="2.148cm" svg:y="1.016cm" svg:viewBox="0 0 24320 1948" draw:points="12161,1948 0,1948 0,0 24320,0 24320,1948">
            <text:p/>
          </draw:polygon>
          <draw:path draw:style-name="gr3" draw:text-style-name="P7" draw:layer="layout" svg:width="0.469cm" svg:height="0.696cm" svg:x="2.162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661cm" svg:y="1.216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099cm" svg:y="2.049cm" svg:viewBox="0 0 1077 43" draw:points="538,43 0,43 0,0 1077,0 1077,43">
            <text:p/>
          </draw:polygon>
          <draw:path draw:style-name="gr3" draw:text-style-name="P7" draw:layer="layout" svg:width="0.469cm" svg:height="0.696cm" svg:x="2.139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639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62cm" svg:y="1.95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4.646cm" svg:y="1.661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69cm" svg:height="0.696cm" svg:x="5.535cm" svg:y="0.967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5.215cm" svg:y="2.049cm" svg:viewBox="0 0 1077 43" draw:points="538,43 0,43 0,0 1077,0 1077,43">
            <text:p/>
          </draw:polygon>
          <draw:path draw:style-name="gr3" draw:text-style-name="P7" draw:layer="layout" svg:width="0.469cm" svg:height="0.696cm" svg:x="5.253cm" svg:y="2.309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5.755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6.505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6.819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7.408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8.008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9.106cm" svg:y="0.99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olygon draw:style-name="gr3" draw:text-style-name="P7" draw:layer="layout" svg:width="0.494cm" svg:height="0.042cm" svg:x="9.057cm" svg:y="2.049cm" svg:viewBox="0 0 495 43" draw:points="246,43 0,43 0,0 495,0 495,43">
            <text:p/>
          </draw:polygon>
          <draw:path draw:style-name="gr3" draw:text-style-name="P7" draw:layer="layout" svg:width="0.409cm" svg:height="0.678cm" svg:x="9.097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107cm" svg:height="0.107cm" svg:x="9.751cm" svg:y="2.212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0.378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0.058cm" svg:y="2.049cm" svg:viewBox="0 0 1077 43" draw:points="538,43 0,43 0,0 1077,0 1077,43">
            <text:p/>
          </draw:polygon>
          <draw:path draw:style-name="gr3" draw:text-style-name="P7" draw:layer="layout" svg:width="0.469cm" svg:height="0.696cm" svg:x="10.096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0.598cm" svg:y="2.55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0.136cm" svg:height="0.984cm" svg:x="11.53cm" svg:y="1.578cm" svg:viewBox="0 0 137 985" draw:points="137,985 137,947 40,947 40,40 137,40 137,0 0,0 0,985">
            <text:p/>
          </draw:polygon>
          <draw:path draw:style-name="gr3" draw:text-style-name="P7" draw:layer="layout" svg:width="0.221cm" svg:height="0.684cm" svg:x="12.047cm" svg:y="1.63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316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2.809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13.384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712cm" svg:y="1.66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4.191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02cm" svg:height="0.042cm" svg:x="15.024cm" svg:y="2.04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5.954cm" svg:y="1.6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4cm" svg:x="16.476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7.15cm" svg:y="1.578cm" svg:viewBox="0 0 137 985" draw:points="137,0 0,0 0,40 96,40 96,947 0,947 0,985 137,985">
            <text:p/>
          </draw:polygon>
          <draw:path draw:style-name="gr3" draw:text-style-name="P7" draw:layer="layout" svg:width="0.602cm" svg:height="0.042cm" svg:x="17.703cm" svg:y="2.049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8.812cm" svg:y="0.99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8.723cm" svg:y="2.049cm" svg:viewBox="0 0 495 43" draw:points="246,43 0,43 0,0 495,0 495,43">
            <text:p/>
          </draw:polygon>
          <draw:path draw:style-name="gr3" draw:text-style-name="P7" draw:layer="layout" svg:width="0.409cm" svg:height="0.678cm" svg:x="18.765cm" svg:y="2.33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69cm" svg:height="0.696cm" svg:x="19.773cm" svg:y="0.96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9.453cm" svg:y="2.049cm" svg:viewBox="0 0 1077 43" draw:points="538,43 0,43 0,0 1077,0 1077,43">
            <text:p/>
          </draw:polygon>
          <draw:path draw:style-name="gr3" draw:text-style-name="P7" draw:layer="layout" svg:width="0.469cm" svg:height="0.696cm" svg:x="19.491cm" svg:y="2.30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993cm" svg:y="2.5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36cm" svg:height="0.984cm" svg:x="20.761cm" svg:y="1.578cm" svg:viewBox="0 0 137 985" draw:points="137,985 137,947 40,947 40,40 137,40 137,0 0,0 0,985">
            <text:p/>
          </draw:polygon>
          <draw:path draw:style-name="gr3" draw:text-style-name="P7" draw:layer="layout" svg:width="0.221cm" svg:height="0.684cm" svg:x="21.278cm" svg:y="1.632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1.547cm" svg:y="1.87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2.04cm" svg:y="1.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22.616cm" svg:y="1.5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2.95cm" svg:y="1.6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23.42cm" svg:y="1.8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7cm" svg:x="24.229cm" svg:y="1.7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25.205cm" svg:y="1.661cm" svg:viewBox="0 0 394 679" svg:d="M394 459c0-116-80-217-188-217-47 0-90 16-125 51v-192c20 7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23cm" svg:height="0.984cm" svg:x="25.705cm" svg:y="1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26.381cm" svg:y="1.578cm" svg:viewBox="0 0 137 985" draw:points="137,0 0,0 0,40 96,40 96,947 0,947 0,985 137,985">
            <text:p/>
          </draw:polygon>
        </draw:g>
        <draw:g xml:id="id160" draw:id="id160">
          <svg:title>TexMaths</svg:title>
          <svg:desc>28§display§= 3(1) + \frac{2}{3}.\frac{1}{3x - 4}.\frac{d}{dx}( 3x - 4 ) - \frac{1}{3}. \frac{1}{2x + 5}.\frac{d}{dx}( 2x + 5 )§svg§600§FALSE§</svg:desc>
          <draw:polygon draw:style-name="gr2" draw:text-style-name="P6" draw:layer="layout" svg:width="23.17cm" svg:height="2.008cm" svg:x="3.6cm" svg:y="4.719cm" svg:viewBox="0 0 23171 2009" draw:points="11585,2009 0,2009 0,0 23171,0 23171,2009">
            <text:p/>
          </draw:polygon>
          <draw:path draw:style-name="gr3" draw:text-style-name="P7" draw:layer="layout" svg:width="0.655cm" svg:height="0.232cm" svg:x="3.607cm" svg:y="5.65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4.63cm" svg:y="5.364cm" svg:viewBox="0 0 410 679" svg:d="M246 309c81-24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23cm" svg:height="0.985cm" svg:x="5.179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26cm" svg:height="0.658cm" svg:x="5.551cm" svg:y="5.36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6.012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7" draw:layer="layout" svg:width="0.655cm" svg:height="0.658cm" svg:x="6.6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7.708cm" svg:y="4.69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olygon draw:style-name="gr3" draw:text-style-name="P7" draw:layer="layout" svg:width="0.494cm" svg:height="0.042cm" svg:x="7.659cm" svg:y="5.752cm" svg:viewBox="0 0 495 43" draw:points="246,43 0,43 0,0 495,0 495,43">
            <text:p/>
          </draw:polygon>
          <draw:path draw:style-name="gr3" draw:text-style-name="P7" draw:layer="layout" svg:width="0.409cm" svg:height="0.678cm" svg:x="7.701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107cm" svg:height="0.107cm" svg:x="8.356cm" svg:y="5.916cm" svg:viewBox="0 0 108 108" svg:d="M108 54c0-29-25-54-54-54s-54 25-54 54 25 54 54 54 54-25 54-54z">
            <text:p/>
          </draw:path>
          <draw:path draw:style-name="gr3" draw:text-style-name="P7" draw:layer="layout" svg:width="0.326cm" svg:height="0.658cm" svg:x="9.879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2.75cm" svg:height="0.042cm" svg:x="8.662cm" svg:y="5.752cm" svg:viewBox="0 0 2751 43" draw:points="1375,43 0,43 0,0 2751,0 2751,43">
            <text:p/>
          </draw:polygon>
          <draw:path draw:style-name="gr3" draw:text-style-name="P7" draw:layer="layout" svg:width="0.409cm" svg:height="0.678cm" svg:x="8.703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9.18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02cm" svg:height="0.042cm" svg:x="10.015cm" svg:y="6.429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0.947cm" svg:y="6.028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107cm" svg:height="0.107cm" svg:x="11.613cm" svg:y="5.916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2.242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7" draw:layer="layout" svg:width="1.076cm" svg:height="0.042cm" svg:x="11.919cm" svg:y="5.752cm" svg:viewBox="0 0 1077 43" draw:points="538,43 0,43 0,0 1077,0 1077,43">
            <text:p/>
          </draw:polygon>
          <draw:path draw:style-name="gr3" draw:text-style-name="P7" draw:layer="layout" svg:width="0.469cm" svg:height="0.696cm" svg:x="11.96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7" draw:layer="layout" svg:width="0.492cm" svg:height="0.447cm" svg:x="12.462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13.21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3.537cm" svg:y="5.36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4.016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4.852cm" svg:y="5.752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5.781cm" svg:y="5.353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23cm" svg:height="0.985cm" svg:x="16.301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7" draw:layer="layout" svg:width="0.602cm" svg:height="0.042cm" svg:x="16.928cm" svg:y="5.752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8.037cm" svg:y="4.69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0.494cm" svg:height="0.042cm" svg:x="17.95cm" svg:y="5.752cm" svg:viewBox="0 0 495 43" draw:points="246,43 0,43 0,0 495,0 495,43">
            <text:p/>
          </draw:polygon>
          <draw:path draw:style-name="gr3" draw:text-style-name="P7" draw:layer="layout" svg:width="0.409cm" svg:height="0.678cm" svg:x="17.99cm" svg:y="6.03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107cm" svg:height="0.107cm" svg:x="18.644cm" svg:y="5.916cm" svg:viewBox="0 0 108 108" svg:d="M108 54c0-29-25-54-54-54s-54 25-54 54 25 54 54 54 54-25 54-54z">
            <text:p/>
          </draw:path>
          <draw:path draw:style-name="gr3" draw:text-style-name="P7" draw:layer="layout" svg:width="0.326cm" svg:height="0.658cm" svg:x="20.167cm" svg:y="4.69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2.75cm" svg:height="0.042cm" svg:x="18.951cm" svg:y="5.752cm" svg:viewBox="0 0 2751 43" draw:points="1375,43 0,43 0,0 2751,0 2751,43">
            <text:p/>
          </draw:polygon>
          <draw:path draw:style-name="gr3" draw:text-style-name="P7" draw:layer="layout" svg:width="0.393cm" svg:height="0.658cm" svg:x="19cm" svg:y="6.0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492cm" svg:height="0.447cm" svg:x="19.471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658cm" svg:x="20.279cm" svg:y="6.1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1.256cm" svg:y="6.039cm" svg:viewBox="0 0 394 679" svg:d="M394 459c0-116-80-217-188-217-47 0-90 16-125 51v-192c20 7 53 13 85 13 121 0 190-89 190-103 0-7-2-11-9-11-2 0-4 0-9 2-20 9-67 29-134 29-40 0-85-6-132-27-7-4-9-4-12-4-8 0-8 9-8 25v291c0 18 0 27 13 27 7 0 9-2 13-9 9-16 47-70 126-70 51 0 78 45 85 63 16 38 18 76 18 126 0 33 0 94-25 134-22 38-60 65-105 65-72 0-128-52-146-110 3 0 7 0 18 0 32 0 50-25 50-47 0-25-18-49-50-49-15 0-49 7-49 54 0 85 69 179 179 179 114 0 215-94 215-220z">
            <text:p/>
          </draw:path>
          <draw:path draw:style-name="gr3" draw:text-style-name="P7" draw:layer="layout" svg:width="0.107cm" svg:height="0.107cm" svg:x="21.903cm" svg:y="5.916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22.53cm" svg:y="4.6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olygon draw:style-name="gr3" draw:text-style-name="P7" draw:layer="layout" svg:width="1.076cm" svg:height="0.042cm" svg:x="22.21cm" svg:y="5.752cm" svg:viewBox="0 0 1077 43" draw:points="538,43 0,43 0,0 1077,0 1077,43">
            <text:p/>
          </draw:polygon>
          <draw:path draw:style-name="gr3" draw:text-style-name="P7" draw:layer="layout" svg:width="0.469cm" svg:height="0.696cm" svg:x="22.248cm" svg:y="6.01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3" draw:text-style-name="P7" draw:layer="layout" svg:width="0.492cm" svg:height="0.447cm" svg:x="22.75cm" svg:y="6.2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5cm" svg:x="23.5cm" svg:y="5.28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3.834cm" svg:y="5.364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492cm" svg:height="0.447cm" svg:x="24.304cm" svg:y="5.58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8cm" svg:x="25.113cm" svg:y="5.44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78cm" svg:x="26.092cm" svg:y="5.364cm" svg:viewBox="0 0 394 679" svg:d="M394 459c0-116-80-217-188-217-47 0-90 16-125 51v-192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5 50-47 0-25-18-49-50-49-15 0-49 7-49 54 0 82 69 179 179 179 114 0 215-94 215-220z">
            <text:p/>
          </draw:path>
          <draw:path draw:style-name="gr3" draw:text-style-name="P7" draw:layer="layout" svg:width="0.23cm" svg:height="0.985cm" svg:x="26.589cm" svg:y="5.28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161" draw:id="id161">
          <svg:title>TexMaths</svg:title>
          <svg:desc>28§display§= 3(1) + \frac{2}{3}.\frac{1}{3x - 4}.(3) - \frac{1}{3}. \frac{1}{2x + 5}.(2)§svg§600§FALSE§</svg:desc>
          <draw:polygon draw:style-name="gr2" draw:text-style-name="P6" draw:layer="layout" svg:width="16.033cm" svg:height="1.98cm" svg:x="3.6cm" svg:y="8.12cm" svg:viewBox="0 0 16034 1981" draw:points="8017,1981 0,1981 0,0 16034,0 16034,1981">
            <text:p/>
          </draw:polygon>
          <draw:path draw:style-name="gr3" draw:text-style-name="P7" draw:layer="layout" svg:width="0.655cm" svg:height="0.232cm" svg:x="3.607cm" svg:y="9.0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7cm" svg:x="4.63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23cm" svg:height="0.984cm" svg:x="5.17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7" draw:layer="layout" svg:width="0.326cm" svg:height="0.657cm" svg:x="5.551cm" svg:y="8.736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6.01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7" draw:layer="layout" svg:width="0.655cm" svg:height="0.657cm" svg:x="6.613cm" svg:y="8.81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7.708cm" svg:y="8.07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olygon draw:style-name="gr3" draw:text-style-name="P7" draw:layer="layout" svg:width="0.494cm" svg:height="0.042cm" svg:x="7.659cm" svg:y="9.126cm" svg:viewBox="0 0 495 43" draw:points="246,43 0,43 0,0 495,0 495,43">
            <text:p/>
          </draw:polygon>
          <draw:path draw:style-name="gr3" draw:text-style-name="P7" draw:layer="layout" svg:width="0.409cm" svg:height="0.677cm" svg:x="7.70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107cm" svg:height="0.106cm" svg:x="8.356cm" svg:y="9.287cm" svg:viewBox="0 0 108 107" svg:d="M108 54c0-29-25-54-54-54s-54 25-54 54 25 53 54 53 54-24 54-53z">
            <text:p/>
          </draw:path>
          <draw:path draw:style-name="gr3" draw:text-style-name="P7" draw:layer="layout" svg:width="0.326cm" svg:height="0.657cm" svg:x="9.87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75cm" svg:height="0.042cm" svg:x="8.663cm" svg:y="9.126cm" svg:viewBox="0 0 2751 43" draw:points="1375,43 0,43 0,0 2751,0 2751,43">
            <text:p/>
          </draw:polygon>
          <draw:path draw:style-name="gr3" draw:text-style-name="P7" draw:layer="layout" svg:width="0.409cm" svg:height="0.677cm" svg:x="8.703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492cm" svg:height="0.447cm" svg:x="9.182cm" svg:y="9.63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7" draw:layer="layout" svg:width="0.602cm" svg:height="0.042cm" svg:x="10.016cm" svg:y="9.802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0.947cm" svg:y="9.40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107cm" svg:height="0.106cm" svg:x="11.613cm" svg:y="9.287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1.899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7" draw:layer="layout" svg:width="0.409cm" svg:height="0.677cm" svg:x="12.227cm" svg:y="8.736cm" svg:viewBox="0 0 410 678" svg:d="M246 309c81-25 137-94 137-172 0-81-85-137-181-137-99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23cm" svg:height="0.984cm" svg:x="12.733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3" draw:text-style-name="P7" draw:layer="layout" svg:width="0.602cm" svg:height="0.042cm" svg:x="13.36cm" svg:y="9.12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4.469cm" svg:y="8.07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4.381cm" svg:y="9.126cm" svg:viewBox="0 0 495 43" draw:points="246,43 0,43 0,0 495,0 495,43">
            <text:p/>
          </draw:polygon>
          <draw:path draw:style-name="gr3" draw:text-style-name="P7" draw:layer="layout" svg:width="0.409cm" svg:height="0.677cm" svg:x="14.422cm" svg:y="9.412cm" svg:viewBox="0 0 410 678" svg:d="M246 309c81-25 137-94 137-172 0-81-85-137-181-137-101 0-175 58-175 134 0 32 22 52 49 52 32 0 52-23 52-52 0-49-47-49-61-49 29-47 94-60 130-60 40 0 96 22 96 109 0 14-2 70-29 115-29 47-62 49-87 51-7 0-31 2-38 2-9 0-16 2-16 11 0 12 7 12 25 12h42c81 0 119 67 119 163 0 134-69 164-112 164-42 0-116-18-152-77 36 7 65-15 65-53 0-36-25-56-54-56-25 0-56 15-56 58 0 89 92 154 199 154 121 0 211-89 211-190 0-81-63-157-164-179z">
            <text:p/>
          </draw:path>
          <draw:path draw:style-name="gr3" draw:text-style-name="P7" draw:layer="layout" svg:width="0.107cm" svg:height="0.106cm" svg:x="15.076cm" svg:y="9.287cm" svg:viewBox="0 0 108 107" svg:d="M108 54c0-29-25-54-54-54s-54 25-54 54 25 53 54 53 54-24 54-53z">
            <text:p/>
          </draw:path>
          <draw:path draw:style-name="gr3" draw:text-style-name="P7" draw:layer="layout" svg:width="0.326cm" svg:height="0.657cm" svg:x="16.599cm" svg:y="8.07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75cm" svg:height="0.042cm" svg:x="15.383cm" svg:y="9.126cm" svg:viewBox="0 0 2751 43" draw:points="1375,43 0,43 0,0 2751,0 2751,43">
            <text:p/>
          </draw:polygon>
          <draw:path draw:style-name="gr3" draw:text-style-name="P7" draw:layer="layout" svg:width="0.393cm" svg:height="0.657cm" svg:x="15.432cm" svg:y="9.41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7" draw:layer="layout" svg:width="0.492cm" svg:height="0.447cm" svg:x="15.903cm" svg:y="9.632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7" draw:layer="layout" svg:width="0.655cm" svg:height="0.657cm" svg:x="16.711cm" svg:y="9.4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7cm" svg:x="17.688cm" svg:y="9.412cm" svg:viewBox="0 0 394 678" svg:d="M394 459c0-116-80-217-188-217-47 0-90 15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7" draw:layer="layout" svg:width="0.107cm" svg:height="0.106cm" svg:x="18.335cm" svg:y="9.287cm" svg:viewBox="0 0 108 107" svg:d="M108 54c0-29-25-54-54-54s-54 25-54 54 25 53 54 53 54-24 54-53z">
            <text:p/>
          </draw:path>
          <draw:path draw:style-name="gr3" draw:text-style-name="P7" draw:layer="layout" svg:width="0.23cm" svg:height="0.984cm" svg:x="18.62cm" svg:y="8.6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7" draw:layer="layout" svg:width="0.393cm" svg:height="0.657cm" svg:x="18.956cm" svg:y="8.73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23cm" svg:height="0.984cm" svg:x="19.455cm" svg:y="8.65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 xml:id="id162" draw:id="id162">
          <svg:title>TexMaths</svg:title>
          <svg:desc>28§display§\frac{dy}{dx} = 3 + \frac{2}{3x - 4} - \frac{2}{3(2x + 5)}§svg§600§FALSE§</svg:desc>
          <draw:polygon draw:style-name="gr2" draw:text-style-name="P6" draw:layer="layout" svg:width="12.416cm" svg:height="2.171cm" svg:x="2.05cm" svg:y="11.521cm" svg:viewBox="0 0 12417 2172" draw:points="6208,2172 0,2172 0,0 12417,0 12417,2172">
            <text:p/>
          </draw:polygon>
          <draw:path draw:style-name="gr3" draw:text-style-name="P7" draw:layer="layout" svg:width="0.469cm" svg:height="0.696cm" svg:x="2.064cm" svg:y="11.472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563cm" svg:y="11.72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.001cm" svg:y="12.554cm" svg:viewBox="0 0 1078 43" draw:points="538,43 0,43 0,0 1078,0 1078,43">
            <text:p/>
          </draw:polygon>
          <draw:path draw:style-name="gr3" draw:text-style-name="P7" draw:layer="layout" svg:width="0.469cm" svg:height="0.696cm" svg:x="2.041cm" svg:y="12.81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541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3.522cm" svg:y="12.4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4.548cm" svg:y="12.16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55cm" svg:height="0.657cm" svg:x="5.272cm" svg:y="12.24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7.496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7" draw:layer="layout" svg:width="2.75cm" svg:height="0.042cm" svg:x="6.32cm" svg:y="12.554cm" svg:viewBox="0 0 2751 43" draw:points="1375,43 0,43 0,0 2751,0 2751,43">
            <text:p/>
          </draw:polygon>
          <draw:path draw:style-name="gr3" draw:text-style-name="P7" draw:layer="layout" svg:width="0.409cm" svg:height="0.678cm" svg:x="6.36cm" svg:y="12.8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6.84cm" svg:y="13.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602cm" svg:height="0.042cm" svg:x="7.673cm" svg:y="13.23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8.605cm" svg:y="12.829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602cm" svg:height="0.042cm" svg:x="9.488cm" svg:y="12.554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12.315cm" svg:y="11.49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7" draw:layer="layout" svg:width="4.009cm" svg:height="0.042cm" svg:x="10.507cm" svg:y="12.554cm" svg:viewBox="0 0 4010 43" draw:points="2005,43 0,43 0,0 4010,0 4010,43">
            <text:p/>
          </draw:polygon>
          <draw:path draw:style-name="gr3" draw:text-style-name="P7" draw:layer="layout" svg:width="0.409cm" svg:height="0.678cm" svg:x="10.55cm" svg:y="12.84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23cm" svg:height="0.984cm" svg:x="11.096cm" svg:y="12.75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1.432cm" svg:y="12.8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92cm" svg:height="0.447cm" svg:x="11.903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655cm" svg:height="0.657cm" svg:x="12.711cm" svg:y="12.9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78cm" svg:x="13.69cm" svg:y="12.84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6 67 180 179 180 114 0 215-94 215-220z">
            <text:p/>
          </draw:path>
          <draw:path draw:style-name="gr3" draw:text-style-name="P7" draw:layer="layout" svg:width="0.23cm" svg:height="0.984cm" svg:x="14.188cm" svg:y="12.75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draw:frame presentation:style-name="pr6" draw:text-style-name="P8" draw:layer="layout" svg:width="26.4cm" svg:height="14.373cm" svg:x="0.8cm" svg:y="0.627cm" presentation:class="title" presentation:user-transformed="true">
          <draw:text-box>
            <text:p xml:id="id163" text:id="id163" text:style-name="P4"><text:span text:style-name="T2"><text:tab/></text:span><text:span text:style-name="T2"><text:tab/></text:span><text:span text:style-name="T11"><text:line-break/></text:span><text:span text:style-name="T13"><text:tab/></text:span><text:span text:style-name="T13">(2) Given 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text:span text:style-name="T11"><text:line-break/></text:span><text:span text:style-name="T11"><text:tab/></text:span><text:span text:style-name="T11"><text:tab/></text:span></text:p>
          </draw:text-box>
        </draw:frame>
        <draw:g xml:id="id164" draw:id="id164">
          <svg:title>TexMaths</svg:title>
          <svg:desc>28§display§y = \log \left( \sqrt{ \frac{1 - \cos \left( \frac{3x}{2} \right)}{1 + \cos \left( \frac{3x}{2} \right)} } \right) §svg§600§FALSE§</svg:desc>
          <draw:polygon draw:style-name="gr2" draw:text-style-name="P6" draw:layer="layout" svg:width="10.864cm" svg:height="2.946cm" svg:x="6.416cm" svg:y="1.214cm" svg:viewBox="0 0 10865 2947" draw:points="5434,2947 0,2947 0,0 10865,0 10865,2947">
            <text:p/>
          </draw:polygon>
          <draw:path draw:style-name="gr3" draw:text-style-name="P7" draw:layer="layout" svg:width="0.456cm" svg:height="0.637cm" svg:x="6.396cm" svg:y="2.54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7.214cm" svg:y="2.6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228cm" svg:y="2.296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8.497cm" svg:y="2.538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451cm" svg:height="0.651cm" svg:x="8.99cm" svg:y="2.5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3" draw:text-style-name="P7" draw:layer="layout" svg:width="0.514cm" svg:height="2.953cm" svg:x="9.863cm" svg:y="1.257cm" svg:viewBox="0 0 515 2954" svg:d="M515 2943c0-2 0-5-7-11-94-114-172-240-230-379-130-300-182-651-182-1077 0-419 47-786 195-1109 56-125 132-242 220-349 2-2 4-5 4-9 0-9-7-9-22-9-14 0-16 0-18 2-2 0-63 61-139 168-172 242-260 531-305 824-24 159-31 321-31 482 0 367 47 744 204 1082 71 150 166 284 262 387 9 7 11 9 27 9 15 0 22 0 22-11z">
            <text:p/>
          </draw:path>
          <draw:path draw:style-name="gr3" draw:text-style-name="P7" draw:layer="layout" svg:width="0.895cm" svg:height="2.953cm" svg:x="10.519cm" svg:y="1.165cm" svg:viewBox="0 0 896 2954" svg:d="M137 1476l-130 258c-7 8-7 11-7 13s13 13 13 16l68-130 228 1321c31 0 36 0 40-24l547-2910c0-11-7-20-18-20-16 0-20 13-22 29l-507 2683z">
            <text:p/>
          </draw:path>
          <draw:polygon draw:style-name="gr3" draw:text-style-name="P7" draw:layer="layout" svg:width="5.39cm" svg:height="0.042cm" svg:x="11.395cm" svg:y="1.165cm" svg:viewBox="0 0 5391 43" draw:points="2694,43 0,43 0,0 5391,0 5391,43">
            <text:p/>
          </draw:polygon>
          <draw:path draw:style-name="gr3" draw:text-style-name="P7" draw:layer="layout" svg:width="0.326cm" svg:height="0.657cm" svg:x="11.601cm" svg:y="1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2.305cm" svg:y="1.985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3.241cm" svg:y="1.81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673cm" svg:y="1.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168cm" svg:y="1.81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838cm" svg:y="1.416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3" draw:text-style-name="P7" draw:layer="layout" svg:width="0.317cm" svg:height="0.472cm" svg:x="15.295cm" svg:y="1.407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5.682cm" svg:y="1.55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259cm" svg:y="1.985cm" svg:viewBox="0 0 840 43" draw:points="421,43 0,43 0,0 840,0 840,43">
            <text:p/>
          </draw:polygon>
          <draw:path draw:style-name="gr3" draw:text-style-name="P7" draw:layer="layout" svg:width="0.306cm" svg:height="0.458cm" svg:x="15.525cm" svg:y="2.13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6.258cm" svg:y="1.416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olygon draw:style-name="gr3" draw:text-style-name="P7" draw:layer="layout" svg:width="5.155cm" svg:height="0.042cm" svg:x="11.512cm" svg:y="2.713cm" svg:viewBox="0 0 5156 43" draw:points="2578,43 0,43 0,0 5156,0 5156,43">
            <text:p/>
          </draw:polygon>
          <draw:path draw:style-name="gr3" draw:text-style-name="P7" draw:layer="layout" svg:width="0.326cm" svg:height="0.657cm" svg:x="11.601cm" svg:y="3.05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2.278cm" svg:y="3.13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75cm" svg:height="0.454cm" svg:x="13.241cm" svg:y="3.266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3.673cm" svg:y="3.266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168cm" svg:y="3.266cm" svg:viewBox="0 0 325 455" svg:d="M172 251c23 4 103 20 103 92 0 49-33 89-111 89-83 0-119-56-137-141-2-11-5-16-14-16-13 0-13 7-13 25v130c0 18 0 25 11 25 5 0 7-3 25-20 2-3 2-5 20-23 43 40 87 43 108 43 114 0 161-68 161-139 0-52-32-81-43-94-33-32-71-38-112-47-56-12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2cm" svg:x="14.838cm" svg:y="2.872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3" draw:text-style-name="P7" draw:layer="layout" svg:width="0.317cm" svg:height="0.472cm" svg:x="15.295cm" svg:y="2.863cm" svg:viewBox="0 0 318 473" svg:d="M152 228c54 0 92 39 92 112 0 86-49 110-89 110-27 0-90-7-119-47 33-2 40-24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5.682cm" svg:y="3.01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259cm" svg:y="3.443cm" svg:viewBox="0 0 840 43" draw:points="421,43 0,43 0,0 840,0 840,43">
            <text:p/>
          </draw:polygon>
          <draw:path draw:style-name="gr3" draw:text-style-name="P7" draw:layer="layout" svg:width="0.306cm" svg:height="0.458cm" svg:x="15.525cm" svg:y="3.58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16.258cm" svg:y="2.87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514cm" svg:height="2.953cm" svg:x="16.818cm" svg:y="1.257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4 22-160 31-321 31-482z">
            <text:p/>
          </draw:path>
        </draw:g>
        <draw:g xml:id="id165" draw:id="id165">
          <svg:title>TexMaths</svg:title>
          <svg:desc>28§display§= \log \left( \sqrt{ \frac{  2 \sin^2 \left( \frac{3x}{4} \right) }{ 2 \cos^2 \left( \frac{3x}{4} \right) \right)} } \right)§svg§600§FALSE§</svg:desc>
          <draw:polygon draw:style-name="gr2" draw:text-style-name="P6" draw:layer="layout" svg:width="9.478cm" svg:height="2.956cm" svg:x="17.598cm" svg:y="1.314cm" svg:viewBox="0 0 9479 2957" draw:points="4739,2957 0,2957 0,0 9479,0 9479,2957">
            <text:p/>
          </draw:polygon>
          <draw:path draw:style-name="gr3" draw:text-style-name="P7" draw:layer="layout" svg:width="0.655cm" svg:height="0.232cm" svg:x="17.605cm" svg:y="2.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18.619cm" svg:y="2.408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8.888cm" svg:y="2.65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19.381cm" svg:y="2.6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7" draw:layer="layout" svg:width="0.514cm" svg:height="2.954cm" svg:x="20.254cm" svg:y="1.368cm" svg:viewBox="0 0 515 2955" svg:d="M515 2944c0-2 0-5-7-11-94-115-172-240-230-379-130-300-182-652-182-1078 0-419 47-786 195-1109 56-125 132-242 220-349 2-2 4-5 4-9 0-9-7-9-22-9-14 0-16 0-18 2-2 0-63 61-139 168-172 242-260 531-305 825-22 159-31 320-31 481 0 368 47 744 204 1082 71 151 166 285 262 388 9 7 11 9 27 9 15 0 22 0 22-11z">
            <text:p/>
          </draw:path>
          <draw:path draw:style-name="gr3" draw:text-style-name="P7" draw:layer="layout" svg:width="0.895cm" svg:height="2.954cm" svg:x="20.911cm" svg:y="1.265cm" svg:viewBox="0 0 896 2955" svg:d="M137 1476l-130 258c-7 9-7 11-7 13 0 3 13 14 13 16l68-130 228 1322c29 0 36 0 40-25l547-2910c0-11-7-20-18-20-16 0-20 13-22 29l-507 2684z">
            <text:p/>
          </draw:path>
          <draw:polygon draw:style-name="gr3" draw:text-style-name="P7" draw:layer="layout" svg:width="4.792cm" svg:height="0.042cm" svg:x="21.786cm" svg:y="1.265cm" svg:viewBox="0 0 4793 43" draw:points="2397,43 0,43 0,0 4793,0 4793,43">
            <text:p/>
          </draw:polygon>
          <draw:path draw:style-name="gr3" draw:text-style-name="P7" draw:layer="layout" svg:width="0.393cm" svg:height="0.658cm" svg:x="22.008cm" svg:y="1.70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ath draw:style-name="gr3" draw:text-style-name="P7" draw:layer="layout" svg:width="0.324cm" svg:height="0.454cm" svg:x="22.646cm" svg:y="1.921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3.034cm" svg:y="1.70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23.307cm" svg:y="1.928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23.865cm" svg:y="1.49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24.577cm" svg:y="1.525cm" svg:viewBox="0 0 260 1183" svg:d="M260 1172c0-3-2-5-5-9-47-47-114-128-154-289-23-90-32-191-32-283 0-259 61-441 182-569 9-9 9-11 9-13 0-9-9-9-14-9-13 0-67 58-80 74-101 119-166 296-166 517 0 139 25 339 155 505 11 11 73 87 91 87 5 0 14 0 14-11z">
            <text:p/>
          </draw:path>
          <draw:path draw:style-name="gr3" draw:text-style-name="P7" draw:layer="layout" svg:width="0.317cm" svg:height="0.472cm" svg:x="25.034cm" svg:y="1.518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4-16 34-36s-14-34-34-36c25-31 72-38 97-38 31 0 76 16 76 76 0 29-12 61-29 81-23 27-41 29-77 31-17 0-17 0-22 3 0 0-7 0-7 9s7 9 18 9z">
            <text:p/>
          </draw:path>
          <draw:path draw:style-name="gr3" draw:text-style-name="P7" draw:layer="layout" svg:width="0.371cm" svg:height="0.313cm" svg:x="25.422cm" svg:y="1.67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24.996cm" svg:y="2.096cm" svg:viewBox="0 0 840 43" draw:points="421,43 0,43 0,0 840,0 840,43">
            <text:p/>
          </draw:polygon>
          <draw:path draw:style-name="gr3" draw:text-style-name="P7" draw:layer="layout" svg:width="0.339cm" svg:height="0.465cm" svg:x="25.247cm" svg:y="2.23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3" draw:text-style-name="P7" draw:layer="layout" svg:width="0.259cm" svg:height="1.182cm" svg:x="25.997cm" svg:y="1.525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olygon draw:style-name="gr3" draw:text-style-name="P7" draw:layer="layout" svg:width="4.557cm" svg:height="0.042cm" svg:x="21.903cm" svg:y="2.824cm" svg:viewBox="0 0 4558 43" draw:points="2278,43 0,43 0,0 4558,0 4558,43">
            <text:p/>
          </draw:polygon>
          <draw:path draw:style-name="gr3" draw:text-style-name="P7" draw:layer="layout" svg:width="0.393cm" svg:height="0.658cm" svg:x="21.952cm" svg:y="3.1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2 8-92 8z">
            <text:p/>
          </draw:path>
          <draw:path draw:style-name="gr3" draw:text-style-name="P7" draw:layer="layout" svg:width="0.375cm" svg:height="0.454cm" svg:x="22.593cm" svg:y="3.378cm" svg:viewBox="0 0 376 455" svg:d="M83 229c0-162 81-204 132-204 9 0 72 0 108 35-43 5-48 34-48 48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23.025cm" svg:y="3.378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3" draw:text-style-name="P7" draw:layer="layout" svg:width="0.324cm" svg:height="0.454cm" svg:x="23.522cm" svg:y="3.378cm" svg:viewBox="0 0 325 455" svg:d="M172 251c23 4 103 20 103 92 0 49-33 89-111 89-83 0-119-56-137-141-2-11-5-15-14-15-13 0-13 6-13 24v130c0 18 0 25 11 25 5 0 7-2 25-20 2-3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06cm" svg:height="0.458cm" svg:x="23.921cm" svg:y="3.07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24.631cm" svg:y="2.981cm" svg:viewBox="0 0 260 1183" svg:d="M260 1172c0-3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7" draw:layer="layout" svg:width="0.317cm" svg:height="0.472cm" svg:x="25.088cm" svg:y="2.97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7" draw:layer="layout" svg:width="0.371cm" svg:height="0.313cm" svg:x="25.478cm" svg:y="3.127cm" svg:viewBox="0 0 372 314" svg:d="M139 233c-7 22-29 60-65 60-2 0-22 0-38-8 29-9 31-34 31-39 0-15-11-26-27-26-20 0-40 17-40 42 0 36 38 52 72 52 33 0 60-21 78-50 18 36 56 50 83 50 81 0 121-88 121-108 0-9-9-9-11-9-9 0-9 5-12 14-15 47-58 82-96 82-27 0-42-17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25.052cm" svg:y="3.552cm" svg:viewBox="0 0 840 43" draw:points="421,43 0,43 0,0 840,0 840,43">
            <text:p/>
          </draw:polygon>
          <draw:path draw:style-name="gr3" draw:text-style-name="P7" draw:layer="layout" svg:width="0.339cm" svg:height="0.465cm" svg:x="25.301cm" svg:y="3.693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3" draw:text-style-name="P7" draw:layer="layout" svg:width="0.259cm" svg:height="1.182cm" svg:x="26.051cm" svg:y="2.981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514cm" svg:height="2.954cm" svg:x="26.611cm" svg:y="1.368cm" svg:viewBox="0 0 515 2955" svg:d="M515 1476c0-367-47-743-204-1079-71-151-165-285-262-388-9-9-11-9-27-9-15 0-22 0-22 9 0 4 4 9 7 13 94 115 172 240 230 377 130 302 182 654 182 1077 0 419-49 789-195 1112-56 125-132 241-220 347-2 2-4 7-4 9 0 11 7 11 22 11 14 0 16 0 18-2 3-3 63-61 139-171 173-242 260-531 305-824 22-159 31-320 31-482z">
            <text:p/>
          </draw:path>
        </draw:g>
        <draw:g xml:id="id166" draw:id="id166">
          <svg:title>TexMaths</svg:title>
          <svg:desc>28§display§\therefore   \ \ \ \ y = \log \left[ \tan \left( \frac{3x}{4} \right) \right]§svg§600§FALSE§</svg:desc>
          <draw:polygon draw:style-name="gr2" draw:text-style-name="P6" draw:layer="layout" svg:width="10.528cm" svg:height="2.263cm" svg:x="4.119cm" svg:y="4.716cm" svg:viewBox="0 0 10529 2264" draw:points="5264,2264 0,2264 0,0 10529,0 10529,2264">
            <text:p/>
          </draw:polygon>
          <draw:path draw:style-name="gr3" draw:text-style-name="P7" draw:layer="layout" svg:width="0.597cm" svg:height="0.532cm" svg:x="4.099cm" svg:y="5.637cm" svg:viewBox="0 0 598 533" svg:d="M352 52c0-27-25-52-52-52-29 0-54 25-54 52 0 29 25 53 54 53 27 0 52-22 52-53zM598 479c0-27-22-51-51-51-30 0-54 24-54 51 0 29 24 54 54 54 29 0 51-25 51-54zM105 479c0-27-24-51-53-51-27 0-52 24-52 51 0 29 25 54 52 54 29 0 53-25 53-54z">
            <text:p/>
          </draw:path>
          <draw:path draw:style-name="gr3" draw:text-style-name="P7" draw:layer="layout" svg:width="0.456cm" svg:height="0.637cm" svg:x="6.339cm" svg:y="5.659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3" draw:text-style-name="P7" draw:layer="layout" svg:width="0.655cm" svg:height="0.232cm" svg:x="7.157cm" svg:y="5.7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174cm" svg:y="5.41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8.443cm" svg:y="5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8.935cm" svg:y="5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7" draw:layer="layout" svg:width="0.261cm" svg:height="2.362cm" svg:x="9.823cm" svg:y="4.667cm" svg:viewBox="0 0 262 2363" draw:points="0,2363 262,2363 262,2309 54,2309 54,54 262,54 262,0 0,0">
            <text:p/>
          </draw:polygon>
          <draw:path draw:style-name="gr3" draw:text-style-name="P7" draw:layer="layout" svg:width="0.308cm" svg:height="0.617cm" svg:x="10.116cm" svg:y="5.489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519cm" svg:y="5.65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003cm" svg:y="5.65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1.886cm" svg:y="4.667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409cm" svg:height="0.678cm" svg:x="12.567cm" svg:y="4.77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044cm" svg:y="4.9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olygon draw:style-name="gr3" draw:text-style-name="P7" draw:layer="layout" svg:width="1.056cm" svg:height="0.042cm" svg:x="12.524cm" svg:y="5.827cm" svg:viewBox="0 0 1057 43" draw:points="529,43 0,43 0,0 1057,0 1057,43">
            <text:p/>
          </draw:polygon>
          <draw:path draw:style-name="gr3" draw:text-style-name="P7" draw:layer="layout" svg:width="0.438cm" svg:height="0.666cm" svg:x="12.833cm" svg:y="6.10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3.732cm" svg:y="4.667cm" svg:viewBox="0 0 486 2363" svg:d="M486 1183c0-388-89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4.435cm" svg:y="4.667cm" svg:viewBox="0 0 262 2363" draw:points="206,2309 0,2309 0,2363 262,2363 262,0 0,0 0,54 206,54">
            <text:p/>
          </draw:polygon>
        </draw:g>
        <draw:g xml:id="id167" draw:id="id167">
          <svg:title>TexMaths</svg:title>
          <svg:desc>32§display§\text {Diff. } w. \ r. \ t. \ x.§svg§600§FALSE§</svg:desc>
          <draw:polygon draw:style-name="gr2" draw:text-style-name="P6" draw:layer="layout" svg:width="7.167cm" svg:height="0.694cm" svg:x="6.146cm" svg:y="7.586cm" svg:viewBox="0 0 7168 695" draw:points="3584,695 0,695 0,0 7168,0 7168,695">
            <text:p/>
          </draw:polygon>
          <draw:path draw:style-name="gr3" draw:text-style-name="P7" draw:layer="layout" svg:width="0.757cm" svg:height="0.771cm" svg:x="6.128cm" svg:y="7.556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7" draw:layer="layout" svg:width="0.242cm" svg:height="0.755cm" svg:x="6.986cm" svg:y="7.571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7" draw:layer="layout" svg:width="0.677cm" svg:height="0.796cm" svg:x="7.29cm" svg:y="7.53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7" draw:layer="layout" svg:width="0.122cm" svg:height="0.122cm" svg:x="8.015cm" svg:y="8.204cm" svg:viewBox="0 0 123 123" svg:d="M123 62c0-34-28-62-62-62-33 0-61 28-61 62 0 33 28 61 61 61 34 0 62-28 62-61z">
            <text:p/>
          </draw:path>
          <draw:path draw:style-name="gr3" draw:text-style-name="P7" draw:layer="layout" svg:width="0.747cm" svg:height="0.512cm" svg:x="8.762cm" svg:y="7.827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7" draw:layer="layout" svg:width="0.122cm" svg:height="0.122cm" svg:x="9.661cm" svg:y="8.204cm" svg:viewBox="0 0 123 123" svg:d="M123 62c0-34-28-62-62-62-33 0-61 28-61 62 0 33 28 61 61 61 34 0 62-28 62-61z">
            <text:p/>
          </draw:path>
          <draw:path draw:style-name="gr3" draw:text-style-name="P7" draw:layer="layout" svg:width="0.46cm" svg:height="0.512cm" svg:x="10.286cm" svg:y="7.827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7" draw:layer="layout" svg:width="0.122cm" svg:height="0.122cm" svg:x="10.826cm" svg:y="8.204cm" svg:viewBox="0 0 123 123" svg:d="M123 62c0-34-28-62-62-62-33 0-61 28-61 62 0 33 28 61 61 61 34 0 62-28 62-61z">
            <text:p/>
          </draw:path>
          <draw:path draw:style-name="gr3" draw:text-style-name="P7" draw:layer="layout" svg:width="0.347cm" svg:height="0.719cm" svg:x="11.443cm" svg:y="7.62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7" draw:layer="layout" svg:width="0.122cm" svg:height="0.122cm" svg:x="11.919cm" svg:y="8.204cm" svg:viewBox="0 0 123 123" svg:d="M123 62c0-34-28-62-62-62-33 0-61 28-61 62 0 33 28 61 61 61 34 0 62-28 62-61z">
            <text:p/>
          </draw:path>
          <draw:path draw:style-name="gr3" draw:text-style-name="P7" draw:layer="layout" svg:width="0.562cm" svg:height="0.512cm" svg:x="12.541cm" svg:y="7.827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7" draw:layer="layout" svg:width="0.122cm" svg:height="0.122cm" svg:x="13.25cm" svg:y="8.204cm" svg:viewBox="0 0 123 123" svg:d="M123 62c0-34-28-62-62-62-33 0-61 28-61 62 0 33 28 61 61 61 34 0 62-28 62-61z">
            <text:p/>
          </draw:path>
        </draw:g>
        <draw:g xml:id="id168" draw:id="id168">
          <svg:title>TexMaths</svg:title>
          <svg:desc>28§display§\frac{dy}{dx} = \frac{d}{dx}\left\{ \log \left[ \tan \left( \frac{3x}{4} \right) \right] \right\}§svg§600§FALSE§</svg:desc>
          <draw:polygon draw:style-name="gr2" draw:text-style-name="P6" draw:layer="layout" svg:width="12.027cm" svg:height="2.263cm" svg:x="5.549cm" svg:y="9.218cm" svg:viewBox="0 0 12028 2264" draw:points="6014,2264 0,2264 0,0 12028,0 12028,2264">
            <text:p/>
          </draw:polygon>
          <draw:path draw:style-name="gr3" draw:text-style-name="P7" draw:layer="layout" svg:width="0.469cm" svg:height="0.696cm" svg:x="5.56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062cm" svg:y="9.49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5.5cm" svg:y="10.329cm" svg:viewBox="0 0 1077 43" draw:points="538,43 0,43 0,0 1077,0 1077,43">
            <text:p/>
          </draw:polygon>
          <draw:path draw:style-name="gr3" draw:text-style-name="P7" draw:layer="layout" svg:width="0.469cm" svg:height="0.696cm" svg:x="5.54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04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021cm" svg:y="10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8.443cm" svg:y="9.24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8.123cm" svg:y="10.329cm" svg:viewBox="0 0 1077 43" draw:points="538,43 0,43 0,0 1077,0 1077,43">
            <text:p/>
          </draw:polygon>
          <draw:path draw:style-name="gr3" draw:text-style-name="P7" draw:layer="layout" svg:width="0.469cm" svg:height="0.696cm" svg:x="8.163cm" svg:y="10.58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8.663cm" svg:y="10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1cm" svg:height="2.362cm" svg:x="9.608cm" svg:y="9.169cm" svg:viewBox="0 0 482 2363" svg:d="M282 1505c0-45 0-119-62-197-39-49-95-96-164-125 193-94 226-236 226-292v-566c0-63 0-188 191-282 9-5 9-7 9-21 0-22 0-22-23-22-13 0-15 0-40 11-99 49-195 128-217 247-3 20-3 29-3 94v457c0 29 0 80 0 91-9 103-69 193-183 256-16 9-16 9-16 24 0 18 0 18 16 27 65 36 161 108 179 231 4 22 4 25 4 34v586c0 141 99 236 222 294 23 11 25 11 38 11 23 0 23 0 23-22 0-16 0-16-9-21-41-20-168-85-189-226-2-13-2-24-2-83z">
            <text:p/>
          </draw:path>
          <draw:path draw:style-name="gr3" draw:text-style-name="P7" draw:layer="layout" svg:width="0.221cm" svg:height="0.684cm" svg:x="10.251cm" svg:y="9.913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0.517cm" svg:y="10.1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1.01cm" svg:y="10.1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olygon draw:style-name="gr3" draw:text-style-name="P7" draw:layer="layout" svg:width="0.261cm" svg:height="2.362cm" svg:x="11.899cm" svg:y="9.169cm" svg:viewBox="0 0 262 2363" draw:points="0,2363 262,2363 262,2309 54,2309 54,54 262,54 262,0 0,0">
            <text:p/>
          </draw:polygon>
          <draw:path draw:style-name="gr3" draw:text-style-name="P7" draw:layer="layout" svg:width="0.308cm" svg:height="0.617cm" svg:x="12.191cm" svg:y="9.9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2.596cm" svg:y="10.1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3.078cm" svg:y="10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3.962cm" svg:y="9.1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4.641cm" svg:y="9.274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5.121cm" svg:y="9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1.056cm" svg:height="0.042cm" svg:x="14.601cm" svg:y="10.329cm" svg:viewBox="0 0 1057 43" draw:points="529,43 0,43 0,0 1057,0 1057,43">
            <text:p/>
          </draw:polygon>
          <draw:path draw:style-name="gr3" draw:text-style-name="P7" draw:layer="layout" svg:width="0.438cm" svg:height="0.666cm" svg:x="14.908cm" svg:y="10.605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5.806cm" svg:y="9.16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6.512cm" svg:y="9.169cm" svg:viewBox="0 0 262 2363" draw:points="206,2309 0,2309 0,2363 262,2363 262,0 0,0 0,54 206,54">
            <text:p/>
          </draw:polygon>
          <draw:path draw:style-name="gr3" draw:text-style-name="P7" draw:layer="layout" svg:width="0.481cm" svg:height="2.362cm" svg:x="17.145cm" svg:y="9.169cm" svg:viewBox="0 0 482 2363" svg:d="M282 1489c0-116 58-215 191-286 9-5 9-5 9-20 0-18 0-18-12-25-179-94-188-240-188-267v-586c0-141-98-236-222-294-22-11-24-11-38-11-22 0-22 0-22 22 0 14 0 16 9 21 43 22 168 85 188 226 2 13 2 24 2 83v506c0 45 0 119 63 197 38 49 94 96 164 125-193 94-227 236-227 292v566c0 52 0 110-56 182-44 53-94 80-136 100-7 5-7 9-7 21 0 20 0 22 22 22 14 0 16 0 41-11 98-49 195-128 215-247 4-20 4-29 4-94z">
            <text:p/>
          </draw:path>
        </draw:g>
        <draw:g xml:id="id169" draw:id="id169">
          <svg:title>TexMaths</svg:title>
          <svg:desc>28§display§= \frac{1}{ \tan \left( \frac{3x}{4}\right) §svg§600§FALSE§</svg:desc>
          <draw:polygon draw:style-name="gr2" draw:text-style-name="P6" draw:layer="layout" svg:width="4.622cm" svg:height="2.294cm" svg:x="7.004cm" svg:y="12.121cm" svg:viewBox="0 0 4623 2295" draw:points="2311,2295 0,2295 0,0 4623,0 4623,2295">
            <text:p/>
          </draw:polygon>
          <draw:path draw:style-name="gr3" draw:text-style-name="P7" draw:layer="layout" svg:width="0.655cm" svg:height="0.232cm" svg:x="7.011cm" svg:y="13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734cm" svg:y="12.07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563cm" svg:height="0.042cm" svg:x="8.11cm" svg:y="13.127cm" svg:viewBox="0 0 3564 43" draw:points="1783,43 0,43 0,0 3564,0 3564,43">
            <text:p/>
          </draw:polygon>
          <draw:path draw:style-name="gr3" draw:text-style-name="P7" draw:layer="layout" svg:width="0.31cm" svg:height="0.617cm" svg:x="8.131cm" svg:y="13.51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8.536cm" svg:y="13.68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9.018cm" svg:y="13.6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9.846cm" svg:y="13.2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0.303cm" svg:y="13.2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0.691cm" svg:y="13.4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0.265cm" svg:y="13.855cm" svg:viewBox="0 0 840 43" draw:points="421,43 0,43 0,0 840,0 840,43">
            <text:p/>
          </draw:polygon>
          <draw:path draw:style-name="gr3" draw:text-style-name="P7" draw:layer="layout" svg:width="0.339cm" svg:height="0.465cm" svg:x="10.516cm" svg:y="13.9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7" draw:layer="layout" svg:width="0.259cm" svg:height="1.181cm" svg:x="11.266cm" svg:y="13.2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70" draw:id="id170">
          <svg:title>TexMaths</svg:title>
          <svg:desc>28§display§\frac{d}{dx}\left[ \tan \left( \frac{3x}{4} \right) \right]§svg§600§FALSE§</svg:desc>
          <draw:polygon draw:style-name="gr2" draw:text-style-name="P6" draw:layer="layout" svg:width="6.376cm" svg:height="2.263cm" svg:x="12.253cm" svg:y="12.122cm" svg:viewBox="0 0 6377 2264" draw:points="3188,2264 0,2264 0,0 6377,0 6377,2264">
            <text:p/>
          </draw:polygon>
          <draw:path draw:style-name="gr3" draw:text-style-name="P7" draw:layer="layout" svg:width="0.469cm" svg:height="0.696cm" svg:x="12.524cm" svg:y="12.15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2.204cm" svg:y="13.233cm" svg:viewBox="0 0 1077 43" draw:points="538,43 0,43 0,0 1077,0 1077,43">
            <text:p/>
          </draw:polygon>
          <draw:path draw:style-name="gr3" draw:text-style-name="P7" draw:layer="layout" svg:width="0.469cm" svg:height="0.696cm" svg:x="12.244cm" svg:y="13.491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2.744cm" svg:y="13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0.261cm" svg:height="2.362cm" svg:x="13.808cm" svg:y="12.073cm" svg:viewBox="0 0 262 2363" draw:points="0,2363 262,2363 262,2309 54,2309 54,54 262,54 262,0 0,0">
            <text:p/>
          </draw:polygon>
          <draw:path draw:style-name="gr3" draw:text-style-name="P7" draw:layer="layout" svg:width="0.31cm" svg:height="0.617cm" svg:x="14.099cm" svg:y="12.8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14.505cm" svg:y="13.0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986cm" svg:y="13.065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85cm" svg:height="2.362cm" svg:x="15.871cm" svg:y="12.0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6.55cm" svg:y="12.1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7.029cm" svg:y="12.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6.507cm" svg:y="13.233cm" svg:viewBox="0 0 1057 43" draw:points="529,43 0,43 0,0 1057,0 1057,43">
            <text:p/>
          </draw:polygon>
          <draw:path draw:style-name="gr3" draw:text-style-name="P7" draw:layer="layout" svg:width="0.438cm" svg:height="0.666cm" svg:x="16.816cm" svg:y="13.5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7.715cm" svg:y="12.073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olygon draw:style-name="gr3" draw:text-style-name="P7" draw:layer="layout" svg:width="0.261cm" svg:height="2.362cm" svg:x="18.418cm" svg:y="12.073cm" svg:viewBox="0 0 262 2363" draw:points="206,2309 0,2309 0,2363 262,2363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25s" smil:fill="hold" smil:attributeName="visibility" smil:to="visible"/>
                  <anim:animate smil:dur="0.125s" smil:fill="hold" smil:attributeName="width" smil:values="width*0.05;width" smil:keyTimes="0;1"/>
                  <anim:animate smil:dur="0.125s" smil:fill="hold" smil:attributeName="height" smil:values="height;height" smil:keyTimes="0;1"/>
                  <anim:animate smil:dur="0.125s" smil:fill="hold" smil:attributeName="x" smil:values="x-.2;x" smil:keyTimes="0;1"/>
                  <anim:animate smil:dur="0.125s" smil:fill="hold" smil:attributeName="y" smil:values="y;y" smil:keyTimes="0;1"/>
                  <anim:transitionFilter smil:dur="0.12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anim:sub-item="text" smil:attributeName="visibility" smil:to="visible"/>
                  <anim:animate smil:dur="0.5s" smil:fill="hold" smil:targetElement="id163" anim:sub-item="text" smil:attributeName="width" smil:values="width*0.05;width" smil:keyTimes="0;1"/>
                  <anim:animate smil:dur="0.5s" smil:fill="hold" smil:targetElement="id163" anim:sub-item="text" smil:attributeName="height" smil:values="height;height" smil:keyTimes="0;1"/>
                  <anim:animate smil:dur="0.5s" smil:fill="hold" smil:targetElement="id163" anim:sub-item="text" smil:attributeName="x" smil:values="x-.2;x" smil:keyTimes="0;1"/>
                  <anim:animate smil:dur="0.5s" smil:fill="hold" smil:targetElement="id163" anim:sub-item="text" smil:attributeName="y" smil:values="y;y" smil:keyTimes="0;1"/>
                  <anim:transitionFilter smil:dur="0.5s" smil:targetElement="id16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text:style-name="P4"><text:span text:style-name="T14"><text:tab/></text:span><text:span text:style-name="T14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71" draw:id="id171">
          <svg:title>TexMaths</svg:title>
          <svg:desc>28§display§= \cot \left( \frac{3x}{4} \right).\sec^2 \left( \frac{3x}{4} \right) \frac{d}{dx}\left( \frac{3x}{4} \right)§svg§600§FALSE§</svg:desc>
          <draw:polygon draw:style-name="gr2" draw:text-style-name="P6" draw:layer="layout" svg:width="14.538cm" svg:height="2.263cm" svg:x="7.005cm" svg:y="1.222cm" svg:viewBox="0 0 14539 2264" draw:points="7268,2264 0,2264 0,0 14539,0 14539,2264">
            <text:p/>
          </draw:polygon>
          <draw:path draw:style-name="gr3" draw:text-style-name="P7" draw:layer="layout" svg:width="0.655cm" svg:height="0.232cm" svg:x="7.012cm" svg:y="2.2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8.029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459cm" svg:y="2.1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7cm" svg:x="8.942cm" svg:y="1.995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85cm" svg:height="2.362cm" svg:x="9.67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0.354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83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0.313cm" svg:y="2.333cm" svg:viewBox="0 0 1057 43" draw:points="529,43 0,43 0,0 1057,0 1057,43">
            <text:p/>
          </draw:polygon>
          <draw:path draw:style-name="gr3" draw:text-style-name="P7" draw:layer="layout" svg:width="0.438cm" svg:height="0.666cm" svg:x="10.622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1.52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107cm" svg:height="0.107cm" svg:x="12.459cm" svg:y="2.494cm" svg:viewBox="0 0 108 108" svg:d="M108 54c0-29-25-54-54-54s-54 25-54 54 25 54 54 54 54-25 54-54z">
            <text:p/>
          </draw:path>
          <draw:path draw:style-name="gr3" draw:text-style-name="P7" draw:layer="layout" svg:width="0.324cm" svg:height="0.454cm" svg:x="12.844cm" svg:y="2.1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3.227cm" svg:y="2.1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3.671cm" svg:y="2.159cm" svg:viewBox="0 0 376 455" svg:d="M83 228c0-161 81-203 132-203 9 0 72 0 108 35-41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306cm" svg:height="0.458cm" svg:x="14.116cm" svg:y="1.73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4.885cm" svg:y="1.1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5.563cm" svg:y="1.2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6.043cm" svg:y="1.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5.521cm" svg:y="2.333cm" svg:viewBox="0 0 1057 43" draw:points="529,43 0,43 0,0 1057,0 1057,43">
            <text:p/>
          </draw:polygon>
          <draw:path draw:style-name="gr3" draw:text-style-name="P7" draw:layer="layout" svg:width="0.438cm" svg:height="0.666cm" svg:x="15.83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16.728cm" svg:y="1.1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469cm" svg:height="0.696cm" svg:x="18.02cm" svg:y="1.25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7.7cm" svg:y="2.333cm" svg:viewBox="0 0 1077 43" draw:points="538,43 0,43 0,0 1077,0 1077,43">
            <text:p/>
          </draw:polygon>
          <draw:path draw:style-name="gr3" draw:text-style-name="P7" draw:layer="layout" svg:width="0.469cm" svg:height="0.696cm" svg:x="17.74cm" svg:y="2.591cm" svg:viewBox="0 0 470 697" svg:d="M470 11c0-2 0-11-13-11-14 0-108 9-126 11-6 0-13 5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8.242cm" svg:y="2.8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485cm" svg:height="2.362cm" svg:x="19.261cm" svg:y="1.173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9.94cm" svg:y="1.278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0.419cm" svg:y="1.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1.056cm" svg:height="0.042cm" svg:x="19.9cm" svg:y="2.333cm" svg:viewBox="0 0 1057 43" draw:points="529,43 0,43 0,0 1057,0 1057,43">
            <text:p/>
          </draw:polygon>
          <draw:path draw:style-name="gr3" draw:text-style-name="P7" draw:layer="layout" svg:width="0.438cm" svg:height="0.666cm" svg:x="20.209cm" svg:y="2.60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85cm" svg:height="2.362cm" svg:x="21.107cm" svg:y="1.173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72" draw:id="id172">
          <svg:title>TexMaths</svg:title>
          <svg:desc>28§display§= \frac{\cos \left( \frac{3x}{4} \right)}{ \sin \frac{3x}{4} } \times \frac{1}{ \cos^2 \left( \frac{3x}{4} \right) } \times \frac{3}{4}§svg§600§FALSE§</svg:desc>
          <draw:polygon draw:style-name="gr2" draw:text-style-name="P6" draw:layer="layout" svg:width="11.788cm" svg:height="2.549cm" svg:x="7.006cm" svg:y="4.521cm" svg:viewBox="0 0 11789 2550" draw:points="5893,2550 0,2550 0,0 11789,0 11789,2550">
            <text:p/>
          </draw:polygon>
          <draw:path draw:style-name="gr3" draw:text-style-name="P7" draw:layer="layout" svg:width="0.655cm" svg:height="0.232cm" svg:x="7.013cm" svg:y="5.68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8.146cm" svg:y="4.875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578cm" svg:y="4.87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9.076cm" svg:y="4.875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59cm" svg:height="1.182cm" svg:x="9.745cm" svg:y="4.481cm" svg:viewBox="0 0 260 1183" svg:d="M260 1172c0-2-2-4-5-9-47-47-114-128-154-289-23-90-32-190-32-282 0-260 61-442 182-570 9-9 9-11 9-13 0-9-9-9-14-9-13 0-67 58-80 74-101 119-166 296-166 518 0 139 25 338 155 504 11 11 73 87 91 87 5 0 14 0 14-11z">
            <text:p/>
          </draw:path>
          <draw:path draw:style-name="gr3" draw:text-style-name="P7" draw:layer="layout" svg:width="0.317cm" svg:height="0.472cm" svg:x="10.202cm" svg:y="4.472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7" draw:layer="layout" svg:width="0.371cm" svg:height="0.313cm" svg:x="10.59cm" svg:y="4.627cm" svg:viewBox="0 0 372 314" svg:d="M139 233c-7 22-29 61-65 61-2 0-22 0-38-9 29-9 31-34 31-38 0-16-11-27-27-27-20 0-40 18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839cm" svg:height="0.042cm" svg:x="10.164cm" svg:y="5.052cm" svg:viewBox="0 0 840 43" draw:points="421,43 0,43 0,0 840,0 840,43">
            <text:p/>
          </draw:polygon>
          <draw:path draw:style-name="gr3" draw:text-style-name="P7" draw:layer="layout" svg:width="0.339cm" svg:height="0.465cm" svg:x="10.415cm" svg:y="5.191cm" svg:viewBox="0 0 340 466" svg:d="M340 354v-27h-78v-307c0-16 0-20-16-20-6 0-9 0-18 9l-228 318v27h204v56c0 23 0 31-56 31h-18v25c34 0 78-2 103-2s69 2 105 2v-25h-20c-56 0-56-8-56-31v-56zM208 74v253h-183z">
            <text:p/>
          </draw:path>
          <draw:path draw:style-name="gr3" draw:text-style-name="P7" draw:layer="layout" svg:width="0.259cm" svg:height="1.182cm" svg:x="11.163cm" svg:y="4.481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olygon draw:style-name="gr3" draw:text-style-name="P7" draw:layer="layout" svg:width="3.46cm" svg:height="0.042cm" svg:x="8.113cm" svg:y="5.781cm" svg:viewBox="0 0 3461 43" draw:points="1729,43 0,43 0,0 3461,0 3461,43">
            <text:p/>
          </draw:polygon>
          <draw:path draw:style-name="gr3" draw:text-style-name="P7" draw:layer="layout" svg:width="0.324cm" svg:height="0.454cm" svg:x="8.652cm" svg:y="6.32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cm" svg:x="9.04cm" svg:y="6.1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9.313cm" svg:y="6.33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17cm" svg:height="0.472cm" svg:x="10.146cm" svg:y="5.924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7" draw:layer="layout" svg:width="0.371cm" svg:height="0.313cm" svg:x="10.534cm" svg:y="6.079cm" svg:viewBox="0 0 372 314" svg:d="M139 233c-7 22-29 61-65 61-2 0-22 0-38-9 29-9 31-34 31-38 0-16-11-27-27-27-20 0-40 18-40 42 0 36 38 52 74 52 31 0 58-20 76-50 18 36 56 50 83 50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olygon draw:style-name="gr3" draw:text-style-name="P7" draw:layer="layout" svg:width="0.839cm" svg:height="0.042cm" svg:x="10.111cm" svg:y="6.502cm" svg:viewBox="0 0 840 43" draw:points="421,43 0,43 0,0 840,0 840,43">
            <text:p/>
          </draw:polygon>
          <draw:path draw:style-name="gr3" draw:text-style-name="P7" draw:layer="layout" svg:width="0.339cm" svg:height="0.465cm" svg:x="10.359cm" svg:y="6.644cm" svg:viewBox="0 0 340 466" svg:d="M340 354v-27h-78v-307c0-16 0-20-13-20-9 0-12 0-21 9l-228 318v27h204v56c0 23 0 32-56 32h-18v24c34 0 78-2 103-2 27 0 69 2 105 2v-24h-20c-56 0-56-9-56-32v-56zM208 74v253h-183z">
            <text:p/>
          </draw:path>
          <draw:path draw:style-name="gr3" draw:text-style-name="P7" draw:layer="layout" svg:width="0.476cm" svg:height="0.476cm" svg:x="12.05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7" draw:layer="layout" svg:width="0.326cm" svg:height="0.658cm" svg:x="14.803cm" svg:y="4.72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" draw:text-style-name="P7" draw:layer="layout" svg:width="3.901cm" svg:height="0.042cm" svg:x="13.011cm" svg:y="5.781cm" svg:viewBox="0 0 3902 43" draw:points="1951,43 0,43 0,0 3902,0 3902,43">
            <text:p/>
          </draw:polygon>
          <draw:path draw:style-name="gr3" draw:text-style-name="P7" draw:layer="layout" svg:width="0.375cm" svg:height="0.454cm" svg:x="13.045cm" svg:y="6.33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13.475cm" svg:y="6.33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3.972cm" svg:y="6.33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6cm" svg:height="0.458cm" svg:x="14.371cm" svg:y="6.03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259cm" svg:height="1.182cm" svg:x="15.083cm" svg:y="5.938cm" svg:viewBox="0 0 260 1183" svg:d="M260 1172c0-2-2-4-5-9-47-47-114-128-154-289-23-90-32-190-32-282 0-260 61-442 182-570 9-9 9-11 9-13 0-9-9-9-14-9-13 0-67 58-80 74-101 119-166 298-166 518 0 139 25 338 155 504 11 11 73 87 91 87 5 0 14 0 14-11z">
            <text:p/>
          </draw:path>
          <draw:path draw:style-name="gr3" draw:text-style-name="P7" draw:layer="layout" svg:width="0.317cm" svg:height="0.472cm" svg:x="15.54cm" svg:y="5.929cm" svg:viewBox="0 0 318 473" svg:d="M152 229c54 0 92 38 92 112 0 85-49 109-89 109-27 0-90-6-119-47 33-2 40-24 40-38 0-22-16-38-38-38-18 0-38 11-38 38 0 68 72 108 157 108 96 0 161-63 161-132 0-54-42-108-119-126 72-25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7" draw:layer="layout" svg:width="0.371cm" svg:height="0.313cm" svg:x="15.928cm" svg:y="6.083cm" svg:viewBox="0 0 372 314" svg:d="M139 233c-7 22-29 61-65 61-2 0-22 0-38-9 29-9 31-34 31-38 0-16-11-27-27-27-20 0-40 18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502cm" svg:y="6.509cm" svg:viewBox="0 0 840 43" draw:points="421,43 0,43 0,0 840,0 840,43">
            <text:p/>
          </draw:polygon>
          <draw:path draw:style-name="gr3" draw:text-style-name="P7" draw:layer="layout" svg:width="0.339cm" svg:height="0.465cm" svg:x="15.753cm" svg:y="6.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7" draw:layer="layout" svg:width="0.259cm" svg:height="1.182cm" svg:x="16.503cm" svg:y="5.938cm" svg:viewBox="0 0 260 1183" svg:d="M260 592c0-139-25-339-155-505-11-13-76-87-94-87-4 0-11 2-11 9 0 4 2 7 7 11 47 52 112 130 152 287 22 90 31 193 31 285 0 98-9 199-33 295-38 139-97 218-148 274-9 9-9 9-9 11 0 9 7 11 11 11 16 0 70-60 83-74 101-121 166-298 166-517z">
            <text:p/>
          </draw:path>
          <draw:path draw:style-name="gr3" draw:text-style-name="P7" draw:layer="layout" svg:width="0.476cm" svg:height="0.476cm" svg:x="17.393cm" svg:y="5.563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3" draw:text-style-name="P7" draw:layer="layout" svg:width="0.409cm" svg:height="0.678cm" svg:x="18.392cm" svg:y="4.72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olygon draw:style-name="gr3" draw:text-style-name="P7" draw:layer="layout" svg:width="0.494cm" svg:height="0.042cm" svg:x="18.349cm" svg:y="5.781cm" svg:viewBox="0 0 495 43" draw:points="246,43 0,43 0,0 495,0 495,43">
            <text:p/>
          </draw:polygon>
          <draw:path draw:style-name="gr3" draw:text-style-name="P7" draw:layer="layout" svg:width="0.438cm" svg:height="0.667cm" svg:x="18.376cm" svg:y="6.054cm" svg:viewBox="0 0 439 668" svg:d="M262 506v86c0 36 0 47-74 47h-20v29c40-2 92-2 132-2 43 0 94 0 135 2v-29h-21c-74 0-76-11-76-47v-86h101v-31h-101v-450c0-18 0-25-15-25-9 0-12 0-18 11l-305 464v31zM269 475h-242l242-367z">
            <text:p/>
          </draw:path>
        </draw:g>
        <draw:g xml:id="id174" draw:id="id174">
          <svg:title>TexMaths</svg:title>
          <svg:desc>28§display§= \frac{3}{2 \sin \left( \frac{3x}{2} \right)}§svg§600§FALSE§</svg:desc>
          <draw:polygon draw:style-name="gr2" draw:text-style-name="P6" draw:layer="layout" svg:width="5.063cm" svg:height="2.294cm" svg:x="18.207cm" svg:y="8.021cm" svg:viewBox="0 0 5064 2295" draw:points="2533,2295 0,2295 0,0 5064,0 5064,2295">
            <text:p/>
          </draw:polygon>
          <draw:path draw:style-name="gr3" draw:text-style-name="P7" draw:layer="layout" svg:width="0.655cm" svg:height="0.232cm" svg:x="18.214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21.112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7" draw:layer="layout" svg:width="4.006cm" svg:height="0.042cm" svg:x="19.313cm" svg:y="9.027cm" svg:viewBox="0 0 4007 43" draw:points="2002,43 0,43 0,0 4007,0 4007,43">
            <text:p/>
          </draw:polygon>
          <draw:path draw:style-name="gr3" draw:text-style-name="P7" draw:layer="layout" svg:width="0.393cm" svg:height="0.657cm" svg:x="19.363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7" draw:layer="layout" svg:width="0.324cm" svg:height="0.454cm" svg:x="20.003cm" svg:y="9.58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20.391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20.664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21.492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21.949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22.337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olygon draw:style-name="gr3" draw:text-style-name="P7" draw:layer="layout" svg:width="0.839cm" svg:height="0.042cm" svg:x="21.911cm" svg:y="9.755cm" svg:viewBox="0 0 840 43" draw:points="421,43 0,43 0,0 840,0 840,43">
            <text:p/>
          </draw:polygon>
          <draw:path draw:style-name="gr3" draw:text-style-name="P7" draw:layer="layout" svg:width="0.306cm" svg:height="0.458cm" svg:x="22.178cm" svg:y="9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59cm" svg:height="1.181cm" svg:x="22.91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</draw:g>
        <draw:g xml:id="id173" draw:id="id173">
          <svg:title>TexMaths</svg:title>
          <svg:desc>28§display§= \frac{3}{ 2 \left[ 2\sin \left( \frac{3x}{4} \right). \cos \left( \frac{3x}{4} \right) \right]}§svg§600§FALSE§</svg:desc>
          <draw:polygon draw:style-name="gr2" draw:text-style-name="P6" draw:layer="layout" svg:width="10.6cm" svg:height="2.294cm" svg:x="7.006cm" svg:y="8.021cm" svg:viewBox="0 0 10601 2295" draw:points="5299,2295 0,2295 0,0 10601,0 10601,2295">
            <text:p/>
          </draw:polygon>
          <draw:path draw:style-name="gr3" draw:text-style-name="P7" draw:layer="layout" svg:width="0.655cm" svg:height="0.232cm" svg:x="7.013cm" svg:y="8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2.679cm" svg:y="7.97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olygon draw:style-name="gr3" draw:text-style-name="P7" draw:layer="layout" svg:width="9.541cm" svg:height="0.042cm" svg:x="8.112cm" svg:y="9.027cm" svg:viewBox="0 0 9542 43" draw:points="4771,43 0,43 0,0 9542,0 9542,43">
            <text:p/>
          </draw:polygon>
          <draw:path draw:style-name="gr3" draw:text-style-name="P7" draw:layer="layout" svg:width="0.393cm" svg:height="0.657cm" svg:x="8.162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olygon draw:style-name="gr3" draw:text-style-name="P7" draw:layer="layout" svg:width="0.189cm" svg:height="1.181cm" svg:x="8.968cm" svg:y="9.184cm" svg:viewBox="0 0 190 1182" draw:points="0,1182 190,1182 190,1142 40,1142 40,40 190,40 190,0 0,0">
            <text:p/>
          </draw:polygon>
          <draw:path draw:style-name="gr3" draw:text-style-name="P7" draw:layer="layout" svg:width="0.393cm" svg:height="0.657cm" svg:x="9.228cm" svg:y="9.36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3" draw:text-style-name="P7" draw:layer="layout" svg:width="0.324cm" svg:height="0.454cm" svg:x="9.868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0.256cm" svg:y="9.36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529cm" svg:y="9.58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259cm" svg:height="1.181cm" svg:x="11.358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1.815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2.202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1.777cm" svg:y="9.755cm" svg:viewBox="0 0 840 43" draw:points="421,43 0,43 0,0 840,0 840,43">
            <text:p/>
          </draw:polygon>
          <draw:path draw:style-name="gr3" draw:text-style-name="P7" draw:layer="layout" svg:width="0.339cm" svg:height="0.465cm" svg:x="12.028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7" draw:layer="layout" svg:width="0.259cm" svg:height="1.181cm" svg:x="12.77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ath draw:style-name="gr3" draw:text-style-name="P7" draw:layer="layout" svg:width="0.107cm" svg:height="0.106cm" svg:x="13.432cm" svg:y="9.916cm" svg:viewBox="0 0 108 107" svg:d="M108 54c0-29-25-54-54-54s-54 25-54 54 25 53 54 53 54-24 54-53z">
            <text:p/>
          </draw:path>
          <draw:path draw:style-name="gr3" draw:text-style-name="P7" draw:layer="layout" svg:width="0.375cm" svg:height="0.454cm" svg:x="13.819cm" svg:y="9.58cm" svg:viewBox="0 0 376 455" svg:d="M83 228c0-161 81-203 132-203 9 0 72 0 108 35-41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4.25cm" svg:y="9.58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4.747cm" svg:y="9.58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59cm" svg:height="1.181cm" svg:x="15.416cm" svg:y="9.184cm" svg:viewBox="0 0 260 1182" svg:d="M260 1171c0-2-2-4-5-9-47-47-114-127-154-289-23-89-32-190-32-282 0-260 61-441 182-569 9-9 9-11 9-13 0-9-9-9-14-9-13 0-67 58-80 74-101 119-166 296-166 517 0 139 25 338 155 504 11 11 73 87 91 87 5 0 14 0 14-11z">
            <text:p/>
          </draw:path>
          <draw:path draw:style-name="gr3" draw:text-style-name="P7" draw:layer="layout" svg:width="0.317cm" svg:height="0.472cm" svg:x="15.873cm" svg:y="9.177cm" svg:viewBox="0 0 318 473" svg:d="M152 228c54 0 92 38 92 112 0 86-49 110-89 110-27 0-90-7-119-47 33-2 40-25 40-38 0-22-16-38-38-38-18 0-38 11-38 38 0 67 72 108 157 108 96 0 161-63 161-133 0-53-43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3" draw:text-style-name="P7" draw:layer="layout" svg:width="0.371cm" svg:height="0.313cm" svg:x="16.261cm" svg:y="9.329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0.839cm" svg:height="0.042cm" svg:x="15.835cm" svg:y="9.755cm" svg:viewBox="0 0 840 43" draw:points="421,43 0,43 0,0 840,0 840,43">
            <text:p/>
          </draw:polygon>
          <draw:path draw:style-name="gr3" draw:text-style-name="P7" draw:layer="layout" svg:width="0.339cm" svg:height="0.465cm" svg:x="16.086cm" svg:y="9.89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3" draw:text-style-name="P7" draw:layer="layout" svg:width="0.259cm" svg:height="1.181cm" svg:x="16.836cm" svg:y="9.184cm" svg:viewBox="0 0 260 1182" svg:d="M260 591c0-139-25-338-155-504-11-13-76-87-94-87-4 0-11 2-11 9 0 4 2 7 7 11 47 52 112 130 152 287 22 89 31 192 31 284 0 99-9 200-33 296-38 139-97 217-148 273-9 9-9 9-9 11 0 9 7 11 11 11 16 0 70-60 83-73 101-121 166-298 166-518z">
            <text:p/>
          </draw:path>
          <draw:polygon draw:style-name="gr3" draw:text-style-name="P7" draw:layer="layout" svg:width="0.189cm" svg:height="1.181cm" svg:x="17.264cm" svg:y="9.184cm" svg:viewBox="0 0 190 1182" draw:points="190,1182 190,0 0,0 0,40 152,40 152,1142 0,1142 0,1182">
            <text:p/>
          </draw:polygon>
        </draw:g>
        <draw:g xml:id="id175" draw:id="id175">
          <svg:title>TexMaths</svg:title>
          <svg:desc>28§display§\frac{dy}{dx} = \frac{3}{2}\ \text {cosec}\left( \frac{3x}{2} \right)§svg§600§FALSE§</svg:desc>
          <draw:polygon draw:style-name="gr2" draw:text-style-name="P6" draw:layer="layout" svg:width="8.353cm" svg:height="2.263cm" svg:x="5.556cm" svg:y="11.522cm" svg:viewBox="0 0 8354 2264" draw:points="4177,2264 0,2264 0,0 8354,0 8354,2264">
            <text:p/>
          </draw:polygon>
          <draw:path draw:style-name="gr3" draw:text-style-name="P7" draw:layer="layout" svg:width="0.469cm" svg:height="0.696cm" svg:x="5.57cm" svg:y="11.55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069cm" svg:y="11.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5.507cm" svg:y="12.633cm" svg:viewBox="0 0 1077 43" draw:points="538,43 0,43 0,0 1077,0 1077,43">
            <text:p/>
          </draw:polygon>
          <draw:path draw:style-name="gr3" draw:text-style-name="P7" draw:layer="layout" svg:width="0.469cm" svg:height="0.696cm" svg:x="5.547cm" svg:y="12.891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047cm" svg:y="13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028cm" svg:y="12.5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1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0.494cm" svg:height="0.042cm" svg:x="8.13cm" svg:y="12.633cm" svg:viewBox="0 0 495 43" draw:points="246,43 0,43 0,0 495,0 495,43">
            <text:p/>
          </draw:polygon>
          <draw:path draw:style-name="gr3" draw:text-style-name="P7" draw:layer="layout" svg:width="0.393cm" svg:height="0.658cm" svg:x="8.179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5cm" svg:height="0.454cm" svg:x="9.102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9.532cm" svg:y="12.459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0.029cm" svg:y="12.45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0.412cm" svg:y="12.4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0.856cm" svg:y="12.459cm" svg:viewBox="0 0 376 455" svg:d="M83 228c0-161 81-203 132-203 9 0 72 0 108 35-43 5-48 34-48 48 0 24 18 44 45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85cm" svg:height="2.362cm" svg:x="11.628cm" svg:y="11.473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09cm" svg:height="0.678cm" svg:x="12.307cm" svg:y="11.578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786cm" svg:y="11.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1.056cm" svg:height="0.042cm" svg:x="12.267cm" svg:y="12.633cm" svg:viewBox="0 0 1057 43" draw:points="529,43 0,43 0,0 1057,0 1057,43">
            <text:p/>
          </draw:polygon>
          <draw:path draw:style-name="gr3" draw:text-style-name="P7" draw:layer="layout" svg:width="0.393cm" svg:height="0.658cm" svg:x="12.596cm" svg:y="12.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2 9-92 9z">
            <text:p/>
          </draw:path>
          <draw:path draw:style-name="gr3" draw:text-style-name="P7" draw:layer="layout" svg:width="0.485cm" svg:height="2.362cm" svg:x="13.474cm" svg:y="11.473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xml:id="id176" text:id="id176" text:style-name="P4"><text:span text:style-name="T5"><text:s text:c="9"/></text:span><text:span text:style-name="T5"><text:line-break/></text:span><text:span text:style-name="T13"><text:tab/></text:span><text:span text:style-name="T13">(3) Given : <text:s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77" draw:id="id177">
          <svg:title>TexMaths</svg:title>
          <svg:desc>28§display§y = \log \left( \frac{x + \sqrt{x^2 + a^2} }{ \sqrt{x^2 + a^2} - x} \right) §svg§600§FALSE§</svg:desc>
          <draw:polygon draw:style-name="gr2" draw:text-style-name="P6" draw:layer="layout" svg:width="10.483cm" svg:height="2.852cm" svg:x="7.115cm" svg:y="0.811cm" svg:viewBox="0 0 10484 2853" draw:points="5242,2853 0,2853 0,0 10484,0 10484,2853">
            <text:p/>
          </draw:polygon>
          <draw:path draw:style-name="gr3" draw:text-style-name="P7" draw:layer="layout" svg:width="0.456cm" svg:height="0.637cm" svg:x="7.095cm" svg:y="2.0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7.913cm" svg:y="2.1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927cm" svg:y="1.8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196cm" svg:y="2.04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9.689cm" svg:y="2.0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514cm" svg:height="2.953cm" svg:x="10.563cm" svg:y="0.762cm" svg:viewBox="0 0 515 2954" svg:d="M515 2943c0-2 0-5-7-11-94-115-172-240-230-379-130-300-182-652-182-1077 0-419 47-786 195-1109 56-125 132-242 220-349 2-2 4-5 4-9 0-9-7-9-22-9-14 0-16 0-18 2-2 0-63 61-139 168-172 242-260 531-305 824-24 159-31 321-31 482 0 367 47 743 204 1082 72 150 166 284 262 387 9 7 11 9 27 9 15 0 22 0 22-11z">
            <text:p/>
          </draw:path>
          <draw:path draw:style-name="gr3" draw:text-style-name="P7" draw:layer="layout" svg:width="0.492cm" svg:height="0.447cm" svg:x="11.257cm" svg:y="1.3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12.063cm" svg:y="1.2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77cm" svg:height="0.984cm" svg:x="13.065cm" svg:y="0.9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3.813cm" svg:y="0.959cm" svg:viewBox="0 0 3170 43" draw:points="1586,43 0,43 0,0 3170,0 3170,43">
            <text:p/>
          </draw:polygon>
          <draw:path draw:style-name="gr3" draw:text-style-name="P7" draw:layer="layout" svg:width="0.492cm" svg:height="0.447cm" svg:x="13.842cm" svg:y="1.3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4.42cm" svg:y="1.0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092cm" svg:y="1.2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6.06cm" svg:y="1.38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6.584cm" svg:y="1.0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5.756cm" svg:height="0.042cm" svg:x="11.228cm" svg:y="2.218cm" svg:viewBox="0 0 5757 43" draw:points="2878,43 0,43 0,0 5757,0 5757,43">
            <text:p/>
          </draw:polygon>
          <draw:path draw:style-name="gr3" draw:text-style-name="P7" draw:layer="layout" svg:width="0.77cm" svg:height="0.984cm" svg:x="11.3cm" svg:y="2.415cm" svg:viewBox="0 0 771 985" svg:d="M311 882l-172-383c-7-15-14-15-16-15 0 0-7 0-15 6l-95 72c-13 9-13 14-13 16 0 4 2 11 9 11s25-13 34-22c6-5 22-16 33-23l193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048cm" svg:y="2.415cm" svg:viewBox="0 0 3170 43" draw:points="1586,43 0,43 0,0 3170,0 3170,43">
            <text:p/>
          </draw:polygon>
          <draw:path draw:style-name="gr3" draw:text-style-name="P7" draw:layer="layout" svg:width="0.492cm" svg:height="0.447cm" svg:x="12.077cm" svg:y="2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2.655cm" svg:y="2.5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327cm" svg:y="2.7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295cm" svg:y="2.84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4.819cm" svg:y="2.5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5.518cm" svg:y="3.0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6.447cm" svg:y="2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514cm" svg:height="2.953cm" svg:x="17.133cm" svg:y="0.7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178" draw:id="id178">
          <svg:title>TexMaths</svg:title>
          <svg:desc>28§display§= \log \left( \frac{ \sqrt{x^2 + a^2} + x }{ \sqrt{x^2 + a^2} - x} \times \frac{\sqrt{x^2 + a^2} + x}{\sqrt{x^2 + a^2} + x}\right) §svg§600§FALSE§</svg:desc>
          <draw:polygon draw:style-name="gr2" draw:text-style-name="P6" draw:layer="layout" svg:width="16.884cm" svg:height="2.852cm" svg:x="7.895cm" svg:y="4.111cm" svg:viewBox="0 0 16885 2853" draw:points="8442,2853 0,2853 0,0 16885,0 16885,2853">
            <text:p/>
          </draw:polygon>
          <draw:path draw:style-name="gr3" draw:text-style-name="P7" draw:layer="layout" svg:width="0.655cm" svg:height="0.232cm" svg:x="7.902cm" svg:y="5.4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4cm" svg:x="8.916cm" svg:y="5.1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185cm" svg:y="5.34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9.678cm" svg:y="5.3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514cm" svg:height="2.953cm" svg:x="10.552cm" svg:y="4.062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2 150 166 284 262 387 9 7 11 9 27 9 15 0 22 0 22-11z">
            <text:p/>
          </draw:path>
          <draw:path draw:style-name="gr3" draw:text-style-name="P7" draw:layer="layout" svg:width="0.77cm" svg:height="0.984cm" svg:x="11.289cm" svg:y="4.2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037cm" svg:y="4.259cm" svg:viewBox="0 0 3170 43" draw:points="1586,43 0,43 0,0 3170,0 3170,43">
            <text:p/>
          </draw:polygon>
          <draw:path draw:style-name="gr3" draw:text-style-name="P7" draw:layer="layout" svg:width="0.492cm" svg:height="0.447cm" svg:x="12.066cm" svg:y="4.6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2.641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313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283cm" svg:y="4.68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4.807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479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6.436cm" svg:y="4.68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5.756cm" svg:height="0.042cm" svg:x="11.217cm" svg:y="5.518cm" svg:viewBox="0 0 5757 43" draw:points="2878,43 0,43 0,0 5757,0 5757,43">
            <text:p/>
          </draw:polygon>
          <draw:path draw:style-name="gr3" draw:text-style-name="P7" draw:layer="layout" svg:width="0.77cm" svg:height="0.984cm" svg:x="11.289cm" svg:y="5.7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2.037cm" svg:y="5.715cm" svg:viewBox="0 0 3170 43" draw:points="1586,43 0,43 0,0 3170,0 3170,43">
            <text:p/>
          </draw:polygon>
          <draw:path draw:style-name="gr3" draw:text-style-name="P7" draw:layer="layout" svg:width="0.492cm" svg:height="0.447cm" svg:x="12.066cm" svg:y="6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2.641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3.313cm" svg:y="6.0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4.283cm" svg:y="6.1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4.807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5.506cm" svg:y="6.308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6.436cm" svg:y="6.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76cm" svg:height="0.476cm" svg:x="17.451cm" svg:y="5.3cm" svg:viewBox="0 0 477 477" svg:d="M240 211l-197-198c-14-11-16-13-23-13-11 0-20 9-20 20 0 7 2 9 13 20l198 197-198 200c-11 11-13 13-13 20 0 11 9 20 20 20 7 0 9-2 23-13l194-197 207 203c2 3 8 7 13 7 13 0 20-9 20-20 0-2 0-7-2-11-2-3-159-157-208-209l181-179c4-6 20-20 25-24 0-3 4-7 4-14 0-11-7-20-20-20-7 0-11 4-22 16z">
            <text:p/>
          </draw:path>
          <draw:path draw:style-name="gr3" draw:text-style-name="P7" draw:layer="layout" svg:width="0.77cm" svg:height="0.984cm" svg:x="18.481cm" svg:y="4.259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9.229cm" svg:y="4.259cm" svg:viewBox="0 0 3170 43" draw:points="1586,43 0,43 0,0 3170,0 3170,43">
            <text:p/>
          </draw:polygon>
          <draw:path draw:style-name="gr3" draw:text-style-name="P7" draw:layer="layout" svg:width="0.492cm" svg:height="0.447cm" svg:x="19.258cm" svg:y="4.6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9.834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0.506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21.476cm" svg:y="4.682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2cm" svg:y="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2.672cm" svg:y="4.5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23.628cm" svg:y="4.68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5.756cm" svg:height="0.042cm" svg:x="18.409cm" svg:y="5.518cm" svg:viewBox="0 0 5757 43" draw:points="2878,43 0,43 0,0 5757,0 5757,43">
            <text:p/>
          </draw:polygon>
          <draw:path draw:style-name="gr3" draw:text-style-name="P7" draw:layer="layout" svg:width="0.77cm" svg:height="0.984cm" svg:x="18.481cm" svg:y="5.715cm" svg:viewBox="0 0 771 985" svg:d="M311 882l-172-383c-7-15-14-15-16-15 0 0-7 0-15 6l-95 72c-13 9-13 14-13 16 0 4 2 11 9 11s25-13 34-22c6-5 22-16 31-23l195 426c7 15 13 15 22 15 14 0 16-4 25-18l448-927c7-15 7-18 7-20 0-11-9-20-21-20-9 0-15 4-22 20z">
            <text:p/>
          </draw:path>
          <draw:polygon draw:style-name="gr3" draw:text-style-name="P7" draw:layer="layout" svg:width="3.169cm" svg:height="0.042cm" svg:x="19.229cm" svg:y="5.715cm" svg:viewBox="0 0 3170 43" draw:points="1586,43 0,43 0,0 3170,0 3170,43">
            <text:p/>
          </draw:polygon>
          <draw:path draw:style-name="gr3" draw:text-style-name="P7" draw:layer="layout" svg:width="0.492cm" svg:height="0.447cm" svg:x="19.258cm" svg:y="6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9.834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0.506cm" svg:y="6.0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21.476cm" svg:y="6.14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2cm" svg:y="5.8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22.672cm" svg:y="6.0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23.628cm" svg:y="6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514cm" svg:height="2.953cm" svg:x="24.314cm" svg:y="4.062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179" draw:id="id179">
          <svg:title>TexMaths</svg:title>
          <svg:desc>28§display§= \log \left[ \frac{ \left( \sqrt{x^2 + a^2 } + x \right)^2 }{x^2 + a^2 - x^2} \right]§svg§600§FALSE§</svg:desc>
          <draw:polygon draw:style-name="gr2" draw:text-style-name="P6" draw:layer="layout" svg:width="10.584cm" svg:height="2.974cm" svg:x="7.895cm" svg:y="7.511cm" svg:viewBox="0 0 10585 2975" draw:points="5292,2975 0,2975 0,0 10585,0 10585,2975">
            <text:p/>
          </draw:polygon>
          <draw:path draw:style-name="gr3" draw:text-style-name="P7" draw:layer="layout" svg:width="0.655cm" svg:height="0.232cm" svg:x="7.902cm" svg:y="8.9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8.916cm" svg:y="8.62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9.185cm" svg:y="8.862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9.678cm" svg:y="8.85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2 220-128 0-36-16-85-65-114-54-27-110-27-170-27-25 0-67 0-74 0-31-4-54-36-54-67zM219 627c-100 0-167-49-167-100 0-48 38-83 80-86h58c85 0 197 0 197 86 0 51-71 100-168 100z">
            <text:p/>
          </draw:path>
          <draw:polygon draw:style-name="gr3" draw:text-style-name="P7" draw:layer="layout" svg:width="0.292cm" svg:height="2.954cm" svg:x="10.589cm" svg:y="7.581cm" svg:viewBox="0 0 293 2955" draw:points="0,2955 293,2955 293,2893 60,2893 60,60 293,60 293,0 0,0">
            <text:p/>
          </draw:polygon>
          <draw:path draw:style-name="gr3" draw:text-style-name="P7" draw:layer="layout" svg:width="0.259cm" svg:height="1.182cm" svg:x="11.16cm" svg:y="7.738cm" svg:viewBox="0 0 260 1183" svg:d="M260 1172c0-2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7" draw:layer="layout" svg:width="0.769cm" svg:height="0.985cm" svg:x="11.534cm" svg:y="7.715cm" svg:viewBox="0 0 770 986" svg:d="M311 883l-172-383c-7-16-14-16-16-16 0 0-7 0-15 7l-95 71c-13 9-13 14-13 16 0 5 2 11 9 11s25-13 34-22c6-5 22-16 31-23l195 426c6 16 13 16 22 16 14 0 16-5 25-18l448-928c6-15 6-18 6-20 0-11-9-20-20-20-9 0-15 4-22 20z">
            <text:p/>
          </draw:path>
          <draw:polygon draw:style-name="gr3" draw:text-style-name="P7" draw:layer="layout" svg:width="3.168cm" svg:height="0.042cm" svg:x="12.283cm" svg:y="7.715cm" svg:viewBox="0 0 3169 43" draw:points="1586,43 0,43 0,0 3169,0 3169,43">
            <text:p/>
          </draw:polygon>
          <draw:path draw:style-name="gr3" draw:text-style-name="P7" draw:layer="layout" svg:width="0.492cm" svg:height="0.447cm" svg:x="12.312cm" svg:y="8.141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887cm" svg:y="7.834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559cm" svg:y="8.00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529cm" svg:y="8.141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5.053cm" svg:y="7.834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5.725cm" svg:y="8.00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92cm" svg:height="0.447cm" svg:x="16.681cm" svg:y="8.14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7.259cm" svg:y="7.738cm" svg:viewBox="0 0 260 1183" svg:d="M260 591c0-138-25-338-155-504-11-13-76-87-94-87-4 0-11 2-11 9 0 4 2 7 7 11 47 52 112 130 152 287 22 90 31 193 31 284 0 99-9 200-33 296-38 139-97 218-148 274-9 9-9 9-9 11 0 9 7 11 11 11 16 0 70-60 83-74 101-121 166-298 166-518z">
            <text:p/>
          </draw:path>
          <draw:path draw:style-name="gr3" draw:text-style-name="P7" draw:layer="layout" svg:width="0.306cm" svg:height="0.458cm" svg:x="17.709cm" svg:y="7.462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7.097cm" svg:height="0.042cm" svg:x="11.01cm" svg:y="9.037cm" svg:viewBox="0 0 7098 43" draw:points="3550,43 0,43 0,0 7098,0 7098,43">
            <text:p/>
          </draw:polygon>
          <draw:path draw:style-name="gr3" draw:text-style-name="P7" draw:layer="layout" svg:width="0.492cm" svg:height="0.447cm" svg:x="11.902cm" svg:y="9.54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477cm" svg:y="9.23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149cm" svg:y="9.40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119cm" svg:y="9.543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4.643cm" svg:y="9.23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1cm" svg:height="0.042cm" svg:x="15.34cm" svg:y="9.714cm" svg:viewBox="0 0 602 43" svg:d="M569 43c16 0 33 0 33-23 0-20-17-20-33-20h-535c-16 0-34 0-34 20 0 23 18 23 34 23z">
            <text:p/>
          </draw:path>
          <draw:path draw:style-name="gr3" draw:text-style-name="P7" draw:layer="layout" svg:width="0.492cm" svg:height="0.447cm" svg:x="16.271cm" svg:y="9.54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6.849cm" svg:y="9.23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0.292cm" svg:height="2.954cm" svg:x="18.236cm" svg:y="7.581cm" svg:viewBox="0 0 293 2955" draw:points="233,2893 0,2893 0,2955 293,2955 293,0 0,0 0,60 233,60">
            <text:p/>
          </draw:polygon>
        </draw:g>
        <draw:g xml:id="id180" draw:id="id180">
          <svg:title>TexMaths</svg:title>
          <svg:desc>28§display§= \log \left[ \frac{ \left( \sqrt{x^2 + a^2 } + x \right)^2 }{ a^2 } \right]§svg§600§FALSE§</svg:desc>
          <draw:polygon draw:style-name="gr2" draw:text-style-name="P6" draw:layer="layout" svg:width="10.584cm" svg:height="2.974cm" svg:x="7.895cm" svg:y="10.912cm" svg:viewBox="0 0 10585 2975" draw:points="5292,2975 0,2975 0,0 10585,0 10585,2975">
            <text:p/>
          </draw:polygon>
          <draw:path draw:style-name="gr3" draw:text-style-name="P7" draw:layer="layout" svg:width="0.655cm" svg:height="0.232cm" svg:x="7.902cm" svg:y="12.3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8.916cm" svg:y="12.02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9.185cm" svg:y="12.26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9.678cm" svg:y="12.25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2 220-128 0-36-16-85-65-114-54-27-110-27-170-27-25 0-67 0-74 0-31-4-54-36-54-67zM219 627c-100 0-167-49-167-100 0-48 38-83 80-86h58c85 0 197 0 197 86 0 51-71 100-168 100z">
            <text:p/>
          </draw:path>
          <draw:polygon draw:style-name="gr3" draw:text-style-name="P7" draw:layer="layout" svg:width="0.292cm" svg:height="2.954cm" svg:x="10.589cm" svg:y="10.982cm" svg:viewBox="0 0 293 2955" draw:points="0,2955 293,2955 293,2893 60,2893 60,60 293,60 293,0 0,0">
            <text:p/>
          </draw:polygon>
          <draw:path draw:style-name="gr3" draw:text-style-name="P7" draw:layer="layout" svg:width="0.259cm" svg:height="1.182cm" svg:x="11.16cm" svg:y="11.139cm" svg:viewBox="0 0 260 1183" svg:d="M260 1172c0-2-2-5-5-9-47-47-114-128-154-289-23-90-32-191-32-283 0-259 61-441 182-569 9-9 9-11 9-13 0-9-9-9-14-9-13 0-67 58-80 74-101 119-166 298-166 517 0 139 25 339 155 505 11 11 73 87 91 87 5 0 14 0 14-11z">
            <text:p/>
          </draw:path>
          <draw:path draw:style-name="gr3" draw:text-style-name="P7" draw:layer="layout" svg:width="0.769cm" svg:height="0.985cm" svg:x="11.534cm" svg:y="11.116cm" svg:viewBox="0 0 770 986" svg:d="M311 883l-172-383c-7-16-14-16-16-16 0 0-7 0-15 7l-95 71c-13 9-13 14-13 16 0 5 2 11 9 11s25-13 34-22c6-5 22-16 31-23l195 426c6 16 13 16 22 16 14 0 16-5 25-18l448-928c6-15 6-18 6-20 0-11-9-20-20-20-9 0-15 4-22 20z">
            <text:p/>
          </draw:path>
          <draw:polygon draw:style-name="gr3" draw:text-style-name="P7" draw:layer="layout" svg:width="3.168cm" svg:height="0.042cm" svg:x="12.283cm" svg:y="11.116cm" svg:viewBox="0 0 3169 43" draw:points="1586,43 0,43 0,0 3169,0 3169,43">
            <text:p/>
          </draw:polygon>
          <draw:path draw:style-name="gr3" draw:text-style-name="P7" draw:layer="layout" svg:width="0.492cm" svg:height="0.447cm" svg:x="12.312cm" svg:y="11.54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887cm" svg:y="11.23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559cm" svg:y="11.40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529cm" svg:y="11.542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5.053cm" svg:y="11.235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5.725cm" svg:y="11.40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92cm" svg:height="0.447cm" svg:x="16.681cm" svg:y="11.54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7.259cm" svg:y="11.139cm" svg:viewBox="0 0 260 1183" svg:d="M260 591c0-138-25-338-155-504-11-13-76-87-94-87-4 0-11 2-11 9 0 4 2 7 7 11 47 52 112 130 152 287 22 90 31 193 31 284 0 99-9 200-33 296-38 139-97 218-148 274-9 9-9 9-9 11 0 9 7 11 11 11 16 0 70-60 83-74 101-121 166-298 166-518z">
            <text:p/>
          </draw:path>
          <draw:path draw:style-name="gr3" draw:text-style-name="P7" draw:layer="layout" svg:width="0.306cm" svg:height="0.458cm" svg:x="17.709cm" svg:y="10.863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7.097cm" svg:height="0.042cm" svg:x="11.01cm" svg:y="12.438cm" svg:viewBox="0 0 7098 43" draw:points="3550,43 0,43 0,0 7098,0 7098,43">
            <text:p/>
          </draw:polygon>
          <draw:path draw:style-name="gr3" draw:text-style-name="P7" draw:layer="layout" svg:width="0.451cm" svg:height="0.447cm" svg:x="14.119cm" svg:y="12.944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3" draw:text-style-name="P7" draw:layer="layout" svg:width="0.306cm" svg:height="0.458cm" svg:x="14.643cm" svg:y="12.6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0.292cm" svg:height="2.954cm" svg:x="18.236cm" svg:y="10.982cm" svg:viewBox="0 0 293 2955" draw:points="233,2893 0,2893 0,2955 293,2955 293,0 0,0 0,60 233,6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76" smil:attributeName="visibility" smil:to="visible"/>
                  <anim:animate smil:dur="0.25s" smil:fill="hold" smil:targetElement="id176" smil:attributeName="width" smil:values="width*0.05;width" smil:keyTimes="0;1"/>
                  <anim:animate smil:dur="0.25s" smil:fill="hold" smil:targetElement="id176" smil:attributeName="height" smil:values="height;height" smil:keyTimes="0;1"/>
                  <anim:animate smil:dur="0.25s" smil:fill="hold" smil:targetElement="id176" smil:attributeName="x" smil:values="x-.2;x" smil:keyTimes="0;1"/>
                  <anim:animate smil:dur="0.25s" smil:fill="hold" smil:targetElement="id176" smil:attributeName="y" smil:values="y;y" smil:keyTimes="0;1"/>
                  <anim:transitionFilter smil:dur="0.25s" smil:targetElement="id176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text:style-name="P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line-break/></text:span><text:span text:style-name="T13"><text:tab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81" draw:id="id181">
          <svg:title>TexMaths</svg:title>
          <svg:desc>28§display§= \log  \left( \sqrt{x^2 + a^2 } + x \right)^2  - \log (a^2)§svg§600§FALSE§</svg:desc>
          <draw:polygon draw:style-name="gr2" draw:text-style-name="P6" draw:layer="layout" svg:width="14.011cm" svg:height="1.888cm" svg:x="7.995cm" svg:y="0.811cm" svg:viewBox="0 0 14012 1889" draw:points="7006,1889 0,1889 0,0 14012,0 14012,1889">
            <text:p/>
          </draw:polygon>
          <draw:path draw:style-name="gr3" draw:text-style-name="P7" draw:layer="layout" svg:width="0.655cm" svg:height="0.232cm" svg:x="8.002cm" svg:y="1.7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21cm" svg:height="0.685cm" svg:x="9.016cm" svg:y="1.425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9.285cm" svg:y="1.66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9.778cm" svg:y="1.663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5h58c86 0 197 0 197 85 0 51-71 101-167 101z">
            <text:p/>
          </draw:path>
          <draw:path draw:style-name="gr3" draw:text-style-name="P7" draw:layer="layout" svg:width="0.375cm" svg:height="1.772cm" svg:x="10.598cm" svg:y="0.977cm" svg:viewBox="0 0 376 1773" svg:d="M331 1764c3 0 12 9 12 9h22c2 0 11 0 11-9 0-5-2-7-4-9-36-36-90-90-150-197-108-191-146-435-146-670 0-438 123-695 298-870 2-2 2-7 2-9 0-9-6-9-18-9-13 0-15 0-24 9-94 81-200 217-269 426-43 130-65 287-65 450 0 236 43 500 197 729 27 38 65 78 65 78 9 14 22 29 31 36z">
            <text:p/>
          </draw:path>
          <draw:path draw:style-name="gr3" draw:text-style-name="P7" draw:layer="layout" svg:width="0.897cm" svg:height="1.182cm" svg:x="11.115cm" svg:y="1.103cm" svg:viewBox="0 0 898 1183" svg:d="M309 1183c31 0 31 0 43-20l539-1125c7-13 7-16 7-18 0-11-9-20-20-20-13 0-18 9-22 20l-509 1060-210-488-137 105 16 16 69-54z">
            <text:p/>
          </draw:path>
          <draw:polygon draw:style-name="gr3" draw:text-style-name="P7" draw:layer="layout" svg:width="3.168cm" svg:height="0.042cm" svg:x="11.991cm" svg:y="1.103cm" svg:viewBox="0 0 3169 43" draw:points="1586,43 0,43 0,0 3169,0 3169,43">
            <text:p/>
          </draw:polygon>
          <draw:path draw:style-name="gr3" draw:text-style-name="P7" draw:layer="layout" svg:width="0.492cm" svg:height="0.447cm" svg:x="12.02cm" svg:y="1.6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7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598cm" svg:y="1.36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655cm" svg:height="0.658cm" svg:x="13.27cm" svg:y="1.53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51cm" svg:height="0.447cm" svg:x="14.237cm" svg:y="1.674cm" svg:viewBox="0 0 452 448" svg:d="M329 63c-18-36-47-63-92-63-114 0-237 146-237 289 0 94 54 159 132 159 20 0 70-4 128-74 9 41 42 74 89 74 36 0 59-22 74-54 16-35 29-96 29-98 0-9-9-9-11-9-9 0-11 2-13 18-18 63-36 121-76 121-27 0-29-25-29-45 0-22 2-29 13-74 11-40 11-51 20-87l36-139c7-29 7-29 7-34 0-18-12-27-27-27-25 0-41 23-43 43zM264 321c-4 17-4 17-18 35-44 54-85 70-112 70-49 0-65-54-65-92 0-49 32-173 56-217 30-59 74-95 115-95 65 0 78 81 78 88 0 4-2 11-4 16z">
            <text:p/>
          </draw:path>
          <draw:path draw:style-name="gr3" draw:text-style-name="P7" draw:layer="layout" svg:width="0.306cm" svg:height="0.458cm" svg:x="14.762cm" svg:y="1.36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655cm" svg:height="0.658cm" svg:x="15.434cm" svg:y="1.53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492cm" svg:height="0.447cm" svg:x="16.39cm" svg:y="1.67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7 156-152 0-9-9-9-11-9-9 0-11 2-13 9-32 107-99 130-132 130-38 0-54-32-54-65 0-23 7-43 18-88z">
            <text:p/>
          </draw:path>
          <draw:path draw:style-name="gr3" draw:text-style-name="P7" draw:layer="layout" svg:width="0.375cm" svg:height="1.772cm" svg:x="16.959cm" svg:y="0.977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7" draw:layer="layout" svg:width="0.306cm" svg:height="0.458cm" svg:x="17.555cm" svg:y="0.76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602cm" svg:height="0.042cm" svg:x="18.253cm" svg:y="1.842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9.188cm" svg:y="1.425cm" svg:viewBox="0 0 222 686" svg:d="M143 0l-143 11v32c69 0 78 6 78 53v514c0 44-11 44-78 44v32c34-2 85-2 110-2 24 0 74 0 112 2v-32c-67 0-79 0-79-44z">
            <text:p/>
          </draw:path>
          <draw:path draw:style-name="gr3" draw:text-style-name="P7" draw:layer="layout" svg:width="0.438cm" svg:height="0.454cm" svg:x="19.456cm" svg:y="1.66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9.949cm" svg:y="1.663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8c-101 0-168-50-168-101 0-47 38-83 80-85h58c86 0 197 0 197 85 0 51-71 101-167 101z">
            <text:p/>
          </draw:path>
          <draw:path draw:style-name="gr3" draw:text-style-name="P7" draw:layer="layout" svg:width="0.23cm" svg:height="0.985cm" svg:x="20.525cm" svg:y="1.369cm" svg:viewBox="0 0 231 986" svg:d="M231 977c0-2 0-4-18-22-123-123-155-310-155-462 0-170 38-343 159-466 14-11 14-14 14-18 0-7-5-9-11-9-9 0-99 67-157 193-52 107-63 217-63 300 0 79 11 197 65 309 60 121 146 184 155 184 6 0 11-2 11-9z">
            <text:p/>
          </draw:path>
          <draw:path draw:style-name="gr3" draw:text-style-name="P7" draw:layer="layout" svg:width="0.451cm" svg:height="0.447cm" svg:x="20.849cm" svg:y="1.674cm" svg:viewBox="0 0 452 448" svg:d="M329 63c-18-36-47-63-92-63-114 0-237 146-237 289 0 94 54 159 132 159 20 0 70-4 128-74 9 41 42 74 89 74 36 0 59-22 74-54 16-35 29-96 29-98 0-9-9-9-11-9-11 0-11 2-13 18-18 63-36 121-76 121-27 0-29-25-29-45 0-22 2-29 13-74 9-40 11-51 20-87l36-139c7-29 7-29 7-34 0-18-12-27-27-27-25 0-41 23-43 43zM264 321c-4 17-4 17-20 35-42 54-83 70-110 70-51 0-65-54-65-92 0-49 32-173 56-217 30-59 74-95 115-95 65 0 78 81 78 88 0 4-2 11-4 16z">
            <text:p/>
          </draw:path>
          <draw:path draw:style-name="gr3" draw:text-style-name="P7" draw:layer="layout" svg:width="0.306cm" svg:height="0.458cm" svg:x="21.374cm" svg:y="1.244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7" draw:layer="layout" svg:width="0.23cm" svg:height="0.985cm" svg:x="21.828cm" svg:y="1.36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83" draw:id="id183">
          <svg:title>TexMaths</svg:title>
          <svg:desc>28§display§y\ =\ 2\log  \left( \sqrt{x^2 + a^2 } + x \right)  - \log (a^2)§svg§600§FALSE§</svg:desc>
          <draw:polygon draw:style-name="gr2" draw:text-style-name="P6" draw:layer="layout" svg:width="15.674cm" svg:height="1.672cm" svg:x="6.816cm" svg:y="3.311cm" svg:viewBox="0 0 15675 1673" draw:points="7838,1673 0,1673 0,0 15675,0 15675,1673">
            <text:p/>
          </draw:polygon>
          <draw:path draw:style-name="gr3" draw:text-style-name="P7" draw:layer="layout" svg:width="0.456cm" svg:height="0.637cm" svg:x="6.796cm" svg:y="3.95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3" draw:text-style-name="P7" draw:layer="layout" svg:width="0.655cm" svg:height="0.232cm" svg:x="7.941cm" svg:y="4.0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303cm" svg:y="3.73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ath draw:style-name="gr3" draw:text-style-name="P7" draw:layer="layout" svg:width="0.221cm" svg:height="0.685cm" svg:x="9.941cm" svg:y="3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0.21cm" svg:y="3.95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0.703cm" svg:y="3.94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75cm" svg:height="1.771cm" svg:x="11.52cm" svg:y="3.262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3" draw:text-style-name="P7" draw:layer="layout" svg:width="0.897cm" svg:height="1.182cm" svg:x="12.04cm" svg:y="3.387cm" svg:viewBox="0 0 898 1183" svg:d="M309 1183c31 0 31 0 43-20l540-1125c6-13 6-16 6-18 0-11-9-20-20-20-13 0-18 9-22 20l-509 1060-210-489-137 106 16 15 69-53z">
            <text:p/>
          </draw:path>
          <draw:polygon draw:style-name="gr3" draw:text-style-name="P7" draw:layer="layout" svg:width="3.169cm" svg:height="0.042cm" svg:x="12.916cm" svg:y="3.387cm" svg:viewBox="0 0 3170 43" draw:points="1586,43 0,43 0,0 3170,0 3170,43">
            <text:p/>
          </draw:polygon>
          <draw:path draw:style-name="gr3" draw:text-style-name="P7" draw:layer="layout" svg:width="0.492cm" svg:height="0.447cm" svg:x="12.945cm" svg:y="3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3.523cm" svg:y="3.65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4.192cm" svg:y="3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5.162cm" svg:y="3.959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15.686cm" svg:y="3.65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6.358cm" svg:y="3.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7.315cm" svg:y="3.9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75cm" svg:height="1.771cm" svg:x="17.884cm" svg:y="3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3" draw:text-style-name="P7" draw:layer="layout" svg:width="0.602cm" svg:height="0.042cm" svg:x="18.737cm" svg:y="4.129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5cm" svg:x="19.671cm" svg:y="3.71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38cm" svg:height="0.454cm" svg:x="19.94cm" svg:y="3.95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0.433cm" svg:y="3.94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23cm" svg:height="0.985cm" svg:x="21.009cm" svg:y="3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51cm" svg:height="0.447cm" svg:x="21.333cm" svg:y="3.959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21.858cm" svg:y="3.53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22.312cm" svg:y="3.656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</draw:g>
        <draw:g xml:id="id186" draw:id="id186">
          <svg:title>TexMaths</svg:title>
          <svg:desc>28§display§= 2 \frac{d}{dx} \left[  \log \left( \sqrt{x^2 + a^2 } + x \right) \right]  - \frac{d}{dx} \left[ \log (a^2)  \right]§svg§600§FALSE§</svg:desc>
          <draw:polygon draw:style-name="gr2" draw:text-style-name="P6" draw:layer="layout" svg:width="18.662cm" svg:height="1.936cm" svg:x="7.695cm" svg:y="9.613cm" svg:viewBox="0 0 18663 1937" draw:points="9331,1937 0,1937 0,0 18663,0 18663,1937">
            <text:p/>
          </draw:polygon>
          <draw:path draw:style-name="gr3" draw:text-style-name="P7" draw:layer="layout" svg:width="0.655cm" svg:height="0.232cm" svg:x="7.702cm" svg:y="10.5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8.734cm" svg:y="10.2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69cm" svg:height="0.696cm" svg:x="9.615cm" svg:y="9.56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9.294cm" svg:y="10.646cm" svg:viewBox="0 0 1077 43" draw:points="538,43 0,43 0,0 1077,0 1077,43">
            <text:p/>
          </draw:polygon>
          <draw:path draw:style-name="gr3" draw:text-style-name="P7" draw:layer="layout" svg:width="0.469cm" svg:height="0.696cm" svg:x="9.335cm" svg:y="10.90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836cm" svg:y="11.1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0.225cm" svg:height="1.77cm" svg:x="10.873cm" svg:y="9.781cm" svg:viewBox="0 0 226 1771" draw:points="0,1771 226,1771 226,1727 47,1727 47,47 226,47 226,0 0,0">
            <text:p/>
          </draw:polygon>
          <draw:path draw:style-name="gr3" draw:text-style-name="P7" draw:layer="layout" svg:width="0.221cm" svg:height="0.684cm" svg:x="11.149cm" svg:y="10.22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1.418cm" svg:y="10.47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11.908cm" svg:y="10.46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375cm" svg:height="1.77cm" svg:x="12.728cm" svg:y="9.781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7" draw:layer="layout" svg:width="0.897cm" svg:height="1.181cm" svg:x="13.248cm" svg:y="9.907cm" svg:viewBox="0 0 898 1182" svg:d="M309 1182c31 0 31 0 43-20l539-1124c7-13 7-16 7-18 0-11-9-20-20-20-13 0-18 9-22 20l-509 1059-210-488-137 106 16 15 69-54z">
            <text:p/>
          </draw:path>
          <draw:polygon draw:style-name="gr3" draw:text-style-name="P7" draw:layer="layout" svg:width="3.168cm" svg:height="0.042cm" svg:x="14.124cm" svg:y="9.907cm" svg:viewBox="0 0 3169 43" draw:points="1586,43 0,43 0,0 3169,0 3169,43">
            <text:p/>
          </draw:polygon>
          <draw:path draw:style-name="gr3" draw:text-style-name="P7" draw:layer="layout" svg:width="0.492cm" svg:height="0.447cm" svg:x="14.15cm" svg:y="10.4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06cm" svg:height="0.458cm" svg:x="14.728cm" svg:y="10.1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4cm" svg:y="10.3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6.368cm" svg:y="10.478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6.892cm" svg:y="10.17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7.564cm" svg:y="10.33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8.523cm" svg:y="10.4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75cm" svg:height="1.77cm" svg:x="19.092cm" svg:y="9.781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olygon draw:style-name="gr3" draw:text-style-name="P7" draw:layer="layout" svg:width="0.225cm" svg:height="1.77cm" svg:x="19.661cm" svg:y="9.781cm" svg:viewBox="0 0 226 1771" draw:points="179,1727 0,1727 0,1771 226,1771 226,0 0,0 0,47 179,47">
            <text:p/>
          </draw:polygon>
          <draw:path draw:style-name="gr3" draw:text-style-name="P7" draw:layer="layout" svg:width="0.602cm" svg:height="0.042cm" svg:x="20.409cm" svg:y="10.646cm" svg:viewBox="0 0 603 43" svg:d="M569 43c16 0 34 0 34-23 0-20-18-20-34-20h-535c-16 0-34 0-34 20 0 23 18 23 34 23z">
            <text:p/>
          </draw:path>
          <draw:path draw:style-name="gr3" draw:text-style-name="P7" draw:layer="layout" svg:width="0.469cm" svg:height="0.696cm" svg:x="21.75cm" svg:y="9.56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1.43cm" svg:y="10.646cm" svg:viewBox="0 0 1077 43" draw:points="538,43 0,43 0,0 1077,0 1077,43">
            <text:p/>
          </draw:polygon>
          <draw:path draw:style-name="gr3" draw:text-style-name="P7" draw:layer="layout" svg:width="0.469cm" svg:height="0.696cm" svg:x="21.468cm" svg:y="10.90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1.97cm" svg:y="11.1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22.985cm" svg:y="10.077cm" svg:viewBox="0 0 190 1182" draw:points="0,1182 190,1182 190,1142 40,1142 40,40 190,40 190,0 0,0">
            <text:p/>
          </draw:polygon>
          <draw:path draw:style-name="gr3" draw:text-style-name="P7" draw:layer="layout" svg:width="0.221cm" svg:height="0.684cm" svg:x="23.229cm" svg:y="10.229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3.498cm" svg:y="10.47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3.988cm" svg:y="10.46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24.564cm" svg:y="10.17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1cm" svg:height="0.447cm" svg:x="24.889cm" svg:y="10.478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25.413cm" svg:y="10.0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25.867cm" svg:y="10.1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6.215cm" svg:y="10.077cm" svg:viewBox="0 0 190 1182" draw:points="190,1182 190,0 0,0 0,40 152,40 152,1142 0,1142 0,1182">
            <text:p/>
          </draw:polygon>
        </draw:g>
        <draw:g xml:id="id182" draw:id="id182">
          <svg:title>TexMaths</svg:title>
          <svg:desc>28§display§\therefore§svg§600§FALSE§</svg:desc>
          <draw:polygon draw:style-name="gr2" draw:text-style-name="P6" draw:layer="layout" svg:width="0.528cm" svg:height="0.433cm" svg:x="4.818cm" svg:y="4.011cm" svg:viewBox="0 0 529 434" draw:points="265,434 0,434 0,0 529,0 529,434">
            <text:p/>
          </draw:polygon>
          <draw:path draw:style-name="gr3" draw:text-style-name="P7" draw:layer="layout" svg:width="0.598cm" svg:height="0.531cm" svg:x="4.798cm" svg:y="3.96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4" draw:id="id184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814cm" svg:y="5.412cm" svg:viewBox="0 0 6272 607" draw:points="3136,607 0,607 0,0 6272,0 6272,607">
            <text:p/>
          </draw:polygon>
          <draw:path draw:style-name="gr3" draw:text-style-name="P7" draw:layer="layout" svg:width="0.662cm" svg:height="0.673cm" svg:x="6.798cm" svg:y="5.3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7.548cm" svg:y="5.3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815cm" svg:y="5.3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449cm" svg:y="5.95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103cm" svg:y="5.6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889cm" svg:y="5.95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436cm" svg:y="5.6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908cm" svg:y="5.95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448cm" svg:y="5.4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865cm" svg:y="5.95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409cm" svg:y="5.6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029cm" svg:y="5.952cm" svg:viewBox="0 0 108 108" svg:d="M108 54c0-29-25-54-54-54s-54 25-54 54 25 54 54 54 54-25 54-54z">
            <text:p/>
          </draw:path>
        </draw:g>
        <draw:g xml:id="id185" draw:id="id185">
          <svg:title>TexMaths</svg:title>
          <svg:desc>28§display§\frac{dy}{dx} = \frac{d}{dx} \left[ 2\log \left( \sqrt{x^2 + a^2 } + x \right)  - \log (a^2) \right]§svg§600§FALSE§</svg:desc>
          <draw:polygon draw:style-name="gr2" draw:text-style-name="P6" draw:layer="layout" svg:width="17.972cm" svg:height="1.936cm" svg:x="6.278cm" svg:y="6.879cm" svg:viewBox="0 0 17973 1937" draw:points="8987,1937 0,1937 0,0 17973,0 17973,1937">
            <text:p/>
          </draw:polygon>
          <draw:path draw:style-name="gr3" draw:text-style-name="P7" draw:layer="layout" svg:width="0.469cm" svg:height="0.696cm" svg:x="6.292cm" svg:y="6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791cm" svg:y="7.07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6.229cm" svg:y="7.912cm" svg:viewBox="0 0 1077 43" draw:points="538,43 0,43 0,0 1077,0 1077,43">
            <text:p/>
          </draw:polygon>
          <draw:path draw:style-name="gr3" draw:text-style-name="P7" draw:layer="layout" svg:width="0.469cm" svg:height="0.696cm" svg:x="6.269cm" svg:y="8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769cm" svg:y="8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75cm" svg:y="7.8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172cm" svg:y="6.8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8.852cm" svg:y="7.912cm" svg:viewBox="0 0 1077 43" draw:points="538,43 0,43 0,0 1077,0 1077,43">
            <text:p/>
          </draw:polygon>
          <draw:path draw:style-name="gr3" draw:text-style-name="P7" draw:layer="layout" svg:width="0.469cm" svg:height="0.696cm" svg:x="8.892cm" svg:y="8.17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392cm" svg:y="8.4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25cm" svg:height="1.77cm" svg:x="10.431cm" svg:y="7.047cm" svg:viewBox="0 0 226 1771" draw:points="0,1771 226,1771 226,1727 47,1727 47,47 226,47 226,0 0,0">
            <text:p/>
          </draw:polygon>
          <draw:path draw:style-name="gr3" draw:text-style-name="P7" draw:layer="layout" svg:width="0.393cm" svg:height="0.657cm" svg:x="10.722cm" svg:y="7.52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221cm" svg:height="0.684cm" svg:x="11.361cm" svg:y="7.49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1.629cm" svg:y="7.73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2.122cm" svg:y="7.7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375cm" svg:height="1.77cm" svg:x="12.942cm" svg:y="7.047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7" draw:layer="layout" svg:width="0.897cm" svg:height="1.181cm" svg:x="13.459cm" svg:y="7.173cm" svg:viewBox="0 0 898 1182" svg:d="M309 1182c31 0 31 0 43-20l539-1124c7-13 7-16 7-18 0-11-9-20-20-20-13 0-18 9-22 20l-509 1059-210-488-137 106 16 15 69-54z">
            <text:p/>
          </draw:path>
          <draw:polygon draw:style-name="gr3" draw:text-style-name="P7" draw:layer="layout" svg:width="3.169cm" svg:height="0.042cm" svg:x="14.335cm" svg:y="7.173cm" svg:viewBox="0 0 3170 43" draw:points="1586,43 0,43 0,0 3170,0 3170,43">
            <text:p/>
          </draw:polygon>
          <draw:path draw:style-name="gr3" draw:text-style-name="P7" draw:layer="layout" svg:width="0.492cm" svg:height="0.447cm" svg:x="14.364cm" svg:y="7.74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4.942cm" svg:y="7.43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5.614cm" svg:y="7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1cm" svg:height="0.447cm" svg:x="16.582cm" svg:y="7.74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7.106cm" svg:y="7.43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7.778cm" svg:y="7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8.735cm" svg:y="7.7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75cm" svg:height="1.77cm" svg:x="19.306cm" svg:y="7.047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  <draw:path draw:style-name="gr3" draw:text-style-name="P7" draw:layer="layout" svg:width="0.602cm" svg:height="0.042cm" svg:x="20.157cm" svg:y="7.912cm" svg:viewBox="0 0 603 43" svg:d="M569 43c16 0 34 0 34-23 0-20-18-20-34-20h-535c-16 0-34 0-34 20 0 23 18 23 34 23z">
            <text:p/>
          </draw:path>
          <draw:path draw:style-name="gr3" draw:text-style-name="P7" draw:layer="layout" svg:width="0.221cm" svg:height="0.684cm" svg:x="21.093cm" svg:y="7.49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21.36cm" svg:y="7.737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1cm" svg:height="0.651cm" svg:x="21.853cm" svg:y="7.73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7" draw:layer="layout" svg:width="0.23cm" svg:height="0.984cm" svg:x="22.428cm" svg:y="7.4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1cm" svg:height="0.447cm" svg:x="22.753cm" svg:y="7.744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3.277cm" svg:y="7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23cm" svg:height="0.984cm" svg:x="23.732cm" svg:y="7.4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225cm" svg:height="1.77cm" svg:x="24.077cm" svg:y="7.047cm" svg:viewBox="0 0 226 1771" draw:points="179,1727 0,1727 0,1771 226,1771 226,0 0,0 0,47 179,47">
            <text:p/>
          </draw:polygon>
        </draw:g>
        <draw:g xml:id="id187" draw:id="id187">
          <svg:title>TexMaths</svg:title>
          <svg:desc>28§display§= 2\times \frac{1}{\sqrt{x^2 + a^2} + x}\frac{d}{dx}\left[ \sqrt{x^2 + a^2} + x \right] - 0§svg§600§FALSE§</svg:desc>
          <draw:polygon draw:style-name="gr2" draw:text-style-name="P6" draw:layer="layout" svg:width="18.601cm" svg:height="2.168cm" svg:x="7.696cm" svg:y="12.114cm" svg:viewBox="0 0 18602 2169" draw:points="9302,2169 0,2169 0,0 18602,0 18602,2169">
            <text:p/>
          </draw:polygon>
          <draw:path draw:style-name="gr3" draw:text-style-name="P7" draw:layer="layout" svg:width="0.655cm" svg:height="0.232cm" svg:x="7.703cm" svg:y="13.0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8.735cm" svg:y="12.7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3" draw:text-style-name="P7" draw:layer="layout" svg:width="0.476cm" svg:height="0.476cm" svg:x="9.542cm" svg:y="12.93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3" draw:text-style-name="P7" draw:layer="layout" svg:width="0.326cm" svg:height="0.658cm" svg:x="13.217cm" svg:y="12.09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5.756cm" svg:height="0.042cm" svg:x="10.498cm" svg:y="13.147cm" svg:viewBox="0 0 5757 43" draw:points="2878,43 0,43 0,0 5757,0 5757,43">
            <text:p/>
          </draw:polygon>
          <draw:path draw:style-name="gr3" draw:text-style-name="P7" draw:layer="layout" svg:width="0.77cm" svg:height="0.985cm" svg:x="10.57cm" svg:y="13.344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3.168cm" svg:height="0.042cm" svg:x="11.318cm" svg:y="13.344cm" svg:viewBox="0 0 3169 43" draw:points="1586,43 0,43 0,0 3169,0 3169,43">
            <text:p/>
          </draw:polygon>
          <draw:path draw:style-name="gr3" draw:text-style-name="P7" draw:layer="layout" svg:width="0.492cm" svg:height="0.447cm" svg:x="11.347cm" svg:y="13.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925cm" svg:y="13.46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2.597cm" svg:y="13.63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51cm" svg:height="0.447cm" svg:x="13.565cm" svg:y="13.77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14.089cm" svg:y="13.46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4.761cm" svg:y="13.63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92cm" svg:height="0.447cm" svg:x="15.717cm" svg:y="13.7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469cm" svg:height="0.696cm" svg:x="16.808cm" svg:y="12.06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3" draw:text-style-name="P7" draw:layer="layout" svg:width="1.076cm" svg:height="0.042cm" svg:x="16.488cm" svg:y="13.147cm" svg:viewBox="0 0 1077 43" draw:points="538,43 0,43 0,0 1077,0 1077,43">
            <text:p/>
          </draw:polygon>
          <draw:path draw:style-name="gr3" draw:text-style-name="P7" draw:layer="layout" svg:width="0.469cm" svg:height="0.696cm" svg:x="16.528cm" svg:y="13.4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17.027cm" svg:y="13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225cm" svg:height="1.771cm" svg:x="18.067cm" svg:y="12.282cm" svg:viewBox="0 0 226 1772" draw:points="0,1772 226,1772 226,1727 47,1727 47,47 226,47 226,0 0,0">
            <text:p/>
          </draw:polygon>
          <draw:path draw:style-name="gr3" draw:text-style-name="P7" draw:layer="layout" svg:width="0.897cm" svg:height="1.182cm" svg:x="18.418cm" svg:y="12.408cm" svg:viewBox="0 0 898 1183" svg:d="M309 1183c31 0 31 0 43-20l539-1125c7-13 7-16 7-18 0-11-9-20-20-20-13 0-16 9-22 20l-509 1060-210-489-137 106 16 15 69-53z">
            <text:p/>
          </draw:path>
          <draw:polygon draw:style-name="gr3" draw:text-style-name="P7" draw:layer="layout" svg:width="3.168cm" svg:height="0.042cm" svg:x="19.294cm" svg:y="12.408cm" svg:viewBox="0 0 3169 43" draw:points="1586,43 0,43 0,0 3169,0 3169,43">
            <text:p/>
          </draw:polygon>
          <draw:path draw:style-name="gr3" draw:text-style-name="P7" draw:layer="layout" svg:width="0.492cm" svg:height="0.447cm" svg:x="19.321cm" svg:y="12.9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9.899cm" svg:y="12.67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20.571cm" svg:y="12.8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51cm" svg:height="0.447cm" svg:x="21.539cm" svg:y="12.979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8 30-58 74-94 115-94 65 0 78 81 78 88 0 4-2 11-4 15z">
            <text:p/>
          </draw:path>
          <draw:path draw:style-name="gr3" draw:text-style-name="P7" draw:layer="layout" svg:width="0.306cm" svg:height="0.458cm" svg:x="22.063cm" svg:y="12.67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22.735cm" svg:y="12.8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92cm" svg:height="0.447cm" svg:x="23.693cm" svg:y="12.97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0.225cm" svg:height="1.771cm" svg:x="24.244cm" svg:y="12.282cm" svg:viewBox="0 0 226 1772" draw:points="179,1727 0,1727 0,1772 226,1772 226,0 0,0 0,47 179,47">
            <text:p/>
          </draw:polygon>
          <draw:path draw:style-name="gr3" draw:text-style-name="P7" draw:layer="layout" svg:width="0.602cm" svg:height="0.042cm" svg:x="24.993cm" svg:y="13.147cm" svg:viewBox="0 0 603 43" svg:d="M569 43c16 0 34 0 34-23 0-20-18-20-34-20h-535c-16 0-34 0-34 20 0 23 18 23 34 23z">
            <text:p/>
          </draw:path>
          <draw:path draw:style-name="gr3" draw:text-style-name="P7" draw:layer="layout" svg:width="0.416cm" svg:height="0.678cm" svg:x="25.933cm" svg:y="12.7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draw:frame presentation:style-name="pr6" draw:text-style-name="P19" draw:layer="layout" svg:width="26.4cm" svg:height="14.373cm" svg:x="0.8cm" svg:y="0.627cm" presentation:class="title" presentation:user-transformed="true">
          <draw:text-box>
            <text:p text:style-name="P4"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s/></text:span><text:span text:style-name="T5"><text:line-break/></text:span><text:span text:style-name="T13"><text:tab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/text:p>
          </draw:text-box>
        </draw:frame>
        <draw:g xml:id="id188" draw:id="id188">
          <svg:title>TexMaths</svg:title>
          <svg:desc>28§display§=  \frac{2}{\sqrt{x^2 + a^2} + x} .\left[ \frac{1}{2\sqrt{x^2 + a^2}}\frac{d}{dx}\left( x^2 + a^2 \right) + 1 \right]§svg§600§FALSE§</svg:desc>
          <draw:polygon draw:style-name="gr2" draw:text-style-name="P6" draw:layer="layout" svg:width="20.115cm" svg:height="2.263cm" svg:x="6.595cm" svg:y="1.413cm" svg:viewBox="0 0 20116 2264" draw:points="10059,2264 0,2264 0,0 20116,0 20116,2264">
            <text:p/>
          </draw:polygon>
          <draw:path draw:style-name="gr3" draw:text-style-name="P7" draw:layer="layout" svg:width="0.655cm" svg:height="0.232cm" svg:x="6.602cm" svg:y="2.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0.383cm" svg:y="1.46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5.756cm" svg:height="0.042cm" svg:x="7.702cm" svg:y="2.524cm" svg:viewBox="0 0 5757 43" draw:points="2878,43 0,43 0,0 5757,0 5757,43">
            <text:p/>
          </draw:polygon>
          <draw:path draw:style-name="gr3" draw:text-style-name="P7" draw:layer="layout" svg:width="0.77cm" svg:height="0.985cm" svg:x="7.775cm" svg:y="2.721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3.168cm" svg:height="0.042cm" svg:x="8.524cm" svg:y="2.721cm" svg:viewBox="0 0 3169 43" draw:points="1586,43 0,43 0,0 3169,0 3169,43">
            <text:p/>
          </draw:polygon>
          <draw:path draw:style-name="gr3" draw:text-style-name="P7" draw:layer="layout" svg:width="0.492cm" svg:height="0.447cm" svg:x="8.55cm" svg:y="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9.128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9.8cm" svg:y="3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0.768cm" svg:y="3.14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1.292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1.964cm" svg:y="3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2.923cm" svg:y="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66cm" svg:y="2.685cm" svg:viewBox="0 0 108 108" svg:d="M108 54c0-29-25-54-54-54s-54 25-54 54 25 54 54 54 54-25 54-54z">
            <text:p/>
          </draw:path>
          <draw:polygon draw:style-name="gr3" draw:text-style-name="P7" draw:layer="layout" svg:width="0.261cm" svg:height="2.362cm" svg:x="14.258cm" svg:y="1.364cm" svg:viewBox="0 0 262 2363" draw:points="0,2363 262,2363 262,2309 54,2309 54,54 262,54 262,0 0,0">
            <text:p/>
          </draw:polygon>
          <draw:path draw:style-name="gr3" draw:text-style-name="P7" draw:layer="layout" svg:width="0.326cm" svg:height="0.658cm" svg:x="16.731cm" svg:y="1.46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481cm" svg:height="0.042cm" svg:x="14.65cm" svg:y="2.524cm" svg:viewBox="0 0 4482 43" draw:points="2242,43 0,43 0,0 4482,0 4482,43">
            <text:p/>
          </draw:polygon>
          <draw:path draw:style-name="gr3" draw:text-style-name="P7" draw:layer="layout" svg:width="0.393cm" svg:height="0.658cm" svg:x="14.699cm" svg:y="2.92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77cm" svg:height="0.985cm" svg:x="15.212cm" svg:y="2.721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3.168cm" svg:height="0.042cm" svg:x="15.96cm" svg:y="2.721cm" svg:viewBox="0 0 3169 43" draw:points="1586,43 0,43 0,0 3169,0 3169,43">
            <text:p/>
          </draw:polygon>
          <draw:path draw:style-name="gr3" draw:text-style-name="P7" draw:layer="layout" svg:width="0.492cm" svg:height="0.447cm" svg:x="15.989cm" svg:y="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6.567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7.239cm" svg:y="3.00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8.207cm" svg:y="3.147cm" svg:viewBox="0 0 452 448" svg:d="M329 63c-18-36-47-63-92-63-114 0-237 146-237 289 0 94 54 159 132 159 20 0 70-5 128-74 9 40 42 74 89 74 36 0 59-22 74-54 16-36 29-96 29-98 0-9-9-9-11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8.731cm" svg:y="2.8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9.685cm" svg:y="1.442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9.365cm" svg:y="2.524cm" svg:viewBox="0 0 1077 43" draw:points="538,43 0,43 0,0 1077,0 1077,43">
            <text:p/>
          </draw:polygon>
          <draw:path draw:style-name="gr3" draw:text-style-name="P7" draw:layer="layout" svg:width="0.469cm" svg:height="0.696cm" svg:x="19.405cm" svg:y="2.782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907cm" svg:y="3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59cm" svg:height="1.182cm" svg:x="20.872cm" svg:y="1.955cm" svg:viewBox="0 0 260 1183" svg:d="M260 1171c0-2-2-4-5-9-47-47-114-127-154-288-23-90-32-191-32-283 0-260 61-441 182-569 9-9 9-11 9-13 0-9-9-9-14-9-13 0-67 58-80 74-101 119-166 298-166 517 0 139 25 339 155 504 11 11 73 88 91 88 5 0 14 0 14-12z">
            <text:p/>
          </draw:path>
          <draw:path draw:style-name="gr3" draw:text-style-name="P7" draw:layer="layout" svg:width="0.492cm" svg:height="0.447cm" svg:x="21.201cm" svg:y="2.3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21.779cm" svg:y="1.9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22.451cm" svg:y="2.2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23.419cm" svg:y="2.356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23.943cm" svg:y="1.92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59cm" svg:height="1.182cm" svg:x="24.384cm" svg:y="1.955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3" draw:text-style-name="P7" draw:layer="layout" svg:width="0.655cm" svg:height="0.658cm" svg:x="25.065cm" svg:y="2.2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26.082cm" svg:y="2.1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0.261cm" svg:height="2.362cm" svg:x="26.501cm" svg:y="1.364cm" svg:viewBox="0 0 262 2363" draw:points="206,2309 0,2309 0,2363 262,2363 262,0 0,0 0,54 206,54">
            <text:p/>
          </draw:polygon>
        </draw:g>
        <draw:g xml:id="id189" draw:id="id189">
          <svg:title>TexMaths</svg:title>
          <svg:desc>28§display§=  \frac{2}{\sqrt{x^2 + a^2} + x} .\left[ \frac{1}{2\sqrt{x^2 + a^2}}(2x) + 1 \right]§svg§600§FALSE§</svg:desc>
          <draw:polygon draw:style-name="gr2" draw:text-style-name="P6" draw:layer="layout" svg:width="16.391cm" svg:height="2.263cm" svg:x="6.596cm" svg:y="4.516cm" svg:viewBox="0 0 16392 2264" draw:points="8196,2264 0,2264 0,0 16392,0 16392,2264">
            <text:p/>
          </draw:polygon>
          <draw:path draw:style-name="gr3" draw:text-style-name="P7" draw:layer="layout" svg:width="0.655cm" svg:height="0.232cm" svg:x="6.603cm" svg:y="5.5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0.384cm" svg:y="4.57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5.756cm" svg:height="0.042cm" svg:x="7.703cm" svg:y="5.627cm" svg:viewBox="0 0 5757 43" draw:points="2878,43 0,43 0,0 5757,0 5757,43">
            <text:p/>
          </draw:polygon>
          <draw:path draw:style-name="gr3" draw:text-style-name="P7" draw:layer="layout" svg:width="0.77cm" svg:height="0.985cm" svg:x="7.776cm" svg:y="5.824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3.169cm" svg:height="0.042cm" svg:x="8.525cm" svg:y="5.824cm" svg:viewBox="0 0 3170 43" draw:points="1586,43 0,43 0,0 3170,0 3170,43">
            <text:p/>
          </draw:polygon>
          <draw:path draw:style-name="gr3" draw:text-style-name="P7" draw:layer="layout" svg:width="0.492cm" svg:height="0.447cm" svg:x="8.552cm" svg:y="6.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9.129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9.801cm" svg:y="6.1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0.769cm" svg:y="6.25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1.293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1.965cm" svg:y="6.1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2.924cm" svg:y="6.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661cm" svg:y="5.788cm" svg:viewBox="0 0 108 108" svg:d="M108 54c0-29-25-54-54-54s-54 25-54 54 25 54 54 54 54-25 54-54z">
            <text:p/>
          </draw:path>
          <draw:polygon draw:style-name="gr3" draw:text-style-name="P7" draw:layer="layout" svg:width="0.261cm" svg:height="2.362cm" svg:x="14.259cm" svg:y="4.467cm" svg:viewBox="0 0 262 2363" draw:points="0,2363 262,2363 262,2309 54,2309 54,54 262,54 262,0 0,0">
            <text:p/>
          </draw:polygon>
          <draw:path draw:style-name="gr3" draw:text-style-name="P7" draw:layer="layout" svg:width="0.326cm" svg:height="0.658cm" svg:x="16.732cm" svg:y="4.5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481cm" svg:height="0.042cm" svg:x="14.651cm" svg:y="5.627cm" svg:viewBox="0 0 4482 43" draw:points="2242,43 0,43 0,0 4482,0 4482,43">
            <text:p/>
          </draw:polygon>
          <draw:path draw:style-name="gr3" draw:text-style-name="P7" draw:layer="layout" svg:width="0.393cm" svg:height="0.658cm" svg:x="14.7cm" svg:y="6.02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77cm" svg:height="0.985cm" svg:x="15.213cm" svg:y="5.824cm" svg:viewBox="0 0 771 986" svg:d="M311 882l-172-383c-7-15-14-15-16-15 0 0-7 0-15 7l-95 71c-13 9-13 14-13 16 0 4 2 11 9 11s25-13 34-22c6-5 22-16 33-23l193 426c7 16 13 16 22 16 14 0 16-5 25-18l448-928c7-15 7-18 7-20 0-11-9-20-21-20-9 0-15 4-22 20z">
            <text:p/>
          </draw:path>
          <draw:polygon draw:style-name="gr3" draw:text-style-name="P7" draw:layer="layout" svg:width="3.169cm" svg:height="0.042cm" svg:x="15.962cm" svg:y="5.824cm" svg:viewBox="0 0 3170 43" draw:points="1586,43 0,43 0,0 3170,0 3170,43">
            <text:p/>
          </draw:polygon>
          <draw:path draw:style-name="gr3" draw:text-style-name="P7" draw:layer="layout" svg:width="0.492cm" svg:height="0.447cm" svg:x="15.991cm" svg:y="6.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6.569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7.241cm" svg:y="6.1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51cm" svg:height="0.447cm" svg:x="18.208cm" svg:y="6.25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7" draw:layer="layout" svg:width="0.306cm" svg:height="0.458cm" svg:x="18.732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23cm" svg:height="0.985cm" svg:x="19.346cm" svg:y="5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9.68cm" svg:y="5.23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3" draw:text-style-name="P7" draw:layer="layout" svg:width="0.492cm" svg:height="0.447cm" svg:x="20.153cm" svg:y="5.45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5cm" svg:x="20.742cm" svg:y="5.1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655cm" svg:height="0.658cm" svg:x="21.342cm" svg:y="5.3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22.359cm" svg:y="5.2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0.261cm" svg:height="2.362cm" svg:x="22.778cm" svg:y="4.467cm" svg:viewBox="0 0 262 2363" draw:points="206,2309 0,2309 0,2363 262,2363 262,0 0,0 0,54 206,54">
            <text:p/>
          </draw:polygon>
        </draw:g>
        <draw:g xml:id="id190" draw:id="id190">
          <svg:title>TexMaths</svg:title>
          <svg:desc>28§display§=  \frac{2}{\sqrt{x^2 + a^2} + x} .\left[ \frac{x + \sqrt{x^2 + a^2} }{\sqrt{x^2 + a^2}}  \right]§svg§600§FALSE§</svg:desc>
          <draw:polygon draw:style-name="gr2" draw:text-style-name="P6" draw:layer="layout" svg:width="14.236cm" svg:height="2.852cm" svg:x="6.596cm" svg:y="7.617cm" svg:viewBox="0 0 14237 2853" draw:points="7119,2853 0,2853 0,0 14237,0 14237,2853">
            <text:p/>
          </draw:polygon>
          <draw:path draw:style-name="gr3" draw:text-style-name="P7" draw:layer="layout" svg:width="0.655cm" svg:height="0.232cm" svg:x="6.603cm" svg:y="8.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0.384cm" svg:y="7.96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olygon draw:style-name="gr3" draw:text-style-name="P7" draw:layer="layout" svg:width="5.756cm" svg:height="0.042cm" svg:x="7.703cm" svg:y="9.024cm" svg:viewBox="0 0 5757 43" draw:points="2879,43 0,43 0,0 5757,0 5757,43">
            <text:p/>
          </draw:polygon>
          <draw:path draw:style-name="gr3" draw:text-style-name="P7" draw:layer="layout" svg:width="0.77cm" svg:height="0.984cm" svg:x="7.777cm" svg:y="9.22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3.169cm" svg:height="0.042cm" svg:x="8.525cm" svg:y="9.221cm" svg:viewBox="0 0 3170 43" draw:points="1586,43 0,43 0,0 3170,0 3170,43">
            <text:p/>
          </draw:polygon>
          <draw:path draw:style-name="gr3" draw:text-style-name="P7" draw:layer="layout" svg:width="0.492cm" svg:height="0.447cm" svg:x="8.552cm" svg:y="9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9.13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9.802cm" svg:y="9.5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2cm" svg:height="0.447cm" svg:x="10.77cm" svg:y="9.6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3" draw:text-style-name="P7" draw:layer="layout" svg:width="0.306cm" svg:height="0.458cm" svg:x="11.294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1.966cm" svg:y="9.5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2.925cm" svg:y="9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107cm" svg:height="0.106cm" svg:x="13.662cm" svg:y="9.185cm" svg:viewBox="0 0 108 107" svg:d="M108 54c0-29-25-54-54-54s-54 25-54 54 25 53 54 53 54-24 54-53z">
            <text:p/>
          </draw:path>
          <draw:polygon draw:style-name="gr3" draw:text-style-name="P7" draw:layer="layout" svg:width="0.292cm" svg:height="2.953cm" svg:x="14.284cm" svg:y="7.568cm" svg:viewBox="0 0 293 2954" draw:points="0,2954 293,2954 293,2891 60,2891 60,60 293,60 293,0 0,0">
            <text:p/>
          </draw:polygon>
          <draw:path draw:style-name="gr3" draw:text-style-name="P7" draw:layer="layout" svg:width="0.492cm" svg:height="0.447cm" svg:x="14.735cm" svg:y="8.1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655cm" svg:height="0.657cm" svg:x="15.541cm" svg:y="8.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77cm" svg:height="0.984cm" svg:x="16.543cm" svg:y="7.765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3.169cm" svg:height="0.042cm" svg:x="17.291cm" svg:y="7.765cm" svg:viewBox="0 0 3170 43" draw:points="1586,43 0,43 0,0 3170,0 3170,43">
            <text:p/>
          </draw:polygon>
          <draw:path draw:style-name="gr3" draw:text-style-name="P7" draw:layer="layout" svg:width="0.492cm" svg:height="0.447cm" svg:x="17.32cm" svg:y="8.18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7.898cm" svg:y="7.8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8.57cm" svg:y="8.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2cm" svg:height="0.447cm" svg:x="19.538cm" svg:y="8.188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20.062cm" svg:y="7.88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5.756cm" svg:height="0.042cm" svg:x="14.706cm" svg:y="9.024cm" svg:viewBox="0 0 5757 43" draw:points="2879,43 0,43 0,0 5757,0 5757,43">
            <text:p/>
          </draw:polygon>
          <draw:path draw:style-name="gr3" draw:text-style-name="P7" draw:layer="layout" svg:width="0.77cm" svg:height="0.984cm" svg:x="15.66cm" svg:y="9.221cm" svg:viewBox="0 0 771 985" svg:d="M311 882l-172-383c-7-15-14-15-16-15 0 0-7 0-15 6l-95 72c-13 9-13 14-13 16 0 4 2 11 9 11s25-13 34-22c6-5 22-16 31-23l195 426c7 15 13 15 22 15 14 0 16-4 25-18l448-927c7-15 7-18 7-20 0-11-9-20-21-20-8 0-15 4-22 20z">
            <text:p/>
          </draw:path>
          <draw:polygon draw:style-name="gr3" draw:text-style-name="P7" draw:layer="layout" svg:width="3.169cm" svg:height="0.042cm" svg:x="16.408cm" svg:y="9.221cm" svg:viewBox="0 0 3170 43" draw:points="1586,43 0,43 0,0 3170,0 3170,43">
            <text:p/>
          </draw:polygon>
          <draw:path draw:style-name="gr3" draw:text-style-name="P7" draw:layer="layout" svg:width="0.492cm" svg:height="0.447cm" svg:x="16.437cm" svg:y="9.6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17.015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7.687cm" svg:y="9.5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52cm" svg:height="0.447cm" svg:x="18.655cm" svg:y="9.646cm" svg:viewBox="0 0 453 448" svg:d="M329 63c-18-36-47-63-92-63-114 0-237 146-237 289 0 94 54 159 132 159 20 0 70-5 128-74 9 40 42 74 89 74 36 0 59-22 74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7" draw:layer="layout" svg:width="0.306cm" svg:height="0.458cm" svg:x="19.179cm" svg:y="9.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0.292cm" svg:height="2.953cm" svg:x="20.589cm" svg:y="7.568cm" svg:viewBox="0 0 293 2954" draw:points="233,2891 0,2891 0,2954 293,2954 293,0 0,0 0,60 233,60">
            <text:p/>
          </draw:polygon>
        </draw:g>
        <draw:g xml:id="id192" draw:id="id192">
          <svg:title>TexMaths</svg:title>
          <svg:desc>28§display§\frac{dy}{dx} =  \frac{2}{\sqrt{x^2 + a^2}} §svg§600§FALSE§</svg:desc>
          <draw:polygon draw:style-name="gr2" draw:text-style-name="P6" draw:layer="layout" svg:width="6.512cm" svg:height="2.168cm" svg:x="5.145cm" svg:y="11.318cm" svg:viewBox="0 0 6513 2169" draw:points="3257,2169 0,2169 0,0 6513,0 6513,2169">
            <text:p/>
          </draw:polygon>
          <draw:path draw:style-name="gr3" draw:text-style-name="P7" draw:layer="layout" svg:width="0.469cm" svg:height="0.696cm" svg:x="5.159cm" svg:y="11.269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5.658cm" svg:y="11.51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5.096cm" svg:y="12.351cm" svg:viewBox="0 0 1077 43" draw:points="538,43 0,43 0,0 1077,0 1077,43">
            <text:p/>
          </draw:polygon>
          <draw:path draw:style-name="gr3" draw:text-style-name="P7" draw:layer="layout" svg:width="0.469cm" svg:height="0.696cm" svg:x="5.136cm" svg:y="12.611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5.636cm" svg:y="12.85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617cm" svg:y="12.2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515cm" svg:y="11.29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4 8-94 8z">
            <text:p/>
          </draw:path>
          <draw:polygon draw:style-name="gr3" draw:text-style-name="P7" draw:layer="layout" svg:width="3.99cm" svg:height="0.042cm" svg:x="7.719cm" svg:y="12.351cm" svg:viewBox="0 0 3991 43" draw:points="1996,43 0,43 0,0 3991,0 3991,43">
            <text:p/>
          </draw:polygon>
          <draw:path draw:style-name="gr3" draw:text-style-name="P7" draw:layer="layout" svg:width="0.769cm" svg:height="0.985cm" svg:x="7.79cm" svg:y="12.548cm" svg:viewBox="0 0 770 986" svg:d="M311 883l-172-383c-7-16-14-16-16-16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7" draw:layer="layout" svg:width="3.168cm" svg:height="0.042cm" svg:x="8.539cm" svg:y="12.548cm" svg:viewBox="0 0 3169 43" draw:points="1586,43 0,43 0,0 3169,0 3169,43">
            <text:p/>
          </draw:polygon>
          <draw:path draw:style-name="gr3" draw:text-style-name="P7" draw:layer="layout" svg:width="0.492cm" svg:height="0.447cm" svg:x="8.568cm" svg:y="12.97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9.145cm" svg:y="12.66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9.815cm" svg:y="12.835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7" draw:layer="layout" svg:width="0.451cm" svg:height="0.447cm" svg:x="10.785cm" svg:y="12.974cm" svg:viewBox="0 0 452 448" svg:d="M329 63c-18-36-47-63-92-63-114 0-237 146-237 289 0 94 54 159 132 159 20 0 70-4 128-74 9 40 42 74 89 74 36 0 59-22 74-54 16-36 29-96 29-98 0-9-9-9-11-9-9 0-11 2-13 18-18 62-36 121-76 121-27 0-29-25-29-45 0-23 2-29 13-74 11-40 11-52 20-87l36-139c7-29 7-29 7-34 0-18-12-27-27-27-25 0-41 23-43 43zM264 320c-4 18-4 18-18 36-44 54-85 70-112 70-49 0-65-54-65-92 0-49 32-173 56-218 30-58 74-94 115-94 65 0 78 81 78 88 0 4-2 11-4 15z">
            <text:p/>
          </draw:path>
          <draw:path draw:style-name="gr3" draw:text-style-name="P7" draw:layer="layout" svg:width="0.306cm" svg:height="0.458cm" svg:x="11.309cm" svg:y="12.66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91" draw:id="id191">
          <svg:title>TexMaths</svg:title>
          <svg:desc>28§display§\therefore§svg§600§FALSE§</svg:desc>
          <draw:polygon draw:style-name="gr2" draw:text-style-name="P6" draw:layer="layout" svg:width="0.528cm" svg:height="0.433cm" svg:x="3.217cm" svg:y="12.118cm" svg:viewBox="0 0 529 434" draw:points="265,434 0,434 0,0 529,0 529,434">
            <text:p/>
          </draw:polygon>
          <draw:path draw:style-name="gr3" draw:text-style-name="P7" draw:layer="layout" svg:width="0.598cm" svg:height="0.531cm" svg:x="3.197cm" svg:y="12.06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>
        <draw:frame presentation:style-name="pr19" draw:text-style-name="P20" draw:layer="layout" svg:width="26.4cm" svg:height="14.755cm" svg:x="0.8cm" svg:y="0.627cm" presentation:class="title" presentation:user-transformed="true">
          <draw:text-box>
            <text:p xml:id="id193" text:id="id193" text:style-name="P4"><text:span text:style-name="T14"><text:tab/></text:span><text:span text:style-name="T14"><text:tab/></text:span><text:span text:style-name="T13"><text:line-break/></text:span><text:span text:style-name="T13"><text:tab/></text:span><text:span text:style-name="T13">(4) Given that, <text:s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line-break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######</text:span><text:span text:style-name="T13"><text:tab/></text:span><text:span text:style-name="T13"><text:tab/></text:span><text:span text:style-name="T13"><text:tab/></text:span><text:span text:style-name="T13">DONE</text:span><text:span text:style-name="T13"><text:tab/></text:span><text:span text:style-name="T13"><text:tab/></text:span><text:span text:style-name="T13"><text:tab/></text:span><text:span text:style-name="T13">######</text:span><text:span text:style-name="T13"><text:tab/></text:span><text:span text:style-name="T13"><text:tab/></text:span><text:span text:style-name="T13"><text:tab/></text:span><text:span text:style-name="T13"><text:tab/></text:span></text:p>
          </draw:text-box>
        </draw:frame>
        <draw:g xml:id="id194" draw:id="id194">
          <svg:title>TexMaths</svg:title>
          <svg:desc>28§display§y = (4)^{ \log_2(\sin x) } + (9)^{ \log_3(\cos x) }§svg§600§FALSE§</svg:desc>
          <draw:polygon draw:style-name="gr2" draw:text-style-name="P6" draw:layer="layout" svg:width="12.636cm" svg:height="1.071cm" svg:x="8.317cm" svg:y="1.113cm" svg:viewBox="0 0 12637 1072" draw:points="6319,1072 0,1072 0,0 12637,0 12637,1072">
            <text:p/>
          </draw:polygon>
          <draw:path draw:style-name="gr3" draw:text-style-name="P7" draw:layer="layout" svg:width="0.456cm" svg:height="0.637cm" svg:x="8.297cm" svg:y="1.552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9.115cm" svg:y="1.62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10.194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38cm" svg:height="0.666cm" svg:x="10.508cm" svg:y="1.321cm" svg:viewBox="0 0 439 667" svg:d="M262 506v85c0 35 0 47-74 47h-20v29c40-3 92-3 132-3 43 0 94 0 135 3v-29h-21c-74 0-76-12-76-47v-85h101v-32h-101v-449c0-18 0-25-15-25-9 0-12 0-18 11l-305 463v32zM269 474h-242l242-367z">
            <text:p/>
          </draw:path>
          <draw:path draw:style-name="gr3" draw:text-style-name="P7" draw:layer="layout" svg:width="0.23cm" svg:height="0.983cm" svg:x="11.027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1.392cm" svg:y="1.1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1.605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1.997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12.418cm" svg:y="1.435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7" draw:layer="layout" svg:width="0.18cm" svg:height="0.688cm" svg:x="12.837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3.095cm" svg:y="1.272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151cm" svg:height="0.464cm" svg:x="13.415cm" svg:y="1.115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3.637cm" svg:y="1.277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4.20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4.663cm" svg:y="1.064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5.245cm" svg:y="1.41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6.271cm" svg:y="1.25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6.598cm" svg:y="1.33cm" svg:viewBox="0 0 410 678" svg:d="M323 342v32c0 232-103 277-162 277-18 0-69-2-96-36 43 0 51-29 51-45 0-31-24-47-47-47-15 0-44 9-44 50 0 65 53 105 136 105 128 0 249-134 249-345 0-266-114-333-202-333-53 0-103 18-145 63-41 44-63 85-63 158 0 124 87 220 197 220 61 0 101-41 126-99zM199 418c-15 0-62 0-91-60-18-38-18-87-18-134 0-54 0-101 20-137 27-49 65-62 98-62 47 0 79 33 97 78 11 31 15 94 15 139 0 82-33 176-121 176z">
            <text:p/>
          </draw:path>
          <draw:path draw:style-name="gr3" draw:text-style-name="P7" draw:layer="layout" svg:width="0.23cm" svg:height="0.983cm" svg:x="17.104cm" svg:y="1.25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7.469cm" svg:y="1.102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7.68cm" svg:y="1.272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8.072cm" svg:y="1.27cm" svg:viewBox="0 0 352 454" svg:d="M74 188c9 7 34 22 74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11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8.488cm" svg:y="1.435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8.912cm" svg:y="1.064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19.172cm" svg:y="1.272cm" svg:viewBox="0 0 293 315" svg:d="M237 34c-11 4-17 15-17 29 0 20 13 33 31 33 20 0 33-13 33-33 0-63-96-63-116-63-103 0-168 81-168 159 0 87 74 156 166 156 103 0 127-80 127-89s-9-9-11-9c-11 0-11 2-13 13-16 43-54 63-97 63-47 0-109-33-109-134 0-87 42-137 107-137 9 0 43 0 67 12z">
            <text:p/>
          </draw:path>
          <draw:path draw:style-name="gr3" draw:text-style-name="P7" draw:layer="layout" svg:width="0.339cm" svg:height="0.314cm" svg:x="19.516cm" svg:y="1.272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25cm" svg:height="0.314cm" svg:x="19.913cm" svg:y="1.272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7" draw:layer="layout" svg:width="0.371cm" svg:height="0.312cm" svg:x="20.361cm" svg:y="1.277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20.825cm" svg:y="1.064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95" draw:id="id195">
          <svg:title>TexMaths</svg:title>
          <svg:desc>28§display§= (2^2)^{ \log_2(\sin x) } + (3^2)^{ \log_3(\cos x) }§svg§600§FALSE§</svg:desc>
          <draw:polygon draw:style-name="gr2" draw:text-style-name="P6" draw:layer="layout" svg:width="12.729cm" svg:height="1.071cm" svg:x="8.998cm" svg:y="2.614cm" svg:viewBox="0 0 12730 1072" draw:points="6366,1072 0,1072 0,0 12730,0 12730,1072">
            <text:p/>
          </draw:polygon>
          <draw:path draw:style-name="gr3" draw:text-style-name="P7" draw:layer="layout" svg:width="0.655cm" svg:height="0.232cm" svg:x="9.005cm" svg:y="3.12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10.084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393cm" svg:height="0.657cm" svg:x="10.42cm" svg:y="2.831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3" draw:text-style-name="P7" draw:layer="layout" svg:width="0.306cm" svg:height="0.458cm" svg:x="10.907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23cm" svg:height="0.983cm" svg:x="11.359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1.724cm" svg:y="2.603cm" svg:viewBox="0 0 157 479" svg:d="M105 0l-105 7v27c47 0 52 4 52 38v353c0 29-7 29-52 29v25c2 0 52-2 78-2 27 0 52 0 79 2v-25c-45 0-52 0-52-29z">
            <text:p/>
          </draw:path>
          <draw:path draw:style-name="gr3" draw:text-style-name="P7" draw:layer="layout" svg:width="0.339cm" svg:height="0.314cm" svg:x="11.937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351cm" svg:height="0.453cm" svg:x="12.329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12.75cm" svg:y="2.936cm" svg:viewBox="0 0 246 329" svg:d="M246 235h-20c-2 9-6 40-13 45-5 2-47 2-54 2h-96c31-25 69-52 98-72 45-31 85-60 85-112 0-62-58-98-130-98-67 0-116 38-116 87 0 25 22 29 29 29 14 0 29-9 29-29 0-18-13-27-29-29 16-22 43-36 76-36 50 0 90 29 90 76 0 43-29 74-67 106l-121 102c-7 5-7 5-7 9v14h231z">
            <text:p/>
          </draw:path>
          <draw:path draw:style-name="gr3" draw:text-style-name="P7" draw:layer="layout" svg:width="0.18cm" svg:height="0.688cm" svg:x="13.167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3.42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151cm" svg:height="0.464cm" svg:x="13.747cm" svg:y="2.616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3.969cm" svg:y="2.778cm" svg:viewBox="0 0 372 306" svg:d="M320 96c0-60-31-96-105-96-56 0-94 31-112 67h-2v-67l-101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4.533cm" svg:y="2.778cm" svg:viewBox="0 0 372 313" svg:d="M139 233c-7 22-29 60-65 60-2 0-22 0-38-9 29-9 31-33 31-38 0-16-11-27-27-27-20 0-40 18-40 43 0 36 38 51 72 51 33 0 60-20 78-49 18 36 56 49 83 49 81 0 121-87 121-107 0-9-9-9-11-9-9 0-9 4-11 13-16 47-59 83-97 83-27 0-42-18-42-45 0-18 18-80 35-159 16-53 45-69 70-69 0 0 22 0 36 9-20 7-29 25-29 38 0 16 11 27 27 27 15 0 40-13 40-43 0-40-45-51-74-51-34 0-63 22-76 49-14-29-45-49-83-49-79 0-123 85-123 105 0 9 9 9 11 9 9 0 11-2 13-11 18-54 61-83 97-83 22 0 40 11 40 45 0 13-9 49-13 71z">
            <text:p/>
          </draw:path>
          <draw:path draw:style-name="gr3" draw:text-style-name="P7" draw:layer="layout" svg:width="0.18cm" svg:height="0.688cm" svg:x="14.995cm" svg:y="2.565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5.577cm" svg:y="2.91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6.603cm" svg:y="2.751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6.93cm" svg:y="2.831cm" svg:viewBox="0 0 410 678" svg:d="M246 309c81-25 137-94 137-173 0-80-87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7" draw:layer="layout" svg:width="0.306cm" svg:height="0.458cm" svg:x="17.423cm" svg:y="2.623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23cm" svg:height="0.983cm" svg:x="17.878cm" svg:y="2.751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156cm" svg:height="0.478cm" svg:x="18.243cm" svg:y="2.603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39cm" svg:height="0.314cm" svg:x="18.453cm" svg:y="2.773cm" svg:viewBox="0 0 340 315" svg:d="M340 161c0-87-73-161-170-161-96 0-170 74-170 161s76 154 170 154 170-67 170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351cm" svg:height="0.453cm" svg:x="18.845cm" svg:y="2.771cm" svg:viewBox="0 0 352 454" svg:d="M72 188c11 7 36 22 76 22 72 0 123-47 123-100 0-29-11-50-29-67 31-23 58-23 72-23-5 2-7 5-7 16 0 13 9 22 22 22 9 0 23-7 23-22 0-16-14-36-43-36-9 0-47 2-81 31-20-15-49-24-78-24-72 0-125 47-125 103 0 26 15 51 33 69-4 7-20 29-20 56 0 9 2 40 29 60-31 11-67 34-67 70 0 51 76 89 170 89 88 0 170-36 170-89 0-23-8-59-47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9.262cm" svg:y="2.936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9.686cm" svg:y="2.565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19.945cm" svg:y="2.773cm" svg:viewBox="0 0 293 315" svg:d="M237 34c-11 4-17 15-17 29 0 20 11 33 31 33s33-13 33-33c0-63-96-63-116-63-103 0-168 81-168 159 0 87 74 156 166 156 103 0 127-80 127-89s-9-9-13-9c-9 0-9 2-11 13-16 43-54 63-97 63-47 0-109-33-109-134 0-87 42-137 107-137 9 0 43 0 67 12z">
            <text:p/>
          </draw:path>
          <draw:path draw:style-name="gr3" draw:text-style-name="P7" draw:layer="layout" svg:width="0.339cm" svg:height="0.314cm" svg:x="20.29cm" svg:y="2.77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25cm" svg:height="0.314cm" svg:x="20.687cm" svg:y="2.773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371cm" svg:height="0.312cm" svg:x="21.135cm" svg:y="2.778cm" svg:viewBox="0 0 372 313" svg:d="M139 233c-7 22-29 60-65 60-2 0-22 0-38-9 29-9 31-33 31-38 0-16-11-27-27-27-20 0-40 18-40 43 0 36 38 51 72 51 33 0 60-20 78-49 18 36 56 49 83 49 81 0 121-87 121-107 0-9-9-9-11-9-9 0-9 4-11 13-16 47-56 83-97 83-27 0-42-18-42-45 0-18 18-80 35-159 16-53 48-69 70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7" draw:layer="layout" svg:width="0.18cm" svg:height="0.688cm" svg:x="21.599cm" svg:y="2.565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96" draw:id="id196">
          <svg:title>TexMaths</svg:title>
          <svg:desc>28§display§= (2)^{ 2\log_2(\sin x) } + (3)^{ 2\log_3(\cos x) }§svg§600§FALSE§</svg:desc>
          <draw:polygon draw:style-name="gr2" draw:text-style-name="P6" draw:layer="layout" svg:width="12.9cm" svg:height="1.071cm" svg:x="8.999cm" svg:y="4.115cm" svg:viewBox="0 0 12901 1072" draw:points="6452,1072 0,1072 0,0 12901,0 12901,1072">
            <text:p/>
          </draw:polygon>
          <draw:path draw:style-name="gr3" draw:text-style-name="P7" draw:layer="layout" svg:width="0.655cm" svg:height="0.232cm" svg:x="9.006cm" svg:y="4.62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23cm" svg:height="0.983cm" svg:x="10.086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393cm" svg:height="0.657cm" svg:x="10.422cm" svg:y="4.33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8 9-73 9-94 9z">
            <text:p/>
          </draw:path>
          <draw:path draw:style-name="gr3" draw:text-style-name="P7" draw:layer="layout" svg:width="0.23cm" svg:height="0.983cm" svg:x="10.919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306cm" svg:height="0.458cm" svg:x="11.289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156cm" svg:height="0.478cm" svg:x="11.81cm" svg:y="4.104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4cm" svg:height="0.314cm" svg:x="12.023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351cm" svg:height="0.453cm" svg:x="12.415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45cm" svg:height="0.328cm" svg:x="12.837cm" svg:y="4.437cm" svg:viewBox="0 0 246 329" svg:d="M246 235h-20c-2 9-6 40-13 45-5 2-47 2-54 2h-99c34-25 72-52 101-72 45-31 85-60 85-112 0-62-58-98-130-98-67 0-116 38-116 87 0 25 22 29 29 29 14 0 29-9 29-29 0-18-13-27-29-29 14-22 43-36 76-36 50 0 90 29 90 76 0 43-29 74-67 106l-121 102c-7 5-7 5-7 9v14h231z">
            <text:p/>
          </draw:path>
          <draw:path draw:style-name="gr3" draw:text-style-name="P7" draw:layer="layout" svg:width="0.18cm" svg:height="0.688cm" svg:x="13.253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5cm" svg:height="0.314cm" svg:x="13.513cm" svg:y="4.274cm" svg:viewBox="0 0 251 315" svg:d="M233 18c0-11 0-18-11-18-2 0-5 0-14 9-2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3 58 85 78 0 7 9 7 12 7 13 0 13-5 13-18z">
            <text:p/>
          </draw:path>
          <draw:path draw:style-name="gr3" draw:text-style-name="P7" draw:layer="layout" svg:width="0.151cm" svg:height="0.464cm" svg:x="13.833cm" svg:y="4.117cm" svg:viewBox="0 0 152 465" svg:d="M108 40c0-20-16-40-41-40-20 0-40 16-40 40 0 25 22 41 40 41 23 0 41-18 41-41zM2 168v27c45 0 50 2 50 38v179c0 29-7 29-52 29v24c2 0 49-2 78-2 25 0 50 0 74 2v-24c-40 0-47 0-47-29v-251z">
            <text:p/>
          </draw:path>
          <draw:path draw:style-name="gr3" draw:text-style-name="P7" draw:layer="layout" svg:width="0.371cm" svg:height="0.305cm" svg:x="14.055cm" svg:y="4.279cm" svg:viewBox="0 0 372 306" svg:d="M320 96c0-60-31-96-105-96-56 0-94 31-112 67v-67l-103 7v27c47 0 52 4 52 38v179c0 29-7 29-52 29v26c2 0 49-4 78-4 27 0 74 2 81 4v-26c-45 0-51 0-51-29v-126c0-71 56-105 103-105s53 38 53 74v157c0 29-6 29-51 29v26c2 0 49-4 78-4 27 0 74 2 81 4v-26c-45 0-52 0-52-29z">
            <text:p/>
          </draw:path>
          <draw:path draw:style-name="gr3" draw:text-style-name="P7" draw:layer="layout" svg:width="0.371cm" svg:height="0.312cm" svg:x="14.62cm" svg:y="4.279cm" svg:viewBox="0 0 372 313" svg:d="M139 233c-7 22-29 60-65 60-2 0-22 0-38-9 29-9 31-33 31-38 0-16-11-27-27-27-20 0-40 18-40 43 0 36 38 51 74 51 31 0 58-20 76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3-83 97-83 22 0 40 11 40 45 0 13-7 49-13 71z">
            <text:p/>
          </draw:path>
          <draw:path draw:style-name="gr3" draw:text-style-name="P7" draw:layer="layout" svg:width="0.18cm" svg:height="0.688cm" svg:x="15.081cm" svg:y="4.066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3" draw:text-style-name="P7" draw:layer="layout" svg:width="0.655cm" svg:height="0.657cm" svg:x="15.664cm" svg:y="4.415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7" draw:layer="layout" svg:width="0.23cm" svg:height="0.983cm" svg:x="16.69cm" svg:y="4.252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3" draw:text-style-name="P7" draw:layer="layout" svg:width="0.409cm" svg:height="0.677cm" svg:x="17.017cm" svg:y="4.332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  <draw:path draw:style-name="gr3" draw:text-style-name="P7" draw:layer="layout" svg:width="0.23cm" svg:height="0.983cm" svg:x="17.523cm" svg:y="4.252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3" draw:text-style-name="P7" draw:layer="layout" svg:width="0.306cm" svg:height="0.458cm" svg:x="17.893cm" svg:y="4.124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3" draw:text-style-name="P7" draw:layer="layout" svg:width="0.156cm" svg:height="0.478cm" svg:x="18.415cm" svg:y="4.104cm" svg:viewBox="0 0 157 479" svg:d="M105 0l-105 7v27c47 0 52 4 52 38v353c0 29-7 29-52 29v25c2 0 49-2 78-2 27 0 52 0 79 2v-25c-45 0-52 0-52-29z">
            <text:p/>
          </draw:path>
          <draw:path draw:style-name="gr3" draw:text-style-name="P7" draw:layer="layout" svg:width="0.34cm" svg:height="0.314cm" svg:x="18.625cm" svg:y="4.274cm" svg:viewBox="0 0 341 315" svg:d="M341 161c0-87-74-161-171-161-96 0-170 74-170 161s76 154 170 154 171-67 171-154zM170 293c-27 0-62-7-87-42-18-27-20-63-20-97 0-29 0-69 24-100 18-20 47-34 83-34 41 0 70 18 85 40 21 27 21 63 21 94 0 34 0 72-21 99-20 27-51 40-85 40z">
            <text:p/>
          </draw:path>
          <draw:path draw:style-name="gr3" draw:text-style-name="P7" draw:layer="layout" svg:width="0.351cm" svg:height="0.453cm" svg:x="19.02cm" svg:y="4.272cm" svg:viewBox="0 0 352 454" svg:d="M72 188c11 7 36 22 76 22 72 0 123-47 123-100 0-29-11-50-29-67 31-23 58-23 72-23-5 2-7 5-7 16 0 13 9 22 22 22 9 0 23-7 23-22 0-16-14-36-43-36-9 0-47 2-80 31-21-15-50-24-79-24-72 0-125 47-125 103 0 26 15 51 33 69-4 7-20 29-20 56 0 9 2 40 29 60-31 11-67 34-67 70 0 51 76 89 170 89 88 0 171-36 171-89 0-23-9-59-48-81-40-20-82-20-150-20-13 0-40 0-44-2-23-5-36-25-36-45 0-18 6-22 9-29zM150 190c-69 0-69-67-69-80 0-12 0-41 13-59 11-11 29-24 54-24 69 0 69 67 69 83 0 9 0 38-15 56-9 11-27 24-52 24zM150 309c61 0 148 0 148 56 0 35-56 67-128 67-74 0-127-32-127-67 0-25 22-54 67-56z">
            <text:p/>
          </draw:path>
          <draw:path draw:style-name="gr3" draw:text-style-name="P7" draw:layer="layout" svg:width="0.257cm" svg:height="0.339cm" svg:x="19.434cm" svg:y="4.437cm" svg:viewBox="0 0 258 340" svg:d="M123 166c47 0 76 29 76 78s-31 76-74 76c-6 0-65 0-89-25 20-4 24-20 24-31 0-18-13-29-29-29-15 0-31 9-31 31 0 52 58 74 125 74 83 0 133-49 133-96 0-40-36-76-92-90 58-18 74-56 74-82 0-43-50-72-112-72-61 0-110 27-110 69 0 25 18 29 27 29 15 0 29-9 29-26 0-12-7-25-25-29 23-23 67-25 76-25 36 0 63 20 63 54 0 26-18 73-72 76-13 0-15 0-29 2-4 0-9 0-9 7 0 9 5 9 14 9z">
            <text:p/>
          </draw:path>
          <draw:path draw:style-name="gr3" draw:text-style-name="P7" draw:layer="layout" svg:width="0.18cm" svg:height="0.688cm" svg:x="19.857cm" svg:y="4.066cm" svg:viewBox="0 0 181 689" svg:d="M168 0c-132 92-168 239-168 345 0 96 29 248 168 344 4 0 13 0 13-7 0-4-2-6-6-11-94-83-128-201-128-326 0-186 72-278 130-329 2-3 4-5 4-7 0-9-9-9-13-9z">
            <text:p/>
          </draw:path>
          <draw:path draw:style-name="gr3" draw:text-style-name="P7" draw:layer="layout" svg:width="0.292cm" svg:height="0.314cm" svg:x="20.117cm" svg:y="4.274cm" svg:viewBox="0 0 293 315" svg:d="M237 34c-11 4-17 15-17 29 0 20 11 33 31 33s34-13 34-33c0-63-97-63-117-63-103 0-168 81-168 159 0 87 74 156 166 156 103 0 127-80 127-89s-8-9-13-9c-9 0-9 2-11 13-16 43-54 63-97 63-47 0-109-33-109-134 0-87 42-137 107-137 9 0 43 0 67 12z">
            <text:p/>
          </draw:path>
          <draw:path draw:style-name="gr3" draw:text-style-name="P7" draw:layer="layout" svg:width="0.34cm" svg:height="0.314cm" svg:x="20.462cm" svg:y="4.274cm" svg:viewBox="0 0 341 315" svg:d="M341 161c0-87-74-161-171-161-96 0-170 74-170 161s76 154 170 154 171-67 171-154zM170 293c-27 0-62-7-87-42-18-27-20-63-20-97 0-29 0-69 24-100 18-20 47-34 83-34 41 0 70 18 85 40 21 27 23 63 23 94 0 34-2 72-23 99-20 27-51 40-85 40z">
            <text:p/>
          </draw:path>
          <draw:path draw:style-name="gr3" draw:text-style-name="P7" draw:layer="layout" svg:width="0.25cm" svg:height="0.314cm" svg:x="20.859cm" svg:y="4.274cm" svg:viewBox="0 0 251 315" svg:d="M233 18c0-11 0-18-11-18-2 0-5 0-14 9 0 0-9 7-11 9-22-14-49-18-74-18-98 0-123 51-123 87 0 23 9 41 27 54 27 22 51 27 96 33 34 7 90 16 90 63 0 27-18 61-85 61-68 0-92-45-103-92-3-9-3-11-14-11s-11 4-11 18v85c0 11 0 17 9 17 7 0 20-13 34-29 31 29 69 29 85 29 89 0 123-47 123-96 0-27-11-47-29-65-27-24-58-29-83-33-56-9-101-18-101-56 0-20 18-49 85-49 81 0 85 58 85 78 0 7 9 7 12 7 13 0 13-5 13-18z">
            <text:p/>
          </draw:path>
          <draw:path draw:style-name="gr3" draw:text-style-name="P7" draw:layer="layout" svg:width="0.371cm" svg:height="0.312cm" svg:x="21.307cm" svg:y="4.279cm" svg:viewBox="0 0 372 313" svg:d="M139 233c-7 22-29 60-65 60-2 0-22 0-38-9 29-9 31-33 31-38 0-16-11-27-27-27-20 0-40 18-40 43 0 36 38 51 72 51 33 0 60-20 78-49 18 36 56 49 83 49 81 0 121-87 121-107 0-9-9-9-11-9-9 0-9 4-11 13-16 47-56 83-97 83-27 0-42-18-42-45 0-18 18-80 36-159 15-53 47-69 69-69 0 0 22 0 36 9-20 7-29 25-29 38 0 16 11 27 27 27 15 0 40-13 40-43 0-40-45-51-74-51-34 0-63 22-76 49-14-29-45-49-83-49-79 0-123 85-123 105 0 9 9 9 11 9 9 0 11-2 13-11 18-54 61-83 97-83 22 0 40 11 40 45 0 13-7 49-13 71z">
            <text:p/>
          </draw:path>
          <draw:path draw:style-name="gr3" draw:text-style-name="P7" draw:layer="layout" svg:width="0.18cm" svg:height="0.688cm" svg:x="21.771cm" svg:y="4.066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 xml:id="id197" draw:id="id197">
          <svg:title>TexMaths</svg:title>
          <svg:desc>28§display§= (2)^{ \log_2(\sin^2 x) } + (3)^{ \log_3(\cos^2 x) }§svg§600§FALSE§</svg:desc>
          <draw:polygon draw:style-name="gr2" draw:text-style-name="P6" draw:layer="layout" svg:width="12.614cm" svg:height="1.18cm" svg:x="8.999cm" svg:y="5.715cm" svg:viewBox="0 0 12615 1181" draw:points="6307,1181 0,1181 0,0 12615,0 12615,1181">
            <text:p/>
          </draw:polygon>
          <draw:path draw:style-name="gr3" draw:text-style-name="P7" draw:layer="layout" svg:width="0.655cm" svg:height="0.232cm" svg:x="9.006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23cm" svg:height="0.985cm" svg:x="10.08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393cm" svg:height="0.658cm" svg:x="10.421cm" svg:y="6.04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3" draw:text-style-name="P7" draw:layer="layout" svg:width="0.23cm" svg:height="0.985cm" svg:x="10.919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7" draw:layer="layout" svg:width="0.156cm" svg:height="0.479cm" svg:x="11.284cm" svg:y="5.812cm" svg:viewBox="0 0 157 480" svg:d="M105 0l-105 7v27c47 0 52 4 52 38v354c0 29-7 29-52 29v25c2 0 49-3 78-3 27 0 52 3 79 3v-25c-45 0-52 0-52-29z">
            <text:p/>
          </draw:path>
          <draw:path draw:style-name="gr3" draw:text-style-name="P7" draw:layer="layout" svg:width="0.339cm" svg:height="0.315cm" svg:x="11.496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7" draw:layer="layout" svg:width="0.351cm" svg:height="0.454cm" svg:x="11.888cm" svg:y="5.98cm" svg:viewBox="0 0 352 455" svg:d="M72 188c11 7 36 23 76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7" draw:layer="layout" svg:width="0.245cm" svg:height="0.329cm" svg:x="12.309cm" svg:y="6.146cm" svg:viewBox="0 0 246 330" svg:d="M246 235h-20c-2 9-6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7" draw:layer="layout" svg:width="0.18cm" svg:height="0.689cm" svg:x="12.72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7" draw:layer="layout" svg:width="0.25cm" svg:height="0.315cm" svg:x="12.986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7" draw:layer="layout" svg:width="0.151cm" svg:height="0.465cm" svg:x="13.306cm" svg:y="5.827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3" draw:text-style-name="P7" draw:layer="layout" svg:width="0.371cm" svg:height="0.306cm" svg:x="13.526cm" svg:y="5.987cm" svg:viewBox="0 0 372 307" svg:d="M320 96c0-60-31-96-105-96-56 0-94 31-112 67v-67l-103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3" draw:text-style-name="P7" draw:layer="layout" svg:width="0.245cm" svg:height="0.329cm" svg:x="13.969cm" svg:y="5.666cm" svg:viewBox="0 0 246 330" svg:d="M246 235h-20c-2 9-6 41-13 45-5 2-47 2-54 2h-96c31-24 69-51 98-71 45-32 85-61 85-112 0-63-58-99-130-99-67 0-116 38-116 87 0 25 22 30 29 30 14 0 29-9 29-30 0-18-13-26-29-29 16-22 43-36 76-36 50 0 90 30 90 77 0 42-29 74-67 105l-121 103c-7 5-7 5-7 9v14h231z">
            <text:p/>
          </draw:path>
          <draw:path draw:style-name="gr3" draw:text-style-name="P7" draw:layer="layout" svg:width="0.371cm" svg:height="0.313cm" svg:x="14.475cm" svg:y="5.98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18cm" svg:height="0.689cm" svg:x="14.937cm" svg:y="5.774cm" svg:viewBox="0 0 181 690" svg:d="M13 0c-4 0-13 0-13 9 0 2 2 4 7 9 60 56 125 148 125 327 0 144-45 254-119 321-13 13-13 13-13 18 0 2 2 6 9 6 9 0 74-44 121-132 31-56 51-132 51-213 0-96-29-249-168-345z">
            <text:p/>
          </draw:path>
          <draw:path draw:style-name="gr3" draw:text-style-name="P7" draw:layer="layout" svg:width="0.655cm" svg:height="0.658cm" svg:x="15.519cm" svg:y="6.12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7" draw:layer="layout" svg:width="0.23cm" svg:height="0.985cm" svg:x="16.545cm" svg:y="5.96cm" svg:viewBox="0 0 231 986" svg:d="M231 977c0-2 0-4-18-22-123-123-155-309-155-462 0-170 38-343 159-466 14-11 14-14 14-18 0-7-5-9-11-9-9 0-99 67-157 193-52 107-63 217-63 300 0 79 11 197 65 310 60 121 146 183 155 183 6 0 11-2 11-9z">
            <text:p/>
          </draw:path>
          <draw:path draw:style-name="gr3" draw:text-style-name="P7" draw:layer="layout" svg:width="0.409cm" svg:height="0.678cm" svg:x="16.872cm" svg:y="6.043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23cm" svg:height="0.985cm" svg:x="17.378cm" svg:y="5.96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7" draw:layer="layout" svg:width="0.156cm" svg:height="0.479cm" svg:x="17.743cm" svg:y="5.812cm" svg:viewBox="0 0 157 480" svg:d="M105 0l-105 7v27c47 0 52 4 52 38v354c0 29-7 29-52 29v25c2 0 49-3 78-3 27 0 52 3 79 3v-25c-45 0-52 0-52-29z">
            <text:p/>
          </draw:path>
          <draw:path draw:style-name="gr3" draw:text-style-name="P7" draw:layer="layout" svg:width="0.339cm" svg:height="0.315cm" svg:x="17.956cm" svg:y="5.984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7" draw:layer="layout" svg:width="0.351cm" svg:height="0.454cm" svg:x="18.348cm" svg:y="5.98cm" svg:viewBox="0 0 352 455" svg:d="M74 188c9 7 34 23 74 23 72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7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7" draw:layer="layout" svg:width="0.257cm" svg:height="0.34cm" svg:x="18.762cm" svg:y="6.14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7" draw:layer="layout" svg:width="0.18cm" svg:height="0.689cm" svg:x="19.186cm" svg:y="5.774cm" svg:viewBox="0 0 181 690" svg:d="M168 0c-132 92-168 240-168 345 0 97 29 249 168 345 4 0 13 0 13-6 0-5-2-7-6-11-94-83-128-202-128-328 0-186 72-278 130-329 2-3 4-5 4-7 0-9-9-9-13-9z">
            <text:p/>
          </draw:path>
          <draw:path draw:style-name="gr3" draw:text-style-name="P7" draw:layer="layout" svg:width="0.292cm" svg:height="0.315cm" svg:x="19.448cm" svg:y="5.984cm" svg:viewBox="0 0 293 316" svg:d="M237 34c-11 4-17 15-17 29 0 20 13 33 31 33 20 0 33-13 33-33 0-63-96-63-116-63-103 0-168 81-168 159 0 88 74 157 166 157 103 0 127-81 127-90s-9-9-11-9c-11 0-11 3-13 14-16 42-54 63-97 63-47 0-109-34-109-135 0-87 42-137 107-137 9 0 43 0 67 12z">
            <text:p/>
          </draw:path>
          <draw:path draw:style-name="gr3" draw:text-style-name="P7" draw:layer="layout" svg:width="0.339cm" svg:height="0.315cm" svg:x="19.793cm" svg:y="5.984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7" draw:layer="layout" svg:width="0.25cm" svg:height="0.315cm" svg:x="20.189cm" svg:y="5.984cm" svg:viewBox="0 0 251 316" svg:d="M233 18c0-11 0-18-11-18-2 0-5 0-14 9-2 0-9 7-11 9-22-14-49-18-74-18-98 0-123 52-123 87 0 23 9 41 27 54 27 23 51 27 96 34 34 7 90 16 90 63 0 27-18 60-85 60-68 0-92-45-103-92-3-9-3-11-14-11s-11 5-11 18v85c0 11 0 18 9 18 7 0 20-13 34-29 31 29 69 29 85 29 89 0 123-47 123-96 0-27-11-47-29-65-27-25-58-29-83-34-56-9-101-18-101-56 0-20 18-49 85-49 81 0 83 58 85 78 0 7 9 7 12 7 13 0 13-5 13-18z">
            <text:p/>
          </draw:path>
          <draw:path draw:style-name="gr3" draw:text-style-name="P7" draw:layer="layout" svg:width="0.245cm" svg:height="0.329cm" svg:x="20.514cm" svg:y="5.666cm" svg:viewBox="0 0 246 330" svg:d="M246 235h-20c-2 9-6 41-13 45-5 2-47 2-54 2h-99c34-24 72-51 101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7" draw:layer="layout" svg:width="0.371cm" svg:height="0.313cm" svg:x="21.02cm" svg:y="5.987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8cm" svg:height="0.689cm" svg:x="21.482cm" svg:y="5.774cm" svg:viewBox="0 0 181 690" svg:d="M13 0c-4 0-13 0-13 9 0 2 2 4 7 9 60 56 125 148 125 327 0 144-45 254-119 321-13 13-13 13-13 18 0 2 2 6 9 6 9 0 74-44 121-132 31-56 51-132 51-213 0-96-29-249-168-345z">
            <text:p/>
          </draw:path>
        </draw:g>
        <draw:g xml:id="id198" draw:id="id198">
          <svg:title>TexMaths</svg:title>
          <svg:desc>28§display§= \sin^2 x  + \cos^2 x §svg§600§FALSE§</svg:desc>
          <draw:polygon draw:style-name="gr2" draw:text-style-name="P6" draw:layer="layout" svg:width="6.961cm" svg:height="0.856cm" svg:x="8.999cm" svg:y="7.315cm" svg:viewBox="0 0 6962 857" draw:points="3481,857 0,857 0,0 6962,0 6962,857">
            <text:p/>
          </draw:polygon>
          <draw:path draw:style-name="gr3" draw:text-style-name="P7" draw:layer="layout" svg:width="0.655cm" svg:height="0.232cm" svg:x="9.006cm" svg:y="7.77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0.021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0.41cm" svg:y="7.479cm" svg:viewBox="0 0 213 662" svg:d="M143 224l-139 12v31c65 0 74 4 74 54v265c0 44-11 44-78 44v32c31-2 85-2 110-2 33 0 69 0 103 2v-32c-65 0-70-4-70-42zM148 52c0-32-25-52-54-52-31 0-51 27-51 52 0 27 20 53 51 53 29 0 54-22 54-53z">
            <text:p/>
          </draw:path>
          <draw:path draw:style-name="gr3" draw:text-style-name="P7" draw:layer="layout" svg:width="0.496cm" svg:height="0.436cm" svg:x="10.681cm" svg:y="7.703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06cm" svg:height="0.459cm" svg:x="11.239cm" svg:y="7.266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7" draw:layer="layout" svg:width="0.492cm" svg:height="0.448cm" svg:x="11.831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  <draw:path draw:style-name="gr3" draw:text-style-name="P7" draw:layer="layout" svg:width="0.655cm" svg:height="0.659cm" svg:x="12.639cm" svg:y="7.564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7" draw:layer="layout" svg:width="0.375cm" svg:height="0.454cm" svg:x="13.6cm" svg:y="7.697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7" draw:layer="layout" svg:width="0.438cm" svg:height="0.454cm" svg:x="14.033cm" svg:y="7.697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3" draw:text-style-name="P7" draw:layer="layout" svg:width="0.324cm" svg:height="0.454cm" svg:x="14.53cm" svg:y="7.69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306cm" svg:height="0.459cm" svg:x="14.929cm" svg:y="7.273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7" draw:layer="layout" svg:width="0.492cm" svg:height="0.448cm" svg:x="15.52cm" svg:y="7.703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8-9-11-9-9 0-11 2-13 9-32 108-101 130-132 130-38 0-54-31-54-65 0-22 7-42 18-87z">
            <text:p/>
          </draw:path>
        </draw:g>
        <draw:g xml:id="id199" draw:id="id199">
          <svg:title>TexMaths</svg:title>
          <svg:desc>26§display§\left[\  \because\   a^{ \log_a f( x ) } = f(x)  \  \right]§svg§600§FALSE§</svg:desc>
          <draw:polygon draw:style-name="gr2" draw:text-style-name="P6" draw:layer="layout" svg:width="8.749cm" svg:height="1.553cm" svg:x="18cm" svg:y="7.212cm" svg:viewBox="0 0 8750 1554" draw:points="4376,1554 0,1554 0,0 8750,0 8750,1554">
            <text:p/>
          </draw:polygon>
          <draw:polygon draw:style-name="gr3" draw:text-style-name="P7" draw:layer="layout" svg:width="0.209cm" svg:height="1.645cm" svg:x="18.16cm" svg:y="7.166cm" svg:viewBox="0 0 210 1646" draw:points="0,1646 210,1646 210,1604 44,1604 44,44 210,44 210,0 0,0">
            <text:p/>
          </draw:polygon>
          <draw:path draw:style-name="gr3" draw:text-style-name="P7" draw:layer="layout" svg:width="0.554cm" svg:height="0.494cm" svg:x="18.718cm" svg:y="7.792cm" svg:viewBox="0 0 555 495" svg:d="M98 48c0-25-23-48-50-48-25 0-48 23-48 48 0 27 23 50 48 50 27 0 50-21 50-50zM327 445c0-25-23-48-48-48-27 0-50 23-50 48 0 27 23 50 50 50 25 0 48-23 48-50zM555 48c0-25-20-48-48-48-27 0-49 23-49 48 0 27 22 50 49 50 25 0 48-21 48-50z">
            <text:p/>
          </draw:path>
          <draw:path draw:style-name="gr3" draw:text-style-name="P7" draw:layer="layout" svg:width="0.419cm" svg:height="0.415cm" svg:x="19.895cm" svg:y="7.813cm" svg:viewBox="0 0 420 416" svg:d="M306 58c-17-33-44-58-86-58-106 0-220 135-220 268 0 88 50 148 123 148 18 0 64-4 118-68 9 37 40 68 83 68 34 0 55-21 69-50 15-33 27-89 27-91 0-9-8-9-10-9-11 0-11 2-13 17-16 58-33 112-70 112-25 0-27-23-27-41 0-21 2-27 12-69 10-37 10-48 19-81l33-129c6-27 6-27 6-31 0-17-10-25-25-25-23 0-37 21-39 39zM245 298c-4 16-4 16-18 33-40 50-77 64-102 64-46 0-61-50-61-85 0-46 30-160 52-202 28-54 69-87 107-87 60 0 72 75 72 81 0 4-2 10-4 15z">
            <text:p/>
          </draw:path>
          <draw:path draw:style-name="gr3" draw:text-style-name="P7" draw:layer="layout" svg:width="0.145cm" svg:height="0.444cm" svg:x="20.377cm" svg:y="7.395cm" svg:viewBox="0 0 146 445" svg:d="M98 0l-98 6v25c44 0 48 4 48 36v328c0 27-6 27-48 27v23c2 0 48-2 73-2s48 0 73 2v-23c-42 0-48 0-48-27z">
            <text:p/>
          </draw:path>
          <draw:path draw:style-name="gr3" draw:text-style-name="P7" draw:layer="layout" svg:width="0.315cm" svg:height="0.292cm" svg:x="20.573cm" svg:y="7.555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7" draw:layer="layout" svg:width="0.326cm" svg:height="0.421cm" svg:x="20.937cm" svg:y="7.551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7" draw:layer="layout" svg:width="0.265cm" svg:height="0.209cm" svg:x="21.334cm" svg:y="7.809cm" svg:viewBox="0 0 266 210" svg:d="M218 54c2-8 7-27 7-29 0-8-7-17-17-17-8 0-19 7-23 19-8-10-27-27-56-27-65 0-129 62-129 129 0 48 35 81 81 81 38 0 67-27 73-33 8 23 33 33 54 33 19 0 31-12 40-27 12-19 18-41 18-46 0-6-8-6-8-6-8 0-10 2-13 11-8 33-20 52-35 52-12 0-19-11-19-25 0-7 5-25 7-38zM156 144c-2 6-2 6-10 16-17 19-42 34-65 34-14 0-39-9-39-48 0-21 10-69 27-94 18-25 41-35 60-35 21 0 42 12 48 39z">
            <text:p/>
          </draw:path>
          <draw:path draw:style-name="gr3" draw:text-style-name="P7" draw:layer="layout" svg:width="0.34cm" svg:height="0.582cm" svg:x="21.856cm" svg:y="7.389cm" svg:viewBox="0 0 341 583" svg:d="M214 198h65c12 0 21 0 21-13 0-10-9-10-21-10h-59c15-81 19-110 25-129 3-15 17-27 32-27 2 0 18 0 31 6-27 8-29 31-29 35 0 15 12 25 27 25 16 0 35-14 35-39 0-29-31-46-64-46-27 0-59 17-77 48-13 25-17 52-32 127h-49c-15 0-23 0-23 14 0 9 8 9 20 9h48c0 4-41 235-56 303-4 15-14 65-46 65 0 0-16 0-29-8 27-9 29-32 29-36 0-14-10-25-25-25-18 0-37 17-37 40 0 29 31 46 62 46 42 0 69-42 77-57 23-43 38-122 40-129z">
            <text:p/>
          </draw:path>
          <draw:path draw:style-name="gr3" draw:text-style-name="P7" draw:layer="layout" svg:width="0.167cm" svg:height="0.64cm" svg:x="22.312cm" svg:y="7.36cm" svg:viewBox="0 0 168 641" svg:d="M156 0c-123 85-156 223-156 320 0 90 27 231 156 321 4 0 12 0 12-6 0-4-2-7-6-11-87-77-118-187-118-304 0-172 66-258 120-305 2-3 4-5 4-7 0-8-8-8-12-8z">
            <text:p/>
          </draw:path>
          <draw:path draw:style-name="gr3" draw:text-style-name="P7" draw:layer="layout" svg:width="0.344cm" svg:height="0.29cm" svg:x="22.555cm" svg:y="7.557cm" svg:viewBox="0 0 345 291" svg:d="M129 216c-6 21-27 57-60 57-2 0-21 0-36-9 27-8 29-31 29-35 0-15-10-25-25-25-18 0-37 17-37 39 0 34 35 48 67 48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167cm" svg:height="0.64cm" svg:x="22.983cm" svg:y="7.36cm" svg:viewBox="0 0 168 641" svg:d="M12 0c-4 0-12 0-12 8 0 2 2 4 6 9 56 52 117 137 117 303 0 134-42 236-111 298-12 13-12 13-12 17 0 2 2 6 8 6 9 0 69-42 113-123 29-52 47-123 47-198 0-89-27-231-156-320z">
            <text:p/>
          </draw:path>
          <draw:path draw:style-name="gr3" draw:text-style-name="P7" draw:layer="layout" svg:width="0.608cm" svg:height="0.215cm" svg:x="23.574cm" svg:y="7.8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457cm" svg:height="0.833cm" svg:x="24.537cm" svg:y="7.574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25.124cm" svg:y="7.532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25.415cm" svg:y="7.81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7" draw:layer="layout" svg:width="0.213cm" svg:height="0.915cm" svg:x="25.964cm" svg:y="7.532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olygon draw:style-name="gr3" draw:text-style-name="P7" draw:layer="layout" svg:width="0.209cm" svg:height="1.645cm" svg:x="26.588cm" svg:y="7.166cm" svg:viewBox="0 0 210 1646" draw:points="166,1604 0,1604 0,1646 210,1646 210,0 0,0 0,44 166,44">
            <text:p/>
          </draw:polygon>
        </draw:g>
        <draw:g xml:id="id200" draw:id="id200">
          <svg:title>TexMaths</svg:title>
          <svg:desc>28§display§y =  1§svg§600§FALSE§</svg:desc>
          <draw:polygon draw:style-name="gr2" draw:text-style-name="P6" draw:layer="layout" svg:width="2.145cm" svg:height="0.76cm" svg:x="8.219cm" svg:y="8.814cm" svg:viewBox="0 0 2146 761" draw:points="1073,761 0,761 0,0 2146,0 2146,761">
            <text:p/>
          </draw:polygon>
          <draw:path draw:style-name="gr3" draw:text-style-name="P7" draw:layer="layout" svg:width="0.456cm" svg:height="0.637cm" svg:x="8.199cm" svg:y="8.984cm" svg:viewBox="0 0 457 638" svg:d="M452 60c5-13 5-15 5-22 0-18-16-27-29-27-11 0-27 5-36 20-2 5-9 36-14 54-6 25-13 51-20 78l-44 179c-3 14-45 83-110 83-52 0-63-42-63-80 0-45 18-106 52-193 15-40 18-51 18-71 0-45-32-81-81-81-94 0-130 143-130 152s9 9 11 9c11 0 11-2 16-18 27-92 67-121 101-121 6 0 24 0 24 32 0 24-9 49-18 69-38 103-56 161-56 206 0 87 63 119 121 119 38 0 72-18 99-45-11 51-25 98-63 152-27 33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655cm" svg:height="0.232cm" svg:x="9.016cm" svg:y="9.058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7" draw:layer="layout" svg:width="0.326cm" svg:height="0.657cm" svg:x="10.087cm" svg:y="8.765cm" svg:viewBox="0 0 327 658" svg:d="M204 25c0-23 0-25-23-25-62 63-150 63-181 63v31c20 0 78 0 130-27v513c0 35-2 47-92 47h-31v31c33-5 121-5 159-5 40 0 125 0 161 5v-31h-31c-90 0-92-12-92-47z">
            <text:p/>
          </draw:path>
        </draw:g>
        <draw:g xml:id="id201" draw:id="id201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7.315cm" svg:y="10.112cm" svg:viewBox="0 0 6272 607" draw:points="3136,607 0,607 0,0 6272,0 6272,607">
            <text:p/>
          </draw:polygon>
          <draw:path draw:style-name="gr3" draw:text-style-name="P7" draw:layer="layout" svg:width="0.662cm" svg:height="0.673cm" svg:x="7.299cm" svg:y="10.08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8.049cm" svg:y="10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8.316cm" svg:y="10.06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95cm" svg:y="10.65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604cm" svg:y="10.32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0.39cm" svg:y="10.65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937cm" svg:y="10.32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1.409cm" svg:y="10.65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949cm" svg:y="10.1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2.366cm" svg:y="10.65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91cm" svg:y="10.3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53cm" svg:y="10.652cm" svg:viewBox="0 0 108 108" svg:d="M108 54c0-29-25-54-54-54s-54 25-54 54 25 54 54 54 54-25 54-54z">
            <text:p/>
          </draw:path>
        </draw:g>
        <draw:g xml:id="id202" draw:id="id202">
          <svg:title>TexMaths</svg:title>
          <svg:desc>28§display§\frac{dy}{dx} = \frac{d}{dx}(1) = 0§svg§600§FALSE§</svg:desc>
          <draw:polygon draw:style-name="gr2" draw:text-style-name="P6" draw:layer="layout" svg:width="6.74cm" svg:height="1.936cm" svg:x="7.349cm" svg:y="11.513cm" svg:viewBox="0 0 6741 1937" draw:points="3371,1937 0,1937 0,0 6741,0 6741,1937">
            <text:p/>
          </draw:polygon>
          <draw:path draw:style-name="gr3" draw:text-style-name="P7" draw:layer="layout" svg:width="0.469cm" svg:height="0.696cm" svg:x="7.36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7.862cm" svg:y="11.7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3cm" svg:y="12.546cm" svg:viewBox="0 0 1077 43" draw:points="538,43 0,43 0,0 1077,0 1077,43">
            <text:p/>
          </draw:polygon>
          <draw:path draw:style-name="gr3" draw:text-style-name="P7" draw:layer="layout" svg:width="0.469cm" svg:height="0.696cm" svg:x="7.34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84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821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243cm" svg:y="11.46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9.923cm" svg:y="12.546cm" svg:viewBox="0 0 1077 43" draw:points="538,43 0,43 0,0 1077,0 1077,43">
            <text:p/>
          </draw:polygon>
          <draw:path draw:style-name="gr3" draw:text-style-name="P7" draw:layer="layout" svg:width="0.469cm" svg:height="0.696cm" svg:x="9.963cm" svg:y="12.80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462cm" svg:y="13.0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1.213cm" svg:y="12.07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326cm" svg:height="0.657cm" svg:x="11.585cm" svg:y="12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12.046cm" svg:y="12.07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12.7cm" svg:y="12.4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13.723cm" svg:y="12.158cm" svg:viewBox="0 0 417 679" svg:d="M417 343c0-81-5-159-41-233-45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random">
                  <anim:set smil:begin="0s" smil:dur="0.001s" smil:fill="hold" smil:targetElement="id193" smil:attributeName="visibility" smil:to="visible"/>
                  <anim:transitionFilter smil:dur="2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9">
        <draw:frame presentation:style-name="pr20" draw:text-style-name="P21" draw:layer="layout" svg:width="25.199cm" svg:height="2.629cm" draw:transform="rotate (0.430049127691403) translate (1.999cm 11.536cm)" presentation:class="title" presentation:user-transformed="true">
          <draw:text-box>
            <text:p xml:id="id203" text:id="id203"><text:span text:style-name="T28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03" anim:sub-item="text" smil:attributeName="visibility" smil:to="visible"/>
                  <anim:transitionFilter smil:dur="2s" smil:targetElement="id203" anim:sub-item="text" smil:type="fade" smil:subtype="crossfade"/>
                  <anim:animate smil:dur="2s" smil:fill="hold" smil:targetElement="id203" anim:sub-item="text" smil:attributeName="rotate" smil:values="720;0" smil:keyTimes="0;1"/>
                  <anim:animate smil:dur="2s" smil:fill="hold" smil:targetElement="id203" anim:sub-item="text" smil:attributeName="height" smil:values="0;height" smil:keyTimes="0;1"/>
                  <anim:animate smil:dur="2s" smil:fill="hold" smil:targetElement="id20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6-14T19:28:18.973887546</dc:date>
    <meta:editing-duration>PT19H39M51S</meta:editing-duration>
    <meta:editing-cycles>273</meta:editing-cycles>
    <meta:generator>LibreOffice/6.0.7.3$Linux_X86_64 LibreOffice_project/00m0$Build-3</meta:generator>
    <meta:document-statistic meta:object-count="3584"/>
  </office:meta>
</office:document-meta>
</file>